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lf_id</text:p>
          </table:table-cell>
          <table:table-cell/>
          <table:table-cell office:value-type="string" calcext:value-type="string">
            <text:p>target_id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tx3</text:p>
          </table:table-cell>
          <table:table-cell office:value-type="string" calcext:value-type="string">
            <text:p>rx3</text:p>
          </table:table-cell>
          <table:table-cell table:number-columns-repeated="2"/>
          <table:table-cell office:value-type="string" calcext:value-type="string">
            <text:p>target_id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tx3</text:p>
          </table:table-cell>
          <table:table-cell office:value-type="string" calcext:value-type="string">
            <text:p>rx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RAND()*10^9" office:value-type="float" office:value="270498730.991448" calcext:value-type="float">
            <text:p>270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18297507.478042" calcext:value-type="float">
            <text:p>418297507.478042</text:p>
          </table:table-cell>
          <table:table-cell table:formula="of:=[.F2]+[.$E2]/299702547*1000000000" office:value-type="float" office:value="418297510.814683" calcext:value-type="float">
            <text:p>418297510.814683</text:p>
          </table:table-cell>
          <table:table-cell table:formula="of:=RAND()*10^9" office:value-type="float" office:value="811056531.91393" calcext:value-type="float">
            <text:p>811056531.91393</text:p>
          </table:table-cell>
          <table:table-cell table:formula="of:=[.H2]+[.E2]/299702547*1000000000" office:value-type="float" office:value="811056535.250572" calcext:value-type="float">
            <text:p>811056535.250572</text:p>
          </table:table-cell>
          <table:table-cell table:formula="of:=RAND()*10^9" office:value-type="float" office:value="814443616.943531" calcext:value-type="float">
            <text:p>814443616.943531</text:p>
          </table:table-cell>
          <table:table-cell table:formula="of:=[.J2]+[.E2]/299702547*1000000000" office:value-type="float" office:value="814443620.280173" calcext:value-type="float">
            <text:p>814443620.28017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RAND()*10^9" office:value-type="float" office:value="541804155.883289" calcext:value-type="float">
            <text:p>541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55143335.967523" calcext:value-type="float">
            <text:p>555143335.967523</text:p>
          </table:table-cell>
          <table:table-cell table:formula="of:=[.Q2]+[.P2]/299702547*1000000000" office:value-type="float" office:value="555143339.304164" calcext:value-type="float">
            <text:p>555143339.304164</text:p>
          </table:table-cell>
          <table:table-cell table:formula="of:=RAND()*10^9" office:value-type="float" office:value="149900606.034121" calcext:value-type="float">
            <text:p>149900606.034121</text:p>
          </table:table-cell>
          <table:table-cell table:formula="of:=[.S2]+[.P2]/299702547*1000000000" office:value-type="float" office:value="149900609.370763" calcext:value-type="float">
            <text:p>149900609.370763</text:p>
          </table:table-cell>
          <table:table-cell table:formula="of:=RAND()*10^9" office:value-type="float" office:value="554479901.848061" calcext:value-type="float">
            <text:p>554479901.848061</text:p>
          </table:table-cell>
          <table:table-cell table:formula="of:=[.U2]+[.P2]/299702547*1000000000" office:value-type="float" office:value="554479905.184702" calcext:value-type="float">
            <text:p>554479905.184702</text:p>
          </table:table-cell>
        </table:table-row>
        <table:table-row table:style-name="ro1">
          <table:table-cell table:number-columns-repeated="3"/>
          <table:table-cell table:formula="of:=[.D2]+1000000" office:value-type="float" office:value="271498730.991448" calcext:value-type="float">
            <text:p>271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54214983.437689" calcext:value-type="float">
            <text:p>954214983.437689</text:p>
          </table:table-cell>
          <table:table-cell table:formula="of:=[.F3]+[.$E3]/299702547*1000000000" office:value-type="float" office:value="954214986.774331" calcext:value-type="float">
            <text:p>954214986.774331</text:p>
          </table:table-cell>
          <table:table-cell table:formula="of:=RAND()*10^9" office:value-type="float" office:value="230734596.680714" calcext:value-type="float">
            <text:p>230734596.680714</text:p>
          </table:table-cell>
          <table:table-cell table:formula="of:=[.H3]+[.E3]/299702547*1000000000" office:value-type="float" office:value="230734600.017356" calcext:value-type="float">
            <text:p>230734600.017356</text:p>
          </table:table-cell>
          <table:table-cell table:formula="of:=RAND()*10^9" office:value-type="float" office:value="139812934.057401" calcext:value-type="float">
            <text:p>139812934.057401</text:p>
          </table:table-cell>
          <table:table-cell table:formula="of:=[.J3]+[.E3]/299702547*1000000000" office:value-type="float" office:value="139812937.394042" calcext:value-type="float">
            <text:p>139812937.394042</text:p>
          </table:table-cell>
          <table:table-cell table:number-columns-repeated="3"/>
          <table:table-cell table:formula="of:=[.O2]+1000000" office:value-type="float" office:value="542804155.883289" calcext:value-type="float">
            <text:p>542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86352826.108286" calcext:value-type="float">
            <text:p>886352826.108286</text:p>
          </table:table-cell>
          <table:table-cell table:formula="of:=[.Q3]+[.P3]/299702547*1000000000" office:value-type="float" office:value="886352829.444928" calcext:value-type="float">
            <text:p>886352829.444928</text:p>
          </table:table-cell>
          <table:table-cell table:formula="of:=RAND()*10^9" office:value-type="float" office:value="797835511.71669" calcext:value-type="float">
            <text:p>797835511.71669</text:p>
          </table:table-cell>
          <table:table-cell table:formula="of:=[.S3]+[.P3]/299702547*1000000000" office:value-type="float" office:value="797835515.053332" calcext:value-type="float">
            <text:p>797835515.053332</text:p>
          </table:table-cell>
          <table:table-cell table:formula="of:=RAND()*10^9" office:value-type="float" office:value="317493359.435695" calcext:value-type="float">
            <text:p>317493359.435695</text:p>
          </table:table-cell>
          <table:table-cell table:formula="of:=[.U3]+[.P3]/299702547*1000000000" office:value-type="float" office:value="317493362.772337" calcext:value-type="float">
            <text:p>317493362.772337</text:p>
          </table:table-cell>
        </table:table-row>
        <table:table-row table:style-name="ro1">
          <table:table-cell table:number-columns-repeated="3"/>
          <table:table-cell table:formula="of:=[.D3]+1000000" office:value-type="float" office:value="272498730.991448" calcext:value-type="float">
            <text:p>272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77467799.33215" calcext:value-type="float">
            <text:p>877467799.33215</text:p>
          </table:table-cell>
          <table:table-cell table:formula="of:=[.F4]+[.$E4]/299702547*1000000000" office:value-type="float" office:value="877467802.668791" calcext:value-type="float">
            <text:p>877467802.668791</text:p>
          </table:table-cell>
          <table:table-cell table:formula="of:=RAND()*10^9" office:value-type="float" office:value="591123967.149149" calcext:value-type="float">
            <text:p>591123967.149149</text:p>
          </table:table-cell>
          <table:table-cell table:formula="of:=[.H4]+[.E4]/299702547*1000000000" office:value-type="float" office:value="591123970.48579" calcext:value-type="float">
            <text:p>591123970.48579</text:p>
          </table:table-cell>
          <table:table-cell table:formula="of:=RAND()*10^9" office:value-type="float" office:value="209033790.459494" calcext:value-type="float">
            <text:p>209033790.459494</text:p>
          </table:table-cell>
          <table:table-cell table:formula="of:=[.J4]+[.E4]/299702547*1000000000" office:value-type="float" office:value="209033793.796136" calcext:value-type="float">
            <text:p>209033793.796136</text:p>
          </table:table-cell>
          <table:table-cell table:number-columns-repeated="3"/>
          <table:table-cell table:formula="of:=[.O3]+1000000" office:value-type="float" office:value="543804155.883289" calcext:value-type="float">
            <text:p>543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44234179.531837" calcext:value-type="float">
            <text:p>544234179.531837</text:p>
          </table:table-cell>
          <table:table-cell table:formula="of:=[.Q4]+[.P4]/299702547*1000000000" office:value-type="float" office:value="544234182.868479" calcext:value-type="float">
            <text:p>544234182.868479</text:p>
          </table:table-cell>
          <table:table-cell table:formula="of:=RAND()*10^9" office:value-type="float" office:value="525373171.838937" calcext:value-type="float">
            <text:p>525373171.838937</text:p>
          </table:table-cell>
          <table:table-cell table:formula="of:=[.S4]+[.P4]/299702547*1000000000" office:value-type="float" office:value="525373175.175579" calcext:value-type="float">
            <text:p>525373175.175579</text:p>
          </table:table-cell>
          <table:table-cell table:formula="of:=RAND()*10^9" office:value-type="float" office:value="212930790.564774" calcext:value-type="float">
            <text:p>212930790.564774</text:p>
          </table:table-cell>
          <table:table-cell table:formula="of:=[.U4]+[.P4]/299702547*1000000000" office:value-type="float" office:value="212930793.901415" calcext:value-type="float">
            <text:p>212930793.901415</text:p>
          </table:table-cell>
        </table:table-row>
        <table:table-row table:style-name="ro1">
          <table:table-cell table:number-columns-repeated="3"/>
          <table:table-cell table:formula="of:=[.D4]+1000000" office:value-type="float" office:value="273498730.991448" calcext:value-type="float">
            <text:p>273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53141309.287083" calcext:value-type="float">
            <text:p>253141309.287083</text:p>
          </table:table-cell>
          <table:table-cell table:formula="of:=[.F5]+[.$E5]/299702547*1000000000" office:value-type="float" office:value="253141312.623725" calcext:value-type="float">
            <text:p>253141312.623725</text:p>
          </table:table-cell>
          <table:table-cell table:formula="of:=RAND()*10^9" office:value-type="float" office:value="35344609.2571314" calcext:value-type="float">
            <text:p>35344609.2571314</text:p>
          </table:table-cell>
          <table:table-cell table:formula="of:=[.H5]+[.E5]/299702547*1000000000" office:value-type="float" office:value="35344612.5937731" calcext:value-type="float">
            <text:p>35344612.5937731</text:p>
          </table:table-cell>
          <table:table-cell table:formula="of:=RAND()*10^9" office:value-type="float" office:value="539364829.882131" calcext:value-type="float">
            <text:p>539364829.882131</text:p>
          </table:table-cell>
          <table:table-cell table:formula="of:=[.J5]+[.E5]/299702547*1000000000" office:value-type="float" office:value="539364833.218773" calcext:value-type="float">
            <text:p>539364833.218773</text:p>
          </table:table-cell>
          <table:table-cell table:number-columns-repeated="3"/>
          <table:table-cell table:formula="of:=[.O4]+1000000" office:value-type="float" office:value="544804155.883289" calcext:value-type="float">
            <text:p>544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14082496.608284" calcext:value-type="float">
            <text:p>414082496.608284</text:p>
          </table:table-cell>
          <table:table-cell table:formula="of:=[.Q5]+[.P5]/299702547*1000000000" office:value-type="float" office:value="414082499.944925" calcext:value-type="float">
            <text:p>414082499.944925</text:p>
          </table:table-cell>
          <table:table-cell table:formula="of:=RAND()*10^9" office:value-type="float" office:value="843601458.712113" calcext:value-type="float">
            <text:p>843601458.712113</text:p>
          </table:table-cell>
          <table:table-cell table:formula="of:=[.S5]+[.P5]/299702547*1000000000" office:value-type="float" office:value="843601462.048755" calcext:value-type="float">
            <text:p>843601462.048755</text:p>
          </table:table-cell>
          <table:table-cell table:formula="of:=RAND()*10^9" office:value-type="float" office:value="231082938.981222" calcext:value-type="float">
            <text:p>231082938.981222</text:p>
          </table:table-cell>
          <table:table-cell table:formula="of:=[.U5]+[.P5]/299702547*1000000000" office:value-type="float" office:value="231082942.317864" calcext:value-type="float">
            <text:p>231082942.317864</text:p>
          </table:table-cell>
        </table:table-row>
        <table:table-row table:style-name="ro1">
          <table:table-cell table:number-columns-repeated="3"/>
          <table:table-cell table:formula="of:=[.D5]+1000000" office:value-type="float" office:value="274498730.991448" calcext:value-type="float">
            <text:p>274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88786968.429554" calcext:value-type="float">
            <text:p>488786968.429554</text:p>
          </table:table-cell>
          <table:table-cell table:formula="of:=[.F6]+[.$E6]/299702547*1000000000" office:value-type="float" office:value="488786971.766196" calcext:value-type="float">
            <text:p>488786971.766196</text:p>
          </table:table-cell>
          <table:table-cell table:formula="of:=RAND()*10^9" office:value-type="float" office:value="133353645.683426" calcext:value-type="float">
            <text:p>133353645.683426</text:p>
          </table:table-cell>
          <table:table-cell table:formula="of:=[.H6]+[.E6]/299702547*1000000000" office:value-type="float" office:value="133353649.020068" calcext:value-type="float">
            <text:p>133353649.020068</text:p>
          </table:table-cell>
          <table:table-cell table:formula="of:=RAND()*10^9" office:value-type="float" office:value="119216808.998019" calcext:value-type="float">
            <text:p>119216808.998019</text:p>
          </table:table-cell>
          <table:table-cell table:formula="of:=[.J6]+[.E6]/299702547*1000000000" office:value-type="float" office:value="119216812.334661" calcext:value-type="float">
            <text:p>119216812.334661</text:p>
          </table:table-cell>
          <table:table-cell table:number-columns-repeated="3"/>
          <table:table-cell table:formula="of:=[.O5]+1000000" office:value-type="float" office:value="545804155.883289" calcext:value-type="float">
            <text:p>545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32966490.59954" calcext:value-type="float">
            <text:p>632966490.59954</text:p>
          </table:table-cell>
          <table:table-cell table:formula="of:=[.Q6]+[.P6]/299702547*1000000000" office:value-type="float" office:value="632966493.936182" calcext:value-type="float">
            <text:p>632966493.936182</text:p>
          </table:table-cell>
          <table:table-cell table:formula="of:=RAND()*10^9" office:value-type="float" office:value="867054405.75043" calcext:value-type="float">
            <text:p>867054405.75043</text:p>
          </table:table-cell>
          <table:table-cell table:formula="of:=[.S6]+[.P6]/299702547*1000000000" office:value-type="float" office:value="867054409.087072" calcext:value-type="float">
            <text:p>867054409.087072</text:p>
          </table:table-cell>
          <table:table-cell table:formula="of:=RAND()*10^9" office:value-type="float" office:value="713959133.916801" calcext:value-type="float">
            <text:p>713959133.916801</text:p>
          </table:table-cell>
          <table:table-cell table:formula="of:=[.U6]+[.P6]/299702547*1000000000" office:value-type="float" office:value="713959137.253443" calcext:value-type="float">
            <text:p>713959137.253443</text:p>
          </table:table-cell>
        </table:table-row>
        <table:table-row table:style-name="ro1">
          <table:table-cell table:number-columns-repeated="3"/>
          <table:table-cell table:formula="of:=[.D6]+1000000" office:value-type="float" office:value="275498730.991448" calcext:value-type="float">
            <text:p>275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39002435.244257" calcext:value-type="float">
            <text:p>439002435.244257</text:p>
          </table:table-cell>
          <table:table-cell table:formula="of:=[.F7]+[.$E7]/299702547*1000000000" office:value-type="float" office:value="439002438.580899" calcext:value-type="float">
            <text:p>439002438.580899</text:p>
          </table:table-cell>
          <table:table-cell table:formula="of:=RAND()*10^9" office:value-type="float" office:value="272426967.766171" calcext:value-type="float">
            <text:p>272426967.766171</text:p>
          </table:table-cell>
          <table:table-cell table:formula="of:=[.H7]+[.E7]/299702547*1000000000" office:value-type="float" office:value="272426971.102812" calcext:value-type="float">
            <text:p>272426971.102812</text:p>
          </table:table-cell>
          <table:table-cell table:formula="of:=RAND()*10^9" office:value-type="float" office:value="499684418.081964" calcext:value-type="float">
            <text:p>499684418.081964</text:p>
          </table:table-cell>
          <table:table-cell table:formula="of:=[.J7]+[.E7]/299702547*1000000000" office:value-type="float" office:value="499684421.418606" calcext:value-type="float">
            <text:p>499684421.418606</text:p>
          </table:table-cell>
          <table:table-cell table:number-columns-repeated="3"/>
          <table:table-cell table:formula="of:=[.O6]+1000000" office:value-type="float" office:value="546804155.883289" calcext:value-type="float">
            <text:p>546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26543182.590869" calcext:value-type="float">
            <text:p>926543182.590869</text:p>
          </table:table-cell>
          <table:table-cell table:formula="of:=[.Q7]+[.P7]/299702547*1000000000" office:value-type="float" office:value="926543185.92751" calcext:value-type="float">
            <text:p>926543185.92751</text:p>
          </table:table-cell>
          <table:table-cell table:formula="of:=RAND()*10^9" office:value-type="float" office:value="842685136.596176" calcext:value-type="float">
            <text:p>842685136.596176</text:p>
          </table:table-cell>
          <table:table-cell table:formula="of:=[.S7]+[.P7]/299702547*1000000000" office:value-type="float" office:value="842685139.932818" calcext:value-type="float">
            <text:p>842685139.932818</text:p>
          </table:table-cell>
          <table:table-cell table:formula="of:=RAND()*10^9" office:value-type="float" office:value="599893995.325668" calcext:value-type="float">
            <text:p>599893995.325668</text:p>
          </table:table-cell>
          <table:table-cell table:formula="of:=[.U7]+[.P7]/299702547*1000000000" office:value-type="float" office:value="599893998.662309" calcext:value-type="float">
            <text:p>599893998.662309</text:p>
          </table:table-cell>
        </table:table-row>
        <table:table-row table:style-name="ro1">
          <table:table-cell table:number-columns-repeated="3"/>
          <table:table-cell table:formula="of:=[.D7]+1000000" office:value-type="float" office:value="276498730.991448" calcext:value-type="float">
            <text:p>276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8728657.9235939" calcext:value-type="float">
            <text:p>38728657.9235939</text:p>
          </table:table-cell>
          <table:table-cell table:formula="of:=[.F8]+[.$E8]/299702547*1000000000" office:value-type="float" office:value="38728661.2602355" calcext:value-type="float">
            <text:p>38728661.2602355</text:p>
          </table:table-cell>
          <table:table-cell table:formula="of:=RAND()*10^9" office:value-type="float" office:value="364652141.537135" calcext:value-type="float">
            <text:p>364652141.537135</text:p>
          </table:table-cell>
          <table:table-cell table:formula="of:=[.H8]+[.E8]/299702547*1000000000" office:value-type="float" office:value="364652144.873777" calcext:value-type="float">
            <text:p>364652144.873777</text:p>
          </table:table-cell>
          <table:table-cell table:formula="of:=RAND()*10^9" office:value-type="float" office:value="664560235.028101" calcext:value-type="float">
            <text:p>664560235.028101</text:p>
          </table:table-cell>
          <table:table-cell table:formula="of:=[.J8]+[.E8]/299702547*1000000000" office:value-type="float" office:value="664560238.364743" calcext:value-type="float">
            <text:p>664560238.364743</text:p>
          </table:table-cell>
          <table:table-cell table:number-columns-repeated="3"/>
          <table:table-cell table:formula="of:=[.O7]+1000000" office:value-type="float" office:value="547804155.883289" calcext:value-type="float">
            <text:p>547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46419027.712673" calcext:value-type="float">
            <text:p>846419027.712673</text:p>
          </table:table-cell>
          <table:table-cell table:formula="of:=[.Q8]+[.P8]/299702547*1000000000" office:value-type="float" office:value="846419031.049315" calcext:value-type="float">
            <text:p>846419031.049315</text:p>
          </table:table-cell>
          <table:table-cell table:formula="of:=RAND()*10^9" office:value-type="float" office:value="529593552.7009" calcext:value-type="float">
            <text:p>529593552.7009</text:p>
          </table:table-cell>
          <table:table-cell table:formula="of:=[.S8]+[.P8]/299702547*1000000000" office:value-type="float" office:value="529593556.037541" calcext:value-type="float">
            <text:p>529593556.037541</text:p>
          </table:table-cell>
          <table:table-cell table:formula="of:=RAND()*10^9" office:value-type="float" office:value="39821515.3870063" calcext:value-type="float">
            <text:p>39821515.3870063</text:p>
          </table:table-cell>
          <table:table-cell table:formula="of:=[.U8]+[.P8]/299702547*1000000000" office:value-type="float" office:value="39821518.723648" calcext:value-type="float">
            <text:p>39821518.723648</text:p>
          </table:table-cell>
        </table:table-row>
        <table:table-row table:style-name="ro1">
          <table:table-cell table:number-columns-repeated="3"/>
          <table:table-cell table:formula="of:=[.D8]+1000000" office:value-type="float" office:value="277498730.991448" calcext:value-type="float">
            <text:p>277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56231647.732114" calcext:value-type="float">
            <text:p>756231647.732114</text:p>
          </table:table-cell>
          <table:table-cell table:formula="of:=[.F9]+[.$E9]/299702547*1000000000" office:value-type="float" office:value="756231651.068756" calcext:value-type="float">
            <text:p>756231651.068756</text:p>
          </table:table-cell>
          <table:table-cell table:formula="of:=RAND()*10^9" office:value-type="float" office:value="867693410.172799" calcext:value-type="float">
            <text:p>867693410.172799</text:p>
          </table:table-cell>
          <table:table-cell table:formula="of:=[.H9]+[.E9]/299702547*1000000000" office:value-type="float" office:value="867693413.509441" calcext:value-type="float">
            <text:p>867693413.509441</text:p>
          </table:table-cell>
          <table:table-cell table:formula="of:=RAND()*10^9" office:value-type="float" office:value="755749414.011719" calcext:value-type="float">
            <text:p>755749414.011719</text:p>
          </table:table-cell>
          <table:table-cell table:formula="of:=[.J9]+[.E9]/299702547*1000000000" office:value-type="float" office:value="755749417.348361" calcext:value-type="float">
            <text:p>755749417.348361</text:p>
          </table:table-cell>
          <table:table-cell table:number-columns-repeated="3"/>
          <table:table-cell table:formula="of:=[.O8]+1000000" office:value-type="float" office:value="548804155.883289" calcext:value-type="float">
            <text:p>548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16697274.720257" calcext:value-type="float">
            <text:p>216697274.720257</text:p>
          </table:table-cell>
          <table:table-cell table:formula="of:=[.Q9]+[.P9]/299702547*1000000000" office:value-type="float" office:value="216697278.056898" calcext:value-type="float">
            <text:p>216697278.056898</text:p>
          </table:table-cell>
          <table:table-cell table:formula="of:=RAND()*10^9" office:value-type="float" office:value="598310673.71548" calcext:value-type="float">
            <text:p>598310673.71548</text:p>
          </table:table-cell>
          <table:table-cell table:formula="of:=[.S9]+[.P9]/299702547*1000000000" office:value-type="float" office:value="598310677.052122" calcext:value-type="float">
            <text:p>598310677.052122</text:p>
          </table:table-cell>
          <table:table-cell table:formula="of:=RAND()*10^9" office:value-type="float" office:value="710635848.2017" calcext:value-type="float">
            <text:p>710635848.2017</text:p>
          </table:table-cell>
          <table:table-cell table:formula="of:=[.U9]+[.P9]/299702547*1000000000" office:value-type="float" office:value="710635851.538342" calcext:value-type="float">
            <text:p>710635851.538342</text:p>
          </table:table-cell>
        </table:table-row>
        <table:table-row table:style-name="ro1">
          <table:table-cell table:number-columns-repeated="3"/>
          <table:table-cell table:formula="of:=[.D9]+1000000" office:value-type="float" office:value="278498730.991448" calcext:value-type="float">
            <text:p>278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18554638.627463" calcext:value-type="float">
            <text:p>318554638.627463</text:p>
          </table:table-cell>
          <table:table-cell table:formula="of:=[.F10]+[.$E10]/299702547*1000000000" office:value-type="float" office:value="318554641.964104" calcext:value-type="float">
            <text:p>318554641.964104</text:p>
          </table:table-cell>
          <table:table-cell table:formula="of:=RAND()*10^9" office:value-type="float" office:value="570118220.036511" calcext:value-type="float">
            <text:p>570118220.036511</text:p>
          </table:table-cell>
          <table:table-cell table:formula="of:=[.H10]+[.E10]/299702547*1000000000" office:value-type="float" office:value="570118223.373153" calcext:value-type="float">
            <text:p>570118223.373153</text:p>
          </table:table-cell>
          <table:table-cell table:formula="of:=RAND()*10^9" office:value-type="float" office:value="748349659.620935" calcext:value-type="float">
            <text:p>748349659.620935</text:p>
          </table:table-cell>
          <table:table-cell table:formula="of:=[.J10]+[.E10]/299702547*1000000000" office:value-type="float" office:value="748349662.957576" calcext:value-type="float">
            <text:p>748349662.957576</text:p>
          </table:table-cell>
          <table:table-cell table:number-columns-repeated="3"/>
          <table:table-cell table:formula="of:=[.O9]+1000000" office:value-type="float" office:value="549804155.883289" calcext:value-type="float">
            <text:p>549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90487100.731494" calcext:value-type="float">
            <text:p>690487100.731494</text:p>
          </table:table-cell>
          <table:table-cell table:formula="of:=[.Q10]+[.P10]/299702547*1000000000" office:value-type="float" office:value="690487104.068136" calcext:value-type="float">
            <text:p>690487104.068136</text:p>
          </table:table-cell>
          <table:table-cell table:formula="of:=RAND()*10^9" office:value-type="float" office:value="657601615.205698" calcext:value-type="float">
            <text:p>657601615.205698</text:p>
          </table:table-cell>
          <table:table-cell table:formula="of:=[.S10]+[.P10]/299702547*1000000000" office:value-type="float" office:value="657601618.54234" calcext:value-type="float">
            <text:p>657601618.54234</text:p>
          </table:table-cell>
          <table:table-cell table:formula="of:=RAND()*10^9" office:value-type="float" office:value="15478127.1055485" calcext:value-type="float">
            <text:p>15478127.1055485</text:p>
          </table:table-cell>
          <table:table-cell table:formula="of:=[.U10]+[.P10]/299702547*1000000000" office:value-type="float" office:value="15478130.4421901" calcext:value-type="float">
            <text:p>15478130.4421901</text:p>
          </table:table-cell>
        </table:table-row>
        <table:table-row table:style-name="ro1">
          <table:table-cell table:number-columns-repeated="3"/>
          <table:table-cell table:formula="of:=[.D10]+1000000" office:value-type="float" office:value="279498730.991448" calcext:value-type="float">
            <text:p>279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97963604.553066" calcext:value-type="float">
            <text:p>997963604.553066</text:p>
          </table:table-cell>
          <table:table-cell table:formula="of:=[.F11]+[.$E11]/299702547*1000000000" office:value-type="float" office:value="997963607.889708" calcext:value-type="float">
            <text:p>997963607.889708</text:p>
          </table:table-cell>
          <table:table-cell table:formula="of:=RAND()*10^9" office:value-type="float" office:value="722693054.016232" calcext:value-type="float">
            <text:p>722693054.016232</text:p>
          </table:table-cell>
          <table:table-cell table:formula="of:=[.H11]+[.E11]/299702547*1000000000" office:value-type="float" office:value="722693057.352874" calcext:value-type="float">
            <text:p>722693057.352874</text:p>
          </table:table-cell>
          <table:table-cell table:formula="of:=RAND()*10^9" office:value-type="float" office:value="798975228.14325" calcext:value-type="float">
            <text:p>798975228.14325</text:p>
          </table:table-cell>
          <table:table-cell table:formula="of:=[.J11]+[.E11]/299702547*1000000000" office:value-type="float" office:value="798975231.479891" calcext:value-type="float">
            <text:p>798975231.479891</text:p>
          </table:table-cell>
          <table:table-cell table:number-columns-repeated="3"/>
          <table:table-cell table:formula="of:=[.O10]+1000000" office:value-type="float" office:value="550804155.883289" calcext:value-type="float">
            <text:p>550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49726359.574213" calcext:value-type="float">
            <text:p>449726359.574213</text:p>
          </table:table-cell>
          <table:table-cell table:formula="of:=[.Q11]+[.P11]/299702547*1000000000" office:value-type="float" office:value="449726362.910855" calcext:value-type="float">
            <text:p>449726362.910855</text:p>
          </table:table-cell>
          <table:table-cell table:formula="of:=RAND()*10^9" office:value-type="float" office:value="782407934.290008" calcext:value-type="float">
            <text:p>782407934.290008</text:p>
          </table:table-cell>
          <table:table-cell table:formula="of:=[.S11]+[.P11]/299702547*1000000000" office:value-type="float" office:value="782407937.626649" calcext:value-type="float">
            <text:p>782407937.626649</text:p>
          </table:table-cell>
          <table:table-cell table:formula="of:=RAND()*10^9" office:value-type="float" office:value="987229850.149152" calcext:value-type="float">
            <text:p>987229850.149152</text:p>
          </table:table-cell>
          <table:table-cell table:formula="of:=[.U11]+[.P11]/299702547*1000000000" office:value-type="float" office:value="987229853.485794" calcext:value-type="float">
            <text:p>987229853.485794</text:p>
          </table:table-cell>
        </table:table-row>
        <table:table-row table:style-name="ro1">
          <table:table-cell table:number-columns-repeated="3"/>
          <table:table-cell table:formula="of:=[.D11]+1000000" office:value-type="float" office:value="280498730.991448" calcext:value-type="float">
            <text:p>280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52612033.183417" calcext:value-type="float">
            <text:p>252612033.183417</text:p>
          </table:table-cell>
          <table:table-cell table:formula="of:=[.F12]+[.$E12]/299702547*1000000000" office:value-type="float" office:value="252612036.520059" calcext:value-type="float">
            <text:p>252612036.520059</text:p>
          </table:table-cell>
          <table:table-cell table:formula="of:=RAND()*10^9" office:value-type="float" office:value="432210065.612687" calcext:value-type="float">
            <text:p>432210065.612687</text:p>
          </table:table-cell>
          <table:table-cell table:formula="of:=[.H12]+[.E12]/299702547*1000000000" office:value-type="float" office:value="432210068.949329" calcext:value-type="float">
            <text:p>432210068.949329</text:p>
          </table:table-cell>
          <table:table-cell table:formula="of:=RAND()*10^9" office:value-type="float" office:value="344630176.764044" calcext:value-type="float">
            <text:p>344630176.764044</text:p>
          </table:table-cell>
          <table:table-cell table:formula="of:=[.J12]+[.E12]/299702547*1000000000" office:value-type="float" office:value="344630180.100686" calcext:value-type="float">
            <text:p>344630180.100686</text:p>
          </table:table-cell>
          <table:table-cell table:number-columns-repeated="3"/>
          <table:table-cell table:formula="of:=[.O11]+1000000" office:value-type="float" office:value="551804155.883289" calcext:value-type="float">
            <text:p>551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83187089.8242" calcext:value-type="float">
            <text:p>383187089.8242</text:p>
          </table:table-cell>
          <table:table-cell table:formula="of:=[.Q12]+[.P12]/299702547*1000000000" office:value-type="float" office:value="383187093.160841" calcext:value-type="float">
            <text:p>383187093.160841</text:p>
          </table:table-cell>
          <table:table-cell table:formula="of:=RAND()*10^9" office:value-type="float" office:value="858885449.008663" calcext:value-type="float">
            <text:p>858885449.008663</text:p>
          </table:table-cell>
          <table:table-cell table:formula="of:=[.S12]+[.P12]/299702547*1000000000" office:value-type="float" office:value="858885452.345305" calcext:value-type="float">
            <text:p>858885452.345305</text:p>
          </table:table-cell>
          <table:table-cell table:formula="of:=RAND()*10^9" office:value-type="float" office:value="79748107.6637991" calcext:value-type="float">
            <text:p>79748107.6637991</text:p>
          </table:table-cell>
          <table:table-cell table:formula="of:=[.U12]+[.P12]/299702547*1000000000" office:value-type="float" office:value="79748111.0004407" calcext:value-type="float">
            <text:p>79748111.0004407</text:p>
          </table:table-cell>
        </table:table-row>
        <table:table-row table:style-name="ro1">
          <table:table-cell table:number-columns-repeated="3"/>
          <table:table-cell table:formula="of:=[.D12]+1000000" office:value-type="float" office:value="281498730.991448" calcext:value-type="float">
            <text:p>281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63476664.825805" calcext:value-type="float">
            <text:p>463476664.825805</text:p>
          </table:table-cell>
          <table:table-cell table:formula="of:=[.F13]+[.$E13]/299702547*1000000000" office:value-type="float" office:value="463476668.162446" calcext:value-type="float">
            <text:p>463476668.162446</text:p>
          </table:table-cell>
          <table:table-cell table:formula="of:=RAND()*10^9" office:value-type="float" office:value="19370763.4491349" calcext:value-type="float">
            <text:p>19370763.4491349</text:p>
          </table:table-cell>
          <table:table-cell table:formula="of:=[.H13]+[.E13]/299702547*1000000000" office:value-type="float" office:value="19370766.7857765" calcext:value-type="float">
            <text:p>19370766.7857765</text:p>
          </table:table-cell>
          <table:table-cell table:formula="of:=RAND()*10^9" office:value-type="float" office:value="51835642.8679281" calcext:value-type="float">
            <text:p>51835642.8679281</text:p>
          </table:table-cell>
          <table:table-cell table:formula="of:=[.J13]+[.E13]/299702547*1000000000" office:value-type="float" office:value="51835646.2045697" calcext:value-type="float">
            <text:p>51835646.2045697</text:p>
          </table:table-cell>
          <table:table-cell table:number-columns-repeated="3"/>
          <table:table-cell table:formula="of:=[.O12]+1000000" office:value-type="float" office:value="552804155.883289" calcext:value-type="float">
            <text:p>552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97949880.443012" calcext:value-type="float">
            <text:p>997949880.443012</text:p>
          </table:table-cell>
          <table:table-cell table:formula="of:=[.Q13]+[.P13]/299702547*1000000000" office:value-type="float" office:value="997949883.779654" calcext:value-type="float">
            <text:p>997949883.779654</text:p>
          </table:table-cell>
          <table:table-cell table:formula="of:=RAND()*10^9" office:value-type="float" office:value="199051626.401678" calcext:value-type="float">
            <text:p>199051626.401678</text:p>
          </table:table-cell>
          <table:table-cell table:formula="of:=[.S13]+[.P13]/299702547*1000000000" office:value-type="float" office:value="199051629.738319" calcext:value-type="float">
            <text:p>199051629.738319</text:p>
          </table:table-cell>
          <table:table-cell table:formula="of:=RAND()*10^9" office:value-type="float" office:value="703282121.648163" calcext:value-type="float">
            <text:p>703282121.648163</text:p>
          </table:table-cell>
          <table:table-cell table:formula="of:=[.U13]+[.P13]/299702547*1000000000" office:value-type="float" office:value="703282124.984805" calcext:value-type="float">
            <text:p>703282124.984805</text:p>
          </table:table-cell>
        </table:table-row>
        <table:table-row table:style-name="ro1">
          <table:table-cell table:number-columns-repeated="3"/>
          <table:table-cell table:formula="of:=[.D13]+1000000" office:value-type="float" office:value="282498730.991448" calcext:value-type="float">
            <text:p>282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23634651.236702" calcext:value-type="float">
            <text:p>223634651.236702</text:p>
          </table:table-cell>
          <table:table-cell table:formula="of:=[.F14]+[.$E14]/299702547*1000000000" office:value-type="float" office:value="223634654.573344" calcext:value-type="float">
            <text:p>223634654.573344</text:p>
          </table:table-cell>
          <table:table-cell table:formula="of:=RAND()*10^9" office:value-type="float" office:value="234620948.419907" calcext:value-type="float">
            <text:p>234620948.419907</text:p>
          </table:table-cell>
          <table:table-cell table:formula="of:=[.H14]+[.E14]/299702547*1000000000" office:value-type="float" office:value="234620951.756549" calcext:value-type="float">
            <text:p>234620951.756549</text:p>
          </table:table-cell>
          <table:table-cell table:formula="of:=RAND()*10^9" office:value-type="float" office:value="698533436.536523" calcext:value-type="float">
            <text:p>698533436.536523</text:p>
          </table:table-cell>
          <table:table-cell table:formula="of:=[.J14]+[.E14]/299702547*1000000000" office:value-type="float" office:value="698533439.873165" calcext:value-type="float">
            <text:p>698533439.873165</text:p>
          </table:table-cell>
          <table:table-cell table:number-columns-repeated="3"/>
          <table:table-cell table:formula="of:=[.O13]+1000000" office:value-type="float" office:value="553804155.883289" calcext:value-type="float">
            <text:p>553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11126674.594793" calcext:value-type="float">
            <text:p>911126674.594793</text:p>
          </table:table-cell>
          <table:table-cell table:formula="of:=[.Q14]+[.P14]/299702547*1000000000" office:value-type="float" office:value="911126677.931435" calcext:value-type="float">
            <text:p>911126677.931435</text:p>
          </table:table-cell>
          <table:table-cell table:formula="of:=RAND()*10^9" office:value-type="float" office:value="173401267.507674" calcext:value-type="float">
            <text:p>173401267.507674</text:p>
          </table:table-cell>
          <table:table-cell table:formula="of:=[.S14]+[.P14]/299702547*1000000000" office:value-type="float" office:value="173401270.844316" calcext:value-type="float">
            <text:p>173401270.844316</text:p>
          </table:table-cell>
          <table:table-cell table:formula="of:=RAND()*10^9" office:value-type="float" office:value="842368984.865432" calcext:value-type="float">
            <text:p>842368984.865432</text:p>
          </table:table-cell>
          <table:table-cell table:formula="of:=[.U14]+[.P14]/299702547*1000000000" office:value-type="float" office:value="842368988.202074" calcext:value-type="float">
            <text:p>842368988.202074</text:p>
          </table:table-cell>
        </table:table-row>
        <table:table-row table:style-name="ro1">
          <table:table-cell table:number-columns-repeated="3"/>
          <table:table-cell table:formula="of:=[.D14]+1000000" office:value-type="float" office:value="283498730.991448" calcext:value-type="float">
            <text:p>283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32062513.98546" calcext:value-type="float">
            <text:p>632062513.98546</text:p>
          </table:table-cell>
          <table:table-cell table:formula="of:=[.F15]+[.$E15]/299702547*1000000000" office:value-type="float" office:value="632062517.322102" calcext:value-type="float">
            <text:p>632062517.322102</text:p>
          </table:table-cell>
          <table:table-cell table:formula="of:=RAND()*10^9" office:value-type="float" office:value="320506075.771559" calcext:value-type="float">
            <text:p>320506075.771559</text:p>
          </table:table-cell>
          <table:table-cell table:formula="of:=[.H15]+[.E15]/299702547*1000000000" office:value-type="float" office:value="320506079.108201" calcext:value-type="float">
            <text:p>320506079.108201</text:p>
          </table:table-cell>
          <table:table-cell table:formula="of:=RAND()*10^9" office:value-type="float" office:value="305226941.516224" calcext:value-type="float">
            <text:p>305226941.516224</text:p>
          </table:table-cell>
          <table:table-cell table:formula="of:=[.J15]+[.E15]/299702547*1000000000" office:value-type="float" office:value="305226944.852866" calcext:value-type="float">
            <text:p>305226944.852866</text:p>
          </table:table-cell>
          <table:table-cell table:number-columns-repeated="3"/>
          <table:table-cell table:formula="of:=[.O14]+1000000" office:value-type="float" office:value="554804155.883289" calcext:value-type="float">
            <text:p>554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33554545.822504" calcext:value-type="float">
            <text:p>733554545.822504</text:p>
          </table:table-cell>
          <table:table-cell table:formula="of:=[.Q15]+[.P15]/299702547*1000000000" office:value-type="float" office:value="733554549.159146" calcext:value-type="float">
            <text:p>733554549.159146</text:p>
          </table:table-cell>
          <table:table-cell table:formula="of:=RAND()*10^9" office:value-type="float" office:value="183403698.659886" calcext:value-type="float">
            <text:p>183403698.659886</text:p>
          </table:table-cell>
          <table:table-cell table:formula="of:=[.S15]+[.P15]/299702547*1000000000" office:value-type="float" office:value="183403701.996528" calcext:value-type="float">
            <text:p>183403701.996528</text:p>
          </table:table-cell>
          <table:table-cell table:formula="of:=RAND()*10^9" office:value-type="float" office:value="559093345.11834" calcext:value-type="float">
            <text:p>559093345.11834</text:p>
          </table:table-cell>
          <table:table-cell table:formula="of:=[.U15]+[.P15]/299702547*1000000000" office:value-type="float" office:value="559093348.454981" calcext:value-type="float">
            <text:p>559093348.454981</text:p>
          </table:table-cell>
        </table:table-row>
        <table:table-row table:style-name="ro1">
          <table:table-cell table:number-columns-repeated="3"/>
          <table:table-cell table:formula="of:=[.D15]+1000000" office:value-type="float" office:value="284498730.991448" calcext:value-type="float">
            <text:p>284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660595.07845269" calcext:value-type="float">
            <text:p>9660595.07845269</text:p>
          </table:table-cell>
          <table:table-cell table:formula="of:=[.F16]+[.$E16]/299702547*1000000000" office:value-type="float" office:value="9660598.41509433" calcext:value-type="float">
            <text:p>9660598.41509433</text:p>
          </table:table-cell>
          <table:table-cell table:formula="of:=RAND()*10^9" office:value-type="float" office:value="932384267.016469" calcext:value-type="float">
            <text:p>932384267.016469</text:p>
          </table:table-cell>
          <table:table-cell table:formula="of:=[.H16]+[.E16]/299702547*1000000000" office:value-type="float" office:value="932384270.353111" calcext:value-type="float">
            <text:p>932384270.353111</text:p>
          </table:table-cell>
          <table:table-cell table:formula="of:=RAND()*10^9" office:value-type="float" office:value="4870210.34832695" calcext:value-type="float">
            <text:p>4870210.34832695</text:p>
          </table:table-cell>
          <table:table-cell table:formula="of:=[.J16]+[.E16]/299702547*1000000000" office:value-type="float" office:value="4870213.6849686" calcext:value-type="float">
            <text:p>4870213.6849686</text:p>
          </table:table-cell>
          <table:table-cell table:number-columns-repeated="3"/>
          <table:table-cell table:formula="of:=[.O15]+1000000" office:value-type="float" office:value="555804155.883289" calcext:value-type="float">
            <text:p>555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86290334.325625" calcext:value-type="float">
            <text:p>486290334.325625</text:p>
          </table:table-cell>
          <table:table-cell table:formula="of:=[.Q16]+[.P16]/299702547*1000000000" office:value-type="float" office:value="486290337.662266" calcext:value-type="float">
            <text:p>486290337.662266</text:p>
          </table:table-cell>
          <table:table-cell table:formula="of:=RAND()*10^9" office:value-type="float" office:value="919203224.916925" calcext:value-type="float">
            <text:p>919203224.916925</text:p>
          </table:table-cell>
          <table:table-cell table:formula="of:=[.S16]+[.P16]/299702547*1000000000" office:value-type="float" office:value="919203228.253567" calcext:value-type="float">
            <text:p>919203228.253567</text:p>
          </table:table-cell>
          <table:table-cell table:formula="of:=RAND()*10^9" office:value-type="float" office:value="977593490.999087" calcext:value-type="float">
            <text:p>977593490.999087</text:p>
          </table:table-cell>
          <table:table-cell table:formula="of:=[.U16]+[.P16]/299702547*1000000000" office:value-type="float" office:value="977593494.335729" calcext:value-type="float">
            <text:p>977593494.335729</text:p>
          </table:table-cell>
        </table:table-row>
        <table:table-row table:style-name="ro1">
          <table:table-cell table:number-columns-repeated="3"/>
          <table:table-cell table:formula="of:=[.D16]+1000000" office:value-type="float" office:value="285498730.991448" calcext:value-type="float">
            <text:p>285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07394529.917486" calcext:value-type="float">
            <text:p>707394529.917486</text:p>
          </table:table-cell>
          <table:table-cell table:formula="of:=[.F17]+[.$E17]/299702547*1000000000" office:value-type="float" office:value="707394533.254127" calcext:value-type="float">
            <text:p>707394533.254127</text:p>
          </table:table-cell>
          <table:table-cell table:formula="of:=RAND()*10^9" office:value-type="float" office:value="155913040.522741" calcext:value-type="float">
            <text:p>155913040.522741</text:p>
          </table:table-cell>
          <table:table-cell table:formula="of:=[.H17]+[.E17]/299702547*1000000000" office:value-type="float" office:value="155913043.859383" calcext:value-type="float">
            <text:p>155913043.859383</text:p>
          </table:table-cell>
          <table:table-cell table:formula="of:=RAND()*10^9" office:value-type="float" office:value="379947108.454413" calcext:value-type="float">
            <text:p>379947108.454413</text:p>
          </table:table-cell>
          <table:table-cell table:formula="of:=[.J17]+[.E17]/299702547*1000000000" office:value-type="float" office:value="379947111.791055" calcext:value-type="float">
            <text:p>379947111.791055</text:p>
          </table:table-cell>
          <table:table-cell table:number-columns-repeated="3"/>
          <table:table-cell table:formula="of:=[.O16]+1000000" office:value-type="float" office:value="556804155.883289" calcext:value-type="float">
            <text:p>556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47916595.307361" calcext:value-type="float">
            <text:p>847916595.307361</text:p>
          </table:table-cell>
          <table:table-cell table:formula="of:=[.Q17]+[.P17]/299702547*1000000000" office:value-type="float" office:value="847916598.644003" calcext:value-type="float">
            <text:p>847916598.644003</text:p>
          </table:table-cell>
          <table:table-cell table:formula="of:=RAND()*10^9" office:value-type="float" office:value="587709323.451163" calcext:value-type="float">
            <text:p>587709323.451163</text:p>
          </table:table-cell>
          <table:table-cell table:formula="of:=[.S17]+[.P17]/299702547*1000000000" office:value-type="float" office:value="587709326.787805" calcext:value-type="float">
            <text:p>587709326.787805</text:p>
          </table:table-cell>
          <table:table-cell table:formula="of:=RAND()*10^9" office:value-type="float" office:value="867662895.604402" calcext:value-type="float">
            <text:p>867662895.604402</text:p>
          </table:table-cell>
          <table:table-cell table:formula="of:=[.U17]+[.P17]/299702547*1000000000" office:value-type="float" office:value="867662898.941044" calcext:value-type="float">
            <text:p>867662898.941044</text:p>
          </table:table-cell>
        </table:table-row>
        <table:table-row table:style-name="ro1">
          <table:table-cell table:number-columns-repeated="3"/>
          <table:table-cell table:formula="of:=[.D17]+1000000" office:value-type="float" office:value="286498730.991448" calcext:value-type="float">
            <text:p>286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39573949.570836" calcext:value-type="float">
            <text:p>839573949.570836</text:p>
          </table:table-cell>
          <table:table-cell table:formula="of:=[.F18]+[.$E18]/299702547*1000000000" office:value-type="float" office:value="839573952.907477" calcext:value-type="float">
            <text:p>839573952.907477</text:p>
          </table:table-cell>
          <table:table-cell table:formula="of:=RAND()*10^9" office:value-type="float" office:value="678235313.971197" calcext:value-type="float">
            <text:p>678235313.971197</text:p>
          </table:table-cell>
          <table:table-cell table:formula="of:=[.H18]+[.E18]/299702547*1000000000" office:value-type="float" office:value="678235317.307839" calcext:value-type="float">
            <text:p>678235317.307839</text:p>
          </table:table-cell>
          <table:table-cell table:formula="of:=RAND()*10^9" office:value-type="float" office:value="341129286.470338" calcext:value-type="float">
            <text:p>341129286.470338</text:p>
          </table:table-cell>
          <table:table-cell table:formula="of:=[.J18]+[.E18]/299702547*1000000000" office:value-type="float" office:value="341129289.806979" calcext:value-type="float">
            <text:p>341129289.806979</text:p>
          </table:table-cell>
          <table:table-cell table:number-columns-repeated="3"/>
          <table:table-cell table:formula="of:=[.O17]+1000000" office:value-type="float" office:value="557804155.883289" calcext:value-type="float">
            <text:p>557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78863838.56781" calcext:value-type="float">
            <text:p>978863838.56781</text:p>
          </table:table-cell>
          <table:table-cell table:formula="of:=[.Q18]+[.P18]/299702547*1000000000" office:value-type="float" office:value="978863841.904452" calcext:value-type="float">
            <text:p>978863841.904452</text:p>
          </table:table-cell>
          <table:table-cell table:formula="of:=RAND()*10^9" office:value-type="float" office:value="538876062.950144" calcext:value-type="float">
            <text:p>538876062.950144</text:p>
          </table:table-cell>
          <table:table-cell table:formula="of:=[.S18]+[.P18]/299702547*1000000000" office:value-type="float" office:value="538876066.286786" calcext:value-type="float">
            <text:p>538876066.286786</text:p>
          </table:table-cell>
          <table:table-cell table:formula="of:=RAND()*10^9" office:value-type="float" office:value="360523229.452318" calcext:value-type="float">
            <text:p>360523229.452318</text:p>
          </table:table-cell>
          <table:table-cell table:formula="of:=[.U18]+[.P18]/299702547*1000000000" office:value-type="float" office:value="360523232.78896" calcext:value-type="float">
            <text:p>360523232.78896</text:p>
          </table:table-cell>
        </table:table-row>
        <table:table-row table:style-name="ro1">
          <table:table-cell table:number-columns-repeated="3"/>
          <table:table-cell table:formula="of:=[.D18]+1000000" office:value-type="float" office:value="287498730.991448" calcext:value-type="float">
            <text:p>287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86066793.642599" calcext:value-type="float">
            <text:p>386066793.642599</text:p>
          </table:table-cell>
          <table:table-cell table:formula="of:=[.F19]+[.$E19]/299702547*1000000000" office:value-type="float" office:value="386066796.97924" calcext:value-type="float">
            <text:p>386066796.97924</text:p>
          </table:table-cell>
          <table:table-cell table:formula="of:=RAND()*10^9" office:value-type="float" office:value="526708073.945432" calcext:value-type="float">
            <text:p>526708073.945432</text:p>
          </table:table-cell>
          <table:table-cell table:formula="of:=[.H19]+[.E19]/299702547*1000000000" office:value-type="float" office:value="526708077.282073" calcext:value-type="float">
            <text:p>526708077.282073</text:p>
          </table:table-cell>
          <table:table-cell table:formula="of:=RAND()*10^9" office:value-type="float" office:value="671393376.290451" calcext:value-type="float">
            <text:p>671393376.290451</text:p>
          </table:table-cell>
          <table:table-cell table:formula="of:=[.J19]+[.E19]/299702547*1000000000" office:value-type="float" office:value="671393379.627093" calcext:value-type="float">
            <text:p>671393379.627093</text:p>
          </table:table-cell>
          <table:table-cell table:number-columns-repeated="3"/>
          <table:table-cell table:formula="of:=[.O18]+1000000" office:value-type="float" office:value="558804155.883289" calcext:value-type="float">
            <text:p>558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45003154.012737" calcext:value-type="float">
            <text:p>945003154.012737</text:p>
          </table:table-cell>
          <table:table-cell table:formula="of:=[.Q19]+[.P19]/299702547*1000000000" office:value-type="float" office:value="945003157.349378" calcext:value-type="float">
            <text:p>945003157.349378</text:p>
          </table:table-cell>
          <table:table-cell table:formula="of:=RAND()*10^9" office:value-type="float" office:value="539255334.149966" calcext:value-type="float">
            <text:p>539255334.149966</text:p>
          </table:table-cell>
          <table:table-cell table:formula="of:=[.S19]+[.P19]/299702547*1000000000" office:value-type="float" office:value="539255337.486608" calcext:value-type="float">
            <text:p>539255337.486608</text:p>
          </table:table-cell>
          <table:table-cell table:formula="of:=RAND()*10^9" office:value-type="float" office:value="825842135.361947" calcext:value-type="float">
            <text:p>825842135.361947</text:p>
          </table:table-cell>
          <table:table-cell table:formula="of:=[.U19]+[.P19]/299702547*1000000000" office:value-type="float" office:value="825842138.698588" calcext:value-type="float">
            <text:p>825842138.698588</text:p>
          </table:table-cell>
        </table:table-row>
        <table:table-row table:style-name="ro1">
          <table:table-cell table:number-columns-repeated="3"/>
          <table:table-cell table:formula="of:=[.D19]+1000000" office:value-type="float" office:value="288498730.991448" calcext:value-type="float">
            <text:p>288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71925663.188752" calcext:value-type="float">
            <text:p>271925663.188752</text:p>
          </table:table-cell>
          <table:table-cell table:formula="of:=[.F20]+[.$E20]/299702547*1000000000" office:value-type="float" office:value="271925666.525394" calcext:value-type="float">
            <text:p>271925666.525394</text:p>
          </table:table-cell>
          <table:table-cell table:formula="of:=RAND()*10^9" office:value-type="float" office:value="541827953.791404" calcext:value-type="float">
            <text:p>541827953.791404</text:p>
          </table:table-cell>
          <table:table-cell table:formula="of:=[.H20]+[.E20]/299702547*1000000000" office:value-type="float" office:value="541827957.128045" calcext:value-type="float">
            <text:p>541827957.128045</text:p>
          </table:table-cell>
          <table:table-cell table:formula="of:=RAND()*10^9" office:value-type="float" office:value="747762814.848294" calcext:value-type="float">
            <text:p>747762814.848294</text:p>
          </table:table-cell>
          <table:table-cell table:formula="of:=[.J20]+[.E20]/299702547*1000000000" office:value-type="float" office:value="747762818.184936" calcext:value-type="float">
            <text:p>747762818.184936</text:p>
          </table:table-cell>
          <table:table-cell table:number-columns-repeated="3"/>
          <table:table-cell table:formula="of:=[.O19]+1000000" office:value-type="float" office:value="559804155.883289" calcext:value-type="float">
            <text:p>559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75738242.586455" calcext:value-type="float">
            <text:p>575738242.586455</text:p>
          </table:table-cell>
          <table:table-cell table:formula="of:=[.Q20]+[.P20]/299702547*1000000000" office:value-type="float" office:value="575738245.923096" calcext:value-type="float">
            <text:p>575738245.923096</text:p>
          </table:table-cell>
          <table:table-cell table:formula="of:=RAND()*10^9" office:value-type="float" office:value="282480742.007958" calcext:value-type="float">
            <text:p>282480742.007958</text:p>
          </table:table-cell>
          <table:table-cell table:formula="of:=[.S20]+[.P20]/299702547*1000000000" office:value-type="float" office:value="282480745.344599" calcext:value-type="float">
            <text:p>282480745.344599</text:p>
          </table:table-cell>
          <table:table-cell table:formula="of:=RAND()*10^9" office:value-type="float" office:value="190799168.484856" calcext:value-type="float">
            <text:p>190799168.484856</text:p>
          </table:table-cell>
          <table:table-cell table:formula="of:=[.U20]+[.P20]/299702547*1000000000" office:value-type="float" office:value="190799171.821498" calcext:value-type="float">
            <text:p>190799171.821498</text:p>
          </table:table-cell>
        </table:table-row>
        <table:table-row table:style-name="ro1">
          <table:table-cell table:number-columns-repeated="3"/>
          <table:table-cell table:formula="of:=[.D20]+1000000" office:value-type="float" office:value="289498730.991448" calcext:value-type="float">
            <text:p>289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20576765.415038" calcext:value-type="float">
            <text:p>820576765.415038</text:p>
          </table:table-cell>
          <table:table-cell table:formula="of:=[.F21]+[.$E21]/299702547*1000000000" office:value-type="float" office:value="820576768.751679" calcext:value-type="float">
            <text:p>820576768.751679</text:p>
          </table:table-cell>
          <table:table-cell table:formula="of:=RAND()*10^9" office:value-type="float" office:value="136968580.248067" calcext:value-type="float">
            <text:p>136968580.248067</text:p>
          </table:table-cell>
          <table:table-cell table:formula="of:=[.H21]+[.E21]/299702547*1000000000" office:value-type="float" office:value="136968583.584708" calcext:value-type="float">
            <text:p>136968583.584708</text:p>
          </table:table-cell>
          <table:table-cell table:formula="of:=RAND()*10^9" office:value-type="float" office:value="162156343.023355" calcext:value-type="float">
            <text:p>162156343.023355</text:p>
          </table:table-cell>
          <table:table-cell table:formula="of:=[.J21]+[.E21]/299702547*1000000000" office:value-type="float" office:value="162156346.359996" calcext:value-type="float">
            <text:p>162156346.359996</text:p>
          </table:table-cell>
          <table:table-cell table:number-columns-repeated="3"/>
          <table:table-cell table:formula="of:=[.O20]+1000000" office:value-type="float" office:value="560804155.883289" calcext:value-type="float">
            <text:p>560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79424290.503155" calcext:value-type="float">
            <text:p>679424290.503155</text:p>
          </table:table-cell>
          <table:table-cell table:formula="of:=[.Q21]+[.P21]/299702547*1000000000" office:value-type="float" office:value="679424293.839797" calcext:value-type="float">
            <text:p>679424293.839797</text:p>
          </table:table-cell>
          <table:table-cell table:formula="of:=RAND()*10^9" office:value-type="float" office:value="800679101.657876" calcext:value-type="float">
            <text:p>800679101.657876</text:p>
          </table:table-cell>
          <table:table-cell table:formula="of:=[.S21]+[.P21]/299702547*1000000000" office:value-type="float" office:value="800679104.994518" calcext:value-type="float">
            <text:p>800679104.994518</text:p>
          </table:table-cell>
          <table:table-cell table:formula="of:=RAND()*10^9" office:value-type="float" office:value="493365873.29609" calcext:value-type="float">
            <text:p>493365873.29609</text:p>
          </table:table-cell>
          <table:table-cell table:formula="of:=[.U21]+[.P21]/299702547*1000000000" office:value-type="float" office:value="493365876.632732" calcext:value-type="float">
            <text:p>493365876.632732</text:p>
          </table:table-cell>
        </table:table-row>
        <table:table-row table:style-name="ro1">
          <table:table-cell table:number-columns-repeated="3"/>
          <table:table-cell table:formula="of:=[.D21]+1000000" office:value-type="float" office:value="290498730.991448" calcext:value-type="float">
            <text:p>290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87274389.456336" calcext:value-type="float">
            <text:p>887274389.456336</text:p>
          </table:table-cell>
          <table:table-cell table:formula="of:=[.F22]+[.$E22]/299702547*1000000000" office:value-type="float" office:value="887274392.792978" calcext:value-type="float">
            <text:p>887274392.792978</text:p>
          </table:table-cell>
          <table:table-cell table:formula="of:=RAND()*10^9" office:value-type="float" office:value="910813261.307324" calcext:value-type="float">
            <text:p>910813261.307324</text:p>
          </table:table-cell>
          <table:table-cell table:formula="of:=[.H22]+[.E22]/299702547*1000000000" office:value-type="float" office:value="910813264.643965" calcext:value-type="float">
            <text:p>910813264.643965</text:p>
          </table:table-cell>
          <table:table-cell table:formula="of:=RAND()*10^9" office:value-type="float" office:value="645048326.439188" calcext:value-type="float">
            <text:p>645048326.439188</text:p>
          </table:table-cell>
          <table:table-cell table:formula="of:=[.J22]+[.E22]/299702547*1000000000" office:value-type="float" office:value="645048329.775829" calcext:value-type="float">
            <text:p>645048329.775829</text:p>
          </table:table-cell>
          <table:table-cell table:number-columns-repeated="3"/>
          <table:table-cell table:formula="of:=[.O21]+1000000" office:value-type="float" office:value="561804155.883289" calcext:value-type="float">
            <text:p>561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73199327.260813" calcext:value-type="float">
            <text:p>473199327.260813</text:p>
          </table:table-cell>
          <table:table-cell table:formula="of:=[.Q22]+[.P22]/299702547*1000000000" office:value-type="float" office:value="473199330.597454" calcext:value-type="float">
            <text:p>473199330.597454</text:p>
          </table:table-cell>
          <table:table-cell table:formula="of:=RAND()*10^9" office:value-type="float" office:value="395505463.80496" calcext:value-type="float">
            <text:p>395505463.80496</text:p>
          </table:table-cell>
          <table:table-cell table:formula="of:=[.S22]+[.P22]/299702547*1000000000" office:value-type="float" office:value="395505467.141602" calcext:value-type="float">
            <text:p>395505467.141602</text:p>
          </table:table-cell>
          <table:table-cell table:formula="of:=RAND()*10^9" office:value-type="float" office:value="544583624.342399" calcext:value-type="float">
            <text:p>544583624.342399</text:p>
          </table:table-cell>
          <table:table-cell table:formula="of:=[.U22]+[.P22]/299702547*1000000000" office:value-type="float" office:value="544583627.67904" calcext:value-type="float">
            <text:p>544583627.67904</text:p>
          </table:table-cell>
        </table:table-row>
        <table:table-row table:style-name="ro1">
          <table:table-cell table:number-columns-repeated="3"/>
          <table:table-cell table:formula="of:=[.D22]+1000000" office:value-type="float" office:value="291498730.991448" calcext:value-type="float">
            <text:p>291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70382744.552365" calcext:value-type="float">
            <text:p>470382744.552365</text:p>
          </table:table-cell>
          <table:table-cell table:formula="of:=[.F23]+[.$E23]/299702547*1000000000" office:value-type="float" office:value="470382747.889007" calcext:value-type="float">
            <text:p>470382747.889007</text:p>
          </table:table-cell>
          <table:table-cell table:formula="of:=RAND()*10^9" office:value-type="float" office:value="146094821.598757" calcext:value-type="float">
            <text:p>146094821.598757</text:p>
          </table:table-cell>
          <table:table-cell table:formula="of:=[.H23]+[.E23]/299702547*1000000000" office:value-type="float" office:value="146094824.935399" calcext:value-type="float">
            <text:p>146094824.935399</text:p>
          </table:table-cell>
          <table:table-cell table:formula="of:=RAND()*10^9" office:value-type="float" office:value="851596425.289351" calcext:value-type="float">
            <text:p>851596425.289351</text:p>
          </table:table-cell>
          <table:table-cell table:formula="of:=[.J23]+[.E23]/299702547*1000000000" office:value-type="float" office:value="851596428.625993" calcext:value-type="float">
            <text:p>851596428.625993</text:p>
          </table:table-cell>
          <table:table-cell table:number-columns-repeated="3"/>
          <table:table-cell table:formula="of:=[.O22]+1000000" office:value-type="float" office:value="562804155.883289" calcext:value-type="float">
            <text:p>562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51666660.968119" calcext:value-type="float">
            <text:p>551666660.968119</text:p>
          </table:table-cell>
          <table:table-cell table:formula="of:=[.Q23]+[.P23]/299702547*1000000000" office:value-type="float" office:value="551666664.304761" calcext:value-type="float">
            <text:p>551666664.304761</text:p>
          </table:table-cell>
          <table:table-cell table:formula="of:=RAND()*10^9" office:value-type="float" office:value="383771180.840705" calcext:value-type="float">
            <text:p>383771180.840705</text:p>
          </table:table-cell>
          <table:table-cell table:formula="of:=[.S23]+[.P23]/299702547*1000000000" office:value-type="float" office:value="383771184.177346" calcext:value-type="float">
            <text:p>383771184.177346</text:p>
          </table:table-cell>
          <table:table-cell table:formula="of:=RAND()*10^9" office:value-type="float" office:value="140900661.78993" calcext:value-type="float">
            <text:p>140900661.78993</text:p>
          </table:table-cell>
          <table:table-cell table:formula="of:=[.U23]+[.P23]/299702547*1000000000" office:value-type="float" office:value="140900665.126571" calcext:value-type="float">
            <text:p>140900665.126571</text:p>
          </table:table-cell>
        </table:table-row>
        <table:table-row table:style-name="ro1">
          <table:table-cell table:number-columns-repeated="3"/>
          <table:table-cell table:formula="of:=[.D23]+1000000" office:value-type="float" office:value="292498730.991448" calcext:value-type="float">
            <text:p>292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87341269.791347" calcext:value-type="float">
            <text:p>987341269.791347</text:p>
          </table:table-cell>
          <table:table-cell table:formula="of:=[.F24]+[.$E24]/299702547*1000000000" office:value-type="float" office:value="987341273.127989" calcext:value-type="float">
            <text:p>987341273.127989</text:p>
          </table:table-cell>
          <table:table-cell table:formula="of:=RAND()*10^9" office:value-type="float" office:value="163554797.881469" calcext:value-type="float">
            <text:p>163554797.881469</text:p>
          </table:table-cell>
          <table:table-cell table:formula="of:=[.H24]+[.E24]/299702547*1000000000" office:value-type="float" office:value="163554801.21811" calcext:value-type="float">
            <text:p>163554801.21811</text:p>
          </table:table-cell>
          <table:table-cell table:formula="of:=RAND()*10^9" office:value-type="float" office:value="873783818.644124" calcext:value-type="float">
            <text:p>873783818.644124</text:p>
          </table:table-cell>
          <table:table-cell table:formula="of:=[.J24]+[.E24]/299702547*1000000000" office:value-type="float" office:value="873783821.980766" calcext:value-type="float">
            <text:p>873783821.980766</text:p>
          </table:table-cell>
          <table:table-cell table:number-columns-repeated="3"/>
          <table:table-cell table:formula="of:=[.O23]+1000000" office:value-type="float" office:value="563804155.883289" calcext:value-type="float">
            <text:p>563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67812527.864797" calcext:value-type="float">
            <text:p>367812527.864797</text:p>
          </table:table-cell>
          <table:table-cell table:formula="of:=[.Q24]+[.P24]/299702547*1000000000" office:value-type="float" office:value="367812531.201438" calcext:value-type="float">
            <text:p>367812531.201438</text:p>
          </table:table-cell>
          <table:table-cell table:formula="of:=RAND()*10^9" office:value-type="float" office:value="172167405.415011" calcext:value-type="float">
            <text:p>172167405.415011</text:p>
          </table:table-cell>
          <table:table-cell table:formula="of:=[.S24]+[.P24]/299702547*1000000000" office:value-type="float" office:value="172167408.751653" calcext:value-type="float">
            <text:p>172167408.751653</text:p>
          </table:table-cell>
          <table:table-cell table:formula="of:=RAND()*10^9" office:value-type="float" office:value="301315651.983203" calcext:value-type="float">
            <text:p>301315651.983203</text:p>
          </table:table-cell>
          <table:table-cell table:formula="of:=[.U24]+[.P24]/299702547*1000000000" office:value-type="float" office:value="301315655.319845" calcext:value-type="float">
            <text:p>301315655.319845</text:p>
          </table:table-cell>
        </table:table-row>
        <table:table-row table:style-name="ro1">
          <table:table-cell table:number-columns-repeated="3"/>
          <table:table-cell table:formula="of:=[.D24]+1000000" office:value-type="float" office:value="293498730.991448" calcext:value-type="float">
            <text:p>293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28338966.093788" calcext:value-type="float">
            <text:p>428338966.093788</text:p>
          </table:table-cell>
          <table:table-cell table:formula="of:=[.F25]+[.$E25]/299702547*1000000000" office:value-type="float" office:value="428338969.430429" calcext:value-type="float">
            <text:p>428338969.430429</text:p>
          </table:table-cell>
          <table:table-cell table:formula="of:=RAND()*10^9" office:value-type="float" office:value="724408734.017045" calcext:value-type="float">
            <text:p>724408734.017045</text:p>
          </table:table-cell>
          <table:table-cell table:formula="of:=[.H25]+[.E25]/299702547*1000000000" office:value-type="float" office:value="724408737.353687" calcext:value-type="float">
            <text:p>724408737.353687</text:p>
          </table:table-cell>
          <table:table-cell table:formula="of:=RAND()*10^9" office:value-type="float" office:value="22191844.401147" calcext:value-type="float">
            <text:p>22191844.401147</text:p>
          </table:table-cell>
          <table:table-cell table:formula="of:=[.J25]+[.E25]/299702547*1000000000" office:value-type="float" office:value="22191847.7377886" calcext:value-type="float">
            <text:p>22191847.7377886</text:p>
          </table:table-cell>
          <table:table-cell table:number-columns-repeated="3"/>
          <table:table-cell table:formula="of:=[.O24]+1000000" office:value-type="float" office:value="564804155.883289" calcext:value-type="float">
            <text:p>564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72204353.43219" calcext:value-type="float">
            <text:p>772204353.43219</text:p>
          </table:table-cell>
          <table:table-cell table:formula="of:=[.Q25]+[.P25]/299702547*1000000000" office:value-type="float" office:value="772204356.768832" calcext:value-type="float">
            <text:p>772204356.768832</text:p>
          </table:table-cell>
          <table:table-cell table:formula="of:=RAND()*10^9" office:value-type="float" office:value="641358026.121846" calcext:value-type="float">
            <text:p>641358026.121846</text:p>
          </table:table-cell>
          <table:table-cell table:formula="of:=[.S25]+[.P25]/299702547*1000000000" office:value-type="float" office:value="641358029.458487" calcext:value-type="float">
            <text:p>641358029.458487</text:p>
          </table:table-cell>
          <table:table-cell table:formula="of:=RAND()*10^9" office:value-type="float" office:value="255165822.522419" calcext:value-type="float">
            <text:p>255165822.522419</text:p>
          </table:table-cell>
          <table:table-cell table:formula="of:=[.U25]+[.P25]/299702547*1000000000" office:value-type="float" office:value="255165825.859061" calcext:value-type="float">
            <text:p>255165825.859061</text:p>
          </table:table-cell>
        </table:table-row>
        <table:table-row table:style-name="ro1">
          <table:table-cell table:number-columns-repeated="3"/>
          <table:table-cell table:formula="of:=[.D25]+1000000" office:value-type="float" office:value="294498730.991448" calcext:value-type="float">
            <text:p>294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55602787.830418" calcext:value-type="float">
            <text:p>655602787.830418</text:p>
          </table:table-cell>
          <table:table-cell table:formula="of:=[.F26]+[.$E26]/299702547*1000000000" office:value-type="float" office:value="655602791.16706" calcext:value-type="float">
            <text:p>655602791.16706</text:p>
          </table:table-cell>
          <table:table-cell table:formula="of:=RAND()*10^9" office:value-type="float" office:value="763380268.685094" calcext:value-type="float">
            <text:p>763380268.685094</text:p>
          </table:table-cell>
          <table:table-cell table:formula="of:=[.H26]+[.E26]/299702547*1000000000" office:value-type="float" office:value="763380272.021736" calcext:value-type="float">
            <text:p>763380272.021736</text:p>
          </table:table-cell>
          <table:table-cell table:formula="of:=RAND()*10^9" office:value-type="float" office:value="723094177.33544" calcext:value-type="float">
            <text:p>723094177.33544</text:p>
          </table:table-cell>
          <table:table-cell table:formula="of:=[.J26]+[.E26]/299702547*1000000000" office:value-type="float" office:value="723094180.672082" calcext:value-type="float">
            <text:p>723094180.672082</text:p>
          </table:table-cell>
          <table:table-cell table:number-columns-repeated="3"/>
          <table:table-cell table:formula="of:=[.O25]+1000000" office:value-type="float" office:value="565804155.883289" calcext:value-type="float">
            <text:p>565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43962061.539783" calcext:value-type="float">
            <text:p>743962061.539783</text:p>
          </table:table-cell>
          <table:table-cell table:formula="of:=[.Q26]+[.P26]/299702547*1000000000" office:value-type="float" office:value="743962064.876424" calcext:value-type="float">
            <text:p>743962064.876424</text:p>
          </table:table-cell>
          <table:table-cell table:formula="of:=RAND()*10^9" office:value-type="float" office:value="819537607.711318" calcext:value-type="float">
            <text:p>819537607.711318</text:p>
          </table:table-cell>
          <table:table-cell table:formula="of:=[.S26]+[.P26]/299702547*1000000000" office:value-type="float" office:value="819537611.047959" calcext:value-type="float">
            <text:p>819537611.047959</text:p>
          </table:table-cell>
          <table:table-cell table:formula="of:=RAND()*10^9" office:value-type="float" office:value="724753615.559041" calcext:value-type="float">
            <text:p>724753615.559041</text:p>
          </table:table-cell>
          <table:table-cell table:formula="of:=[.U26]+[.P26]/299702547*1000000000" office:value-type="float" office:value="724753618.895682" calcext:value-type="float">
            <text:p>724753618.895682</text:p>
          </table:table-cell>
        </table:table-row>
        <table:table-row table:style-name="ro1">
          <table:table-cell table:number-columns-repeated="3"/>
          <table:table-cell table:formula="of:=[.D26]+1000000" office:value-type="float" office:value="295498730.991448" calcext:value-type="float">
            <text:p>295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4160908.3997588" calcext:value-type="float">
            <text:p>84160908.3997588</text:p>
          </table:table-cell>
          <table:table-cell table:formula="of:=[.F27]+[.$E27]/299702547*1000000000" office:value-type="float" office:value="84160911.7364004" calcext:value-type="float">
            <text:p>84160911.7364004</text:p>
          </table:table-cell>
          <table:table-cell table:formula="of:=RAND()*10^9" office:value-type="float" office:value="406259908.77128" calcext:value-type="float">
            <text:p>406259908.77128</text:p>
          </table:table-cell>
          <table:table-cell table:formula="of:=[.H27]+[.E27]/299702547*1000000000" office:value-type="float" office:value="406259912.107922" calcext:value-type="float">
            <text:p>406259912.107922</text:p>
          </table:table-cell>
          <table:table-cell table:formula="of:=RAND()*10^9" office:value-type="float" office:value="779973013.51625" calcext:value-type="float">
            <text:p>779973013.51625</text:p>
          </table:table-cell>
          <table:table-cell table:formula="of:=[.J27]+[.E27]/299702547*1000000000" office:value-type="float" office:value="779973016.852892" calcext:value-type="float">
            <text:p>779973016.852892</text:p>
          </table:table-cell>
          <table:table-cell table:number-columns-repeated="3"/>
          <table:table-cell table:formula="of:=[.O26]+1000000" office:value-type="float" office:value="566804155.883289" calcext:value-type="float">
            <text:p>566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27802129.27077" calcext:value-type="float">
            <text:p>327802129.27077</text:p>
          </table:table-cell>
          <table:table-cell table:formula="of:=[.Q27]+[.P27]/299702547*1000000000" office:value-type="float" office:value="327802132.607412" calcext:value-type="float">
            <text:p>327802132.607412</text:p>
          </table:table-cell>
          <table:table-cell table:formula="of:=RAND()*10^9" office:value-type="float" office:value="347050620.970848" calcext:value-type="float">
            <text:p>347050620.970848</text:p>
          </table:table-cell>
          <table:table-cell table:formula="of:=[.S27]+[.P27]/299702547*1000000000" office:value-type="float" office:value="347050624.30749" calcext:value-type="float">
            <text:p>347050624.30749</text:p>
          </table:table-cell>
          <table:table-cell table:formula="of:=RAND()*10^9" office:value-type="float" office:value="845747961.276522" calcext:value-type="float">
            <text:p>845747961.276522</text:p>
          </table:table-cell>
          <table:table-cell table:formula="of:=[.U27]+[.P27]/299702547*1000000000" office:value-type="float" office:value="845747964.613163" calcext:value-type="float">
            <text:p>845747964.613163</text:p>
          </table:table-cell>
        </table:table-row>
        <table:table-row table:style-name="ro1">
          <table:table-cell table:number-columns-repeated="3"/>
          <table:table-cell table:formula="of:=[.D27]+1000000" office:value-type="float" office:value="296498730.991448" calcext:value-type="float">
            <text:p>296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99584056.480661" calcext:value-type="float">
            <text:p>499584056.480661</text:p>
          </table:table-cell>
          <table:table-cell table:formula="of:=[.F28]+[.$E28]/299702547*1000000000" office:value-type="float" office:value="499584059.817303" calcext:value-type="float">
            <text:p>499584059.817303</text:p>
          </table:table-cell>
          <table:table-cell table:formula="of:=RAND()*10^9" office:value-type="float" office:value="643914123.076542" calcext:value-type="float">
            <text:p>643914123.076542</text:p>
          </table:table-cell>
          <table:table-cell table:formula="of:=[.H28]+[.E28]/299702547*1000000000" office:value-type="float" office:value="643914126.413184" calcext:value-type="float">
            <text:p>643914126.413184</text:p>
          </table:table-cell>
          <table:table-cell table:formula="of:=RAND()*10^9" office:value-type="float" office:value="908306315.701791" calcext:value-type="float">
            <text:p>908306315.701791</text:p>
          </table:table-cell>
          <table:table-cell table:formula="of:=[.J28]+[.E28]/299702547*1000000000" office:value-type="float" office:value="908306319.038433" calcext:value-type="float">
            <text:p>908306319.038433</text:p>
          </table:table-cell>
          <table:table-cell table:number-columns-repeated="3"/>
          <table:table-cell table:formula="of:=[.O27]+1000000" office:value-type="float" office:value="567804155.883289" calcext:value-type="float">
            <text:p>567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66866737.73177" calcext:value-type="float">
            <text:p>266866737.73177</text:p>
          </table:table-cell>
          <table:table-cell table:formula="of:=[.Q28]+[.P28]/299702547*1000000000" office:value-type="float" office:value="266866741.068412" calcext:value-type="float">
            <text:p>266866741.068412</text:p>
          </table:table-cell>
          <table:table-cell table:formula="of:=RAND()*10^9" office:value-type="float" office:value="237295449.157652" calcext:value-type="float">
            <text:p>237295449.157652</text:p>
          </table:table-cell>
          <table:table-cell table:formula="of:=[.S28]+[.P28]/299702547*1000000000" office:value-type="float" office:value="237295452.494294" calcext:value-type="float">
            <text:p>237295452.494294</text:p>
          </table:table-cell>
          <table:table-cell table:formula="of:=RAND()*10^9" office:value-type="float" office:value="917221112.807779" calcext:value-type="float">
            <text:p>917221112.807779</text:p>
          </table:table-cell>
          <table:table-cell table:formula="of:=[.U28]+[.P28]/299702547*1000000000" office:value-type="float" office:value="917221116.14442" calcext:value-type="float">
            <text:p>917221116.14442</text:p>
          </table:table-cell>
        </table:table-row>
        <table:table-row table:style-name="ro1">
          <table:table-cell table:number-columns-repeated="3"/>
          <table:table-cell table:formula="of:=[.D28]+1000000" office:value-type="float" office:value="297498730.991448" calcext:value-type="float">
            <text:p>297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53167618.351408" calcext:value-type="float">
            <text:p>453167618.351408</text:p>
          </table:table-cell>
          <table:table-cell table:formula="of:=[.F29]+[.$E29]/299702547*1000000000" office:value-type="float" office:value="453167621.688049" calcext:value-type="float">
            <text:p>453167621.688049</text:p>
          </table:table-cell>
          <table:table-cell table:formula="of:=RAND()*10^9" office:value-type="float" office:value="804192591.658173" calcext:value-type="float">
            <text:p>804192591.658173</text:p>
          </table:table-cell>
          <table:table-cell table:formula="of:=[.H29]+[.E29]/299702547*1000000000" office:value-type="float" office:value="804192594.994815" calcext:value-type="float">
            <text:p>804192594.994815</text:p>
          </table:table-cell>
          <table:table-cell table:formula="of:=RAND()*10^9" office:value-type="float" office:value="762839626.503713" calcext:value-type="float">
            <text:p>762839626.503713</text:p>
          </table:table-cell>
          <table:table-cell table:formula="of:=[.J29]+[.E29]/299702547*1000000000" office:value-type="float" office:value="762839629.840355" calcext:value-type="float">
            <text:p>762839629.840355</text:p>
          </table:table-cell>
          <table:table-cell table:number-columns-repeated="3"/>
          <table:table-cell table:formula="of:=[.O28]+1000000" office:value-type="float" office:value="568804155.883289" calcext:value-type="float">
            <text:p>568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27963526.063071" calcext:value-type="float">
            <text:p>427963526.063071</text:p>
          </table:table-cell>
          <table:table-cell table:formula="of:=[.Q29]+[.P29]/299702547*1000000000" office:value-type="float" office:value="427963529.399712" calcext:value-type="float">
            <text:p>427963529.399712</text:p>
          </table:table-cell>
          <table:table-cell table:formula="of:=RAND()*10^9" office:value-type="float" office:value="298162550.436898" calcext:value-type="float">
            <text:p>298162550.436898</text:p>
          </table:table-cell>
          <table:table-cell table:formula="of:=[.S29]+[.P29]/299702547*1000000000" office:value-type="float" office:value="298162553.773539" calcext:value-type="float">
            <text:p>298162553.773539</text:p>
          </table:table-cell>
          <table:table-cell table:formula="of:=RAND()*10^9" office:value-type="float" office:value="403341334.932287" calcext:value-type="float">
            <text:p>403341334.932287</text:p>
          </table:table-cell>
          <table:table-cell table:formula="of:=[.U29]+[.P29]/299702547*1000000000" office:value-type="float" office:value="403341338.268928" calcext:value-type="float">
            <text:p>403341338.268928</text:p>
          </table:table-cell>
        </table:table-row>
        <table:table-row table:style-name="ro1">
          <table:table-cell table:number-columns-repeated="3"/>
          <table:table-cell table:formula="of:=[.D29]+1000000" office:value-type="float" office:value="298498730.991448" calcext:value-type="float">
            <text:p>298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71190645.794324" calcext:value-type="float">
            <text:p>371190645.794324</text:p>
          </table:table-cell>
          <table:table-cell table:formula="of:=[.F30]+[.$E30]/299702547*1000000000" office:value-type="float" office:value="371190649.130966" calcext:value-type="float">
            <text:p>371190649.130966</text:p>
          </table:table-cell>
          <table:table-cell table:formula="of:=RAND()*10^9" office:value-type="float" office:value="685545492.085643" calcext:value-type="float">
            <text:p>685545492.085643</text:p>
          </table:table-cell>
          <table:table-cell table:formula="of:=[.H30]+[.E30]/299702547*1000000000" office:value-type="float" office:value="685545495.422285" calcext:value-type="float">
            <text:p>685545495.422285</text:p>
          </table:table-cell>
          <table:table-cell table:formula="of:=RAND()*10^9" office:value-type="float" office:value="825374978.243073" calcext:value-type="float">
            <text:p>825374978.243073</text:p>
          </table:table-cell>
          <table:table-cell table:formula="of:=[.J30]+[.E30]/299702547*1000000000" office:value-type="float" office:value="825374981.579715" calcext:value-type="float">
            <text:p>825374981.579715</text:p>
          </table:table-cell>
          <table:table-cell table:number-columns-repeated="3"/>
          <table:table-cell table:formula="of:=[.O29]+1000000" office:value-type="float" office:value="569804155.883289" calcext:value-type="float">
            <text:p>569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34739188.696706" calcext:value-type="float">
            <text:p>634739188.696706</text:p>
          </table:table-cell>
          <table:table-cell table:formula="of:=[.Q30]+[.P30]/299702547*1000000000" office:value-type="float" office:value="634739192.033347" calcext:value-type="float">
            <text:p>634739192.033347</text:p>
          </table:table-cell>
          <table:table-cell table:formula="of:=RAND()*10^9" office:value-type="float" office:value="964371363.983242" calcext:value-type="float">
            <text:p>964371363.983242</text:p>
          </table:table-cell>
          <table:table-cell table:formula="of:=[.S30]+[.P30]/299702547*1000000000" office:value-type="float" office:value="964371367.319884" calcext:value-type="float">
            <text:p>964371367.319884</text:p>
          </table:table-cell>
          <table:table-cell table:formula="of:=RAND()*10^9" office:value-type="float" office:value="900722105.176609" calcext:value-type="float">
            <text:p>900722105.176609</text:p>
          </table:table-cell>
          <table:table-cell table:formula="of:=[.U30]+[.P30]/299702547*1000000000" office:value-type="float" office:value="900722108.51325" calcext:value-type="float">
            <text:p>900722108.51325</text:p>
          </table:table-cell>
        </table:table-row>
        <table:table-row table:style-name="ro1">
          <table:table-cell table:number-columns-repeated="3"/>
          <table:table-cell table:formula="of:=[.D30]+1000000" office:value-type="float" office:value="299498730.991448" calcext:value-type="float">
            <text:p>299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98597881.821409" calcext:value-type="float">
            <text:p>198597881.821409</text:p>
          </table:table-cell>
          <table:table-cell table:formula="of:=[.F31]+[.$E31]/299702547*1000000000" office:value-type="float" office:value="198597885.15805" calcext:value-type="float">
            <text:p>198597885.15805</text:p>
          </table:table-cell>
          <table:table-cell table:formula="of:=RAND()*10^9" office:value-type="float" office:value="835095146.04811" calcext:value-type="float">
            <text:p>835095146.04811</text:p>
          </table:table-cell>
          <table:table-cell table:formula="of:=[.H31]+[.E31]/299702547*1000000000" office:value-type="float" office:value="835095149.384752" calcext:value-type="float">
            <text:p>835095149.384752</text:p>
          </table:table-cell>
          <table:table-cell table:formula="of:=RAND()*10^9" office:value-type="float" office:value="409012484.044276" calcext:value-type="float">
            <text:p>409012484.044276</text:p>
          </table:table-cell>
          <table:table-cell table:formula="of:=[.J31]+[.E31]/299702547*1000000000" office:value-type="float" office:value="409012487.380918" calcext:value-type="float">
            <text:p>409012487.380918</text:p>
          </table:table-cell>
          <table:table-cell table:number-columns-repeated="3"/>
          <table:table-cell table:formula="of:=[.O30]+1000000" office:value-type="float" office:value="570804155.883289" calcext:value-type="float">
            <text:p>570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29945696.879192" calcext:value-type="float">
            <text:p>929945696.879192</text:p>
          </table:table-cell>
          <table:table-cell table:formula="of:=[.Q31]+[.P31]/299702547*1000000000" office:value-type="float" office:value="929945700.215834" calcext:value-type="float">
            <text:p>929945700.215834</text:p>
          </table:table-cell>
          <table:table-cell table:formula="of:=RAND()*10^9" office:value-type="float" office:value="535883249.901393" calcext:value-type="float">
            <text:p>535883249.901393</text:p>
          </table:table-cell>
          <table:table-cell table:formula="of:=[.S31]+[.P31]/299702547*1000000000" office:value-type="float" office:value="535883253.238035" calcext:value-type="float">
            <text:p>535883253.238035</text:p>
          </table:table-cell>
          <table:table-cell table:formula="of:=RAND()*10^9" office:value-type="float" office:value="612533266.143867" calcext:value-type="float">
            <text:p>612533266.143867</text:p>
          </table:table-cell>
          <table:table-cell table:formula="of:=[.U31]+[.P31]/299702547*1000000000" office:value-type="float" office:value="612533269.480508" calcext:value-type="float">
            <text:p>612533269.480508</text:p>
          </table:table-cell>
        </table:table-row>
        <table:table-row table:style-name="ro1">
          <table:table-cell table:number-columns-repeated="3"/>
          <table:table-cell table:formula="of:=[.D31]+1000000" office:value-type="float" office:value="300498730.991448" calcext:value-type="float">
            <text:p>300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92735877.109281" calcext:value-type="float">
            <text:p>392735877.109281</text:p>
          </table:table-cell>
          <table:table-cell table:formula="of:=[.F32]+[.$E32]/299702547*1000000000" office:value-type="float" office:value="392735880.445923" calcext:value-type="float">
            <text:p>392735880.445923</text:p>
          </table:table-cell>
          <table:table-cell table:formula="of:=RAND()*10^9" office:value-type="float" office:value="145468342.516518" calcext:value-type="float">
            <text:p>145468342.516518</text:p>
          </table:table-cell>
          <table:table-cell table:formula="of:=[.H32]+[.E32]/299702547*1000000000" office:value-type="float" office:value="145468345.85316" calcext:value-type="float">
            <text:p>145468345.85316</text:p>
          </table:table-cell>
          <table:table-cell table:formula="of:=RAND()*10^9" office:value-type="float" office:value="758378517.52177" calcext:value-type="float">
            <text:p>758378517.52177</text:p>
          </table:table-cell>
          <table:table-cell table:formula="of:=[.J32]+[.E32]/299702547*1000000000" office:value-type="float" office:value="758378520.858412" calcext:value-type="float">
            <text:p>758378520.858412</text:p>
          </table:table-cell>
          <table:table-cell table:number-columns-repeated="3"/>
          <table:table-cell table:formula="of:=[.O31]+1000000" office:value-type="float" office:value="571804155.883289" calcext:value-type="float">
            <text:p>571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52511885.941135" calcext:value-type="float">
            <text:p>152511885.941135</text:p>
          </table:table-cell>
          <table:table-cell table:formula="of:=[.Q32]+[.P32]/299702547*1000000000" office:value-type="float" office:value="152511889.277777" calcext:value-type="float">
            <text:p>152511889.277777</text:p>
          </table:table-cell>
          <table:table-cell table:formula="of:=RAND()*10^9" office:value-type="float" office:value="170823108.466248" calcext:value-type="float">
            <text:p>170823108.466248</text:p>
          </table:table-cell>
          <table:table-cell table:formula="of:=[.S32]+[.P32]/299702547*1000000000" office:value-type="float" office:value="170823111.802889" calcext:value-type="float">
            <text:p>170823111.802889</text:p>
          </table:table-cell>
          <table:table-cell table:formula="of:=RAND()*10^9" office:value-type="float" office:value="668703652.863992" calcext:value-type="float">
            <text:p>668703652.863992</text:p>
          </table:table-cell>
          <table:table-cell table:formula="of:=[.U32]+[.P32]/299702547*1000000000" office:value-type="float" office:value="668703656.200634" calcext:value-type="float">
            <text:p>668703656.200634</text:p>
          </table:table-cell>
        </table:table-row>
        <table:table-row table:style-name="ro1">
          <table:table-cell table:number-columns-repeated="3"/>
          <table:table-cell table:formula="of:=[.D32]+1000000" office:value-type="float" office:value="301498730.991448" calcext:value-type="float">
            <text:p>301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02150682.324112" calcext:value-type="float">
            <text:p>502150682.324112</text:p>
          </table:table-cell>
          <table:table-cell table:formula="of:=[.F33]+[.$E33]/299702547*1000000000" office:value-type="float" office:value="502150685.660754" calcext:value-type="float">
            <text:p>502150685.660754</text:p>
          </table:table-cell>
          <table:table-cell table:formula="of:=RAND()*10^9" office:value-type="float" office:value="942654800.140122" calcext:value-type="float">
            <text:p>942654800.140122</text:p>
          </table:table-cell>
          <table:table-cell table:formula="of:=[.H33]+[.E33]/299702547*1000000000" office:value-type="float" office:value="942654803.476763" calcext:value-type="float">
            <text:p>942654803.476763</text:p>
          </table:table-cell>
          <table:table-cell table:formula="of:=RAND()*10^9" office:value-type="float" office:value="594474041.878711" calcext:value-type="float">
            <text:p>594474041.878711</text:p>
          </table:table-cell>
          <table:table-cell table:formula="of:=[.J33]+[.E33]/299702547*1000000000" office:value-type="float" office:value="594474045.215353" calcext:value-type="float">
            <text:p>594474045.215353</text:p>
          </table:table-cell>
          <table:table-cell table:number-columns-repeated="3"/>
          <table:table-cell table:formula="of:=[.O32]+1000000" office:value-type="float" office:value="572804155.883289" calcext:value-type="float">
            <text:p>572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30586479.663063" calcext:value-type="float">
            <text:p>130586479.663063</text:p>
          </table:table-cell>
          <table:table-cell table:formula="of:=[.Q33]+[.P33]/299702547*1000000000" office:value-type="float" office:value="130586482.999705" calcext:value-type="float">
            <text:p>130586482.999705</text:p>
          </table:table-cell>
          <table:table-cell table:formula="of:=RAND()*10^9" office:value-type="float" office:value="750170831.995943" calcext:value-type="float">
            <text:p>750170831.995943</text:p>
          </table:table-cell>
          <table:table-cell table:formula="of:=[.S33]+[.P33]/299702547*1000000000" office:value-type="float" office:value="750170835.332585" calcext:value-type="float">
            <text:p>750170835.332585</text:p>
          </table:table-cell>
          <table:table-cell table:formula="of:=RAND()*10^9" office:value-type="float" office:value="221414958.544465" calcext:value-type="float">
            <text:p>221414958.544465</text:p>
          </table:table-cell>
          <table:table-cell table:formula="of:=[.U33]+[.P33]/299702547*1000000000" office:value-type="float" office:value="221414961.881106" calcext:value-type="float">
            <text:p>221414961.881106</text:p>
          </table:table-cell>
        </table:table-row>
        <table:table-row table:style-name="ro1">
          <table:table-cell table:number-columns-repeated="3"/>
          <table:table-cell table:formula="of:=[.D33]+1000000" office:value-type="float" office:value="302498730.991448" calcext:value-type="float">
            <text:p>302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96447137.669054" calcext:value-type="float">
            <text:p>496447137.669054</text:p>
          </table:table-cell>
          <table:table-cell table:formula="of:=[.F34]+[.$E34]/299702547*1000000000" office:value-type="float" office:value="496447141.005696" calcext:value-type="float">
            <text:p>496447141.005696</text:p>
          </table:table-cell>
          <table:table-cell table:formula="of:=RAND()*10^9" office:value-type="float" office:value="831799072.302217" calcext:value-type="float">
            <text:p>831799072.302217</text:p>
          </table:table-cell>
          <table:table-cell table:formula="of:=[.H34]+[.E34]/299702547*1000000000" office:value-type="float" office:value="831799075.638859" calcext:value-type="float">
            <text:p>831799075.638859</text:p>
          </table:table-cell>
          <table:table-cell table:formula="of:=RAND()*10^9" office:value-type="float" office:value="565934196.915473" calcext:value-type="float">
            <text:p>565934196.915473</text:p>
          </table:table-cell>
          <table:table-cell table:formula="of:=[.J34]+[.E34]/299702547*1000000000" office:value-type="float" office:value="565934200.252115" calcext:value-type="float">
            <text:p>565934200.252115</text:p>
          </table:table-cell>
          <table:table-cell table:number-columns-repeated="3"/>
          <table:table-cell table:formula="of:=[.O33]+1000000" office:value-type="float" office:value="573804155.883289" calcext:value-type="float">
            <text:p>573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63266235.049541" calcext:value-type="float">
            <text:p>463266235.049541</text:p>
          </table:table-cell>
          <table:table-cell table:formula="of:=[.Q34]+[.P34]/299702547*1000000000" office:value-type="float" office:value="463266238.386183" calcext:value-type="float">
            <text:p>463266238.386183</text:p>
          </table:table-cell>
          <table:table-cell table:formula="of:=RAND()*10^9" office:value-type="float" office:value="872721108.738765" calcext:value-type="float">
            <text:p>872721108.738765</text:p>
          </table:table-cell>
          <table:table-cell table:formula="of:=[.S34]+[.P34]/299702547*1000000000" office:value-type="float" office:value="872721112.075406" calcext:value-type="float">
            <text:p>872721112.075406</text:p>
          </table:table-cell>
          <table:table-cell table:formula="of:=RAND()*10^9" office:value-type="float" office:value="371806342.022509" calcext:value-type="float">
            <text:p>371806342.022509</text:p>
          </table:table-cell>
          <table:table-cell table:formula="of:=[.U34]+[.P34]/299702547*1000000000" office:value-type="float" office:value="371806345.359151" calcext:value-type="float">
            <text:p>371806345.359151</text:p>
          </table:table-cell>
        </table:table-row>
        <table:table-row table:style-name="ro1">
          <table:table-cell table:number-columns-repeated="3"/>
          <table:table-cell table:formula="of:=[.D34]+1000000" office:value-type="float" office:value="303498730.991448" calcext:value-type="float">
            <text:p>303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93406885.953666" calcext:value-type="float">
            <text:p>593406885.953666</text:p>
          </table:table-cell>
          <table:table-cell table:formula="of:=[.F35]+[.$E35]/299702547*1000000000" office:value-type="float" office:value="593406889.290308" calcext:value-type="float">
            <text:p>593406889.290308</text:p>
          </table:table-cell>
          <table:table-cell table:formula="of:=RAND()*10^9" office:value-type="float" office:value="638294516.75364" calcext:value-type="float">
            <text:p>638294516.75364</text:p>
          </table:table-cell>
          <table:table-cell table:formula="of:=[.H35]+[.E35]/299702547*1000000000" office:value-type="float" office:value="638294520.090282" calcext:value-type="float">
            <text:p>638294520.090282</text:p>
          </table:table-cell>
          <table:table-cell table:formula="of:=RAND()*10^9" office:value-type="float" office:value="205810001.59037" calcext:value-type="float">
            <text:p>205810001.59037</text:p>
          </table:table-cell>
          <table:table-cell table:formula="of:=[.J35]+[.E35]/299702547*1000000000" office:value-type="float" office:value="205810004.927012" calcext:value-type="float">
            <text:p>205810004.927012</text:p>
          </table:table-cell>
          <table:table-cell table:number-columns-repeated="3"/>
          <table:table-cell table:formula="of:=[.O34]+1000000" office:value-type="float" office:value="574804155.883289" calcext:value-type="float">
            <text:p>574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2633525.7117302" calcext:value-type="float">
            <text:p>62633525.7117302</text:p>
          </table:table-cell>
          <table:table-cell table:formula="of:=[.Q35]+[.P35]/299702547*1000000000" office:value-type="float" office:value="62633529.0483718" calcext:value-type="float">
            <text:p>62633529.0483718</text:p>
          </table:table-cell>
          <table:table-cell table:formula="of:=RAND()*10^9" office:value-type="float" office:value="450121880.161705" calcext:value-type="float">
            <text:p>450121880.161705</text:p>
          </table:table-cell>
          <table:table-cell table:formula="of:=[.S35]+[.P35]/299702547*1000000000" office:value-type="float" office:value="450121883.498347" calcext:value-type="float">
            <text:p>450121883.498347</text:p>
          </table:table-cell>
          <table:table-cell table:formula="of:=RAND()*10^9" office:value-type="float" office:value="834397715.396012" calcext:value-type="float">
            <text:p>834397715.396012</text:p>
          </table:table-cell>
          <table:table-cell table:formula="of:=[.U35]+[.P35]/299702547*1000000000" office:value-type="float" office:value="834397718.732654" calcext:value-type="float">
            <text:p>834397718.732654</text:p>
          </table:table-cell>
        </table:table-row>
        <table:table-row table:style-name="ro1">
          <table:table-cell table:number-columns-repeated="3"/>
          <table:table-cell table:formula="of:=[.D35]+1000000" office:value-type="float" office:value="304498730.991448" calcext:value-type="float">
            <text:p>304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14764197.566786" calcext:value-type="float">
            <text:p>114764197.566786</text:p>
          </table:table-cell>
          <table:table-cell table:formula="of:=[.F36]+[.$E36]/299702547*1000000000" office:value-type="float" office:value="114764200.903427" calcext:value-type="float">
            <text:p>114764200.903427</text:p>
          </table:table-cell>
          <table:table-cell table:formula="of:=RAND()*10^9" office:value-type="float" office:value="679252148.818356" calcext:value-type="float">
            <text:p>679252148.818356</text:p>
          </table:table-cell>
          <table:table-cell table:formula="of:=[.H36]+[.E36]/299702547*1000000000" office:value-type="float" office:value="679252152.154997" calcext:value-type="float">
            <text:p>679252152.154997</text:p>
          </table:table-cell>
          <table:table-cell table:formula="of:=RAND()*10^9" office:value-type="float" office:value="963287682.060639" calcext:value-type="float">
            <text:p>963287682.060639</text:p>
          </table:table-cell>
          <table:table-cell table:formula="of:=[.J36]+[.E36]/299702547*1000000000" office:value-type="float" office:value="963287685.397281" calcext:value-type="float">
            <text:p>963287685.397281</text:p>
          </table:table-cell>
          <table:table-cell table:number-columns-repeated="3"/>
          <table:table-cell table:formula="of:=[.O35]+1000000" office:value-type="float" office:value="575804155.883289" calcext:value-type="float">
            <text:p>575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19514650.561362" calcext:value-type="float">
            <text:p>519514650.561362</text:p>
          </table:table-cell>
          <table:table-cell table:formula="of:=[.Q36]+[.P36]/299702547*1000000000" office:value-type="float" office:value="519514653.898004" calcext:value-type="float">
            <text:p>519514653.898004</text:p>
          </table:table-cell>
          <table:table-cell table:formula="of:=RAND()*10^9" office:value-type="float" office:value="958011404.597185" calcext:value-type="float">
            <text:p>958011404.597185</text:p>
          </table:table-cell>
          <table:table-cell table:formula="of:=[.S36]+[.P36]/299702547*1000000000" office:value-type="float" office:value="958011407.933827" calcext:value-type="float">
            <text:p>958011407.933827</text:p>
          </table:table-cell>
          <table:table-cell table:formula="of:=RAND()*10^9" office:value-type="float" office:value="356976356.354346" calcext:value-type="float">
            <text:p>356976356.354346</text:p>
          </table:table-cell>
          <table:table-cell table:formula="of:=[.U36]+[.P36]/299702547*1000000000" office:value-type="float" office:value="356976359.690988" calcext:value-type="float">
            <text:p>356976359.690988</text:p>
          </table:table-cell>
        </table:table-row>
        <table:table-row table:style-name="ro1">
          <table:table-cell table:number-columns-repeated="3"/>
          <table:table-cell table:formula="of:=[.D36]+1000000" office:value-type="float" office:value="305498730.991448" calcext:value-type="float">
            <text:p>305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16546579.019552" calcext:value-type="float">
            <text:p>216546579.019552</text:p>
          </table:table-cell>
          <table:table-cell table:formula="of:=[.F37]+[.$E37]/299702547*1000000000" office:value-type="float" office:value="216546582.356194" calcext:value-type="float">
            <text:p>216546582.356194</text:p>
          </table:table-cell>
          <table:table-cell table:formula="of:=RAND()*10^9" office:value-type="float" office:value="523385575.092276" calcext:value-type="float">
            <text:p>523385575.092276</text:p>
          </table:table-cell>
          <table:table-cell table:formula="of:=[.H37]+[.E37]/299702547*1000000000" office:value-type="float" office:value="523385578.428918" calcext:value-type="float">
            <text:p>523385578.428918</text:p>
          </table:table-cell>
          <table:table-cell table:formula="of:=RAND()*10^9" office:value-type="float" office:value="321655148.280788" calcext:value-type="float">
            <text:p>321655148.280788</text:p>
          </table:table-cell>
          <table:table-cell table:formula="of:=[.J37]+[.E37]/299702547*1000000000" office:value-type="float" office:value="321655151.61743" calcext:value-type="float">
            <text:p>321655151.61743</text:p>
          </table:table-cell>
          <table:table-cell table:number-columns-repeated="3"/>
          <table:table-cell table:formula="of:=[.O36]+1000000" office:value-type="float" office:value="576804155.883289" calcext:value-type="float">
            <text:p>576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69691296.83433" calcext:value-type="float">
            <text:p>469691296.83433</text:p>
          </table:table-cell>
          <table:table-cell table:formula="of:=[.Q37]+[.P37]/299702547*1000000000" office:value-type="float" office:value="469691300.170972" calcext:value-type="float">
            <text:p>469691300.170972</text:p>
          </table:table-cell>
          <table:table-cell table:formula="of:=RAND()*10^9" office:value-type="float" office:value="395904851.276762" calcext:value-type="float">
            <text:p>395904851.276762</text:p>
          </table:table-cell>
          <table:table-cell table:formula="of:=[.S37]+[.P37]/299702547*1000000000" office:value-type="float" office:value="395904854.613404" calcext:value-type="float">
            <text:p>395904854.613404</text:p>
          </table:table-cell>
          <table:table-cell table:formula="of:=RAND()*10^9" office:value-type="float" office:value="681500637.082995" calcext:value-type="float">
            <text:p>681500637.082995</text:p>
          </table:table-cell>
          <table:table-cell table:formula="of:=[.U37]+[.P37]/299702547*1000000000" office:value-type="float" office:value="681500640.419636" calcext:value-type="float">
            <text:p>681500640.419636</text:p>
          </table:table-cell>
        </table:table-row>
        <table:table-row table:style-name="ro1">
          <table:table-cell table:number-columns-repeated="3"/>
          <table:table-cell table:formula="of:=[.D37]+1000000" office:value-type="float" office:value="306498730.991448" calcext:value-type="float">
            <text:p>306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63389852.481578" calcext:value-type="float">
            <text:p>563389852.481578</text:p>
          </table:table-cell>
          <table:table-cell table:formula="of:=[.F38]+[.$E38]/299702547*1000000000" office:value-type="float" office:value="563389855.818219" calcext:value-type="float">
            <text:p>563389855.818219</text:p>
          </table:table-cell>
          <table:table-cell table:formula="of:=RAND()*10^9" office:value-type="float" office:value="822725465.363063" calcext:value-type="float">
            <text:p>822725465.363063</text:p>
          </table:table-cell>
          <table:table-cell table:formula="of:=[.H38]+[.E38]/299702547*1000000000" office:value-type="float" office:value="822725468.699705" calcext:value-type="float">
            <text:p>822725468.699705</text:p>
          </table:table-cell>
          <table:table-cell table:formula="of:=RAND()*10^9" office:value-type="float" office:value="581501652.92221" calcext:value-type="float">
            <text:p>581501652.92221</text:p>
          </table:table-cell>
          <table:table-cell table:formula="of:=[.J38]+[.E38]/299702547*1000000000" office:value-type="float" office:value="581501656.258852" calcext:value-type="float">
            <text:p>581501656.258852</text:p>
          </table:table-cell>
          <table:table-cell table:number-columns-repeated="3"/>
          <table:table-cell table:formula="of:=[.O37]+1000000" office:value-type="float" office:value="577804155.883289" calcext:value-type="float">
            <text:p>577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7830115.2922103" calcext:value-type="float">
            <text:p>67830115.2922103</text:p>
          </table:table-cell>
          <table:table-cell table:formula="of:=[.Q38]+[.P38]/299702547*1000000000" office:value-type="float" office:value="67830118.6288519" calcext:value-type="float">
            <text:p>67830118.6288519</text:p>
          </table:table-cell>
          <table:table-cell table:formula="of:=RAND()*10^9" office:value-type="float" office:value="825539636.26642" calcext:value-type="float">
            <text:p>825539636.26642</text:p>
          </table:table-cell>
          <table:table-cell table:formula="of:=[.S38]+[.P38]/299702547*1000000000" office:value-type="float" office:value="825539639.603062" calcext:value-type="float">
            <text:p>825539639.603062</text:p>
          </table:table-cell>
          <table:table-cell table:formula="of:=RAND()*10^9" office:value-type="float" office:value="323448682.253798" calcext:value-type="float">
            <text:p>323448682.253798</text:p>
          </table:table-cell>
          <table:table-cell table:formula="of:=[.U38]+[.P38]/299702547*1000000000" office:value-type="float" office:value="323448685.59044" calcext:value-type="float">
            <text:p>323448685.59044</text:p>
          </table:table-cell>
        </table:table-row>
        <table:table-row table:style-name="ro1">
          <table:table-cell table:number-columns-repeated="3"/>
          <table:table-cell table:formula="of:=[.D38]+1000000" office:value-type="float" office:value="307498730.991448" calcext:value-type="float">
            <text:p>307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94419534.9235" calcext:value-type="float">
            <text:p>494419534.9235</text:p>
          </table:table-cell>
          <table:table-cell table:formula="of:=[.F39]+[.$E39]/299702547*1000000000" office:value-type="float" office:value="494419538.260141" calcext:value-type="float">
            <text:p>494419538.260141</text:p>
          </table:table-cell>
          <table:table-cell table:formula="of:=RAND()*10^9" office:value-type="float" office:value="621163235.964059" calcext:value-type="float">
            <text:p>621163235.964059</text:p>
          </table:table-cell>
          <table:table-cell table:formula="of:=[.H39]+[.E39]/299702547*1000000000" office:value-type="float" office:value="621163239.300701" calcext:value-type="float">
            <text:p>621163239.300701</text:p>
          </table:table-cell>
          <table:table-cell table:formula="of:=RAND()*10^9" office:value-type="float" office:value="479543640.402287" calcext:value-type="float">
            <text:p>479543640.402287</text:p>
          </table:table-cell>
          <table:table-cell table:formula="of:=[.J39]+[.E39]/299702547*1000000000" office:value-type="float" office:value="479543643.738929" calcext:value-type="float">
            <text:p>479543643.738929</text:p>
          </table:table-cell>
          <table:table-cell table:number-columns-repeated="3"/>
          <table:table-cell table:formula="of:=[.O38]+1000000" office:value-type="float" office:value="578804155.883289" calcext:value-type="float">
            <text:p>578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40298191.421514" calcext:value-type="float">
            <text:p>940298191.421514</text:p>
          </table:table-cell>
          <table:table-cell table:formula="of:=[.Q39]+[.P39]/299702547*1000000000" office:value-type="float" office:value="940298194.758155" calcext:value-type="float">
            <text:p>940298194.758155</text:p>
          </table:table-cell>
          <table:table-cell table:formula="of:=RAND()*10^9" office:value-type="float" office:value="85851021.6101558" calcext:value-type="float">
            <text:p>85851021.6101558</text:p>
          </table:table-cell>
          <table:table-cell table:formula="of:=[.S39]+[.P39]/299702547*1000000000" office:value-type="float" office:value="85851024.9467975" calcext:value-type="float">
            <text:p>85851024.9467975</text:p>
          </table:table-cell>
          <table:table-cell table:formula="of:=RAND()*10^9" office:value-type="float" office:value="860726956.357664" calcext:value-type="float">
            <text:p>860726956.357664</text:p>
          </table:table-cell>
          <table:table-cell table:formula="of:=[.U39]+[.P39]/299702547*1000000000" office:value-type="float" office:value="860726959.694305" calcext:value-type="float">
            <text:p>860726959.694305</text:p>
          </table:table-cell>
        </table:table-row>
        <table:table-row table:style-name="ro1">
          <table:table-cell table:number-columns-repeated="3"/>
          <table:table-cell table:formula="of:=[.D39]+1000000" office:value-type="float" office:value="308498730.991448" calcext:value-type="float">
            <text:p>308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58799327.294322" calcext:value-type="float">
            <text:p>858799327.294322</text:p>
          </table:table-cell>
          <table:table-cell table:formula="of:=[.F40]+[.$E40]/299702547*1000000000" office:value-type="float" office:value="858799330.630964" calcext:value-type="float">
            <text:p>858799330.630964</text:p>
          </table:table-cell>
          <table:table-cell table:formula="of:=RAND()*10^9" office:value-type="float" office:value="57296938.1053922" calcext:value-type="float">
            <text:p>57296938.1053922</text:p>
          </table:table-cell>
          <table:table-cell table:formula="of:=[.H40]+[.E40]/299702547*1000000000" office:value-type="float" office:value="57296941.4420338" calcext:value-type="float">
            <text:p>57296941.4420338</text:p>
          </table:table-cell>
          <table:table-cell table:formula="of:=RAND()*10^9" office:value-type="float" office:value="701973875.877472" calcext:value-type="float">
            <text:p>701973875.877472</text:p>
          </table:table-cell>
          <table:table-cell table:formula="of:=[.J40]+[.E40]/299702547*1000000000" office:value-type="float" office:value="701973879.214113" calcext:value-type="float">
            <text:p>701973879.214113</text:p>
          </table:table-cell>
          <table:table-cell table:number-columns-repeated="3"/>
          <table:table-cell table:formula="of:=[.O39]+1000000" office:value-type="float" office:value="579804155.883289" calcext:value-type="float">
            <text:p>579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05686575.061478" calcext:value-type="float">
            <text:p>705686575.061478</text:p>
          </table:table-cell>
          <table:table-cell table:formula="of:=[.Q40]+[.P40]/299702547*1000000000" office:value-type="float" office:value="705686578.398119" calcext:value-type="float">
            <text:p>705686578.398119</text:p>
          </table:table-cell>
          <table:table-cell table:formula="of:=RAND()*10^9" office:value-type="float" office:value="178134523.0962" calcext:value-type="float">
            <text:p>178134523.0962</text:p>
          </table:table-cell>
          <table:table-cell table:formula="of:=[.S40]+[.P40]/299702547*1000000000" office:value-type="float" office:value="178134526.432842" calcext:value-type="float">
            <text:p>178134526.432842</text:p>
          </table:table-cell>
          <table:table-cell table:formula="of:=RAND()*10^9" office:value-type="float" office:value="242038347.282593" calcext:value-type="float">
            <text:p>242038347.282593</text:p>
          </table:table-cell>
          <table:table-cell table:formula="of:=[.U40]+[.P40]/299702547*1000000000" office:value-type="float" office:value="242038350.619234" calcext:value-type="float">
            <text:p>242038350.619234</text:p>
          </table:table-cell>
        </table:table-row>
        <table:table-row table:style-name="ro1">
          <table:table-cell table:number-columns-repeated="3"/>
          <table:table-cell table:formula="of:=[.D40]+1000000" office:value-type="float" office:value="309498730.991448" calcext:value-type="float">
            <text:p>309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4234881.5713198" calcext:value-type="float">
            <text:p>54234881.5713198</text:p>
          </table:table-cell>
          <table:table-cell table:formula="of:=[.F41]+[.$E41]/299702547*1000000000" office:value-type="float" office:value="54234884.9079614" calcext:value-type="float">
            <text:p>54234884.9079614</text:p>
          </table:table-cell>
          <table:table-cell table:formula="of:=RAND()*10^9" office:value-type="float" office:value="184750387.929749" calcext:value-type="float">
            <text:p>184750387.929749</text:p>
          </table:table-cell>
          <table:table-cell table:formula="of:=[.H41]+[.E41]/299702547*1000000000" office:value-type="float" office:value="184750391.266391" calcext:value-type="float">
            <text:p>184750391.266391</text:p>
          </table:table-cell>
          <table:table-cell table:formula="of:=RAND()*10^9" office:value-type="float" office:value="512677190.371232" calcext:value-type="float">
            <text:p>512677190.371232</text:p>
          </table:table-cell>
          <table:table-cell table:formula="of:=[.J41]+[.E41]/299702547*1000000000" office:value-type="float" office:value="512677193.707874" calcext:value-type="float">
            <text:p>512677193.707874</text:p>
          </table:table-cell>
          <table:table-cell table:number-columns-repeated="3"/>
          <table:table-cell table:formula="of:=[.O40]+1000000" office:value-type="float" office:value="580804155.883289" calcext:value-type="float">
            <text:p>580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04516393.641156" calcext:value-type="float">
            <text:p>704516393.641156</text:p>
          </table:table-cell>
          <table:table-cell table:formula="of:=[.Q41]+[.P41]/299702547*1000000000" office:value-type="float" office:value="704516396.977798" calcext:value-type="float">
            <text:p>704516396.977798</text:p>
          </table:table-cell>
          <table:table-cell table:formula="of:=RAND()*10^9" office:value-type="float" office:value="414931409.072712" calcext:value-type="float">
            <text:p>414931409.072712</text:p>
          </table:table-cell>
          <table:table-cell table:formula="of:=[.S41]+[.P41]/299702547*1000000000" office:value-type="float" office:value="414931412.409354" calcext:value-type="float">
            <text:p>414931412.409354</text:p>
          </table:table-cell>
          <table:table-cell table:formula="of:=RAND()*10^9" office:value-type="float" office:value="153635403.887443" calcext:value-type="float">
            <text:p>153635403.887443</text:p>
          </table:table-cell>
          <table:table-cell table:formula="of:=[.U41]+[.P41]/299702547*1000000000" office:value-type="float" office:value="153635407.224085" calcext:value-type="float">
            <text:p>153635407.224085</text:p>
          </table:table-cell>
        </table:table-row>
        <table:table-row table:style-name="ro1">
          <table:table-cell table:number-columns-repeated="3"/>
          <table:table-cell table:formula="of:=[.D41]+1000000" office:value-type="float" office:value="310498730.991448" calcext:value-type="float">
            <text:p>310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655355.28712148" calcext:value-type="float">
            <text:p>4655355.28712148</text:p>
          </table:table-cell>
          <table:table-cell table:formula="of:=[.F42]+[.$E42]/299702547*1000000000" office:value-type="float" office:value="4655358.62376313" calcext:value-type="float">
            <text:p>4655358.62376313</text:p>
          </table:table-cell>
          <table:table-cell table:formula="of:=RAND()*10^9" office:value-type="float" office:value="971604838.449523" calcext:value-type="float">
            <text:p>971604838.449523</text:p>
          </table:table-cell>
          <table:table-cell table:formula="of:=[.H42]+[.E42]/299702547*1000000000" office:value-type="float" office:value="971604841.786164" calcext:value-type="float">
            <text:p>971604841.786164</text:p>
          </table:table-cell>
          <table:table-cell table:formula="of:=RAND()*10^9" office:value-type="float" office:value="935383762.413214" calcext:value-type="float">
            <text:p>935383762.413214</text:p>
          </table:table-cell>
          <table:table-cell table:formula="of:=[.J42]+[.E42]/299702547*1000000000" office:value-type="float" office:value="935383765.749855" calcext:value-type="float">
            <text:p>935383765.749855</text:p>
          </table:table-cell>
          <table:table-cell table:number-columns-repeated="3"/>
          <table:table-cell table:formula="of:=[.O41]+1000000" office:value-type="float" office:value="581804155.883289" calcext:value-type="float">
            <text:p>581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01921791.225419" calcext:value-type="float">
            <text:p>101921791.225419</text:p>
          </table:table-cell>
          <table:table-cell table:formula="of:=[.Q42]+[.P42]/299702547*1000000000" office:value-type="float" office:value="101921794.56206" calcext:value-type="float">
            <text:p>101921794.56206</text:p>
          </table:table-cell>
          <table:table-cell table:formula="of:=RAND()*10^9" office:value-type="float" office:value="608384586.722296" calcext:value-type="float">
            <text:p>608384586.722296</text:p>
          </table:table-cell>
          <table:table-cell table:formula="of:=[.S42]+[.P42]/299702547*1000000000" office:value-type="float" office:value="608384590.058938" calcext:value-type="float">
            <text:p>608384590.058938</text:p>
          </table:table-cell>
          <table:table-cell table:formula="of:=RAND()*10^9" office:value-type="float" office:value="304878354.967973" calcext:value-type="float">
            <text:p>304878354.967973</text:p>
          </table:table-cell>
          <table:table-cell table:formula="of:=[.U42]+[.P42]/299702547*1000000000" office:value-type="float" office:value="304878358.304614" calcext:value-type="float">
            <text:p>304878358.304614</text:p>
          </table:table-cell>
        </table:table-row>
        <table:table-row table:style-name="ro1">
          <table:table-cell table:number-columns-repeated="3"/>
          <table:table-cell table:formula="of:=[.D42]+1000000" office:value-type="float" office:value="311498730.991448" calcext:value-type="float">
            <text:p>311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50129907.187325" calcext:value-type="float">
            <text:p>250129907.187325</text:p>
          </table:table-cell>
          <table:table-cell table:formula="of:=[.F43]+[.$E43]/299702547*1000000000" office:value-type="float" office:value="250129910.523966" calcext:value-type="float">
            <text:p>250129910.523966</text:p>
          </table:table-cell>
          <table:table-cell table:formula="of:=RAND()*10^9" office:value-type="float" office:value="388085203.44263" calcext:value-type="float">
            <text:p>388085203.44263</text:p>
          </table:table-cell>
          <table:table-cell table:formula="of:=[.H43]+[.E43]/299702547*1000000000" office:value-type="float" office:value="388085206.779272" calcext:value-type="float">
            <text:p>388085206.779272</text:p>
          </table:table-cell>
          <table:table-cell table:formula="of:=RAND()*10^9" office:value-type="float" office:value="867295001.481329" calcext:value-type="float">
            <text:p>867295001.481329</text:p>
          </table:table-cell>
          <table:table-cell table:formula="of:=[.J43]+[.E43]/299702547*1000000000" office:value-type="float" office:value="867295004.81797" calcext:value-type="float">
            <text:p>867295004.81797</text:p>
          </table:table-cell>
          <table:table-cell table:number-columns-repeated="3"/>
          <table:table-cell table:formula="of:=[.O42]+1000000" office:value-type="float" office:value="582804155.883289" calcext:value-type="float">
            <text:p>582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3292449.1980854" calcext:value-type="float">
            <text:p>53292449.1980854</text:p>
          </table:table-cell>
          <table:table-cell table:formula="of:=[.Q43]+[.P43]/299702547*1000000000" office:value-type="float" office:value="53292452.534727" calcext:value-type="float">
            <text:p>53292452.534727</text:p>
          </table:table-cell>
          <table:table-cell table:formula="of:=RAND()*10^9" office:value-type="float" office:value="731176222.180077" calcext:value-type="float">
            <text:p>731176222.180077</text:p>
          </table:table-cell>
          <table:table-cell table:formula="of:=[.S43]+[.P43]/299702547*1000000000" office:value-type="float" office:value="731176225.516719" calcext:value-type="float">
            <text:p>731176225.516719</text:p>
          </table:table-cell>
          <table:table-cell table:formula="of:=RAND()*10^9" office:value-type="float" office:value="528561462.383421" calcext:value-type="float">
            <text:p>528561462.383421</text:p>
          </table:table-cell>
          <table:table-cell table:formula="of:=[.U43]+[.P43]/299702547*1000000000" office:value-type="float" office:value="528561465.720063" calcext:value-type="float">
            <text:p>528561465.720063</text:p>
          </table:table-cell>
        </table:table-row>
        <table:table-row table:style-name="ro1">
          <table:table-cell table:number-columns-repeated="3"/>
          <table:table-cell table:formula="of:=[.D43]+1000000" office:value-type="float" office:value="312498730.991448" calcext:value-type="float">
            <text:p>312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2103512.0304207" calcext:value-type="float">
            <text:p>72103512.0304207</text:p>
          </table:table-cell>
          <table:table-cell table:formula="of:=[.F44]+[.$E44]/299702547*1000000000" office:value-type="float" office:value="72103515.3670623" calcext:value-type="float">
            <text:p>72103515.3670623</text:p>
          </table:table-cell>
          <table:table-cell table:formula="of:=RAND()*10^9" office:value-type="float" office:value="701295344.963539" calcext:value-type="float">
            <text:p>701295344.963539</text:p>
          </table:table-cell>
          <table:table-cell table:formula="of:=[.H44]+[.E44]/299702547*1000000000" office:value-type="float" office:value="701295348.300181" calcext:value-type="float">
            <text:p>701295348.300181</text:p>
          </table:table-cell>
          <table:table-cell table:formula="of:=RAND()*10^9" office:value-type="float" office:value="956474694.097385" calcext:value-type="float">
            <text:p>956474694.097385</text:p>
          </table:table-cell>
          <table:table-cell table:formula="of:=[.J44]+[.E44]/299702547*1000000000" office:value-type="float" office:value="956474697.434027" calcext:value-type="float">
            <text:p>956474697.434027</text:p>
          </table:table-cell>
          <table:table-cell table:number-columns-repeated="3"/>
          <table:table-cell table:formula="of:=[.O43]+1000000" office:value-type="float" office:value="583804155.883289" calcext:value-type="float">
            <text:p>583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74554021.868381" calcext:value-type="float">
            <text:p>274554021.868381</text:p>
          </table:table-cell>
          <table:table-cell table:formula="of:=[.Q44]+[.P44]/299702547*1000000000" office:value-type="float" office:value="274554025.205023" calcext:value-type="float">
            <text:p>274554025.205023</text:p>
          </table:table-cell>
          <table:table-cell table:formula="of:=RAND()*10^9" office:value-type="float" office:value="415067851.662713" calcext:value-type="float">
            <text:p>415067851.662713</text:p>
          </table:table-cell>
          <table:table-cell table:formula="of:=[.S44]+[.P44]/299702547*1000000000" office:value-type="float" office:value="415067854.999355" calcext:value-type="float">
            <text:p>415067854.999355</text:p>
          </table:table-cell>
          <table:table-cell table:formula="of:=RAND()*10^9" office:value-type="float" office:value="784427209.478518" calcext:value-type="float">
            <text:p>784427209.478518</text:p>
          </table:table-cell>
          <table:table-cell table:formula="of:=[.U44]+[.P44]/299702547*1000000000" office:value-type="float" office:value="784427212.81516" calcext:value-type="float">
            <text:p>784427212.81516</text:p>
          </table:table-cell>
        </table:table-row>
        <table:table-row table:style-name="ro1">
          <table:table-cell table:number-columns-repeated="3"/>
          <table:table-cell table:formula="of:=[.D44]+1000000" office:value-type="float" office:value="313498730.991448" calcext:value-type="float">
            <text:p>313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03080978.661258" calcext:value-type="float">
            <text:p>303080978.661258</text:p>
          </table:table-cell>
          <table:table-cell table:formula="of:=[.F45]+[.$E45]/299702547*1000000000" office:value-type="float" office:value="303080981.997899" calcext:value-type="float">
            <text:p>303080981.997899</text:p>
          </table:table-cell>
          <table:table-cell table:formula="of:=RAND()*10^9" office:value-type="float" office:value="993196709.070516" calcext:value-type="float">
            <text:p>993196709.070516</text:p>
          </table:table-cell>
          <table:table-cell table:formula="of:=[.H45]+[.E45]/299702547*1000000000" office:value-type="float" office:value="993196712.407157" calcext:value-type="float">
            <text:p>993196712.407157</text:p>
          </table:table-cell>
          <table:table-cell table:formula="of:=RAND()*10^9" office:value-type="float" office:value="514406528.63127" calcext:value-type="float">
            <text:p>514406528.63127</text:p>
          </table:table-cell>
          <table:table-cell table:formula="of:=[.J45]+[.E45]/299702547*1000000000" office:value-type="float" office:value="514406531.967912" calcext:value-type="float">
            <text:p>514406531.967912</text:p>
          </table:table-cell>
          <table:table-cell table:number-columns-repeated="3"/>
          <table:table-cell table:formula="of:=[.O44]+1000000" office:value-type="float" office:value="584804155.883289" calcext:value-type="float">
            <text:p>584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62118003.997323" calcext:value-type="float">
            <text:p>262118003.997323</text:p>
          </table:table-cell>
          <table:table-cell table:formula="of:=[.Q45]+[.P45]/299702547*1000000000" office:value-type="float" office:value="262118007.333965" calcext:value-type="float">
            <text:p>262118007.333965</text:p>
          </table:table-cell>
          <table:table-cell table:formula="of:=RAND()*10^9" office:value-type="float" office:value="807853884.053118" calcext:value-type="float">
            <text:p>807853884.053118</text:p>
          </table:table-cell>
          <table:table-cell table:formula="of:=[.S45]+[.P45]/299702547*1000000000" office:value-type="float" office:value="807853887.389759" calcext:value-type="float">
            <text:p>807853887.389759</text:p>
          </table:table-cell>
          <table:table-cell table:formula="of:=RAND()*10^9" office:value-type="float" office:value="922999854.3517" calcext:value-type="float">
            <text:p>922999854.3517</text:p>
          </table:table-cell>
          <table:table-cell table:formula="of:=[.U45]+[.P45]/299702547*1000000000" office:value-type="float" office:value="922999857.688341" calcext:value-type="float">
            <text:p>922999857.688341</text:p>
          </table:table-cell>
        </table:table-row>
        <table:table-row table:style-name="ro1">
          <table:table-cell table:number-columns-repeated="3"/>
          <table:table-cell table:formula="of:=[.D45]+1000000" office:value-type="float" office:value="314498730.991448" calcext:value-type="float">
            <text:p>314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47270827.315111" calcext:value-type="float">
            <text:p>347270827.315111</text:p>
          </table:table-cell>
          <table:table-cell table:formula="of:=[.F46]+[.$E46]/299702547*1000000000" office:value-type="float" office:value="347270830.651753" calcext:value-type="float">
            <text:p>347270830.651753</text:p>
          </table:table-cell>
          <table:table-cell table:formula="of:=RAND()*10^9" office:value-type="float" office:value="777646943.781356" calcext:value-type="float">
            <text:p>777646943.781356</text:p>
          </table:table-cell>
          <table:table-cell table:formula="of:=[.H46]+[.E46]/299702547*1000000000" office:value-type="float" office:value="777646947.117998" calcext:value-type="float">
            <text:p>777646947.117998</text:p>
          </table:table-cell>
          <table:table-cell table:formula="of:=RAND()*10^9" office:value-type="float" office:value="383005112.604416" calcext:value-type="float">
            <text:p>383005112.604416</text:p>
          </table:table-cell>
          <table:table-cell table:formula="of:=[.J46]+[.E46]/299702547*1000000000" office:value-type="float" office:value="383005115.941058" calcext:value-type="float">
            <text:p>383005115.941058</text:p>
          </table:table-cell>
          <table:table-cell table:number-columns-repeated="3"/>
          <table:table-cell table:formula="of:=[.O45]+1000000" office:value-type="float" office:value="585804155.883289" calcext:value-type="float">
            <text:p>585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94114331.877811" calcext:value-type="float">
            <text:p>994114331.877811</text:p>
          </table:table-cell>
          <table:table-cell table:formula="of:=[.Q46]+[.P46]/299702547*1000000000" office:value-type="float" office:value="994114335.214452" calcext:value-type="float">
            <text:p>994114335.214452</text:p>
          </table:table-cell>
          <table:table-cell table:formula="of:=RAND()*10^9" office:value-type="float" office:value="824121101.73987" calcext:value-type="float">
            <text:p>824121101.73987</text:p>
          </table:table-cell>
          <table:table-cell table:formula="of:=[.S46]+[.P46]/299702547*1000000000" office:value-type="float" office:value="824121105.076511" calcext:value-type="float">
            <text:p>824121105.076511</text:p>
          </table:table-cell>
          <table:table-cell table:formula="of:=RAND()*10^9" office:value-type="float" office:value="787127763.607208" calcext:value-type="float">
            <text:p>787127763.607208</text:p>
          </table:table-cell>
          <table:table-cell table:formula="of:=[.U46]+[.P46]/299702547*1000000000" office:value-type="float" office:value="787127766.943849" calcext:value-type="float">
            <text:p>787127766.943849</text:p>
          </table:table-cell>
        </table:table-row>
        <table:table-row table:style-name="ro1">
          <table:table-cell table:number-columns-repeated="3"/>
          <table:table-cell table:formula="of:=[.D46]+1000000" office:value-type="float" office:value="315498730.991448" calcext:value-type="float">
            <text:p>315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19677407.436261" calcext:value-type="float">
            <text:p>219677407.436261</text:p>
          </table:table-cell>
          <table:table-cell table:formula="of:=[.F47]+[.$E47]/299702547*1000000000" office:value-type="float" office:value="219677410.772902" calcext:value-type="float">
            <text:p>219677410.772902</text:p>
          </table:table-cell>
          <table:table-cell table:formula="of:=RAND()*10^9" office:value-type="float" office:value="712729019.676485" calcext:value-type="float">
            <text:p>712729019.676485</text:p>
          </table:table-cell>
          <table:table-cell table:formula="of:=[.H47]+[.E47]/299702547*1000000000" office:value-type="float" office:value="712729023.013126" calcext:value-type="float">
            <text:p>712729023.013126</text:p>
          </table:table-cell>
          <table:table-cell table:formula="of:=RAND()*10^9" office:value-type="float" office:value="666558758.891233" calcext:value-type="float">
            <text:p>666558758.891233</text:p>
          </table:table-cell>
          <table:table-cell table:formula="of:=[.J47]+[.E47]/299702547*1000000000" office:value-type="float" office:value="666558762.227875" calcext:value-type="float">
            <text:p>666558762.227875</text:p>
          </table:table-cell>
          <table:table-cell table:number-columns-repeated="3"/>
          <table:table-cell table:formula="of:=[.O46]+1000000" office:value-type="float" office:value="586804155.883289" calcext:value-type="float">
            <text:p>586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51828788.793268" calcext:value-type="float">
            <text:p>651828788.793268</text:p>
          </table:table-cell>
          <table:table-cell table:formula="of:=[.Q47]+[.P47]/299702547*1000000000" office:value-type="float" office:value="651828792.129909" calcext:value-type="float">
            <text:p>651828792.129909</text:p>
          </table:table-cell>
          <table:table-cell table:formula="of:=RAND()*10^9" office:value-type="float" office:value="721287240.15736" calcext:value-type="float">
            <text:p>721287240.15736</text:p>
          </table:table-cell>
          <table:table-cell table:formula="of:=[.S47]+[.P47]/299702547*1000000000" office:value-type="float" office:value="721287243.494002" calcext:value-type="float">
            <text:p>721287243.494002</text:p>
          </table:table-cell>
          <table:table-cell table:formula="of:=RAND()*10^9" office:value-type="float" office:value="881723046.778362" calcext:value-type="float">
            <text:p>881723046.778362</text:p>
          </table:table-cell>
          <table:table-cell table:formula="of:=[.U47]+[.P47]/299702547*1000000000" office:value-type="float" office:value="881723050.115003" calcext:value-type="float">
            <text:p>881723050.115003</text:p>
          </table:table-cell>
        </table:table-row>
        <table:table-row table:style-name="ro1">
          <table:table-cell table:number-columns-repeated="3"/>
          <table:table-cell table:formula="of:=[.D47]+1000000" office:value-type="float" office:value="316498730.991448" calcext:value-type="float">
            <text:p>316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99453109.665986" calcext:value-type="float">
            <text:p>799453109.665986</text:p>
          </table:table-cell>
          <table:table-cell table:formula="of:=[.F48]+[.$E48]/299702547*1000000000" office:value-type="float" office:value="799453113.002627" calcext:value-type="float">
            <text:p>799453113.002627</text:p>
          </table:table-cell>
          <table:table-cell table:formula="of:=RAND()*10^9" office:value-type="float" office:value="307650729.109045" calcext:value-type="float">
            <text:p>307650729.109045</text:p>
          </table:table-cell>
          <table:table-cell table:formula="of:=[.H48]+[.E48]/299702547*1000000000" office:value-type="float" office:value="307650732.445687" calcext:value-type="float">
            <text:p>307650732.445687</text:p>
          </table:table-cell>
          <table:table-cell table:formula="of:=RAND()*10^9" office:value-type="float" office:value="313961456.924674" calcext:value-type="float">
            <text:p>313961456.924674</text:p>
          </table:table-cell>
          <table:table-cell table:formula="of:=[.J48]+[.E48]/299702547*1000000000" office:value-type="float" office:value="313961460.261316" calcext:value-type="float">
            <text:p>313961460.261316</text:p>
          </table:table-cell>
          <table:table-cell table:number-columns-repeated="3"/>
          <table:table-cell table:formula="of:=[.O47]+1000000" office:value-type="float" office:value="587804155.883289" calcext:value-type="float">
            <text:p>587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32974178.845567" calcext:value-type="float">
            <text:p>632974178.845567</text:p>
          </table:table-cell>
          <table:table-cell table:formula="of:=[.Q48]+[.P48]/299702547*1000000000" office:value-type="float" office:value="632974182.182208" calcext:value-type="float">
            <text:p>632974182.182208</text:p>
          </table:table-cell>
          <table:table-cell table:formula="of:=RAND()*10^9" office:value-type="float" office:value="543870575.530012" calcext:value-type="float">
            <text:p>543870575.530012</text:p>
          </table:table-cell>
          <table:table-cell table:formula="of:=[.S48]+[.P48]/299702547*1000000000" office:value-type="float" office:value="543870578.866653" calcext:value-type="float">
            <text:p>543870578.866653</text:p>
          </table:table-cell>
          <table:table-cell table:formula="of:=RAND()*10^9" office:value-type="float" office:value="541252856.493187" calcext:value-type="float">
            <text:p>541252856.493187</text:p>
          </table:table-cell>
          <table:table-cell table:formula="of:=[.U48]+[.P48]/299702547*1000000000" office:value-type="float" office:value="541252859.829829" calcext:value-type="float">
            <text:p>541252859.829829</text:p>
          </table:table-cell>
        </table:table-row>
        <table:table-row table:style-name="ro1">
          <table:table-cell table:number-columns-repeated="3"/>
          <table:table-cell table:formula="of:=[.D48]+1000000" office:value-type="float" office:value="317498730.991448" calcext:value-type="float">
            <text:p>317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30675082.493713" calcext:value-type="float">
            <text:p>630675082.493713</text:p>
          </table:table-cell>
          <table:table-cell table:formula="of:=[.F49]+[.$E49]/299702547*1000000000" office:value-type="float" office:value="630675085.830355" calcext:value-type="float">
            <text:p>630675085.830355</text:p>
          </table:table-cell>
          <table:table-cell table:formula="of:=RAND()*10^9" office:value-type="float" office:value="968181374.130071" calcext:value-type="float">
            <text:p>968181374.130071</text:p>
          </table:table-cell>
          <table:table-cell table:formula="of:=[.H49]+[.E49]/299702547*1000000000" office:value-type="float" office:value="968181377.466713" calcext:value-type="float">
            <text:p>968181377.466713</text:p>
          </table:table-cell>
          <table:table-cell table:formula="of:=RAND()*10^9" office:value-type="float" office:value="692580428.347022" calcext:value-type="float">
            <text:p>692580428.347022</text:p>
          </table:table-cell>
          <table:table-cell table:formula="of:=[.J49]+[.E49]/299702547*1000000000" office:value-type="float" office:value="692580431.683664" calcext:value-type="float">
            <text:p>692580431.683664</text:p>
          </table:table-cell>
          <table:table-cell table:number-columns-repeated="3"/>
          <table:table-cell table:formula="of:=[.O48]+1000000" office:value-type="float" office:value="588804155.883289" calcext:value-type="float">
            <text:p>588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55819433.458823" calcext:value-type="float">
            <text:p>455819433.458823</text:p>
          </table:table-cell>
          <table:table-cell table:formula="of:=[.Q49]+[.P49]/299702547*1000000000" office:value-type="float" office:value="455819436.795465" calcext:value-type="float">
            <text:p>455819436.795465</text:p>
          </table:table-cell>
          <table:table-cell table:formula="of:=RAND()*10^9" office:value-type="float" office:value="733724819.49471" calcext:value-type="float">
            <text:p>733724819.49471</text:p>
          </table:table-cell>
          <table:table-cell table:formula="of:=[.S49]+[.P49]/299702547*1000000000" office:value-type="float" office:value="733724822.831351" calcext:value-type="float">
            <text:p>733724822.831351</text:p>
          </table:table-cell>
          <table:table-cell table:formula="of:=RAND()*10^9" office:value-type="float" office:value="38637243.4781551" calcext:value-type="float">
            <text:p>38637243.4781551</text:p>
          </table:table-cell>
          <table:table-cell table:formula="of:=[.U49]+[.P49]/299702547*1000000000" office:value-type="float" office:value="38637246.8147968" calcext:value-type="float">
            <text:p>38637246.8147968</text:p>
          </table:table-cell>
        </table:table-row>
        <table:table-row table:style-name="ro1">
          <table:table-cell table:number-columns-repeated="3"/>
          <table:table-cell table:formula="of:=[.D49]+1000000" office:value-type="float" office:value="318498730.991448" calcext:value-type="float">
            <text:p>318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53176376.126323" calcext:value-type="float">
            <text:p>153176376.126323</text:p>
          </table:table-cell>
          <table:table-cell table:formula="of:=[.F50]+[.$E50]/299702547*1000000000" office:value-type="float" office:value="153176379.462965" calcext:value-type="float">
            <text:p>153176379.462965</text:p>
          </table:table-cell>
          <table:table-cell table:formula="of:=RAND()*10^9" office:value-type="float" office:value="504127464.351873" calcext:value-type="float">
            <text:p>504127464.351873</text:p>
          </table:table-cell>
          <table:table-cell table:formula="of:=[.H50]+[.E50]/299702547*1000000000" office:value-type="float" office:value="504127467.688514" calcext:value-type="float">
            <text:p>504127467.688514</text:p>
          </table:table-cell>
          <table:table-cell table:formula="of:=RAND()*10^9" office:value-type="float" office:value="312244807.997987" calcext:value-type="float">
            <text:p>312244807.997987</text:p>
          </table:table-cell>
          <table:table-cell table:formula="of:=[.J50]+[.E50]/299702547*1000000000" office:value-type="float" office:value="312244811.334629" calcext:value-type="float">
            <text:p>312244811.334629</text:p>
          </table:table-cell>
          <table:table-cell table:number-columns-repeated="3"/>
          <table:table-cell table:formula="of:=[.O49]+1000000" office:value-type="float" office:value="589804155.883289" calcext:value-type="float">
            <text:p>589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82771081.80677" calcext:value-type="float">
            <text:p>782771081.80677</text:p>
          </table:table-cell>
          <table:table-cell table:formula="of:=[.Q50]+[.P50]/299702547*1000000000" office:value-type="float" office:value="782771085.143412" calcext:value-type="float">
            <text:p>782771085.143412</text:p>
          </table:table-cell>
          <table:table-cell table:formula="of:=RAND()*10^9" office:value-type="float" office:value="770662251.135165" calcext:value-type="float">
            <text:p>770662251.135165</text:p>
          </table:table-cell>
          <table:table-cell table:formula="of:=[.S50]+[.P50]/299702547*1000000000" office:value-type="float" office:value="770662254.471806" calcext:value-type="float">
            <text:p>770662254.471806</text:p>
          </table:table-cell>
          <table:table-cell table:formula="of:=RAND()*10^9" office:value-type="float" office:value="214440114.769851" calcext:value-type="float">
            <text:p>214440114.769851</text:p>
          </table:table-cell>
          <table:table-cell table:formula="of:=[.U50]+[.P50]/299702547*1000000000" office:value-type="float" office:value="214440118.106493" calcext:value-type="float">
            <text:p>214440118.106493</text:p>
          </table:table-cell>
        </table:table-row>
        <table:table-row table:style-name="ro1">
          <table:table-cell table:number-columns-repeated="3"/>
          <table:table-cell table:formula="of:=[.D50]+1000000" office:value-type="float" office:value="319498730.991448" calcext:value-type="float">
            <text:p>319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80570487.454332" calcext:value-type="float">
            <text:p>480570487.454332</text:p>
          </table:table-cell>
          <table:table-cell table:formula="of:=[.F51]+[.$E51]/299702547*1000000000" office:value-type="float" office:value="480570490.790974" calcext:value-type="float">
            <text:p>480570490.790974</text:p>
          </table:table-cell>
          <table:table-cell table:formula="of:=RAND()*10^9" office:value-type="float" office:value="772247667.801323" calcext:value-type="float">
            <text:p>772247667.801323</text:p>
          </table:table-cell>
          <table:table-cell table:formula="of:=[.H51]+[.E51]/299702547*1000000000" office:value-type="float" office:value="772247671.137965" calcext:value-type="float">
            <text:p>772247671.137965</text:p>
          </table:table-cell>
          <table:table-cell table:formula="of:=RAND()*10^9" office:value-type="float" office:value="974821600.81671" calcext:value-type="float">
            <text:p>974821600.81671</text:p>
          </table:table-cell>
          <table:table-cell table:formula="of:=[.J51]+[.E51]/299702547*1000000000" office:value-type="float" office:value="974821604.153351" calcext:value-type="float">
            <text:p>974821604.153351</text:p>
          </table:table-cell>
          <table:table-cell table:number-columns-repeated="3"/>
          <table:table-cell table:formula="of:=[.O50]+1000000" office:value-type="float" office:value="590804155.883289" calcext:value-type="float">
            <text:p>590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24426955.773353" calcext:value-type="float">
            <text:p>824426955.773353</text:p>
          </table:table-cell>
          <table:table-cell table:formula="of:=[.Q51]+[.P51]/299702547*1000000000" office:value-type="float" office:value="824426959.109994" calcext:value-type="float">
            <text:p>824426959.109994</text:p>
          </table:table-cell>
          <table:table-cell table:formula="of:=RAND()*10^9" office:value-type="float" office:value="339304605.914942" calcext:value-type="float">
            <text:p>339304605.914942</text:p>
          </table:table-cell>
          <table:table-cell table:formula="of:=[.S51]+[.P51]/299702547*1000000000" office:value-type="float" office:value="339304609.251584" calcext:value-type="float">
            <text:p>339304609.251584</text:p>
          </table:table-cell>
          <table:table-cell table:formula="of:=RAND()*10^9" office:value-type="float" office:value="606461592.393022" calcext:value-type="float">
            <text:p>606461592.393022</text:p>
          </table:table-cell>
          <table:table-cell table:formula="of:=[.U51]+[.P51]/299702547*1000000000" office:value-type="float" office:value="606461595.729663" calcext:value-type="float">
            <text:p>606461595.729663</text:p>
          </table:table-cell>
        </table:table-row>
        <table:table-row table:style-name="ro1">
          <table:table-cell table:number-columns-repeated="3"/>
          <table:table-cell table:formula="of:=[.D51]+1000000" office:value-type="float" office:value="320498730.991448" calcext:value-type="float">
            <text:p>320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26185440.347151" calcext:value-type="float">
            <text:p>326185440.347151</text:p>
          </table:table-cell>
          <table:table-cell table:formula="of:=[.F52]+[.$E52]/299702547*1000000000" office:value-type="float" office:value="326185443.683793" calcext:value-type="float">
            <text:p>326185443.683793</text:p>
          </table:table-cell>
          <table:table-cell table:formula="of:=RAND()*10^9" office:value-type="float" office:value="730493937.622277" calcext:value-type="float">
            <text:p>730493937.622277</text:p>
          </table:table-cell>
          <table:table-cell table:formula="of:=[.H52]+[.E52]/299702547*1000000000" office:value-type="float" office:value="730493940.958918" calcext:value-type="float">
            <text:p>730493940.958918</text:p>
          </table:table-cell>
          <table:table-cell table:formula="of:=RAND()*10^9" office:value-type="float" office:value="126541462.200695" calcext:value-type="float">
            <text:p>126541462.200695</text:p>
          </table:table-cell>
          <table:table-cell table:formula="of:=[.J52]+[.E52]/299702547*1000000000" office:value-type="float" office:value="126541465.537337" calcext:value-type="float">
            <text:p>126541465.537337</text:p>
          </table:table-cell>
          <table:table-cell table:number-columns-repeated="3"/>
          <table:table-cell table:formula="of:=[.O51]+1000000" office:value-type="float" office:value="591804155.883289" calcext:value-type="float">
            <text:p>591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04221755.452939" calcext:value-type="float">
            <text:p>804221755.452939</text:p>
          </table:table-cell>
          <table:table-cell table:formula="of:=[.Q52]+[.P52]/299702547*1000000000" office:value-type="float" office:value="804221758.789581" calcext:value-type="float">
            <text:p>804221758.789581</text:p>
          </table:table-cell>
          <table:table-cell table:formula="of:=RAND()*10^9" office:value-type="float" office:value="826738328.773201" calcext:value-type="float">
            <text:p>826738328.773201</text:p>
          </table:table-cell>
          <table:table-cell table:formula="of:=[.S52]+[.P52]/299702547*1000000000" office:value-type="float" office:value="826738332.109843" calcext:value-type="float">
            <text:p>826738332.109843</text:p>
          </table:table-cell>
          <table:table-cell table:formula="of:=RAND()*10^9" office:value-type="float" office:value="929005554.498572" calcext:value-type="float">
            <text:p>929005554.498572</text:p>
          </table:table-cell>
          <table:table-cell table:formula="of:=[.U52]+[.P52]/299702547*1000000000" office:value-type="float" office:value="929005557.835214" calcext:value-type="float">
            <text:p>929005557.835214</text:p>
          </table:table-cell>
        </table:table-row>
        <table:table-row table:style-name="ro1">
          <table:table-cell table:number-columns-repeated="3"/>
          <table:table-cell table:formula="of:=[.D52]+1000000" office:value-type="float" office:value="321498730.991448" calcext:value-type="float">
            <text:p>321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77439628.649158" calcext:value-type="float">
            <text:p>677439628.649158</text:p>
          </table:table-cell>
          <table:table-cell table:formula="of:=[.F53]+[.$E53]/299702547*1000000000" office:value-type="float" office:value="677439631.9858" calcext:value-type="float">
            <text:p>677439631.9858</text:p>
          </table:table-cell>
          <table:table-cell table:formula="of:=RAND()*10^9" office:value-type="float" office:value="221246843.878807" calcext:value-type="float">
            <text:p>221246843.878807</text:p>
          </table:table-cell>
          <table:table-cell table:formula="of:=[.H53]+[.E53]/299702547*1000000000" office:value-type="float" office:value="221246847.215449" calcext:value-type="float">
            <text:p>221246847.215449</text:p>
          </table:table-cell>
          <table:table-cell table:formula="of:=RAND()*10^9" office:value-type="float" office:value="520679122.566472" calcext:value-type="float">
            <text:p>520679122.566472</text:p>
          </table:table-cell>
          <table:table-cell table:formula="of:=[.J53]+[.E53]/299702547*1000000000" office:value-type="float" office:value="520679125.903114" calcext:value-type="float">
            <text:p>520679125.903114</text:p>
          </table:table-cell>
          <table:table-cell table:number-columns-repeated="3"/>
          <table:table-cell table:formula="of:=[.O52]+1000000" office:value-type="float" office:value="592804155.883289" calcext:value-type="float">
            <text:p>592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45543081.351096" calcext:value-type="float">
            <text:p>345543081.351096</text:p>
          </table:table-cell>
          <table:table-cell table:formula="of:=[.Q53]+[.P53]/299702547*1000000000" office:value-type="float" office:value="345543084.687738" calcext:value-type="float">
            <text:p>345543084.687738</text:p>
          </table:table-cell>
          <table:table-cell table:formula="of:=RAND()*10^9" office:value-type="float" office:value="40991744.4863316" calcext:value-type="float">
            <text:p>40991744.4863316</text:p>
          </table:table-cell>
          <table:table-cell table:formula="of:=[.S53]+[.P53]/299702547*1000000000" office:value-type="float" office:value="40991747.8229733" calcext:value-type="float">
            <text:p>40991747.8229733</text:p>
          </table:table-cell>
          <table:table-cell table:formula="of:=RAND()*10^9" office:value-type="float" office:value="157707136.52413" calcext:value-type="float">
            <text:p>157707136.52413</text:p>
          </table:table-cell>
          <table:table-cell table:formula="of:=[.U53]+[.P53]/299702547*1000000000" office:value-type="float" office:value="157707139.860772" calcext:value-type="float">
            <text:p>157707139.860772</text:p>
          </table:table-cell>
        </table:table-row>
        <table:table-row table:style-name="ro1">
          <table:table-cell table:number-columns-repeated="3"/>
          <table:table-cell table:formula="of:=[.D53]+1000000" office:value-type="float" office:value="322498730.991448" calcext:value-type="float">
            <text:p>322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64674450.850352" calcext:value-type="float">
            <text:p>564674450.850352</text:p>
          </table:table-cell>
          <table:table-cell table:formula="of:=[.F54]+[.$E54]/299702547*1000000000" office:value-type="float" office:value="564674454.186994" calcext:value-type="float">
            <text:p>564674454.186994</text:p>
          </table:table-cell>
          <table:table-cell table:formula="of:=RAND()*10^9" office:value-type="float" office:value="997163644.951614" calcext:value-type="float">
            <text:p>997163644.951614</text:p>
          </table:table-cell>
          <table:table-cell table:formula="of:=[.H54]+[.E54]/299702547*1000000000" office:value-type="float" office:value="997163648.288256" calcext:value-type="float">
            <text:p>997163648.288256</text:p>
          </table:table-cell>
          <table:table-cell table:formula="of:=RAND()*10^9" office:value-type="float" office:value="449175753.072212" calcext:value-type="float">
            <text:p>449175753.072212</text:p>
          </table:table-cell>
          <table:table-cell table:formula="of:=[.J54]+[.E54]/299702547*1000000000" office:value-type="float" office:value="449175756.408853" calcext:value-type="float">
            <text:p>449175756.408853</text:p>
          </table:table-cell>
          <table:table-cell table:number-columns-repeated="3"/>
          <table:table-cell table:formula="of:=[.O53]+1000000" office:value-type="float" office:value="593804155.883289" calcext:value-type="float">
            <text:p>593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72410689.665876" calcext:value-type="float">
            <text:p>172410689.665876</text:p>
          </table:table-cell>
          <table:table-cell table:formula="of:=[.Q54]+[.P54]/299702547*1000000000" office:value-type="float" office:value="172410693.002518" calcext:value-type="float">
            <text:p>172410693.002518</text:p>
          </table:table-cell>
          <table:table-cell table:formula="of:=RAND()*10^9" office:value-type="float" office:value="110491646.234611" calcext:value-type="float">
            <text:p>110491646.234611</text:p>
          </table:table-cell>
          <table:table-cell table:formula="of:=[.S54]+[.P54]/299702547*1000000000" office:value-type="float" office:value="110491649.571253" calcext:value-type="float">
            <text:p>110491649.571253</text:p>
          </table:table-cell>
          <table:table-cell table:formula="of:=RAND()*10^9" office:value-type="float" office:value="816707639.437211" calcext:value-type="float">
            <text:p>816707639.437211</text:p>
          </table:table-cell>
          <table:table-cell table:formula="of:=[.U54]+[.P54]/299702547*1000000000" office:value-type="float" office:value="816707642.773853" calcext:value-type="float">
            <text:p>816707642.773853</text:p>
          </table:table-cell>
        </table:table-row>
        <table:table-row table:style-name="ro1">
          <table:table-cell table:number-columns-repeated="3"/>
          <table:table-cell table:formula="of:=[.D54]+1000000" office:value-type="float" office:value="323498730.991448" calcext:value-type="float">
            <text:p>323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43639606.567059" calcext:value-type="float">
            <text:p>343639606.567059</text:p>
          </table:table-cell>
          <table:table-cell table:formula="of:=[.F55]+[.$E55]/299702547*1000000000" office:value-type="float" office:value="343639609.9037" calcext:value-type="float">
            <text:p>343639609.9037</text:p>
          </table:table-cell>
          <table:table-cell table:formula="of:=RAND()*10^9" office:value-type="float" office:value="452560426.480473" calcext:value-type="float">
            <text:p>452560426.480473</text:p>
          </table:table-cell>
          <table:table-cell table:formula="of:=[.H55]+[.E55]/299702547*1000000000" office:value-type="float" office:value="452560429.817115" calcext:value-type="float">
            <text:p>452560429.817115</text:p>
          </table:table-cell>
          <table:table-cell table:formula="of:=RAND()*10^9" office:value-type="float" office:value="731991776.372101" calcext:value-type="float">
            <text:p>731991776.372101</text:p>
          </table:table-cell>
          <table:table-cell table:formula="of:=[.J55]+[.E55]/299702547*1000000000" office:value-type="float" office:value="731991779.708743" calcext:value-type="float">
            <text:p>731991779.708743</text:p>
          </table:table-cell>
          <table:table-cell table:number-columns-repeated="3"/>
          <table:table-cell table:formula="of:=[.O54]+1000000" office:value-type="float" office:value="594804155.883289" calcext:value-type="float">
            <text:p>594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7894836.0474256" calcext:value-type="float">
            <text:p>97894836.0474256</text:p>
          </table:table-cell>
          <table:table-cell table:formula="of:=[.Q55]+[.P55]/299702547*1000000000" office:value-type="float" office:value="97894839.3840673" calcext:value-type="float">
            <text:p>97894839.3840673</text:p>
          </table:table-cell>
          <table:table-cell table:formula="of:=RAND()*10^9" office:value-type="float" office:value="802032399.500346" calcext:value-type="float">
            <text:p>802032399.500346</text:p>
          </table:table-cell>
          <table:table-cell table:formula="of:=[.S55]+[.P55]/299702547*1000000000" office:value-type="float" office:value="802032402.836988" calcext:value-type="float">
            <text:p>802032402.836988</text:p>
          </table:table-cell>
          <table:table-cell table:formula="of:=RAND()*10^9" office:value-type="float" office:value="786273086.840623" calcext:value-type="float">
            <text:p>786273086.840623</text:p>
          </table:table-cell>
          <table:table-cell table:formula="of:=[.U55]+[.P55]/299702547*1000000000" office:value-type="float" office:value="786273090.177264" calcext:value-type="float">
            <text:p>786273090.177264</text:p>
          </table:table-cell>
        </table:table-row>
        <table:table-row table:style-name="ro1">
          <table:table-cell table:number-columns-repeated="3"/>
          <table:table-cell table:formula="of:=[.D55]+1000000" office:value-type="float" office:value="324498730.991448" calcext:value-type="float">
            <text:p>324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76748485.817208" calcext:value-type="float">
            <text:p>376748485.817208</text:p>
          </table:table-cell>
          <table:table-cell table:formula="of:=[.F56]+[.$E56]/299702547*1000000000" office:value-type="float" office:value="376748489.15385" calcext:value-type="float">
            <text:p>376748489.15385</text:p>
          </table:table-cell>
          <table:table-cell table:formula="of:=RAND()*10^9" office:value-type="float" office:value="201435565.986355" calcext:value-type="float">
            <text:p>201435565.986355</text:p>
          </table:table-cell>
          <table:table-cell table:formula="of:=[.H56]+[.E56]/299702547*1000000000" office:value-type="float" office:value="201435569.322996" calcext:value-type="float">
            <text:p>201435569.322996</text:p>
          </table:table-cell>
          <table:table-cell table:formula="of:=RAND()*10^9" office:value-type="float" office:value="703482585.843515" calcext:value-type="float">
            <text:p>703482585.843515</text:p>
          </table:table-cell>
          <table:table-cell table:formula="of:=[.J56]+[.E56]/299702547*1000000000" office:value-type="float" office:value="703482589.180157" calcext:value-type="float">
            <text:p>703482589.180157</text:p>
          </table:table-cell>
          <table:table-cell table:number-columns-repeated="3"/>
          <table:table-cell table:formula="of:=[.O55]+1000000" office:value-type="float" office:value="595804155.883289" calcext:value-type="float">
            <text:p>595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1108129.8848631" calcext:value-type="float">
            <text:p>11108129.8848631</text:p>
          </table:table-cell>
          <table:table-cell table:formula="of:=[.Q56]+[.P56]/299702547*1000000000" office:value-type="float" office:value="11108133.2215047" calcext:value-type="float">
            <text:p>11108133.2215047</text:p>
          </table:table-cell>
          <table:table-cell table:formula="of:=RAND()*10^9" office:value-type="float" office:value="311230568.507001" calcext:value-type="float">
            <text:p>311230568.507001</text:p>
          </table:table-cell>
          <table:table-cell table:formula="of:=[.S56]+[.P56]/299702547*1000000000" office:value-type="float" office:value="311230571.843643" calcext:value-type="float">
            <text:p>311230571.843643</text:p>
          </table:table-cell>
          <table:table-cell table:formula="of:=RAND()*10^9" office:value-type="float" office:value="743852304.17507" calcext:value-type="float">
            <text:p>743852304.17507</text:p>
          </table:table-cell>
          <table:table-cell table:formula="of:=[.U56]+[.P56]/299702547*1000000000" office:value-type="float" office:value="743852307.511712" calcext:value-type="float">
            <text:p>743852307.511712</text:p>
          </table:table-cell>
        </table:table-row>
        <table:table-row table:style-name="ro1">
          <table:table-cell table:number-columns-repeated="3"/>
          <table:table-cell table:formula="of:=[.D56]+1000000" office:value-type="float" office:value="325498730.991448" calcext:value-type="float">
            <text:p>325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44338787.740153" calcext:value-type="float">
            <text:p>344338787.740153</text:p>
          </table:table-cell>
          <table:table-cell table:formula="of:=[.F57]+[.$E57]/299702547*1000000000" office:value-type="float" office:value="344338791.076795" calcext:value-type="float">
            <text:p>344338791.076795</text:p>
          </table:table-cell>
          <table:table-cell table:formula="of:=RAND()*10^9" office:value-type="float" office:value="312383996.44038" calcext:value-type="float">
            <text:p>312383996.44038</text:p>
          </table:table-cell>
          <table:table-cell table:formula="of:=[.H57]+[.E57]/299702547*1000000000" office:value-type="float" office:value="312383999.777022" calcext:value-type="float">
            <text:p>312383999.777022</text:p>
          </table:table-cell>
          <table:table-cell table:formula="of:=RAND()*10^9" office:value-type="float" office:value="528246998.604861" calcext:value-type="float">
            <text:p>528246998.604861</text:p>
          </table:table-cell>
          <table:table-cell table:formula="of:=[.J57]+[.E57]/299702547*1000000000" office:value-type="float" office:value="528247001.941503" calcext:value-type="float">
            <text:p>528247001.941503</text:p>
          </table:table-cell>
          <table:table-cell table:number-columns-repeated="3"/>
          <table:table-cell table:formula="of:=[.O56]+1000000" office:value-type="float" office:value="596804155.883289" calcext:value-type="float">
            <text:p>596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56387887.293016" calcext:value-type="float">
            <text:p>456387887.293016</text:p>
          </table:table-cell>
          <table:table-cell table:formula="of:=[.Q57]+[.P57]/299702547*1000000000" office:value-type="float" office:value="456387890.629658" calcext:value-type="float">
            <text:p>456387890.629658</text:p>
          </table:table-cell>
          <table:table-cell table:formula="of:=RAND()*10^9" office:value-type="float" office:value="481667764.277244" calcext:value-type="float">
            <text:p>481667764.277244</text:p>
          </table:table-cell>
          <table:table-cell table:formula="of:=[.S57]+[.P57]/299702547*1000000000" office:value-type="float" office:value="481667767.613885" calcext:value-type="float">
            <text:p>481667767.613885</text:p>
          </table:table-cell>
          <table:table-cell table:formula="of:=RAND()*10^9" office:value-type="float" office:value="785925773.467239" calcext:value-type="float">
            <text:p>785925773.467239</text:p>
          </table:table-cell>
          <table:table-cell table:formula="of:=[.U57]+[.P57]/299702547*1000000000" office:value-type="float" office:value="785925776.803881" calcext:value-type="float">
            <text:p>785925776.803881</text:p>
          </table:table-cell>
        </table:table-row>
        <table:table-row table:style-name="ro1">
          <table:table-cell table:number-columns-repeated="3"/>
          <table:table-cell table:formula="of:=[.D57]+1000000" office:value-type="float" office:value="326498730.991448" calcext:value-type="float">
            <text:p>326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88478650.509786" calcext:value-type="float">
            <text:p>788478650.509786</text:p>
          </table:table-cell>
          <table:table-cell table:formula="of:=[.F58]+[.$E58]/299702547*1000000000" office:value-type="float" office:value="788478653.846428" calcext:value-type="float">
            <text:p>788478653.846428</text:p>
          </table:table-cell>
          <table:table-cell table:formula="of:=RAND()*10^9" office:value-type="float" office:value="306798980.671282" calcext:value-type="float">
            <text:p>306798980.671282</text:p>
          </table:table-cell>
          <table:table-cell table:formula="of:=[.H58]+[.E58]/299702547*1000000000" office:value-type="float" office:value="306798984.007923" calcext:value-type="float">
            <text:p>306798984.007923</text:p>
          </table:table-cell>
          <table:table-cell table:formula="of:=RAND()*10^9" office:value-type="float" office:value="379442154.068165" calcext:value-type="float">
            <text:p>379442154.068165</text:p>
          </table:table-cell>
          <table:table-cell table:formula="of:=[.J58]+[.E58]/299702547*1000000000" office:value-type="float" office:value="379442157.404807" calcext:value-type="float">
            <text:p>379442157.404807</text:p>
          </table:table-cell>
          <table:table-cell table:number-columns-repeated="3"/>
          <table:table-cell table:formula="of:=[.O57]+1000000" office:value-type="float" office:value="597804155.883289" calcext:value-type="float">
            <text:p>597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73381533.91488" calcext:value-type="float">
            <text:p>373381533.91488</text:p>
          </table:table-cell>
          <table:table-cell table:formula="of:=[.Q58]+[.P58]/299702547*1000000000" office:value-type="float" office:value="373381537.251521" calcext:value-type="float">
            <text:p>373381537.251521</text:p>
          </table:table-cell>
          <table:table-cell table:formula="of:=RAND()*10^9" office:value-type="float" office:value="875184010.874732" calcext:value-type="float">
            <text:p>875184010.874732</text:p>
          </table:table-cell>
          <table:table-cell table:formula="of:=[.S58]+[.P58]/299702547*1000000000" office:value-type="float" office:value="875184014.211374" calcext:value-type="float">
            <text:p>875184014.211374</text:p>
          </table:table-cell>
          <table:table-cell table:formula="of:=RAND()*10^9" office:value-type="float" office:value="153793436.514584" calcext:value-type="float">
            <text:p>153793436.514584</text:p>
          </table:table-cell>
          <table:table-cell table:formula="of:=[.U58]+[.P58]/299702547*1000000000" office:value-type="float" office:value="153793439.851226" calcext:value-type="float">
            <text:p>153793439.851226</text:p>
          </table:table-cell>
        </table:table-row>
        <table:table-row table:style-name="ro1">
          <table:table-cell table:number-columns-repeated="3"/>
          <table:table-cell table:formula="of:=[.D58]+1000000" office:value-type="float" office:value="327498730.991448" calcext:value-type="float">
            <text:p>327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97909084.330989" calcext:value-type="float">
            <text:p>597909084.330989</text:p>
          </table:table-cell>
          <table:table-cell table:formula="of:=[.F59]+[.$E59]/299702547*1000000000" office:value-type="float" office:value="597909087.66763" calcext:value-type="float">
            <text:p>597909087.66763</text:p>
          </table:table-cell>
          <table:table-cell table:formula="of:=RAND()*10^9" office:value-type="float" office:value="240844895.43572" calcext:value-type="float">
            <text:p>240844895.43572</text:p>
          </table:table-cell>
          <table:table-cell table:formula="of:=[.H59]+[.E59]/299702547*1000000000" office:value-type="float" office:value="240844898.772361" calcext:value-type="float">
            <text:p>240844898.772361</text:p>
          </table:table-cell>
          <table:table-cell table:formula="of:=RAND()*10^9" office:value-type="float" office:value="622117962.646184" calcext:value-type="float">
            <text:p>622117962.646184</text:p>
          </table:table-cell>
          <table:table-cell table:formula="of:=[.J59]+[.E59]/299702547*1000000000" office:value-type="float" office:value="622117965.982826" calcext:value-type="float">
            <text:p>622117965.982826</text:p>
          </table:table-cell>
          <table:table-cell table:number-columns-repeated="3"/>
          <table:table-cell table:formula="of:=[.O58]+1000000" office:value-type="float" office:value="598804155.883289" calcext:value-type="float">
            <text:p>598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55233978.054327" calcext:value-type="float">
            <text:p>455233978.054327</text:p>
          </table:table-cell>
          <table:table-cell table:formula="of:=[.Q59]+[.P59]/299702547*1000000000" office:value-type="float" office:value="455233981.390969" calcext:value-type="float">
            <text:p>455233981.390969</text:p>
          </table:table-cell>
          <table:table-cell table:formula="of:=RAND()*10^9" office:value-type="float" office:value="777197603.149837" calcext:value-type="float">
            <text:p>777197603.149837</text:p>
          </table:table-cell>
          <table:table-cell table:formula="of:=[.S59]+[.P59]/299702547*1000000000" office:value-type="float" office:value="777197606.486479" calcext:value-type="float">
            <text:p>777197606.486479</text:p>
          </table:table-cell>
          <table:table-cell table:formula="of:=RAND()*10^9" office:value-type="float" office:value="883542447.107249" calcext:value-type="float">
            <text:p>883542447.107249</text:p>
          </table:table-cell>
          <table:table-cell table:formula="of:=[.U59]+[.P59]/299702547*1000000000" office:value-type="float" office:value="883542450.443891" calcext:value-type="float">
            <text:p>883542450.443891</text:p>
          </table:table-cell>
        </table:table-row>
        <table:table-row table:style-name="ro1">
          <table:table-cell table:number-columns-repeated="3"/>
          <table:table-cell table:formula="of:=[.D59]+1000000" office:value-type="float" office:value="328498730.991448" calcext:value-type="float">
            <text:p>328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06004097.781708" calcext:value-type="float">
            <text:p>906004097.781708</text:p>
          </table:table-cell>
          <table:table-cell table:formula="of:=[.F60]+[.$E60]/299702547*1000000000" office:value-type="float" office:value="906004101.118349" calcext:value-type="float">
            <text:p>906004101.118349</text:p>
          </table:table-cell>
          <table:table-cell table:formula="of:=RAND()*10^9" office:value-type="float" office:value="906031192.631117" calcext:value-type="float">
            <text:p>906031192.631117</text:p>
          </table:table-cell>
          <table:table-cell table:formula="of:=[.H60]+[.E60]/299702547*1000000000" office:value-type="float" office:value="906031195.967759" calcext:value-type="float">
            <text:p>906031195.967759</text:p>
          </table:table-cell>
          <table:table-cell table:formula="of:=RAND()*10^9" office:value-type="float" office:value="436976408.331075" calcext:value-type="float">
            <text:p>436976408.331075</text:p>
          </table:table-cell>
          <table:table-cell table:formula="of:=[.J60]+[.E60]/299702547*1000000000" office:value-type="float" office:value="436976411.667716" calcext:value-type="float">
            <text:p>436976411.667716</text:p>
          </table:table-cell>
          <table:table-cell table:number-columns-repeated="3"/>
          <table:table-cell table:formula="of:=[.O59]+1000000" office:value-type="float" office:value="599804155.883289" calcext:value-type="float">
            <text:p>599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08517589.258351" calcext:value-type="float">
            <text:p>908517589.258351</text:p>
          </table:table-cell>
          <table:table-cell table:formula="of:=[.Q60]+[.P60]/299702547*1000000000" office:value-type="float" office:value="908517592.594993" calcext:value-type="float">
            <text:p>908517592.594993</text:p>
          </table:table-cell>
          <table:table-cell table:formula="of:=RAND()*10^9" office:value-type="float" office:value="291419965.854903" calcext:value-type="float">
            <text:p>291419965.854903</text:p>
          </table:table-cell>
          <table:table-cell table:formula="of:=[.S60]+[.P60]/299702547*1000000000" office:value-type="float" office:value="291419969.191545" calcext:value-type="float">
            <text:p>291419969.191545</text:p>
          </table:table-cell>
          <table:table-cell table:formula="of:=RAND()*10^9" office:value-type="float" office:value="810509193.899599" calcext:value-type="float">
            <text:p>810509193.899599</text:p>
          </table:table-cell>
          <table:table-cell table:formula="of:=[.U60]+[.P60]/299702547*1000000000" office:value-type="float" office:value="810509197.236241" calcext:value-type="float">
            <text:p>810509197.236241</text:p>
          </table:table-cell>
        </table:table-row>
        <table:table-row table:style-name="ro1">
          <table:table-cell table:number-columns-repeated="3"/>
          <table:table-cell table:formula="of:=[.D60]+1000000" office:value-type="float" office:value="329498730.991448" calcext:value-type="float">
            <text:p>329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81282290.055484" calcext:value-type="float">
            <text:p>281282290.055484</text:p>
          </table:table-cell>
          <table:table-cell table:formula="of:=[.F61]+[.$E61]/299702547*1000000000" office:value-type="float" office:value="281282293.392125" calcext:value-type="float">
            <text:p>281282293.392125</text:p>
          </table:table-cell>
          <table:table-cell table:formula="of:=RAND()*10^9" office:value-type="float" office:value="255042956.011813" calcext:value-type="float">
            <text:p>255042956.011813</text:p>
          </table:table-cell>
          <table:table-cell table:formula="of:=[.H61]+[.E61]/299702547*1000000000" office:value-type="float" office:value="255042959.348455" calcext:value-type="float">
            <text:p>255042959.348455</text:p>
          </table:table-cell>
          <table:table-cell table:formula="of:=RAND()*10^9" office:value-type="float" office:value="40261814.0224684" calcext:value-type="float">
            <text:p>40261814.0224684</text:p>
          </table:table-cell>
          <table:table-cell table:formula="of:=[.J61]+[.E61]/299702547*1000000000" office:value-type="float" office:value="40261817.35911" calcext:value-type="float">
            <text:p>40261817.35911</text:p>
          </table:table-cell>
          <table:table-cell table:number-columns-repeated="3"/>
          <table:table-cell table:formula="of:=[.O60]+1000000" office:value-type="float" office:value="600804155.883289" calcext:value-type="float">
            <text:p>600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11068511.068596" calcext:value-type="float">
            <text:p>411068511.068596</text:p>
          </table:table-cell>
          <table:table-cell table:formula="of:=[.Q61]+[.P61]/299702547*1000000000" office:value-type="float" office:value="411068514.405237" calcext:value-type="float">
            <text:p>411068514.405237</text:p>
          </table:table-cell>
          <table:table-cell table:formula="of:=RAND()*10^9" office:value-type="float" office:value="147863822.504309" calcext:value-type="float">
            <text:p>147863822.504309</text:p>
          </table:table-cell>
          <table:table-cell table:formula="of:=[.S61]+[.P61]/299702547*1000000000" office:value-type="float" office:value="147863825.84095" calcext:value-type="float">
            <text:p>147863825.84095</text:p>
          </table:table-cell>
          <table:table-cell table:formula="of:=RAND()*10^9" office:value-type="float" office:value="763521905.444737" calcext:value-type="float">
            <text:p>763521905.444737</text:p>
          </table:table-cell>
          <table:table-cell table:formula="of:=[.U61]+[.P61]/299702547*1000000000" office:value-type="float" office:value="763521908.781378" calcext:value-type="float">
            <text:p>763521908.781378</text:p>
          </table:table-cell>
        </table:table-row>
        <table:table-row table:style-name="ro1">
          <table:table-cell table:number-columns-repeated="3"/>
          <table:table-cell table:formula="of:=[.D61]+1000000" office:value-type="float" office:value="330498730.991448" calcext:value-type="float">
            <text:p>330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17039577.50336" calcext:value-type="float">
            <text:p>717039577.50336</text:p>
          </table:table-cell>
          <table:table-cell table:formula="of:=[.F62]+[.$E62]/299702547*1000000000" office:value-type="float" office:value="717039580.840002" calcext:value-type="float">
            <text:p>717039580.840002</text:p>
          </table:table-cell>
          <table:table-cell table:formula="of:=RAND()*10^9" office:value-type="float" office:value="931835423.996685" calcext:value-type="float">
            <text:p>931835423.996685</text:p>
          </table:table-cell>
          <table:table-cell table:formula="of:=[.H62]+[.E62]/299702547*1000000000" office:value-type="float" office:value="931835427.333327" calcext:value-type="float">
            <text:p>931835427.333327</text:p>
          </table:table-cell>
          <table:table-cell table:formula="of:=RAND()*10^9" office:value-type="float" office:value="799702265.751017" calcext:value-type="float">
            <text:p>799702265.751017</text:p>
          </table:table-cell>
          <table:table-cell table:formula="of:=[.J62]+[.E62]/299702547*1000000000" office:value-type="float" office:value="799702269.087659" calcext:value-type="float">
            <text:p>799702269.087659</text:p>
          </table:table-cell>
          <table:table-cell table:number-columns-repeated="3"/>
          <table:table-cell table:formula="of:=[.O61]+1000000" office:value-type="float" office:value="601804155.883289" calcext:value-type="float">
            <text:p>601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14376753.885114" calcext:value-type="float">
            <text:p>814376753.885114</text:p>
          </table:table-cell>
          <table:table-cell table:formula="of:=[.Q62]+[.P62]/299702547*1000000000" office:value-type="float" office:value="814376757.221756" calcext:value-type="float">
            <text:p>814376757.221756</text:p>
          </table:table-cell>
          <table:table-cell table:formula="of:=RAND()*10^9" office:value-type="float" office:value="626139156.598741" calcext:value-type="float">
            <text:p>626139156.598741</text:p>
          </table:table-cell>
          <table:table-cell table:formula="of:=[.S62]+[.P62]/299702547*1000000000" office:value-type="float" office:value="626139159.935382" calcext:value-type="float">
            <text:p>626139159.935382</text:p>
          </table:table-cell>
          <table:table-cell table:formula="of:=RAND()*10^9" office:value-type="float" office:value="473817832.179247" calcext:value-type="float">
            <text:p>473817832.179247</text:p>
          </table:table-cell>
          <table:table-cell table:formula="of:=[.U62]+[.P62]/299702547*1000000000" office:value-type="float" office:value="473817835.515889" calcext:value-type="float">
            <text:p>473817835.515889</text:p>
          </table:table-cell>
        </table:table-row>
        <table:table-row table:style-name="ro1">
          <table:table-cell table:number-columns-repeated="3"/>
          <table:table-cell table:formula="of:=[.D62]+1000000" office:value-type="float" office:value="331498730.991448" calcext:value-type="float">
            <text:p>331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66428343.040297" calcext:value-type="float">
            <text:p>766428343.040297</text:p>
          </table:table-cell>
          <table:table-cell table:formula="of:=[.F63]+[.$E63]/299702547*1000000000" office:value-type="float" office:value="766428346.376939" calcext:value-type="float">
            <text:p>766428346.376939</text:p>
          </table:table-cell>
          <table:table-cell table:formula="of:=RAND()*10^9" office:value-type="float" office:value="687862364.972467" calcext:value-type="float">
            <text:p>687862364.972467</text:p>
          </table:table-cell>
          <table:table-cell table:formula="of:=[.H63]+[.E63]/299702547*1000000000" office:value-type="float" office:value="687862368.309109" calcext:value-type="float">
            <text:p>687862368.309109</text:p>
          </table:table-cell>
          <table:table-cell table:formula="of:=RAND()*10^9" office:value-type="float" office:value="930587589.955372" calcext:value-type="float">
            <text:p>930587589.955372</text:p>
          </table:table-cell>
          <table:table-cell table:formula="of:=[.J63]+[.E63]/299702547*1000000000" office:value-type="float" office:value="930587593.292014" calcext:value-type="float">
            <text:p>930587593.292014</text:p>
          </table:table-cell>
          <table:table-cell table:number-columns-repeated="3"/>
          <table:table-cell table:formula="of:=[.O62]+1000000" office:value-type="float" office:value="602804155.883289" calcext:value-type="float">
            <text:p>602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35175491.257916" calcext:value-type="float">
            <text:p>635175491.257916</text:p>
          </table:table-cell>
          <table:table-cell table:formula="of:=[.Q63]+[.P63]/299702547*1000000000" office:value-type="float" office:value="635175494.594558" calcext:value-type="float">
            <text:p>635175494.594558</text:p>
          </table:table-cell>
          <table:table-cell table:formula="of:=RAND()*10^9" office:value-type="float" office:value="265844613.257186" calcext:value-type="float">
            <text:p>265844613.257186</text:p>
          </table:table-cell>
          <table:table-cell table:formula="of:=[.S63]+[.P63]/299702547*1000000000" office:value-type="float" office:value="265844616.593827" calcext:value-type="float">
            <text:p>265844616.593827</text:p>
          </table:table-cell>
          <table:table-cell table:formula="of:=RAND()*10^9" office:value-type="float" office:value="512944420.04449" calcext:value-type="float">
            <text:p>512944420.04449</text:p>
          </table:table-cell>
          <table:table-cell table:formula="of:=[.U63]+[.P63]/299702547*1000000000" office:value-type="float" office:value="512944423.381131" calcext:value-type="float">
            <text:p>512944423.381131</text:p>
          </table:table-cell>
        </table:table-row>
        <table:table-row table:style-name="ro1">
          <table:table-cell table:number-columns-repeated="3"/>
          <table:table-cell table:formula="of:=[.D63]+1000000" office:value-type="float" office:value="332498730.991448" calcext:value-type="float">
            <text:p>332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93950806.918268" calcext:value-type="float">
            <text:p>393950806.918268</text:p>
          </table:table-cell>
          <table:table-cell table:formula="of:=[.F64]+[.$E64]/299702547*1000000000" office:value-type="float" office:value="393950810.25491" calcext:value-type="float">
            <text:p>393950810.25491</text:p>
          </table:table-cell>
          <table:table-cell table:formula="of:=RAND()*10^9" office:value-type="float" office:value="197419392.541058" calcext:value-type="float">
            <text:p>197419392.541058</text:p>
          </table:table-cell>
          <table:table-cell table:formula="of:=[.H64]+[.E64]/299702547*1000000000" office:value-type="float" office:value="197419395.877699" calcext:value-type="float">
            <text:p>197419395.877699</text:p>
          </table:table-cell>
          <table:table-cell table:formula="of:=RAND()*10^9" office:value-type="float" office:value="270929061.780468" calcext:value-type="float">
            <text:p>270929061.780468</text:p>
          </table:table-cell>
          <table:table-cell table:formula="of:=[.J64]+[.E64]/299702547*1000000000" office:value-type="float" office:value="270929065.11711" calcext:value-type="float">
            <text:p>270929065.11711</text:p>
          </table:table-cell>
          <table:table-cell table:number-columns-repeated="3"/>
          <table:table-cell table:formula="of:=[.O63]+1000000" office:value-type="float" office:value="603804155.883289" calcext:value-type="float">
            <text:p>603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87768268.617552" calcext:value-type="float">
            <text:p>587768268.617552</text:p>
          </table:table-cell>
          <table:table-cell table:formula="of:=[.Q64]+[.P64]/299702547*1000000000" office:value-type="float" office:value="587768271.954194" calcext:value-type="float">
            <text:p>587768271.954194</text:p>
          </table:table-cell>
          <table:table-cell table:formula="of:=RAND()*10^9" office:value-type="float" office:value="137656293.140439" calcext:value-type="float">
            <text:p>137656293.140439</text:p>
          </table:table-cell>
          <table:table-cell table:formula="of:=[.S64]+[.P64]/299702547*1000000000" office:value-type="float" office:value="137656296.477081" calcext:value-type="float">
            <text:p>137656296.477081</text:p>
          </table:table-cell>
          <table:table-cell table:formula="of:=RAND()*10^9" office:value-type="float" office:value="270149160.316177" calcext:value-type="float">
            <text:p>270149160.316177</text:p>
          </table:table-cell>
          <table:table-cell table:formula="of:=[.U64]+[.P64]/299702547*1000000000" office:value-type="float" office:value="270149163.652819" calcext:value-type="float">
            <text:p>270149163.652819</text:p>
          </table:table-cell>
        </table:table-row>
        <table:table-row table:style-name="ro1">
          <table:table-cell table:number-columns-repeated="3"/>
          <table:table-cell table:formula="of:=[.D64]+1000000" office:value-type="float" office:value="333498730.991448" calcext:value-type="float">
            <text:p>333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56012857.782428" calcext:value-type="float">
            <text:p>556012857.782428</text:p>
          </table:table-cell>
          <table:table-cell table:formula="of:=[.F65]+[.$E65]/299702547*1000000000" office:value-type="float" office:value="556012861.11907" calcext:value-type="float">
            <text:p>556012861.11907</text:p>
          </table:table-cell>
          <table:table-cell table:formula="of:=RAND()*10^9" office:value-type="float" office:value="112719924.191563" calcext:value-type="float">
            <text:p>112719924.191563</text:p>
          </table:table-cell>
          <table:table-cell table:formula="of:=[.H65]+[.E65]/299702547*1000000000" office:value-type="float" office:value="112719927.528205" calcext:value-type="float">
            <text:p>112719927.528205</text:p>
          </table:table-cell>
          <table:table-cell table:formula="of:=RAND()*10^9" office:value-type="float" office:value="112750917.530311" calcext:value-type="float">
            <text:p>112750917.530311</text:p>
          </table:table-cell>
          <table:table-cell table:formula="of:=[.J65]+[.E65]/299702547*1000000000" office:value-type="float" office:value="112750920.866952" calcext:value-type="float">
            <text:p>112750920.866952</text:p>
          </table:table-cell>
          <table:table-cell table:number-columns-repeated="3"/>
          <table:table-cell table:formula="of:=[.O64]+1000000" office:value-type="float" office:value="604804155.883289" calcext:value-type="float">
            <text:p>604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67315403.314284" calcext:value-type="float">
            <text:p>467315403.314284</text:p>
          </table:table-cell>
          <table:table-cell table:formula="of:=[.Q65]+[.P65]/299702547*1000000000" office:value-type="float" office:value="467315406.650925" calcext:value-type="float">
            <text:p>467315406.650925</text:p>
          </table:table-cell>
          <table:table-cell table:formula="of:=RAND()*10^9" office:value-type="float" office:value="510436640.6254" calcext:value-type="float">
            <text:p>510436640.6254</text:p>
          </table:table-cell>
          <table:table-cell table:formula="of:=[.S65]+[.P65]/299702547*1000000000" office:value-type="float" office:value="510436643.962041" calcext:value-type="float">
            <text:p>510436643.962041</text:p>
          </table:table-cell>
          <table:table-cell table:formula="of:=RAND()*10^9" office:value-type="float" office:value="723400633.995578" calcext:value-type="float">
            <text:p>723400633.995578</text:p>
          </table:table-cell>
          <table:table-cell table:formula="of:=[.U65]+[.P65]/299702547*1000000000" office:value-type="float" office:value="723400637.33222" calcext:value-type="float">
            <text:p>723400637.33222</text:p>
          </table:table-cell>
        </table:table-row>
        <table:table-row table:style-name="ro1">
          <table:table-cell table:number-columns-repeated="3"/>
          <table:table-cell table:formula="of:=[.D65]+1000000" office:value-type="float" office:value="334498730.991448" calcext:value-type="float">
            <text:p>334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49685367.495747" calcext:value-type="float">
            <text:p>749685367.495747</text:p>
          </table:table-cell>
          <table:table-cell table:formula="of:=[.F66]+[.$E66]/299702547*1000000000" office:value-type="float" office:value="749685370.832389" calcext:value-type="float">
            <text:p>749685370.832389</text:p>
          </table:table-cell>
          <table:table-cell table:formula="of:=RAND()*10^9" office:value-type="float" office:value="183851447.513186" calcext:value-type="float">
            <text:p>183851447.513186</text:p>
          </table:table-cell>
          <table:table-cell table:formula="of:=[.H66]+[.E66]/299702547*1000000000" office:value-type="float" office:value="183851450.849827" calcext:value-type="float">
            <text:p>183851450.849827</text:p>
          </table:table-cell>
          <table:table-cell table:formula="of:=RAND()*10^9" office:value-type="float" office:value="75401371.7769954" calcext:value-type="float">
            <text:p>75401371.7769954</text:p>
          </table:table-cell>
          <table:table-cell table:formula="of:=[.J66]+[.E66]/299702547*1000000000" office:value-type="float" office:value="75401375.113637" calcext:value-type="float">
            <text:p>75401375.113637</text:p>
          </table:table-cell>
          <table:table-cell table:number-columns-repeated="3"/>
          <table:table-cell table:formula="of:=[.O65]+1000000" office:value-type="float" office:value="605804155.883289" calcext:value-type="float">
            <text:p>605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21956400.84414" calcext:value-type="float">
            <text:p>221956400.84414</text:p>
          </table:table-cell>
          <table:table-cell table:formula="of:=[.Q66]+[.P66]/299702547*1000000000" office:value-type="float" office:value="221956404.180782" calcext:value-type="float">
            <text:p>221956404.180782</text:p>
          </table:table-cell>
          <table:table-cell table:formula="of:=RAND()*10^9" office:value-type="float" office:value="555096792.993041" calcext:value-type="float">
            <text:p>555096792.993041</text:p>
          </table:table-cell>
          <table:table-cell table:formula="of:=[.S66]+[.P66]/299702547*1000000000" office:value-type="float" office:value="555096796.329682" calcext:value-type="float">
            <text:p>555096796.329682</text:p>
          </table:table-cell>
          <table:table-cell table:formula="of:=RAND()*10^9" office:value-type="float" office:value="707894479.393832" calcext:value-type="float">
            <text:p>707894479.393832</text:p>
          </table:table-cell>
          <table:table-cell table:formula="of:=[.U66]+[.P66]/299702547*1000000000" office:value-type="float" office:value="707894482.730473" calcext:value-type="float">
            <text:p>707894482.730473</text:p>
          </table:table-cell>
        </table:table-row>
        <table:table-row table:style-name="ro1">
          <table:table-cell table:number-columns-repeated="3"/>
          <table:table-cell table:formula="of:=[.D66]+1000000" office:value-type="float" office:value="335498730.991448" calcext:value-type="float">
            <text:p>335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56831742.266762" calcext:value-type="float">
            <text:p>856831742.266762</text:p>
          </table:table-cell>
          <table:table-cell table:formula="of:=[.F67]+[.$E67]/299702547*1000000000" office:value-type="float" office:value="856831745.603404" calcext:value-type="float">
            <text:p>856831745.603404</text:p>
          </table:table-cell>
          <table:table-cell table:formula="of:=RAND()*10^9" office:value-type="float" office:value="930524054.358938" calcext:value-type="float">
            <text:p>930524054.358938</text:p>
          </table:table-cell>
          <table:table-cell table:formula="of:=[.H67]+[.E67]/299702547*1000000000" office:value-type="float" office:value="930524057.695579" calcext:value-type="float">
            <text:p>930524057.695579</text:p>
          </table:table-cell>
          <table:table-cell table:formula="of:=RAND()*10^9" office:value-type="float" office:value="104889218.227128" calcext:value-type="float">
            <text:p>104889218.227128</text:p>
          </table:table-cell>
          <table:table-cell table:formula="of:=[.J67]+[.E67]/299702547*1000000000" office:value-type="float" office:value="104889221.56377" calcext:value-type="float">
            <text:p>104889221.56377</text:p>
          </table:table-cell>
          <table:table-cell table:number-columns-repeated="3"/>
          <table:table-cell table:formula="of:=[.O66]+1000000" office:value-type="float" office:value="606804155.883289" calcext:value-type="float">
            <text:p>606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71066626.899238" calcext:value-type="float">
            <text:p>671066626.899238</text:p>
          </table:table-cell>
          <table:table-cell table:formula="of:=[.Q67]+[.P67]/299702547*1000000000" office:value-type="float" office:value="671066630.235879" calcext:value-type="float">
            <text:p>671066630.235879</text:p>
          </table:table-cell>
          <table:table-cell table:formula="of:=RAND()*10^9" office:value-type="float" office:value="256617652.178865" calcext:value-type="float">
            <text:p>256617652.178865</text:p>
          </table:table-cell>
          <table:table-cell table:formula="of:=[.S67]+[.P67]/299702547*1000000000" office:value-type="float" office:value="256617655.515506" calcext:value-type="float">
            <text:p>256617655.515506</text:p>
          </table:table-cell>
          <table:table-cell table:formula="of:=RAND()*10^9" office:value-type="float" office:value="48081932.3871708" calcext:value-type="float">
            <text:p>48081932.3871708</text:p>
          </table:table-cell>
          <table:table-cell table:formula="of:=[.U67]+[.P67]/299702547*1000000000" office:value-type="float" office:value="48081935.7238125" calcext:value-type="float">
            <text:p>48081935.7238125</text:p>
          </table:table-cell>
        </table:table-row>
        <table:table-row table:style-name="ro1">
          <table:table-cell table:number-columns-repeated="3"/>
          <table:table-cell table:formula="of:=[.D67]+1000000" office:value-type="float" office:value="336498730.991448" calcext:value-type="float">
            <text:p>336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24774583.522737" calcext:value-type="float">
            <text:p>224774583.522737</text:p>
          </table:table-cell>
          <table:table-cell table:formula="of:=[.F68]+[.$E68]/299702547*1000000000" office:value-type="float" office:value="224774586.859379" calcext:value-type="float">
            <text:p>224774586.859379</text:p>
          </table:table-cell>
          <table:table-cell table:formula="of:=RAND()*10^9" office:value-type="float" office:value="822434978.432536" calcext:value-type="float">
            <text:p>822434978.432536</text:p>
          </table:table-cell>
          <table:table-cell table:formula="of:=[.H68]+[.E68]/299702547*1000000000" office:value-type="float" office:value="822434981.769177" calcext:value-type="float">
            <text:p>822434981.769177</text:p>
          </table:table-cell>
          <table:table-cell table:formula="of:=RAND()*10^9" office:value-type="float" office:value="254144589.259699" calcext:value-type="float">
            <text:p>254144589.259699</text:p>
          </table:table-cell>
          <table:table-cell table:formula="of:=[.J68]+[.E68]/299702547*1000000000" office:value-type="float" office:value="254144592.596341" calcext:value-type="float">
            <text:p>254144592.596341</text:p>
          </table:table-cell>
          <table:table-cell table:number-columns-repeated="3"/>
          <table:table-cell table:formula="of:=[.O67]+1000000" office:value-type="float" office:value="607804155.883289" calcext:value-type="float">
            <text:p>607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23924332.476155" calcext:value-type="float">
            <text:p>223924332.476155</text:p>
          </table:table-cell>
          <table:table-cell table:formula="of:=[.Q68]+[.P68]/299702547*1000000000" office:value-type="float" office:value="223924335.812796" calcext:value-type="float">
            <text:p>223924335.812796</text:p>
          </table:table-cell>
          <table:table-cell table:formula="of:=RAND()*10^9" office:value-type="float" office:value="756280834.300194" calcext:value-type="float">
            <text:p>756280834.300194</text:p>
          </table:table-cell>
          <table:table-cell table:formula="of:=[.S68]+[.P68]/299702547*1000000000" office:value-type="float" office:value="756280837.636836" calcext:value-type="float">
            <text:p>756280837.636836</text:p>
          </table:table-cell>
          <table:table-cell table:formula="of:=RAND()*10^9" office:value-type="float" office:value="538980880.559242" calcext:value-type="float">
            <text:p>538980880.559242</text:p>
          </table:table-cell>
          <table:table-cell table:formula="of:=[.U68]+[.P68]/299702547*1000000000" office:value-type="float" office:value="538980883.895884" calcext:value-type="float">
            <text:p>538980883.895884</text:p>
          </table:table-cell>
        </table:table-row>
        <table:table-row table:style-name="ro1">
          <table:table-cell table:number-columns-repeated="3"/>
          <table:table-cell table:formula="of:=[.D68]+1000000" office:value-type="float" office:value="337498730.991448" calcext:value-type="float">
            <text:p>337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7352643.8223781" calcext:value-type="float">
            <text:p>97352643.8223781</text:p>
          </table:table-cell>
          <table:table-cell table:formula="of:=[.F69]+[.$E69]/299702547*1000000000" office:value-type="float" office:value="97352647.1590197" calcext:value-type="float">
            <text:p>97352647.1590197</text:p>
          </table:table-cell>
          <table:table-cell table:formula="of:=RAND()*10^9" office:value-type="float" office:value="955375847.016582" calcext:value-type="float">
            <text:p>955375847.016582</text:p>
          </table:table-cell>
          <table:table-cell table:formula="of:=[.H69]+[.E69]/299702547*1000000000" office:value-type="float" office:value="955375850.353224" calcext:value-type="float">
            <text:p>955375850.353224</text:p>
          </table:table-cell>
          <table:table-cell table:formula="of:=RAND()*10^9" office:value-type="float" office:value="246900773.994934" calcext:value-type="float">
            <text:p>246900773.994934</text:p>
          </table:table-cell>
          <table:table-cell table:formula="of:=[.J69]+[.E69]/299702547*1000000000" office:value-type="float" office:value="246900777.331576" calcext:value-type="float">
            <text:p>246900777.331576</text:p>
          </table:table-cell>
          <table:table-cell table:number-columns-repeated="3"/>
          <table:table-cell table:formula="of:=[.O68]+1000000" office:value-type="float" office:value="608804155.883289" calcext:value-type="float">
            <text:p>608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67339487.67978" calcext:value-type="float">
            <text:p>267339487.67978</text:p>
          </table:table-cell>
          <table:table-cell table:formula="of:=[.Q69]+[.P69]/299702547*1000000000" office:value-type="float" office:value="267339491.016422" calcext:value-type="float">
            <text:p>267339491.016422</text:p>
          </table:table-cell>
          <table:table-cell table:formula="of:=RAND()*10^9" office:value-type="float" office:value="397418406.300639" calcext:value-type="float">
            <text:p>397418406.300639</text:p>
          </table:table-cell>
          <table:table-cell table:formula="of:=[.S69]+[.P69]/299702547*1000000000" office:value-type="float" office:value="397418409.637281" calcext:value-type="float">
            <text:p>397418409.637281</text:p>
          </table:table-cell>
          <table:table-cell table:formula="of:=RAND()*10^9" office:value-type="float" office:value="565382260.192459" calcext:value-type="float">
            <text:p>565382260.192459</text:p>
          </table:table-cell>
          <table:table-cell table:formula="of:=[.U69]+[.P69]/299702547*1000000000" office:value-type="float" office:value="565382263.529101" calcext:value-type="float">
            <text:p>565382263.529101</text:p>
          </table:table-cell>
        </table:table-row>
        <table:table-row table:style-name="ro1">
          <table:table-cell table:number-columns-repeated="3"/>
          <table:table-cell table:formula="of:=[.D69]+1000000" office:value-type="float" office:value="338498730.991448" calcext:value-type="float">
            <text:p>338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92535699.815648" calcext:value-type="float">
            <text:p>292535699.815648</text:p>
          </table:table-cell>
          <table:table-cell table:formula="of:=[.F70]+[.$E70]/299702547*1000000000" office:value-type="float" office:value="292535703.152289" calcext:value-type="float">
            <text:p>292535703.152289</text:p>
          </table:table-cell>
          <table:table-cell table:formula="of:=RAND()*10^9" office:value-type="float" office:value="612060852.629126" calcext:value-type="float">
            <text:p>612060852.629126</text:p>
          </table:table-cell>
          <table:table-cell table:formula="of:=[.H70]+[.E70]/299702547*1000000000" office:value-type="float" office:value="612060855.965768" calcext:value-type="float">
            <text:p>612060855.965768</text:p>
          </table:table-cell>
          <table:table-cell table:formula="of:=RAND()*10^9" office:value-type="float" office:value="963630201.19323" calcext:value-type="float">
            <text:p>963630201.19323</text:p>
          </table:table-cell>
          <table:table-cell table:formula="of:=[.J70]+[.E70]/299702547*1000000000" office:value-type="float" office:value="963630204.529872" calcext:value-type="float">
            <text:p>963630204.529872</text:p>
          </table:table-cell>
          <table:table-cell table:number-columns-repeated="3"/>
          <table:table-cell table:formula="of:=[.O69]+1000000" office:value-type="float" office:value="609804155.883289" calcext:value-type="float">
            <text:p>609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01148526.499535" calcext:value-type="float">
            <text:p>501148526.499535</text:p>
          </table:table-cell>
          <table:table-cell table:formula="of:=[.Q70]+[.P70]/299702547*1000000000" office:value-type="float" office:value="501148529.836177" calcext:value-type="float">
            <text:p>501148529.836177</text:p>
          </table:table-cell>
          <table:table-cell table:formula="of:=RAND()*10^9" office:value-type="float" office:value="577759425.22709" calcext:value-type="float">
            <text:p>577759425.22709</text:p>
          </table:table-cell>
          <table:table-cell table:formula="of:=[.S70]+[.P70]/299702547*1000000000" office:value-type="float" office:value="577759428.563732" calcext:value-type="float">
            <text:p>577759428.563732</text:p>
          </table:table-cell>
          <table:table-cell table:formula="of:=RAND()*10^9" office:value-type="float" office:value="316247409.423732" calcext:value-type="float">
            <text:p>316247409.423732</text:p>
          </table:table-cell>
          <table:table-cell table:formula="of:=[.U70]+[.P70]/299702547*1000000000" office:value-type="float" office:value="316247412.760374" calcext:value-type="float">
            <text:p>316247412.760374</text:p>
          </table:table-cell>
        </table:table-row>
        <table:table-row table:style-name="ro1">
          <table:table-cell table:number-columns-repeated="3"/>
          <table:table-cell table:formula="of:=[.D70]+1000000" office:value-type="float" office:value="339498730.991448" calcext:value-type="float">
            <text:p>339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0744307.3599144" calcext:value-type="float">
            <text:p>90744307.3599144</text:p>
          </table:table-cell>
          <table:table-cell table:formula="of:=[.F71]+[.$E71]/299702547*1000000000" office:value-type="float" office:value="90744310.696556" calcext:value-type="float">
            <text:p>90744310.696556</text:p>
          </table:table-cell>
          <table:table-cell table:formula="of:=RAND()*10^9" office:value-type="float" office:value="416935073.681032" calcext:value-type="float">
            <text:p>416935073.681032</text:p>
          </table:table-cell>
          <table:table-cell table:formula="of:=[.H71]+[.E71]/299702547*1000000000" office:value-type="float" office:value="416935077.017674" calcext:value-type="float">
            <text:p>416935077.017674</text:p>
          </table:table-cell>
          <table:table-cell table:formula="of:=RAND()*10^9" office:value-type="float" office:value="633161892.074386" calcext:value-type="float">
            <text:p>633161892.074386</text:p>
          </table:table-cell>
          <table:table-cell table:formula="of:=[.J71]+[.E71]/299702547*1000000000" office:value-type="float" office:value="633161895.411028" calcext:value-type="float">
            <text:p>633161895.411028</text:p>
          </table:table-cell>
          <table:table-cell table:number-columns-repeated="3"/>
          <table:table-cell table:formula="of:=[.O70]+1000000" office:value-type="float" office:value="610804155.883289" calcext:value-type="float">
            <text:p>610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72542771.042381" calcext:value-type="float">
            <text:p>972542771.042381</text:p>
          </table:table-cell>
          <table:table-cell table:formula="of:=[.Q71]+[.P71]/299702547*1000000000" office:value-type="float" office:value="972542774.379023" calcext:value-type="float">
            <text:p>972542774.379023</text:p>
          </table:table-cell>
          <table:table-cell table:formula="of:=RAND()*10^9" office:value-type="float" office:value="811707087.901452" calcext:value-type="float">
            <text:p>811707087.901452</text:p>
          </table:table-cell>
          <table:table-cell table:formula="of:=[.S71]+[.P71]/299702547*1000000000" office:value-type="float" office:value="811707091.238094" calcext:value-type="float">
            <text:p>811707091.238094</text:p>
          </table:table-cell>
          <table:table-cell table:formula="of:=RAND()*10^9" office:value-type="float" office:value="674982046.923549" calcext:value-type="float">
            <text:p>674982046.923549</text:p>
          </table:table-cell>
          <table:table-cell table:formula="of:=[.U71]+[.P71]/299702547*1000000000" office:value-type="float" office:value="674982050.26019" calcext:value-type="float">
            <text:p>674982050.26019</text:p>
          </table:table-cell>
        </table:table-row>
        <table:table-row table:style-name="ro1">
          <table:table-cell table:number-columns-repeated="3"/>
          <table:table-cell table:formula="of:=[.D71]+1000000" office:value-type="float" office:value="340498730.991448" calcext:value-type="float">
            <text:p>340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74745695.017577" calcext:value-type="float">
            <text:p>574745695.017577</text:p>
          </table:table-cell>
          <table:table-cell table:formula="of:=[.F72]+[.$E72]/299702547*1000000000" office:value-type="float" office:value="574745698.354219" calcext:value-type="float">
            <text:p>574745698.354219</text:p>
          </table:table-cell>
          <table:table-cell table:formula="of:=RAND()*10^9" office:value-type="float" office:value="375165777.939373" calcext:value-type="float">
            <text:p>375165777.939373</text:p>
          </table:table-cell>
          <table:table-cell table:formula="of:=[.H72]+[.E72]/299702547*1000000000" office:value-type="float" office:value="375165781.276014" calcext:value-type="float">
            <text:p>375165781.276014</text:p>
          </table:table-cell>
          <table:table-cell table:formula="of:=RAND()*10^9" office:value-type="float" office:value="447769481.878822" calcext:value-type="float">
            <text:p>447769481.878822</text:p>
          </table:table-cell>
          <table:table-cell table:formula="of:=[.J72]+[.E72]/299702547*1000000000" office:value-type="float" office:value="447769485.215464" calcext:value-type="float">
            <text:p>447769485.215464</text:p>
          </table:table-cell>
          <table:table-cell table:number-columns-repeated="3"/>
          <table:table-cell table:formula="of:=[.O71]+1000000" office:value-type="float" office:value="611804155.883289" calcext:value-type="float">
            <text:p>611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72075489.835789" calcext:value-type="float">
            <text:p>572075489.835789</text:p>
          </table:table-cell>
          <table:table-cell table:formula="of:=[.Q72]+[.P72]/299702547*1000000000" office:value-type="float" office:value="572075493.172431" calcext:value-type="float">
            <text:p>572075493.172431</text:p>
          </table:table-cell>
          <table:table-cell table:formula="of:=RAND()*10^9" office:value-type="float" office:value="688915241.520812" calcext:value-type="float">
            <text:p>688915241.520812</text:p>
          </table:table-cell>
          <table:table-cell table:formula="of:=[.S72]+[.P72]/299702547*1000000000" office:value-type="float" office:value="688915244.857454" calcext:value-type="float">
            <text:p>688915244.857454</text:p>
          </table:table-cell>
          <table:table-cell table:formula="of:=RAND()*10^9" office:value-type="float" office:value="520285197.667968" calcext:value-type="float">
            <text:p>520285197.667968</text:p>
          </table:table-cell>
          <table:table-cell table:formula="of:=[.U72]+[.P72]/299702547*1000000000" office:value-type="float" office:value="520285201.004609" calcext:value-type="float">
            <text:p>520285201.004609</text:p>
          </table:table-cell>
        </table:table-row>
        <table:table-row table:style-name="ro1">
          <table:table-cell table:number-columns-repeated="3"/>
          <table:table-cell table:formula="of:=[.D72]+1000000" office:value-type="float" office:value="341498730.991448" calcext:value-type="float">
            <text:p>341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52092974.742861" calcext:value-type="float">
            <text:p>952092974.742861</text:p>
          </table:table-cell>
          <table:table-cell table:formula="of:=[.F73]+[.$E73]/299702547*1000000000" office:value-type="float" office:value="952092978.079503" calcext:value-type="float">
            <text:p>952092978.079503</text:p>
          </table:table-cell>
          <table:table-cell table:formula="of:=RAND()*10^9" office:value-type="float" office:value="947605090.318247" calcext:value-type="float">
            <text:p>947605090.318247</text:p>
          </table:table-cell>
          <table:table-cell table:formula="of:=[.H73]+[.E73]/299702547*1000000000" office:value-type="float" office:value="947605093.654888" calcext:value-type="float">
            <text:p>947605093.654888</text:p>
          </table:table-cell>
          <table:table-cell table:formula="of:=RAND()*10^9" office:value-type="float" office:value="583600783.940196" calcext:value-type="float">
            <text:p>583600783.940196</text:p>
          </table:table-cell>
          <table:table-cell table:formula="of:=[.J73]+[.E73]/299702547*1000000000" office:value-type="float" office:value="583600787.276837" calcext:value-type="float">
            <text:p>583600787.276837</text:p>
          </table:table-cell>
          <table:table-cell table:number-columns-repeated="3"/>
          <table:table-cell table:formula="of:=[.O72]+1000000" office:value-type="float" office:value="612804155.883289" calcext:value-type="float">
            <text:p>612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16803879.368753" calcext:value-type="float">
            <text:p>216803879.368753</text:p>
          </table:table-cell>
          <table:table-cell table:formula="of:=[.Q73]+[.P73]/299702547*1000000000" office:value-type="float" office:value="216803882.705395" calcext:value-type="float">
            <text:p>216803882.705395</text:p>
          </table:table-cell>
          <table:table-cell table:formula="of:=RAND()*10^9" office:value-type="float" office:value="35068533.1754601" calcext:value-type="float">
            <text:p>35068533.1754601</text:p>
          </table:table-cell>
          <table:table-cell table:formula="of:=[.S73]+[.P73]/299702547*1000000000" office:value-type="float" office:value="35068536.5121017" calcext:value-type="float">
            <text:p>35068536.5121017</text:p>
          </table:table-cell>
          <table:table-cell table:formula="of:=RAND()*10^9" office:value-type="float" office:value="564591302.224431" calcext:value-type="float">
            <text:p>564591302.224431</text:p>
          </table:table-cell>
          <table:table-cell table:formula="of:=[.U73]+[.P73]/299702547*1000000000" office:value-type="float" office:value="564591305.561073" calcext:value-type="float">
            <text:p>564591305.561073</text:p>
          </table:table-cell>
        </table:table-row>
        <table:table-row table:style-name="ro1">
          <table:table-cell table:number-columns-repeated="3"/>
          <table:table-cell table:formula="of:=[.D73]+1000000" office:value-type="float" office:value="342498730.991448" calcext:value-type="float">
            <text:p>342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53828039.470484" calcext:value-type="float">
            <text:p>153828039.470484</text:p>
          </table:table-cell>
          <table:table-cell table:formula="of:=[.F74]+[.$E74]/299702547*1000000000" office:value-type="float" office:value="153828042.807125" calcext:value-type="float">
            <text:p>153828042.807125</text:p>
          </table:table-cell>
          <table:table-cell table:formula="of:=RAND()*10^9" office:value-type="float" office:value="656641203.877271" calcext:value-type="float">
            <text:p>656641203.877271</text:p>
          </table:table-cell>
          <table:table-cell table:formula="of:=[.H74]+[.E74]/299702547*1000000000" office:value-type="float" office:value="656641207.213913" calcext:value-type="float">
            <text:p>656641207.213913</text:p>
          </table:table-cell>
          <table:table-cell table:formula="of:=RAND()*10^9" office:value-type="float" office:value="120437837.509832" calcext:value-type="float">
            <text:p>120437837.509832</text:p>
          </table:table-cell>
          <table:table-cell table:formula="of:=[.J74]+[.E74]/299702547*1000000000" office:value-type="float" office:value="120437840.846474" calcext:value-type="float">
            <text:p>120437840.846474</text:p>
          </table:table-cell>
          <table:table-cell table:number-columns-repeated="3"/>
          <table:table-cell table:formula="of:=[.O73]+1000000" office:value-type="float" office:value="613804155.883289" calcext:value-type="float">
            <text:p>613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24935234.903206" calcext:value-type="float">
            <text:p>124935234.903206</text:p>
          </table:table-cell>
          <table:table-cell table:formula="of:=[.Q74]+[.P74]/299702547*1000000000" office:value-type="float" office:value="124935238.239847" calcext:value-type="float">
            <text:p>124935238.239847</text:p>
          </table:table-cell>
          <table:table-cell table:formula="of:=RAND()*10^9" office:value-type="float" office:value="138003073.395721" calcext:value-type="float">
            <text:p>138003073.395721</text:p>
          </table:table-cell>
          <table:table-cell table:formula="of:=[.S74]+[.P74]/299702547*1000000000" office:value-type="float" office:value="138003076.732363" calcext:value-type="float">
            <text:p>138003076.732363</text:p>
          </table:table-cell>
          <table:table-cell table:formula="of:=RAND()*10^9" office:value-type="float" office:value="279184571.497028" calcext:value-type="float">
            <text:p>279184571.497028</text:p>
          </table:table-cell>
          <table:table-cell table:formula="of:=[.U74]+[.P74]/299702547*1000000000" office:value-type="float" office:value="279184574.83367" calcext:value-type="float">
            <text:p>279184574.83367</text:p>
          </table:table-cell>
        </table:table-row>
        <table:table-row table:style-name="ro1">
          <table:table-cell table:number-columns-repeated="3"/>
          <table:table-cell table:formula="of:=[.D74]+1000000" office:value-type="float" office:value="343498730.991448" calcext:value-type="float">
            <text:p>343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25099361.466645" calcext:value-type="float">
            <text:p>725099361.466645</text:p>
          </table:table-cell>
          <table:table-cell table:formula="of:=[.F75]+[.$E75]/299702547*1000000000" office:value-type="float" office:value="725099364.803286" calcext:value-type="float">
            <text:p>725099364.803286</text:p>
          </table:table-cell>
          <table:table-cell table:formula="of:=RAND()*10^9" office:value-type="float" office:value="679058039.902221" calcext:value-type="float">
            <text:p>679058039.902221</text:p>
          </table:table-cell>
          <table:table-cell table:formula="of:=[.H75]+[.E75]/299702547*1000000000" office:value-type="float" office:value="679058043.238863" calcext:value-type="float">
            <text:p>679058043.238863</text:p>
          </table:table-cell>
          <table:table-cell table:formula="of:=RAND()*10^9" office:value-type="float" office:value="870474306.29466" calcext:value-type="float">
            <text:p>870474306.29466</text:p>
          </table:table-cell>
          <table:table-cell table:formula="of:=[.J75]+[.E75]/299702547*1000000000" office:value-type="float" office:value="870474309.631302" calcext:value-type="float">
            <text:p>870474309.631302</text:p>
          </table:table-cell>
          <table:table-cell table:number-columns-repeated="3"/>
          <table:table-cell table:formula="of:=[.O74]+1000000" office:value-type="float" office:value="614804155.883289" calcext:value-type="float">
            <text:p>614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82537178.495697" calcext:value-type="float">
            <text:p>482537178.495697</text:p>
          </table:table-cell>
          <table:table-cell table:formula="of:=[.Q75]+[.P75]/299702547*1000000000" office:value-type="float" office:value="482537181.832339" calcext:value-type="float">
            <text:p>482537181.832339</text:p>
          </table:table-cell>
          <table:table-cell table:formula="of:=RAND()*10^9" office:value-type="float" office:value="29148733.9562577" calcext:value-type="float">
            <text:p>29148733.9562577</text:p>
          </table:table-cell>
          <table:table-cell table:formula="of:=[.S75]+[.P75]/299702547*1000000000" office:value-type="float" office:value="29148737.2928994" calcext:value-type="float">
            <text:p>29148737.2928994</text:p>
          </table:table-cell>
          <table:table-cell table:formula="of:=RAND()*10^9" office:value-type="float" office:value="493994588.20421" calcext:value-type="float">
            <text:p>493994588.20421</text:p>
          </table:table-cell>
          <table:table-cell table:formula="of:=[.U75]+[.P75]/299702547*1000000000" office:value-type="float" office:value="493994591.540851" calcext:value-type="float">
            <text:p>493994591.540851</text:p>
          </table:table-cell>
        </table:table-row>
        <table:table-row table:style-name="ro1">
          <table:table-cell table:number-columns-repeated="3"/>
          <table:table-cell table:formula="of:=[.D75]+1000000" office:value-type="float" office:value="344498730.991448" calcext:value-type="float">
            <text:p>344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04901876.089476" calcext:value-type="float">
            <text:p>804901876.089476</text:p>
          </table:table-cell>
          <table:table-cell table:formula="of:=[.F76]+[.$E76]/299702547*1000000000" office:value-type="float" office:value="804901879.426118" calcext:value-type="float">
            <text:p>804901879.426118</text:p>
          </table:table-cell>
          <table:table-cell table:formula="of:=RAND()*10^9" office:value-type="float" office:value="306870162.527311" calcext:value-type="float">
            <text:p>306870162.527311</text:p>
          </table:table-cell>
          <table:table-cell table:formula="of:=[.H76]+[.E76]/299702547*1000000000" office:value-type="float" office:value="306870165.863952" calcext:value-type="float">
            <text:p>306870165.863952</text:p>
          </table:table-cell>
          <table:table-cell table:formula="of:=RAND()*10^9" office:value-type="float" office:value="982307554.324187" calcext:value-type="float">
            <text:p>982307554.324187</text:p>
          </table:table-cell>
          <table:table-cell table:formula="of:=[.J76]+[.E76]/299702547*1000000000" office:value-type="float" office:value="982307557.660829" calcext:value-type="float">
            <text:p>982307557.660829</text:p>
          </table:table-cell>
          <table:table-cell table:number-columns-repeated="3"/>
          <table:table-cell table:formula="of:=[.O75]+1000000" office:value-type="float" office:value="615804155.883289" calcext:value-type="float">
            <text:p>615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70872492.972575" calcext:value-type="float">
            <text:p>470872492.972575</text:p>
          </table:table-cell>
          <table:table-cell table:formula="of:=[.Q76]+[.P76]/299702547*1000000000" office:value-type="float" office:value="470872496.309217" calcext:value-type="float">
            <text:p>470872496.309217</text:p>
          </table:table-cell>
          <table:table-cell table:formula="of:=RAND()*10^9" office:value-type="float" office:value="984903822.441294" calcext:value-type="float">
            <text:p>984903822.441294</text:p>
          </table:table-cell>
          <table:table-cell table:formula="of:=[.S76]+[.P76]/299702547*1000000000" office:value-type="float" office:value="984903825.777935" calcext:value-type="float">
            <text:p>984903825.777935</text:p>
          </table:table-cell>
          <table:table-cell table:formula="of:=RAND()*10^9" office:value-type="float" office:value="935587079.896149" calcext:value-type="float">
            <text:p>935587079.896149</text:p>
          </table:table-cell>
          <table:table-cell table:formula="of:=[.U76]+[.P76]/299702547*1000000000" office:value-type="float" office:value="935587083.23279" calcext:value-type="float">
            <text:p>935587083.23279</text:p>
          </table:table-cell>
        </table:table-row>
        <table:table-row table:style-name="ro1">
          <table:table-cell table:number-columns-repeated="3"/>
          <table:table-cell table:formula="of:=[.D76]+1000000" office:value-type="float" office:value="345498730.991448" calcext:value-type="float">
            <text:p>345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051691.21031316" calcext:value-type="float">
            <text:p>1051691.21031316</text:p>
          </table:table-cell>
          <table:table-cell table:formula="of:=[.F77]+[.$E77]/299702547*1000000000" office:value-type="float" office:value="1051694.5469548" calcext:value-type="float">
            <text:p>1051694.5469548</text:p>
          </table:table-cell>
          <table:table-cell table:formula="of:=RAND()*10^9" office:value-type="float" office:value="369590658.853383" calcext:value-type="float">
            <text:p>369590658.853383</text:p>
          </table:table-cell>
          <table:table-cell table:formula="of:=[.H77]+[.E77]/299702547*1000000000" office:value-type="float" office:value="369590662.190025" calcext:value-type="float">
            <text:p>369590662.190025</text:p>
          </table:table-cell>
          <table:table-cell table:formula="of:=RAND()*10^9" office:value-type="float" office:value="891763266.141474" calcext:value-type="float">
            <text:p>891763266.141474</text:p>
          </table:table-cell>
          <table:table-cell table:formula="of:=[.J77]+[.E77]/299702547*1000000000" office:value-type="float" office:value="891763269.478115" calcext:value-type="float">
            <text:p>891763269.478115</text:p>
          </table:table-cell>
          <table:table-cell table:number-columns-repeated="3"/>
          <table:table-cell table:formula="of:=[.O76]+1000000" office:value-type="float" office:value="616804155.883289" calcext:value-type="float">
            <text:p>616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87848597.777524" calcext:value-type="float">
            <text:p>287848597.777524</text:p>
          </table:table-cell>
          <table:table-cell table:formula="of:=[.Q77]+[.P77]/299702547*1000000000" office:value-type="float" office:value="287848601.114166" calcext:value-type="float">
            <text:p>287848601.114166</text:p>
          </table:table-cell>
          <table:table-cell table:formula="of:=RAND()*10^9" office:value-type="float" office:value="386785947.487203" calcext:value-type="float">
            <text:p>386785947.487203</text:p>
          </table:table-cell>
          <table:table-cell table:formula="of:=[.S77]+[.P77]/299702547*1000000000" office:value-type="float" office:value="386785950.823845" calcext:value-type="float">
            <text:p>386785950.823845</text:p>
          </table:table-cell>
          <table:table-cell table:formula="of:=RAND()*10^9" office:value-type="float" office:value="403960934.479405" calcext:value-type="float">
            <text:p>403960934.479405</text:p>
          </table:table-cell>
          <table:table-cell table:formula="of:=[.U77]+[.P77]/299702547*1000000000" office:value-type="float" office:value="403960937.816046" calcext:value-type="float">
            <text:p>403960937.816046</text:p>
          </table:table-cell>
        </table:table-row>
        <table:table-row table:style-name="ro1">
          <table:table-cell table:number-columns-repeated="3"/>
          <table:table-cell table:formula="of:=[.D77]+1000000" office:value-type="float" office:value="346498730.991448" calcext:value-type="float">
            <text:p>346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19586633.159671" calcext:value-type="float">
            <text:p>319586633.159671</text:p>
          </table:table-cell>
          <table:table-cell table:formula="of:=[.F78]+[.$E78]/299702547*1000000000" office:value-type="float" office:value="319586636.496312" calcext:value-type="float">
            <text:p>319586636.496312</text:p>
          </table:table-cell>
          <table:table-cell table:formula="of:=RAND()*10^9" office:value-type="float" office:value="279960879.426562" calcext:value-type="float">
            <text:p>279960879.426562</text:p>
          </table:table-cell>
          <table:table-cell table:formula="of:=[.H78]+[.E78]/299702547*1000000000" office:value-type="float" office:value="279960882.763203" calcext:value-type="float">
            <text:p>279960882.763203</text:p>
          </table:table-cell>
          <table:table-cell table:formula="of:=RAND()*10^9" office:value-type="float" office:value="736021519.388282" calcext:value-type="float">
            <text:p>736021519.388282</text:p>
          </table:table-cell>
          <table:table-cell table:formula="of:=[.J78]+[.E78]/299702547*1000000000" office:value-type="float" office:value="736021522.724924" calcext:value-type="float">
            <text:p>736021522.724924</text:p>
          </table:table-cell>
          <table:table-cell table:number-columns-repeated="3"/>
          <table:table-cell table:formula="of:=[.O77]+1000000" office:value-type="float" office:value="617804155.883289" calcext:value-type="float">
            <text:p>617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50168510.908583" calcext:value-type="float">
            <text:p>750168510.908583</text:p>
          </table:table-cell>
          <table:table-cell table:formula="of:=[.Q78]+[.P78]/299702547*1000000000" office:value-type="float" office:value="750168514.245225" calcext:value-type="float">
            <text:p>750168514.245225</text:p>
          </table:table-cell>
          <table:table-cell table:formula="of:=RAND()*10^9" office:value-type="float" office:value="803068728.17463" calcext:value-type="float">
            <text:p>803068728.17463</text:p>
          </table:table-cell>
          <table:table-cell table:formula="of:=[.S78]+[.P78]/299702547*1000000000" office:value-type="float" office:value="803068731.511272" calcext:value-type="float">
            <text:p>803068731.511272</text:p>
          </table:table-cell>
          <table:table-cell table:formula="of:=RAND()*10^9" office:value-type="float" office:value="7970560.5715517" calcext:value-type="float">
            <text:p>7970560.5715517</text:p>
          </table:table-cell>
          <table:table-cell table:formula="of:=[.U78]+[.P78]/299702547*1000000000" office:value-type="float" office:value="7970563.90819335" calcext:value-type="float">
            <text:p>7970563.90819335</text:p>
          </table:table-cell>
        </table:table-row>
        <table:table-row table:style-name="ro1">
          <table:table-cell table:number-columns-repeated="3"/>
          <table:table-cell table:formula="of:=[.D78]+1000000" office:value-type="float" office:value="347498730.991448" calcext:value-type="float">
            <text:p>347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70336758.37649" calcext:value-type="float">
            <text:p>570336758.37649</text:p>
          </table:table-cell>
          <table:table-cell table:formula="of:=[.F79]+[.$E79]/299702547*1000000000" office:value-type="float" office:value="570336761.713132" calcext:value-type="float">
            <text:p>570336761.713132</text:p>
          </table:table-cell>
          <table:table-cell table:formula="of:=RAND()*10^9" office:value-type="float" office:value="669914632.184307" calcext:value-type="float">
            <text:p>669914632.184307</text:p>
          </table:table-cell>
          <table:table-cell table:formula="of:=[.H79]+[.E79]/299702547*1000000000" office:value-type="float" office:value="669914635.520948" calcext:value-type="float">
            <text:p>669914635.520948</text:p>
          </table:table-cell>
          <table:table-cell table:formula="of:=RAND()*10^9" office:value-type="float" office:value="578935923.439377" calcext:value-type="float">
            <text:p>578935923.439377</text:p>
          </table:table-cell>
          <table:table-cell table:formula="of:=[.J79]+[.E79]/299702547*1000000000" office:value-type="float" office:value="578935926.776019" calcext:value-type="float">
            <text:p>578935926.776019</text:p>
          </table:table-cell>
          <table:table-cell table:number-columns-repeated="3"/>
          <table:table-cell table:formula="of:=[.O78]+1000000" office:value-type="float" office:value="618804155.883289" calcext:value-type="float">
            <text:p>618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11885729.421639" calcext:value-type="float">
            <text:p>611885729.421639</text:p>
          </table:table-cell>
          <table:table-cell table:formula="of:=[.Q79]+[.P79]/299702547*1000000000" office:value-type="float" office:value="611885732.75828" calcext:value-type="float">
            <text:p>611885732.75828</text:p>
          </table:table-cell>
          <table:table-cell table:formula="of:=RAND()*10^9" office:value-type="float" office:value="597311020.751828" calcext:value-type="float">
            <text:p>597311020.751828</text:p>
          </table:table-cell>
          <table:table-cell table:formula="of:=[.S79]+[.P79]/299702547*1000000000" office:value-type="float" office:value="597311024.08847" calcext:value-type="float">
            <text:p>597311024.08847</text:p>
          </table:table-cell>
          <table:table-cell table:formula="of:=RAND()*10^9" office:value-type="float" office:value="611644566.574163" calcext:value-type="float">
            <text:p>611644566.574163</text:p>
          </table:table-cell>
          <table:table-cell table:formula="of:=[.U79]+[.P79]/299702547*1000000000" office:value-type="float" office:value="611644569.910804" calcext:value-type="float">
            <text:p>611644569.910804</text:p>
          </table:table-cell>
        </table:table-row>
        <table:table-row table:style-name="ro1">
          <table:table-cell table:number-columns-repeated="3"/>
          <table:table-cell table:formula="of:=[.D79]+1000000" office:value-type="float" office:value="348498730.991448" calcext:value-type="float">
            <text:p>348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7902826.9538515" calcext:value-type="float">
            <text:p>97902826.9538515</text:p>
          </table:table-cell>
          <table:table-cell table:formula="of:=[.F80]+[.$E80]/299702547*1000000000" office:value-type="float" office:value="97902830.2904931" calcext:value-type="float">
            <text:p>97902830.2904931</text:p>
          </table:table-cell>
          <table:table-cell table:formula="of:=RAND()*10^9" office:value-type="float" office:value="20508911.4125779" calcext:value-type="float">
            <text:p>20508911.4125779</text:p>
          </table:table-cell>
          <table:table-cell table:formula="of:=[.H80]+[.E80]/299702547*1000000000" office:value-type="float" office:value="20508914.7492196" calcext:value-type="float">
            <text:p>20508914.7492196</text:p>
          </table:table-cell>
          <table:table-cell table:formula="of:=RAND()*10^9" office:value-type="float" office:value="15695490.4113515" calcext:value-type="float">
            <text:p>15695490.4113515</text:p>
          </table:table-cell>
          <table:table-cell table:formula="of:=[.J80]+[.E80]/299702547*1000000000" office:value-type="float" office:value="15695493.7479932" calcext:value-type="float">
            <text:p>15695493.7479932</text:p>
          </table:table-cell>
          <table:table-cell table:number-columns-repeated="3"/>
          <table:table-cell table:formula="of:=[.O79]+1000000" office:value-type="float" office:value="619804155.883289" calcext:value-type="float">
            <text:p>619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60073309.18112" calcext:value-type="float">
            <text:p>660073309.18112</text:p>
          </table:table-cell>
          <table:table-cell table:formula="of:=[.Q80]+[.P80]/299702547*1000000000" office:value-type="float" office:value="660073312.517761" calcext:value-type="float">
            <text:p>660073312.517761</text:p>
          </table:table-cell>
          <table:table-cell table:formula="of:=RAND()*10^9" office:value-type="float" office:value="279726202.69423" calcext:value-type="float">
            <text:p>279726202.69423</text:p>
          </table:table-cell>
          <table:table-cell table:formula="of:=[.S80]+[.P80]/299702547*1000000000" office:value-type="float" office:value="279726206.030872" calcext:value-type="float">
            <text:p>279726206.030872</text:p>
          </table:table-cell>
          <table:table-cell table:formula="of:=RAND()*10^9" office:value-type="float" office:value="659328775.739093" calcext:value-type="float">
            <text:p>659328775.739093</text:p>
          </table:table-cell>
          <table:table-cell table:formula="of:=[.U80]+[.P80]/299702547*1000000000" office:value-type="float" office:value="659328779.075734" calcext:value-type="float">
            <text:p>659328779.075734</text:p>
          </table:table-cell>
        </table:table-row>
        <table:table-row table:style-name="ro1">
          <table:table-cell table:number-columns-repeated="3"/>
          <table:table-cell table:formula="of:=[.D80]+1000000" office:value-type="float" office:value="349498730.991448" calcext:value-type="float">
            <text:p>349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79524968.724411" calcext:value-type="float">
            <text:p>879524968.724411</text:p>
          </table:table-cell>
          <table:table-cell table:formula="of:=[.F81]+[.$E81]/299702547*1000000000" office:value-type="float" office:value="879524972.061052" calcext:value-type="float">
            <text:p>879524972.061052</text:p>
          </table:table-cell>
          <table:table-cell table:formula="of:=RAND()*10^9" office:value-type="float" office:value="268229162.821655" calcext:value-type="float">
            <text:p>268229162.821655</text:p>
          </table:table-cell>
          <table:table-cell table:formula="of:=[.H81]+[.E81]/299702547*1000000000" office:value-type="float" office:value="268229166.158297" calcext:value-type="float">
            <text:p>268229166.158297</text:p>
          </table:table-cell>
          <table:table-cell table:formula="of:=RAND()*10^9" office:value-type="float" office:value="579438634.953952" calcext:value-type="float">
            <text:p>579438634.953952</text:p>
          </table:table-cell>
          <table:table-cell table:formula="of:=[.J81]+[.E81]/299702547*1000000000" office:value-type="float" office:value="579438638.290593" calcext:value-type="float">
            <text:p>579438638.290593</text:p>
          </table:table-cell>
          <table:table-cell table:number-columns-repeated="3"/>
          <table:table-cell table:formula="of:=[.O80]+1000000" office:value-type="float" office:value="620804155.883289" calcext:value-type="float">
            <text:p>620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08996255.796116" calcext:value-type="float">
            <text:p>808996255.796116</text:p>
          </table:table-cell>
          <table:table-cell table:formula="of:=[.Q81]+[.P81]/299702547*1000000000" office:value-type="float" office:value="808996259.132758" calcext:value-type="float">
            <text:p>808996259.132758</text:p>
          </table:table-cell>
          <table:table-cell table:formula="of:=RAND()*10^9" office:value-type="float" office:value="359958990.020004" calcext:value-type="float">
            <text:p>359958990.020004</text:p>
          </table:table-cell>
          <table:table-cell table:formula="of:=[.S81]+[.P81]/299702547*1000000000" office:value-type="float" office:value="359958993.356645" calcext:value-type="float">
            <text:p>359958993.356645</text:p>
          </table:table-cell>
          <table:table-cell table:formula="of:=RAND()*10^9" office:value-type="float" office:value="503653371.048605" calcext:value-type="float">
            <text:p>503653371.048605</text:p>
          </table:table-cell>
          <table:table-cell table:formula="of:=[.U81]+[.P81]/299702547*1000000000" office:value-type="float" office:value="503653374.385247" calcext:value-type="float">
            <text:p>503653374.385247</text:p>
          </table:table-cell>
        </table:table-row>
        <table:table-row table:style-name="ro1">
          <table:table-cell table:number-columns-repeated="3"/>
          <table:table-cell table:formula="of:=[.D81]+1000000" office:value-type="float" office:value="350498730.991448" calcext:value-type="float">
            <text:p>350498730.991448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61162086.577535" calcext:value-type="float">
            <text:p>161162086.577535</text:p>
          </table:table-cell>
          <table:table-cell table:formula="of:=[.F82]+[.$E82]/299702547*1000000000" office:value-type="float" office:value="161162089.914177" calcext:value-type="float">
            <text:p>161162089.914177</text:p>
          </table:table-cell>
          <table:table-cell table:formula="of:=RAND()*10^9" office:value-type="float" office:value="875653440.213475" calcext:value-type="float">
            <text:p>875653440.213475</text:p>
          </table:table-cell>
          <table:table-cell table:formula="of:=[.H82]+[.E82]/299702547*1000000000" office:value-type="float" office:value="875653443.550117" calcext:value-type="float">
            <text:p>875653443.550117</text:p>
          </table:table-cell>
          <table:table-cell table:formula="of:=RAND()*10^9" office:value-type="float" office:value="482214244.624385" calcext:value-type="float">
            <text:p>482214244.624385</text:p>
          </table:table-cell>
          <table:table-cell table:formula="of:=[.J82]+[.E82]/299702547*1000000000" office:value-type="float" office:value="482214247.961027" calcext:value-type="float">
            <text:p>482214247.961027</text:p>
          </table:table-cell>
          <table:table-cell table:number-columns-repeated="3"/>
          <table:table-cell table:formula="of:=[.O81]+1000000" office:value-type="float" office:value="621804155.883289" calcext:value-type="float">
            <text:p>621804155.883289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65798706.844247" calcext:value-type="float">
            <text:p>765798706.844247</text:p>
          </table:table-cell>
          <table:table-cell table:formula="of:=[.Q82]+[.P82]/299702547*1000000000" office:value-type="float" office:value="765798710.180889" calcext:value-type="float">
            <text:p>765798710.180889</text:p>
          </table:table-cell>
          <table:table-cell table:formula="of:=RAND()*10^9" office:value-type="float" office:value="570407083.226657" calcext:value-type="float">
            <text:p>570407083.226657</text:p>
          </table:table-cell>
          <table:table-cell table:formula="of:=[.S82]+[.P82]/299702547*1000000000" office:value-type="float" office:value="570407086.563299" calcext:value-type="float">
            <text:p>570407086.563299</text:p>
          </table:table-cell>
          <table:table-cell table:formula="of:=RAND()*10^9" office:value-type="float" office:value="226926739.672463" calcext:value-type="float">
            <text:p>226926739.672463</text:p>
          </table:table-cell>
          <table:table-cell table:formula="of:=[.U82]+[.P82]/299702547*1000000000" office:value-type="float" office:value="226926743.009105" calcext:value-type="float">
            <text:p>226926743.009105</text:p>
          </table:table-cell>
        </table:table-row>
        <table:table-row table:style-name="ro1">
          <table:table-cell table:number-columns-repeated="3"/>
          <table:table-cell table:formula="of:=RAND()*10^9" office:value-type="float" office:value="482421530.052933" calcext:value-type="float">
            <text:p>482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12442334.094837" calcext:value-type="float">
            <text:p>212442334.094837</text:p>
          </table:table-cell>
          <table:table-cell table:formula="of:=[.F83]+[.$E83]/299702547*1000000000" office:value-type="float" office:value="212442337.431478" calcext:value-type="float">
            <text:p>212442337.431478</text:p>
          </table:table-cell>
          <table:table-cell table:formula="of:=RAND()*10^9" office:value-type="float" office:value="549434988.448313" calcext:value-type="float">
            <text:p>549434988.448313</text:p>
          </table:table-cell>
          <table:table-cell table:formula="of:=[.H83]+[.E83]/299702547*1000000000" office:value-type="float" office:value="549434991.784955" calcext:value-type="float">
            <text:p>549434991.784955</text:p>
          </table:table-cell>
          <table:table-cell table:formula="of:=RAND()*10^9" office:value-type="float" office:value="453821001.00609" calcext:value-type="float">
            <text:p>453821001.00609</text:p>
          </table:table-cell>
          <table:table-cell table:formula="of:=[.J83]+[.E83]/299702547*1000000000" office:value-type="float" office:value="453821004.342731" calcext:value-type="float">
            <text:p>453821004.342731</text:p>
          </table:table-cell>
          <table:table-cell table:number-columns-repeated="3"/>
          <table:table-cell table:formula="of:=RAND()*10^9" office:value-type="float" office:value="212324732.184354" calcext:value-type="float">
            <text:p>212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66440009.258591" calcext:value-type="float">
            <text:p>666440009.258591</text:p>
          </table:table-cell>
          <table:table-cell table:formula="of:=[.Q83]+[.P83]/299702547*1000000000" office:value-type="float" office:value="666440012.595232" calcext:value-type="float">
            <text:p>666440012.595232</text:p>
          </table:table-cell>
          <table:table-cell table:formula="of:=RAND()*10^9" office:value-type="float" office:value="859267322.876281" calcext:value-type="float">
            <text:p>859267322.876281</text:p>
          </table:table-cell>
          <table:table-cell table:formula="of:=[.S83]+[.P83]/299702547*1000000000" office:value-type="float" office:value="859267326.212923" calcext:value-type="float">
            <text:p>859267326.212923</text:p>
          </table:table-cell>
          <table:table-cell table:formula="of:=RAND()*10^9" office:value-type="float" office:value="596083370.05987" calcext:value-type="float">
            <text:p>596083370.05987</text:p>
          </table:table-cell>
          <table:table-cell table:formula="of:=[.U83]+[.P83]/299702547*1000000000" office:value-type="float" office:value="596083373.396512" calcext:value-type="float">
            <text:p>596083373.396512</text:p>
          </table:table-cell>
        </table:table-row>
        <table:table-row table:style-name="ro1">
          <table:table-cell table:number-columns-repeated="3"/>
          <table:table-cell table:formula="of:=[.D83]+1000000" office:value-type="float" office:value="483421530.052933" calcext:value-type="float">
            <text:p>483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77219213.792876" calcext:value-type="float">
            <text:p>177219213.792876</text:p>
          </table:table-cell>
          <table:table-cell table:formula="of:=[.F84]+[.$E84]/299702547*1000000000" office:value-type="float" office:value="177219217.129518" calcext:value-type="float">
            <text:p>177219217.129518</text:p>
          </table:table-cell>
          <table:table-cell table:formula="of:=RAND()*10^9" office:value-type="float" office:value="241772727.360097" calcext:value-type="float">
            <text:p>241772727.360097</text:p>
          </table:table-cell>
          <table:table-cell table:formula="of:=[.H84]+[.E84]/299702547*1000000000" office:value-type="float" office:value="241772730.696738" calcext:value-type="float">
            <text:p>241772730.696738</text:p>
          </table:table-cell>
          <table:table-cell table:formula="of:=RAND()*10^9" office:value-type="float" office:value="615699648.03876" calcext:value-type="float">
            <text:p>615699648.03876</text:p>
          </table:table-cell>
          <table:table-cell table:formula="of:=[.J84]+[.E84]/299702547*1000000000" office:value-type="float" office:value="615699651.375401" calcext:value-type="float">
            <text:p>615699651.375401</text:p>
          </table:table-cell>
          <table:table-cell table:number-columns-repeated="3"/>
          <table:table-cell table:formula="of:=[.O83]+1000000" office:value-type="float" office:value="213324732.184354" calcext:value-type="float">
            <text:p>213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307990.32348566" calcext:value-type="float">
            <text:p>3307990.32348566</text:p>
          </table:table-cell>
          <table:table-cell table:formula="of:=[.Q84]+[.P84]/299702547*1000000000" office:value-type="float" office:value="3307993.66012731" calcext:value-type="float">
            <text:p>3307993.66012731</text:p>
          </table:table-cell>
          <table:table-cell table:formula="of:=RAND()*10^9" office:value-type="float" office:value="329822137.206325" calcext:value-type="float">
            <text:p>329822137.206325</text:p>
          </table:table-cell>
          <table:table-cell table:formula="of:=[.S84]+[.P84]/299702547*1000000000" office:value-type="float" office:value="329822140.542966" calcext:value-type="float">
            <text:p>329822140.542966</text:p>
          </table:table-cell>
          <table:table-cell table:formula="of:=RAND()*10^9" office:value-type="float" office:value="290058329.334481" calcext:value-type="float">
            <text:p>290058329.334481</text:p>
          </table:table-cell>
          <table:table-cell table:formula="of:=[.U84]+[.P84]/299702547*1000000000" office:value-type="float" office:value="290058332.671123" calcext:value-type="float">
            <text:p>290058332.671123</text:p>
          </table:table-cell>
        </table:table-row>
        <table:table-row table:style-name="ro1">
          <table:table-cell table:number-columns-repeated="3"/>
          <table:table-cell table:formula="of:=[.D84]+1000000" office:value-type="float" office:value="484421530.052934" calcext:value-type="float">
            <text:p>484421530.05293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63164476.887459" calcext:value-type="float">
            <text:p>863164476.887459</text:p>
          </table:table-cell>
          <table:table-cell table:formula="of:=[.F85]+[.$E85]/299702547*1000000000" office:value-type="float" office:value="863164480.224101" calcext:value-type="float">
            <text:p>863164480.224101</text:p>
          </table:table-cell>
          <table:table-cell table:formula="of:=RAND()*10^9" office:value-type="float" office:value="382044164.157738" calcext:value-type="float">
            <text:p>382044164.157738</text:p>
          </table:table-cell>
          <table:table-cell table:formula="of:=[.H85]+[.E85]/299702547*1000000000" office:value-type="float" office:value="382044167.49438" calcext:value-type="float">
            <text:p>382044167.49438</text:p>
          </table:table-cell>
          <table:table-cell table:formula="of:=RAND()*10^9" office:value-type="float" office:value="880698693.977008" calcext:value-type="float">
            <text:p>880698693.977008</text:p>
          </table:table-cell>
          <table:table-cell table:formula="of:=[.J85]+[.E85]/299702547*1000000000" office:value-type="float" office:value="880698697.313649" calcext:value-type="float">
            <text:p>880698697.313649</text:p>
          </table:table-cell>
          <table:table-cell table:number-columns-repeated="3"/>
          <table:table-cell table:formula="of:=[.O84]+1000000" office:value-type="float" office:value="214324732.184354" calcext:value-type="float">
            <text:p>214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13514449.371505" calcext:value-type="float">
            <text:p>213514449.371505</text:p>
          </table:table-cell>
          <table:table-cell table:formula="of:=[.Q85]+[.P85]/299702547*1000000000" office:value-type="float" office:value="213514452.708147" calcext:value-type="float">
            <text:p>213514452.708147</text:p>
          </table:table-cell>
          <table:table-cell table:formula="of:=RAND()*10^9" office:value-type="float" office:value="325589883.997809" calcext:value-type="float">
            <text:p>325589883.997809</text:p>
          </table:table-cell>
          <table:table-cell table:formula="of:=[.S85]+[.P85]/299702547*1000000000" office:value-type="float" office:value="325589887.334451" calcext:value-type="float">
            <text:p>325589887.334451</text:p>
          </table:table-cell>
          <table:table-cell table:formula="of:=RAND()*10^9" office:value-type="float" office:value="692278125.409563" calcext:value-type="float">
            <text:p>692278125.409563</text:p>
          </table:table-cell>
          <table:table-cell table:formula="of:=[.U85]+[.P85]/299702547*1000000000" office:value-type="float" office:value="692278128.746204" calcext:value-type="float">
            <text:p>692278128.746204</text:p>
          </table:table-cell>
        </table:table-row>
        <table:table-row table:style-name="ro1">
          <table:table-cell table:number-columns-repeated="3"/>
          <table:table-cell table:formula="of:=[.D85]+1000000" office:value-type="float" office:value="485421530.052934" calcext:value-type="float">
            <text:p>485421530.05293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30972868.082474" calcext:value-type="float">
            <text:p>930972868.082474</text:p>
          </table:table-cell>
          <table:table-cell table:formula="of:=[.F86]+[.$E86]/299702547*1000000000" office:value-type="float" office:value="930972871.419116" calcext:value-type="float">
            <text:p>930972871.419116</text:p>
          </table:table-cell>
          <table:table-cell table:formula="of:=RAND()*10^9" office:value-type="float" office:value="922918227.084199" calcext:value-type="float">
            <text:p>922918227.084199</text:p>
          </table:table-cell>
          <table:table-cell table:formula="of:=[.H86]+[.E86]/299702547*1000000000" office:value-type="float" office:value="922918230.420841" calcext:value-type="float">
            <text:p>922918230.420841</text:p>
          </table:table-cell>
          <table:table-cell table:formula="of:=RAND()*10^9" office:value-type="float" office:value="107151282.100532" calcext:value-type="float">
            <text:p>107151282.100532</text:p>
          </table:table-cell>
          <table:table-cell table:formula="of:=[.J86]+[.E86]/299702547*1000000000" office:value-type="float" office:value="107151285.437174" calcext:value-type="float">
            <text:p>107151285.437174</text:p>
          </table:table-cell>
          <table:table-cell table:number-columns-repeated="3"/>
          <table:table-cell table:formula="of:=[.O85]+1000000" office:value-type="float" office:value="215324732.184354" calcext:value-type="float">
            <text:p>215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91653470.854939" calcext:value-type="float">
            <text:p>791653470.854939</text:p>
          </table:table-cell>
          <table:table-cell table:formula="of:=[.Q86]+[.P86]/299702547*1000000000" office:value-type="float" office:value="791653474.191581" calcext:value-type="float">
            <text:p>791653474.191581</text:p>
          </table:table-cell>
          <table:table-cell table:formula="of:=RAND()*10^9" office:value-type="float" office:value="92318735.8995537" calcext:value-type="float">
            <text:p>92318735.8995537</text:p>
          </table:table-cell>
          <table:table-cell table:formula="of:=[.S86]+[.P86]/299702547*1000000000" office:value-type="float" office:value="92318739.2361954" calcext:value-type="float">
            <text:p>92318739.2361954</text:p>
          </table:table-cell>
          <table:table-cell table:formula="of:=RAND()*10^9" office:value-type="float" office:value="36903782.0790467" calcext:value-type="float">
            <text:p>36903782.0790467</text:p>
          </table:table-cell>
          <table:table-cell table:formula="of:=[.U86]+[.P86]/299702547*1000000000" office:value-type="float" office:value="36903785.4156883" calcext:value-type="float">
            <text:p>36903785.4156883</text:p>
          </table:table-cell>
        </table:table-row>
        <table:table-row table:style-name="ro1">
          <table:table-cell table:number-columns-repeated="3"/>
          <table:table-cell table:formula="of:=[.D86]+1000000" office:value-type="float" office:value="486421530.052933" calcext:value-type="float">
            <text:p>486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06322978.041295" calcext:value-type="float">
            <text:p>606322978.041295</text:p>
          </table:table-cell>
          <table:table-cell table:formula="of:=[.F87]+[.$E87]/299702547*1000000000" office:value-type="float" office:value="606322981.377937" calcext:value-type="float">
            <text:p>606322981.377937</text:p>
          </table:table-cell>
          <table:table-cell table:formula="of:=RAND()*10^9" office:value-type="float" office:value="436164414.088066" calcext:value-type="float">
            <text:p>436164414.088066</text:p>
          </table:table-cell>
          <table:table-cell table:formula="of:=[.H87]+[.E87]/299702547*1000000000" office:value-type="float" office:value="436164417.424707" calcext:value-type="float">
            <text:p>436164417.424707</text:p>
          </table:table-cell>
          <table:table-cell table:formula="of:=RAND()*10^9" office:value-type="float" office:value="424482731.153647" calcext:value-type="float">
            <text:p>424482731.153647</text:p>
          </table:table-cell>
          <table:table-cell table:formula="of:=[.J87]+[.E87]/299702547*1000000000" office:value-type="float" office:value="424482734.490288" calcext:value-type="float">
            <text:p>424482734.490288</text:p>
          </table:table-cell>
          <table:table-cell table:number-columns-repeated="3"/>
          <table:table-cell table:formula="of:=[.O86]+1000000" office:value-type="float" office:value="216324732.184354" calcext:value-type="float">
            <text:p>216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23020262.750299" calcext:value-type="float">
            <text:p>123020262.750299</text:p>
          </table:table-cell>
          <table:table-cell table:formula="of:=[.Q87]+[.P87]/299702547*1000000000" office:value-type="float" office:value="123020266.08694" calcext:value-type="float">
            <text:p>123020266.08694</text:p>
          </table:table-cell>
          <table:table-cell table:formula="of:=RAND()*10^9" office:value-type="float" office:value="537912518.517111" calcext:value-type="float">
            <text:p>537912518.517111</text:p>
          </table:table-cell>
          <table:table-cell table:formula="of:=[.S87]+[.P87]/299702547*1000000000" office:value-type="float" office:value="537912521.853753" calcext:value-type="float">
            <text:p>537912521.853753</text:p>
          </table:table-cell>
          <table:table-cell table:formula="of:=RAND()*10^9" office:value-type="float" office:value="682613270.233927" calcext:value-type="float">
            <text:p>682613270.233927</text:p>
          </table:table-cell>
          <table:table-cell table:formula="of:=[.U87]+[.P87]/299702547*1000000000" office:value-type="float" office:value="682613273.570569" calcext:value-type="float">
            <text:p>682613273.570569</text:p>
          </table:table-cell>
        </table:table-row>
        <table:table-row table:style-name="ro1">
          <table:table-cell table:number-columns-repeated="3"/>
          <table:table-cell table:formula="of:=[.D87]+1000000" office:value-type="float" office:value="487421530.052933" calcext:value-type="float">
            <text:p>487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56883532.953001" calcext:value-type="float">
            <text:p>156883532.953001</text:p>
          </table:table-cell>
          <table:table-cell table:formula="of:=[.F88]+[.$E88]/299702547*1000000000" office:value-type="float" office:value="156883536.289643" calcext:value-type="float">
            <text:p>156883536.289643</text:p>
          </table:table-cell>
          <table:table-cell table:formula="of:=RAND()*10^9" office:value-type="float" office:value="103651332.117092" calcext:value-type="float">
            <text:p>103651332.117092</text:p>
          </table:table-cell>
          <table:table-cell table:formula="of:=[.H88]+[.E88]/299702547*1000000000" office:value-type="float" office:value="103651335.453734" calcext:value-type="float">
            <text:p>103651335.453734</text:p>
          </table:table-cell>
          <table:table-cell table:formula="of:=RAND()*10^9" office:value-type="float" office:value="537088129.625576" calcext:value-type="float">
            <text:p>537088129.625576</text:p>
          </table:table-cell>
          <table:table-cell table:formula="of:=[.J88]+[.E88]/299702547*1000000000" office:value-type="float" office:value="537088132.962218" calcext:value-type="float">
            <text:p>537088132.962218</text:p>
          </table:table-cell>
          <table:table-cell table:number-columns-repeated="3"/>
          <table:table-cell table:formula="of:=[.O87]+1000000" office:value-type="float" office:value="217324732.184354" calcext:value-type="float">
            <text:p>217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1835128.8202106" calcext:value-type="float">
            <text:p>11835128.8202106</text:p>
          </table:table-cell>
          <table:table-cell table:formula="of:=[.Q88]+[.P88]/299702547*1000000000" office:value-type="float" office:value="11835132.1568522" calcext:value-type="float">
            <text:p>11835132.1568522</text:p>
          </table:table-cell>
          <table:table-cell table:formula="of:=RAND()*10^9" office:value-type="float" office:value="497007570.090568" calcext:value-type="float">
            <text:p>497007570.090568</text:p>
          </table:table-cell>
          <table:table-cell table:formula="of:=[.S88]+[.P88]/299702547*1000000000" office:value-type="float" office:value="497007573.42721" calcext:value-type="float">
            <text:p>497007573.42721</text:p>
          </table:table-cell>
          <table:table-cell table:formula="of:=RAND()*10^9" office:value-type="float" office:value="224058145.399987" calcext:value-type="float">
            <text:p>224058145.399987</text:p>
          </table:table-cell>
          <table:table-cell table:formula="of:=[.U88]+[.P88]/299702547*1000000000" office:value-type="float" office:value="224058148.736629" calcext:value-type="float">
            <text:p>224058148.736629</text:p>
          </table:table-cell>
        </table:table-row>
        <table:table-row table:style-name="ro1">
          <table:table-cell table:number-columns-repeated="3"/>
          <table:table-cell table:formula="of:=[.D88]+1000000" office:value-type="float" office:value="488421530.052934" calcext:value-type="float">
            <text:p>488421530.05293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77692922.665569" calcext:value-type="float">
            <text:p>877692922.665569</text:p>
          </table:table-cell>
          <table:table-cell table:formula="of:=[.F89]+[.$E89]/299702547*1000000000" office:value-type="float" office:value="877692926.00221" calcext:value-type="float">
            <text:p>877692926.00221</text:p>
          </table:table-cell>
          <table:table-cell table:formula="of:=RAND()*10^9" office:value-type="float" office:value="627253630.237401" calcext:value-type="float">
            <text:p>627253630.237401</text:p>
          </table:table-cell>
          <table:table-cell table:formula="of:=[.H89]+[.E89]/299702547*1000000000" office:value-type="float" office:value="627253633.574043" calcext:value-type="float">
            <text:p>627253633.574043</text:p>
          </table:table-cell>
          <table:table-cell table:formula="of:=RAND()*10^9" office:value-type="float" office:value="692949379.607678" calcext:value-type="float">
            <text:p>692949379.607678</text:p>
          </table:table-cell>
          <table:table-cell table:formula="of:=[.J89]+[.E89]/299702547*1000000000" office:value-type="float" office:value="692949382.94432" calcext:value-type="float">
            <text:p>692949382.94432</text:p>
          </table:table-cell>
          <table:table-cell table:number-columns-repeated="3"/>
          <table:table-cell table:formula="of:=[.O88]+1000000" office:value-type="float" office:value="218324732.184354" calcext:value-type="float">
            <text:p>218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08696999.659011" calcext:value-type="float">
            <text:p>708696999.659011</text:p>
          </table:table-cell>
          <table:table-cell table:formula="of:=[.Q89]+[.P89]/299702547*1000000000" office:value-type="float" office:value="708697002.995653" calcext:value-type="float">
            <text:p>708697002.995653</text:p>
          </table:table-cell>
          <table:table-cell table:formula="of:=RAND()*10^9" office:value-type="float" office:value="857261829.125069" calcext:value-type="float">
            <text:p>857261829.125069</text:p>
          </table:table-cell>
          <table:table-cell table:formula="of:=[.S89]+[.P89]/299702547*1000000000" office:value-type="float" office:value="857261832.46171" calcext:value-type="float">
            <text:p>857261832.46171</text:p>
          </table:table-cell>
          <table:table-cell table:formula="of:=RAND()*10^9" office:value-type="float" office:value="116526355.863028" calcext:value-type="float">
            <text:p>116526355.863028</text:p>
          </table:table-cell>
          <table:table-cell table:formula="of:=[.U89]+[.P89]/299702547*1000000000" office:value-type="float" office:value="116526359.19967" calcext:value-type="float">
            <text:p>116526359.19967</text:p>
          </table:table-cell>
        </table:table-row>
        <table:table-row table:style-name="ro1">
          <table:table-cell table:number-columns-repeated="3"/>
          <table:table-cell table:formula="of:=[.D89]+1000000" office:value-type="float" office:value="489421530.052934" calcext:value-type="float">
            <text:p>489421530.05293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204843.32533209" calcext:value-type="float">
            <text:p>3204843.32533209</text:p>
          </table:table-cell>
          <table:table-cell table:formula="of:=[.F90]+[.$E90]/299702547*1000000000" office:value-type="float" office:value="3204846.66197374" calcext:value-type="float">
            <text:p>3204846.66197374</text:p>
          </table:table-cell>
          <table:table-cell table:formula="of:=RAND()*10^9" office:value-type="float" office:value="14295980.9706157" calcext:value-type="float">
            <text:p>14295980.9706157</text:p>
          </table:table-cell>
          <table:table-cell table:formula="of:=[.H90]+[.E90]/299702547*1000000000" office:value-type="float" office:value="14295984.3072574" calcext:value-type="float">
            <text:p>14295984.3072574</text:p>
          </table:table-cell>
          <table:table-cell table:formula="of:=RAND()*10^9" office:value-type="float" office:value="241596954.498802" calcext:value-type="float">
            <text:p>241596954.498802</text:p>
          </table:table-cell>
          <table:table-cell table:formula="of:=[.J90]+[.E90]/299702547*1000000000" office:value-type="float" office:value="241596957.835443" calcext:value-type="float">
            <text:p>241596957.835443</text:p>
          </table:table-cell>
          <table:table-cell table:number-columns-repeated="3"/>
          <table:table-cell table:formula="of:=[.O89]+1000000" office:value-type="float" office:value="219324732.184354" calcext:value-type="float">
            <text:p>219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29580166.101091" calcext:value-type="float">
            <text:p>729580166.101091</text:p>
          </table:table-cell>
          <table:table-cell table:formula="of:=[.Q90]+[.P90]/299702547*1000000000" office:value-type="float" office:value="729580169.437732" calcext:value-type="float">
            <text:p>729580169.437732</text:p>
          </table:table-cell>
          <table:table-cell table:formula="of:=RAND()*10^9" office:value-type="float" office:value="488544289.491332" calcext:value-type="float">
            <text:p>488544289.491332</text:p>
          </table:table-cell>
          <table:table-cell table:formula="of:=[.S90]+[.P90]/299702547*1000000000" office:value-type="float" office:value="488544292.827974" calcext:value-type="float">
            <text:p>488544292.827974</text:p>
          </table:table-cell>
          <table:table-cell table:formula="of:=RAND()*10^9" office:value-type="float" office:value="759400889.542461" calcext:value-type="float">
            <text:p>759400889.542461</text:p>
          </table:table-cell>
          <table:table-cell table:formula="of:=[.U90]+[.P90]/299702547*1000000000" office:value-type="float" office:value="759400892.879103" calcext:value-type="float">
            <text:p>759400892.879103</text:p>
          </table:table-cell>
        </table:table-row>
        <table:table-row table:style-name="ro1">
          <table:table-cell table:number-columns-repeated="3"/>
          <table:table-cell table:formula="of:=[.D90]+1000000" office:value-type="float" office:value="490421530.052933" calcext:value-type="float">
            <text:p>490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12488712.588798" calcext:value-type="float">
            <text:p>712488712.588798</text:p>
          </table:table-cell>
          <table:table-cell table:formula="of:=[.F91]+[.$E91]/299702547*1000000000" office:value-type="float" office:value="712488715.92544" calcext:value-type="float">
            <text:p>712488715.92544</text:p>
          </table:table-cell>
          <table:table-cell table:formula="of:=RAND()*10^9" office:value-type="float" office:value="329041309.894979" calcext:value-type="float">
            <text:p>329041309.894979</text:p>
          </table:table-cell>
          <table:table-cell table:formula="of:=[.H91]+[.E91]/299702547*1000000000" office:value-type="float" office:value="329041313.231621" calcext:value-type="float">
            <text:p>329041313.231621</text:p>
          </table:table-cell>
          <table:table-cell table:formula="of:=RAND()*10^9" office:value-type="float" office:value="944271748.816551" calcext:value-type="float">
            <text:p>944271748.816551</text:p>
          </table:table-cell>
          <table:table-cell table:formula="of:=[.J91]+[.E91]/299702547*1000000000" office:value-type="float" office:value="944271752.153193" calcext:value-type="float">
            <text:p>944271752.153193</text:p>
          </table:table-cell>
          <table:table-cell table:number-columns-repeated="3"/>
          <table:table-cell table:formula="of:=[.O90]+1000000" office:value-type="float" office:value="220324732.184354" calcext:value-type="float">
            <text:p>220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19307526.643278" calcext:value-type="float">
            <text:p>619307526.643278</text:p>
          </table:table-cell>
          <table:table-cell table:formula="of:=[.Q91]+[.P91]/299702547*1000000000" office:value-type="float" office:value="619307529.97992" calcext:value-type="float">
            <text:p>619307529.97992</text:p>
          </table:table-cell>
          <table:table-cell table:formula="of:=RAND()*10^9" office:value-type="float" office:value="891427634.160946" calcext:value-type="float">
            <text:p>891427634.160946</text:p>
          </table:table-cell>
          <table:table-cell table:formula="of:=[.S91]+[.P91]/299702547*1000000000" office:value-type="float" office:value="891427637.497587" calcext:value-type="float">
            <text:p>891427637.497587</text:p>
          </table:table-cell>
          <table:table-cell table:formula="of:=RAND()*10^9" office:value-type="float" office:value="225801592.41532" calcext:value-type="float">
            <text:p>225801592.41532</text:p>
          </table:table-cell>
          <table:table-cell table:formula="of:=[.U91]+[.P91]/299702547*1000000000" office:value-type="float" office:value="225801595.751961" calcext:value-type="float">
            <text:p>225801595.751961</text:p>
          </table:table-cell>
        </table:table-row>
        <table:table-row table:style-name="ro1">
          <table:table-cell table:number-columns-repeated="3"/>
          <table:table-cell table:formula="of:=[.D91]+1000000" office:value-type="float" office:value="491421530.052933" calcext:value-type="float">
            <text:p>491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09006168.824686" calcext:value-type="float">
            <text:p>109006168.824686</text:p>
          </table:table-cell>
          <table:table-cell table:formula="of:=[.F92]+[.$E92]/299702547*1000000000" office:value-type="float" office:value="109006172.161327" calcext:value-type="float">
            <text:p>109006172.161327</text:p>
          </table:table-cell>
          <table:table-cell table:formula="of:=RAND()*10^9" office:value-type="float" office:value="623978460.903871" calcext:value-type="float">
            <text:p>623978460.903871</text:p>
          </table:table-cell>
          <table:table-cell table:formula="of:=[.H92]+[.E92]/299702547*1000000000" office:value-type="float" office:value="623978464.240513" calcext:value-type="float">
            <text:p>623978464.240513</text:p>
          </table:table-cell>
          <table:table-cell table:formula="of:=RAND()*10^9" office:value-type="float" office:value="818391688.684144" calcext:value-type="float">
            <text:p>818391688.684144</text:p>
          </table:table-cell>
          <table:table-cell table:formula="of:=[.J92]+[.E92]/299702547*1000000000" office:value-type="float" office:value="818391692.020786" calcext:value-type="float">
            <text:p>818391692.020786</text:p>
          </table:table-cell>
          <table:table-cell table:number-columns-repeated="3"/>
          <table:table-cell table:formula="of:=[.O91]+1000000" office:value-type="float" office:value="221324732.184354" calcext:value-type="float">
            <text:p>221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00353733.285098" calcext:value-type="float">
            <text:p>800353733.285098</text:p>
          </table:table-cell>
          <table:table-cell table:formula="of:=[.Q92]+[.P92]/299702547*1000000000" office:value-type="float" office:value="800353736.621739" calcext:value-type="float">
            <text:p>800353736.621739</text:p>
          </table:table-cell>
          <table:table-cell table:formula="of:=RAND()*10^9" office:value-type="float" office:value="285656119.257122" calcext:value-type="float">
            <text:p>285656119.257122</text:p>
          </table:table-cell>
          <table:table-cell table:formula="of:=[.S92]+[.P92]/299702547*1000000000" office:value-type="float" office:value="285656122.593764" calcext:value-type="float">
            <text:p>285656122.593764</text:p>
          </table:table-cell>
          <table:table-cell table:formula="of:=RAND()*10^9" office:value-type="float" office:value="624035275.464363" calcext:value-type="float">
            <text:p>624035275.464363</text:p>
          </table:table-cell>
          <table:table-cell table:formula="of:=[.U92]+[.P92]/299702547*1000000000" office:value-type="float" office:value="624035278.801005" calcext:value-type="float">
            <text:p>624035278.801005</text:p>
          </table:table-cell>
        </table:table-row>
        <table:table-row table:style-name="ro1">
          <table:table-cell table:number-columns-repeated="3"/>
          <table:table-cell table:formula="of:=[.D92]+1000000" office:value-type="float" office:value="492421530.052934" calcext:value-type="float">
            <text:p>492421530.05293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49856627.663824" calcext:value-type="float">
            <text:p>749856627.663824</text:p>
          </table:table-cell>
          <table:table-cell table:formula="of:=[.F93]+[.$E93]/299702547*1000000000" office:value-type="float" office:value="749856631.000466" calcext:value-type="float">
            <text:p>749856631.000466</text:p>
          </table:table-cell>
          <table:table-cell table:formula="of:=RAND()*10^9" office:value-type="float" office:value="612512297.712177" calcext:value-type="float">
            <text:p>612512297.712177</text:p>
          </table:table-cell>
          <table:table-cell table:formula="of:=[.H93]+[.E93]/299702547*1000000000" office:value-type="float" office:value="612512301.048819" calcext:value-type="float">
            <text:p>612512301.048819</text:p>
          </table:table-cell>
          <table:table-cell table:formula="of:=RAND()*10^9" office:value-type="float" office:value="842744766.262112" calcext:value-type="float">
            <text:p>842744766.262112</text:p>
          </table:table-cell>
          <table:table-cell table:formula="of:=[.J93]+[.E93]/299702547*1000000000" office:value-type="float" office:value="842744769.598753" calcext:value-type="float">
            <text:p>842744769.598753</text:p>
          </table:table-cell>
          <table:table-cell table:number-columns-repeated="3"/>
          <table:table-cell table:formula="of:=[.O92]+1000000" office:value-type="float" office:value="222324732.184354" calcext:value-type="float">
            <text:p>222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47825931.336841" calcext:value-type="float">
            <text:p>847825931.336841</text:p>
          </table:table-cell>
          <table:table-cell table:formula="of:=[.Q93]+[.P93]/299702547*1000000000" office:value-type="float" office:value="847825934.673483" calcext:value-type="float">
            <text:p>847825934.673483</text:p>
          </table:table-cell>
          <table:table-cell table:formula="of:=RAND()*10^9" office:value-type="float" office:value="497220552.52886" calcext:value-type="float">
            <text:p>497220552.52886</text:p>
          </table:table-cell>
          <table:table-cell table:formula="of:=[.S93]+[.P93]/299702547*1000000000" office:value-type="float" office:value="497220555.865502" calcext:value-type="float">
            <text:p>497220555.865502</text:p>
          </table:table-cell>
          <table:table-cell table:formula="of:=RAND()*10^9" office:value-type="float" office:value="854086579.917354" calcext:value-type="float">
            <text:p>854086579.917354</text:p>
          </table:table-cell>
          <table:table-cell table:formula="of:=[.U93]+[.P93]/299702547*1000000000" office:value-type="float" office:value="854086583.253996" calcext:value-type="float">
            <text:p>854086583.253996</text:p>
          </table:table-cell>
        </table:table-row>
        <table:table-row table:style-name="ro1">
          <table:table-cell table:number-columns-repeated="3"/>
          <table:table-cell table:formula="of:=[.D93]+1000000" office:value-type="float" office:value="493421530.052934" calcext:value-type="float">
            <text:p>493421530.05293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56256869.579396" calcext:value-type="float">
            <text:p>756256869.579396</text:p>
          </table:table-cell>
          <table:table-cell table:formula="of:=[.F94]+[.$E94]/299702547*1000000000" office:value-type="float" office:value="756256872.916038" calcext:value-type="float">
            <text:p>756256872.916038</text:p>
          </table:table-cell>
          <table:table-cell table:formula="of:=RAND()*10^9" office:value-type="float" office:value="709233925.133931" calcext:value-type="float">
            <text:p>709233925.133931</text:p>
          </table:table-cell>
          <table:table-cell table:formula="of:=[.H94]+[.E94]/299702547*1000000000" office:value-type="float" office:value="709233928.470572" calcext:value-type="float">
            <text:p>709233928.470572</text:p>
          </table:table-cell>
          <table:table-cell table:formula="of:=RAND()*10^9" office:value-type="float" office:value="61129880.0876512" calcext:value-type="float">
            <text:p>61129880.0876512</text:p>
          </table:table-cell>
          <table:table-cell table:formula="of:=[.J94]+[.E94]/299702547*1000000000" office:value-type="float" office:value="61129883.4242928" calcext:value-type="float">
            <text:p>61129883.4242928</text:p>
          </table:table-cell>
          <table:table-cell table:number-columns-repeated="3"/>
          <table:table-cell table:formula="of:=[.O93]+1000000" office:value-type="float" office:value="223324732.184354" calcext:value-type="float">
            <text:p>223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21182382.830671" calcext:value-type="float">
            <text:p>721182382.830671</text:p>
          </table:table-cell>
          <table:table-cell table:formula="of:=[.Q94]+[.P94]/299702547*1000000000" office:value-type="float" office:value="721182386.167313" calcext:value-type="float">
            <text:p>721182386.167313</text:p>
          </table:table-cell>
          <table:table-cell table:formula="of:=RAND()*10^9" office:value-type="float" office:value="795760278.87843" calcext:value-type="float">
            <text:p>795760278.87843</text:p>
          </table:table-cell>
          <table:table-cell table:formula="of:=[.S94]+[.P94]/299702547*1000000000" office:value-type="float" office:value="795760282.215072" calcext:value-type="float">
            <text:p>795760282.215072</text:p>
          </table:table-cell>
          <table:table-cell table:formula="of:=RAND()*10^9" office:value-type="float" office:value="725914731.776958" calcext:value-type="float">
            <text:p>725914731.776958</text:p>
          </table:table-cell>
          <table:table-cell table:formula="of:=[.U94]+[.P94]/299702547*1000000000" office:value-type="float" office:value="725914735.113599" calcext:value-type="float">
            <text:p>725914735.113599</text:p>
          </table:table-cell>
        </table:table-row>
        <table:table-row table:style-name="ro1">
          <table:table-cell table:number-columns-repeated="3"/>
          <table:table-cell table:formula="of:=[.D94]+1000000" office:value-type="float" office:value="494421530.052933" calcext:value-type="float">
            <text:p>494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08249087.358051" calcext:value-type="float">
            <text:p>108249087.358051</text:p>
          </table:table-cell>
          <table:table-cell table:formula="of:=[.F95]+[.$E95]/299702547*1000000000" office:value-type="float" office:value="108249090.694693" calcext:value-type="float">
            <text:p>108249090.694693</text:p>
          </table:table-cell>
          <table:table-cell table:formula="of:=RAND()*10^9" office:value-type="float" office:value="625284116.19925" calcext:value-type="float">
            <text:p>625284116.19925</text:p>
          </table:table-cell>
          <table:table-cell table:formula="of:=[.H95]+[.E95]/299702547*1000000000" office:value-type="float" office:value="625284119.535891" calcext:value-type="float">
            <text:p>625284119.535891</text:p>
          </table:table-cell>
          <table:table-cell table:formula="of:=RAND()*10^9" office:value-type="float" office:value="918938625.590828" calcext:value-type="float">
            <text:p>918938625.590828</text:p>
          </table:table-cell>
          <table:table-cell table:formula="of:=[.J95]+[.E95]/299702547*1000000000" office:value-type="float" office:value="918938628.92747" calcext:value-type="float">
            <text:p>918938628.92747</text:p>
          </table:table-cell>
          <table:table-cell table:number-columns-repeated="3"/>
          <table:table-cell table:formula="of:=[.O94]+1000000" office:value-type="float" office:value="224324732.184354" calcext:value-type="float">
            <text:p>224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15342393.917523" calcext:value-type="float">
            <text:p>915342393.917523</text:p>
          </table:table-cell>
          <table:table-cell table:formula="of:=[.Q95]+[.P95]/299702547*1000000000" office:value-type="float" office:value="915342397.254164" calcext:value-type="float">
            <text:p>915342397.254164</text:p>
          </table:table-cell>
          <table:table-cell table:formula="of:=RAND()*10^9" office:value-type="float" office:value="257770214.015814" calcext:value-type="float">
            <text:p>257770214.015814</text:p>
          </table:table-cell>
          <table:table-cell table:formula="of:=[.S95]+[.P95]/299702547*1000000000" office:value-type="float" office:value="257770217.352456" calcext:value-type="float">
            <text:p>257770217.352456</text:p>
          </table:table-cell>
          <table:table-cell table:formula="of:=RAND()*10^9" office:value-type="float" office:value="380011041.312429" calcext:value-type="float">
            <text:p>380011041.312429</text:p>
          </table:table-cell>
          <table:table-cell table:formula="of:=[.U95]+[.P95]/299702547*1000000000" office:value-type="float" office:value="380011044.64907" calcext:value-type="float">
            <text:p>380011044.64907</text:p>
          </table:table-cell>
        </table:table-row>
        <table:table-row table:style-name="ro1">
          <table:table-cell table:number-columns-repeated="3"/>
          <table:table-cell table:formula="of:=[.D95]+1000000" office:value-type="float" office:value="495421530.052933" calcext:value-type="float">
            <text:p>495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66255392.303412" calcext:value-type="float">
            <text:p>666255392.303412</text:p>
          </table:table-cell>
          <table:table-cell table:formula="of:=[.F96]+[.$E96]/299702547*1000000000" office:value-type="float" office:value="666255395.640054" calcext:value-type="float">
            <text:p>666255395.640054</text:p>
          </table:table-cell>
          <table:table-cell table:formula="of:=RAND()*10^9" office:value-type="float" office:value="469701897.348788" calcext:value-type="float">
            <text:p>469701897.348788</text:p>
          </table:table-cell>
          <table:table-cell table:formula="of:=[.H96]+[.E96]/299702547*1000000000" office:value-type="float" office:value="469701900.68543" calcext:value-type="float">
            <text:p>469701900.68543</text:p>
          </table:table-cell>
          <table:table-cell table:formula="of:=RAND()*10^9" office:value-type="float" office:value="95562681.6467491" calcext:value-type="float">
            <text:p>95562681.6467491</text:p>
          </table:table-cell>
          <table:table-cell table:formula="of:=[.J96]+[.E96]/299702547*1000000000" office:value-type="float" office:value="95562684.9833907" calcext:value-type="float">
            <text:p>95562684.9833907</text:p>
          </table:table-cell>
          <table:table-cell table:number-columns-repeated="3"/>
          <table:table-cell table:formula="of:=[.O95]+1000000" office:value-type="float" office:value="225324732.184354" calcext:value-type="float">
            <text:p>225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65537122.7449" calcext:value-type="float">
            <text:p>865537122.7449</text:p>
          </table:table-cell>
          <table:table-cell table:formula="of:=[.Q96]+[.P96]/299702547*1000000000" office:value-type="float" office:value="865537126.081542" calcext:value-type="float">
            <text:p>865537126.081542</text:p>
          </table:table-cell>
          <table:table-cell table:formula="of:=RAND()*10^9" office:value-type="float" office:value="614520985.913123" calcext:value-type="float">
            <text:p>614520985.913123</text:p>
          </table:table-cell>
          <table:table-cell table:formula="of:=[.S96]+[.P96]/299702547*1000000000" office:value-type="float" office:value="614520989.249764" calcext:value-type="float">
            <text:p>614520989.249764</text:p>
          </table:table-cell>
          <table:table-cell table:formula="of:=RAND()*10^9" office:value-type="float" office:value="595857337.801937" calcext:value-type="float">
            <text:p>595857337.801937</text:p>
          </table:table-cell>
          <table:table-cell table:formula="of:=[.U96]+[.P96]/299702547*1000000000" office:value-type="float" office:value="595857341.138579" calcext:value-type="float">
            <text:p>595857341.138579</text:p>
          </table:table-cell>
        </table:table-row>
        <table:table-row table:style-name="ro1">
          <table:table-cell table:number-columns-repeated="3"/>
          <table:table-cell table:formula="of:=[.D96]+1000000" office:value-type="float" office:value="496421530.052933" calcext:value-type="float">
            <text:p>496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33626476.207022" calcext:value-type="float">
            <text:p>133626476.207022</text:p>
          </table:table-cell>
          <table:table-cell table:formula="of:=[.F97]+[.$E97]/299702547*1000000000" office:value-type="float" office:value="133626479.543664" calcext:value-type="float">
            <text:p>133626479.543664</text:p>
          </table:table-cell>
          <table:table-cell table:formula="of:=RAND()*10^9" office:value-type="float" office:value="575065637.805683" calcext:value-type="float">
            <text:p>575065637.805683</text:p>
          </table:table-cell>
          <table:table-cell table:formula="of:=[.H97]+[.E97]/299702547*1000000000" office:value-type="float" office:value="575065641.142325" calcext:value-type="float">
            <text:p>575065641.142325</text:p>
          </table:table-cell>
          <table:table-cell table:formula="of:=RAND()*10^9" office:value-type="float" office:value="337003882.450133" calcext:value-type="float">
            <text:p>337003882.450133</text:p>
          </table:table-cell>
          <table:table-cell table:formula="of:=[.J97]+[.E97]/299702547*1000000000" office:value-type="float" office:value="337003885.786774" calcext:value-type="float">
            <text:p>337003885.786774</text:p>
          </table:table-cell>
          <table:table-cell table:number-columns-repeated="3"/>
          <table:table-cell table:formula="of:=[.O96]+1000000" office:value-type="float" office:value="226324732.184354" calcext:value-type="float">
            <text:p>226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5804234.1645205" calcext:value-type="float">
            <text:p>75804234.1645205</text:p>
          </table:table-cell>
          <table:table-cell table:formula="of:=[.Q97]+[.P97]/299702547*1000000000" office:value-type="float" office:value="75804237.5011621" calcext:value-type="float">
            <text:p>75804237.5011621</text:p>
          </table:table-cell>
          <table:table-cell table:formula="of:=RAND()*10^9" office:value-type="float" office:value="168041915.8959" calcext:value-type="float">
            <text:p>168041915.8959</text:p>
          </table:table-cell>
          <table:table-cell table:formula="of:=[.S97]+[.P97]/299702547*1000000000" office:value-type="float" office:value="168041919.232542" calcext:value-type="float">
            <text:p>168041919.232542</text:p>
          </table:table-cell>
          <table:table-cell table:formula="of:=RAND()*10^9" office:value-type="float" office:value="8269643.03664573" calcext:value-type="float">
            <text:p>8269643.03664573</text:p>
          </table:table-cell>
          <table:table-cell table:formula="of:=[.U97]+[.P97]/299702547*1000000000" office:value-type="float" office:value="8269646.37328738" calcext:value-type="float">
            <text:p>8269646.37328738</text:p>
          </table:table-cell>
        </table:table-row>
        <table:table-row table:style-name="ro1">
          <table:table-cell table:number-columns-repeated="3"/>
          <table:table-cell table:formula="of:=[.D97]+1000000" office:value-type="float" office:value="497421530.052934" calcext:value-type="float">
            <text:p>497421530.05293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03530816.532306" calcext:value-type="float">
            <text:p>703530816.532306</text:p>
          </table:table-cell>
          <table:table-cell table:formula="of:=[.F98]+[.$E98]/299702547*1000000000" office:value-type="float" office:value="703530819.868947" calcext:value-type="float">
            <text:p>703530819.868947</text:p>
          </table:table-cell>
          <table:table-cell table:formula="of:=RAND()*10^9" office:value-type="float" office:value="129058437.020643" calcext:value-type="float">
            <text:p>129058437.020643</text:p>
          </table:table-cell>
          <table:table-cell table:formula="of:=[.H98]+[.E98]/299702547*1000000000" office:value-type="float" office:value="129058440.357285" calcext:value-type="float">
            <text:p>129058440.357285</text:p>
          </table:table-cell>
          <table:table-cell table:formula="of:=RAND()*10^9" office:value-type="float" office:value="954428145.552512" calcext:value-type="float">
            <text:p>954428145.552512</text:p>
          </table:table-cell>
          <table:table-cell table:formula="of:=[.J98]+[.E98]/299702547*1000000000" office:value-type="float" office:value="954428148.889153" calcext:value-type="float">
            <text:p>954428148.889153</text:p>
          </table:table-cell>
          <table:table-cell table:number-columns-repeated="3"/>
          <table:table-cell table:formula="of:=[.O97]+1000000" office:value-type="float" office:value="227324732.184354" calcext:value-type="float">
            <text:p>227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97469796.033517" calcext:value-type="float">
            <text:p>197469796.033517</text:p>
          </table:table-cell>
          <table:table-cell table:formula="of:=[.Q98]+[.P98]/299702547*1000000000" office:value-type="float" office:value="197469799.370159" calcext:value-type="float">
            <text:p>197469799.370159</text:p>
          </table:table-cell>
          <table:table-cell table:formula="of:=RAND()*10^9" office:value-type="float" office:value="155959824.253956" calcext:value-type="float">
            <text:p>155959824.253956</text:p>
          </table:table-cell>
          <table:table-cell table:formula="of:=[.S98]+[.P98]/299702547*1000000000" office:value-type="float" office:value="155959827.590598" calcext:value-type="float">
            <text:p>155959827.590598</text:p>
          </table:table-cell>
          <table:table-cell table:formula="of:=RAND()*10^9" office:value-type="float" office:value="865320956.406269" calcext:value-type="float">
            <text:p>865320956.406269</text:p>
          </table:table-cell>
          <table:table-cell table:formula="of:=[.U98]+[.P98]/299702547*1000000000" office:value-type="float" office:value="865320959.742911" calcext:value-type="float">
            <text:p>865320959.742911</text:p>
          </table:table-cell>
        </table:table-row>
        <table:table-row table:style-name="ro1">
          <table:table-cell table:number-columns-repeated="3"/>
          <table:table-cell table:formula="of:=[.D98]+1000000" office:value-type="float" office:value="498421530.052933" calcext:value-type="float">
            <text:p>498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92760768.611319" calcext:value-type="float">
            <text:p>992760768.611319</text:p>
          </table:table-cell>
          <table:table-cell table:formula="of:=[.F99]+[.$E99]/299702547*1000000000" office:value-type="float" office:value="992760771.94796" calcext:value-type="float">
            <text:p>992760771.94796</text:p>
          </table:table-cell>
          <table:table-cell table:formula="of:=RAND()*10^9" office:value-type="float" office:value="403880199.784444" calcext:value-type="float">
            <text:p>403880199.784444</text:p>
          </table:table-cell>
          <table:table-cell table:formula="of:=[.H99]+[.E99]/299702547*1000000000" office:value-type="float" office:value="403880203.121085" calcext:value-type="float">
            <text:p>403880203.121085</text:p>
          </table:table-cell>
          <table:table-cell table:formula="of:=RAND()*10^9" office:value-type="float" office:value="750584508.711177" calcext:value-type="float">
            <text:p>750584508.711177</text:p>
          </table:table-cell>
          <table:table-cell table:formula="of:=[.J99]+[.E99]/299702547*1000000000" office:value-type="float" office:value="750584512.047818" calcext:value-type="float">
            <text:p>750584512.047818</text:p>
          </table:table-cell>
          <table:table-cell table:number-columns-repeated="3"/>
          <table:table-cell table:formula="of:=[.O98]+1000000" office:value-type="float" office:value="228324732.184354" calcext:value-type="float">
            <text:p>228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16424657.718829" calcext:value-type="float">
            <text:p>116424657.718829</text:p>
          </table:table-cell>
          <table:table-cell table:formula="of:=[.Q99]+[.P99]/299702547*1000000000" office:value-type="float" office:value="116424661.055471" calcext:value-type="float">
            <text:p>116424661.055471</text:p>
          </table:table-cell>
          <table:table-cell table:formula="of:=RAND()*10^9" office:value-type="float" office:value="295825473.782255" calcext:value-type="float">
            <text:p>295825473.782255</text:p>
          </table:table-cell>
          <table:table-cell table:formula="of:=[.S99]+[.P99]/299702547*1000000000" office:value-type="float" office:value="295825477.118897" calcext:value-type="float">
            <text:p>295825477.118897</text:p>
          </table:table-cell>
          <table:table-cell table:formula="of:=RAND()*10^9" office:value-type="float" office:value="671570644.080461" calcext:value-type="float">
            <text:p>671570644.080461</text:p>
          </table:table-cell>
          <table:table-cell table:formula="of:=[.U99]+[.P99]/299702547*1000000000" office:value-type="float" office:value="671570647.417103" calcext:value-type="float">
            <text:p>671570647.417103</text:p>
          </table:table-cell>
        </table:table-row>
        <table:table-row table:style-name="ro1">
          <table:table-cell table:number-columns-repeated="3"/>
          <table:table-cell table:formula="of:=[.D99]+1000000" office:value-type="float" office:value="499421530.052933" calcext:value-type="float">
            <text:p>499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9633307.8561323" calcext:value-type="float">
            <text:p>79633307.8561323</text:p>
          </table:table-cell>
          <table:table-cell table:formula="of:=[.F100]+[.$E100]/299702547*1000000000" office:value-type="float" office:value="79633311.1927739" calcext:value-type="float">
            <text:p>79633311.1927739</text:p>
          </table:table-cell>
          <table:table-cell table:formula="of:=RAND()*10^9" office:value-type="float" office:value="184968739.673682" calcext:value-type="float">
            <text:p>184968739.673682</text:p>
          </table:table-cell>
          <table:table-cell table:formula="of:=[.H100]+[.E100]/299702547*1000000000" office:value-type="float" office:value="184968743.010324" calcext:value-type="float">
            <text:p>184968743.010324</text:p>
          </table:table-cell>
          <table:table-cell table:formula="of:=RAND()*10^9" office:value-type="float" office:value="120381443.710192" calcext:value-type="float">
            <text:p>120381443.710192</text:p>
          </table:table-cell>
          <table:table-cell table:formula="of:=[.J100]+[.E100]/299702547*1000000000" office:value-type="float" office:value="120381447.046834" calcext:value-type="float">
            <text:p>120381447.046834</text:p>
          </table:table-cell>
          <table:table-cell table:number-columns-repeated="3"/>
          <table:table-cell table:formula="of:=[.O99]+1000000" office:value-type="float" office:value="229324732.184354" calcext:value-type="float">
            <text:p>229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63128061.902597" calcext:value-type="float">
            <text:p>463128061.902597</text:p>
          </table:table-cell>
          <table:table-cell table:formula="of:=[.Q100]+[.P100]/299702547*1000000000" office:value-type="float" office:value="463128065.239238" calcext:value-type="float">
            <text:p>463128065.239238</text:p>
          </table:table-cell>
          <table:table-cell table:formula="of:=RAND()*10^9" office:value-type="float" office:value="503688316.149667" calcext:value-type="float">
            <text:p>503688316.149667</text:p>
          </table:table-cell>
          <table:table-cell table:formula="of:=[.S100]+[.P100]/299702547*1000000000" office:value-type="float" office:value="503688319.486308" calcext:value-type="float">
            <text:p>503688319.486308</text:p>
          </table:table-cell>
          <table:table-cell table:formula="of:=RAND()*10^9" office:value-type="float" office:value="891475557.952484" calcext:value-type="float">
            <text:p>891475557.952484</text:p>
          </table:table-cell>
          <table:table-cell table:formula="of:=[.U100]+[.P100]/299702547*1000000000" office:value-type="float" office:value="891475561.289125" calcext:value-type="float">
            <text:p>891475561.289125</text:p>
          </table:table-cell>
        </table:table-row>
        <table:table-row table:style-name="ro1">
          <table:table-cell table:number-columns-repeated="3"/>
          <table:table-cell table:formula="of:=[.D100]+1000000" office:value-type="float" office:value="500421530.052933" calcext:value-type="float">
            <text:p>500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16329864.742855" calcext:value-type="float">
            <text:p>516329864.742855</text:p>
          </table:table-cell>
          <table:table-cell table:formula="of:=[.F101]+[.$E101]/299702547*1000000000" office:value-type="float" office:value="516329868.079496" calcext:value-type="float">
            <text:p>516329868.079496</text:p>
          </table:table-cell>
          <table:table-cell table:formula="of:=RAND()*10^9" office:value-type="float" office:value="592835281.644766" calcext:value-type="float">
            <text:p>592835281.644766</text:p>
          </table:table-cell>
          <table:table-cell table:formula="of:=[.H101]+[.E101]/299702547*1000000000" office:value-type="float" office:value="592835284.981408" calcext:value-type="float">
            <text:p>592835284.981408</text:p>
          </table:table-cell>
          <table:table-cell table:formula="of:=RAND()*10^9" office:value-type="float" office:value="424359128.154796" calcext:value-type="float">
            <text:p>424359128.154796</text:p>
          </table:table-cell>
          <table:table-cell table:formula="of:=[.J101]+[.E101]/299702547*1000000000" office:value-type="float" office:value="424359131.491438" calcext:value-type="float">
            <text:p>424359131.491438</text:p>
          </table:table-cell>
          <table:table-cell table:number-columns-repeated="3"/>
          <table:table-cell table:formula="of:=[.O100]+1000000" office:value-type="float" office:value="230324732.184354" calcext:value-type="float">
            <text:p>230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15544270.458204" calcext:value-type="float">
            <text:p>915544270.458204</text:p>
          </table:table-cell>
          <table:table-cell table:formula="of:=[.Q101]+[.P101]/299702547*1000000000" office:value-type="float" office:value="915544273.794846" calcext:value-type="float">
            <text:p>915544273.794846</text:p>
          </table:table-cell>
          <table:table-cell table:formula="of:=RAND()*10^9" office:value-type="float" office:value="519503784.844165" calcext:value-type="float">
            <text:p>519503784.844165</text:p>
          </table:table-cell>
          <table:table-cell table:formula="of:=[.S101]+[.P101]/299702547*1000000000" office:value-type="float" office:value="519503788.180806" calcext:value-type="float">
            <text:p>519503788.180806</text:p>
          </table:table-cell>
          <table:table-cell table:formula="of:=RAND()*10^9" office:value-type="float" office:value="940065075.131478" calcext:value-type="float">
            <text:p>940065075.131478</text:p>
          </table:table-cell>
          <table:table-cell table:formula="of:=[.U101]+[.P101]/299702547*1000000000" office:value-type="float" office:value="940065078.468119" calcext:value-type="float">
            <text:p>940065078.468119</text:p>
          </table:table-cell>
        </table:table-row>
        <table:table-row table:style-name="ro1">
          <table:table-cell table:number-columns-repeated="3"/>
          <table:table-cell table:formula="of:=[.D101]+1000000" office:value-type="float" office:value="501421530.052934" calcext:value-type="float">
            <text:p>501421530.05293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4779393.616711" calcext:value-type="float">
            <text:p>44779393.616711</text:p>
          </table:table-cell>
          <table:table-cell table:formula="of:=[.F102]+[.$E102]/299702547*1000000000" office:value-type="float" office:value="44779396.9533526" calcext:value-type="float">
            <text:p>44779396.9533526</text:p>
          </table:table-cell>
          <table:table-cell table:formula="of:=RAND()*10^9" office:value-type="float" office:value="940592196.411564" calcext:value-type="float">
            <text:p>940592196.411564</text:p>
          </table:table-cell>
          <table:table-cell table:formula="of:=[.H102]+[.E102]/299702547*1000000000" office:value-type="float" office:value="940592199.748205" calcext:value-type="float">
            <text:p>940592199.748205</text:p>
          </table:table-cell>
          <table:table-cell table:formula="of:=RAND()*10^9" office:value-type="float" office:value="51413570.0552428" calcext:value-type="float">
            <text:p>51413570.0552428</text:p>
          </table:table-cell>
          <table:table-cell table:formula="of:=[.J102]+[.E102]/299702547*1000000000" office:value-type="float" office:value="51413573.3918845" calcext:value-type="float">
            <text:p>51413573.3918845</text:p>
          </table:table-cell>
          <table:table-cell table:number-columns-repeated="3"/>
          <table:table-cell table:formula="of:=[.O101]+1000000" office:value-type="float" office:value="231324732.184354" calcext:value-type="float">
            <text:p>231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1914666.6393758" calcext:value-type="float">
            <text:p>21914666.6393758</text:p>
          </table:table-cell>
          <table:table-cell table:formula="of:=[.Q102]+[.P102]/299702547*1000000000" office:value-type="float" office:value="21914669.9760175" calcext:value-type="float">
            <text:p>21914669.9760175</text:p>
          </table:table-cell>
          <table:table-cell table:formula="of:=RAND()*10^9" office:value-type="float" office:value="243030600.25887" calcext:value-type="float">
            <text:p>243030600.25887</text:p>
          </table:table-cell>
          <table:table-cell table:formula="of:=[.S102]+[.P102]/299702547*1000000000" office:value-type="float" office:value="243030603.595512" calcext:value-type="float">
            <text:p>243030603.595512</text:p>
          </table:table-cell>
          <table:table-cell table:formula="of:=RAND()*10^9" office:value-type="float" office:value="370855405.99347" calcext:value-type="float">
            <text:p>370855405.99347</text:p>
          </table:table-cell>
          <table:table-cell table:formula="of:=[.U102]+[.P102]/299702547*1000000000" office:value-type="float" office:value="370855409.330111" calcext:value-type="float">
            <text:p>370855409.330111</text:p>
          </table:table-cell>
        </table:table-row>
        <table:table-row table:style-name="ro1">
          <table:table-cell table:number-columns-repeated="3"/>
          <table:table-cell table:formula="of:=[.D102]+1000000" office:value-type="float" office:value="502421530.052933" calcext:value-type="float">
            <text:p>502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37914737.228837" calcext:value-type="float">
            <text:p>737914737.228837</text:p>
          </table:table-cell>
          <table:table-cell table:formula="of:=[.F103]+[.$E103]/299702547*1000000000" office:value-type="float" office:value="737914740.565479" calcext:value-type="float">
            <text:p>737914740.565479</text:p>
          </table:table-cell>
          <table:table-cell table:formula="of:=RAND()*10^9" office:value-type="float" office:value="626186844.063742" calcext:value-type="float">
            <text:p>626186844.063742</text:p>
          </table:table-cell>
          <table:table-cell table:formula="of:=[.H103]+[.E103]/299702547*1000000000" office:value-type="float" office:value="626186847.400383" calcext:value-type="float">
            <text:p>626186847.400383</text:p>
          </table:table-cell>
          <table:table-cell table:formula="of:=RAND()*10^9" office:value-type="float" office:value="31067271.56295" calcext:value-type="float">
            <text:p>31067271.56295</text:p>
          </table:table-cell>
          <table:table-cell table:formula="of:=[.J103]+[.E103]/299702547*1000000000" office:value-type="float" office:value="31067274.8995916" calcext:value-type="float">
            <text:p>31067274.8995916</text:p>
          </table:table-cell>
          <table:table-cell table:number-columns-repeated="3"/>
          <table:table-cell table:formula="of:=[.O102]+1000000" office:value-type="float" office:value="232324732.184354" calcext:value-type="float">
            <text:p>232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68453236.360024" calcext:value-type="float">
            <text:p>868453236.360024</text:p>
          </table:table-cell>
          <table:table-cell table:formula="of:=[.Q103]+[.P103]/299702547*1000000000" office:value-type="float" office:value="868453239.696665" calcext:value-type="float">
            <text:p>868453239.696665</text:p>
          </table:table-cell>
          <table:table-cell table:formula="of:=RAND()*10^9" office:value-type="float" office:value="654791072.342421" calcext:value-type="float">
            <text:p>654791072.342421</text:p>
          </table:table-cell>
          <table:table-cell table:formula="of:=[.S103]+[.P103]/299702547*1000000000" office:value-type="float" office:value="654791075.679062" calcext:value-type="float">
            <text:p>654791075.679062</text:p>
          </table:table-cell>
          <table:table-cell table:formula="of:=RAND()*10^9" office:value-type="float" office:value="690491736.590097" calcext:value-type="float">
            <text:p>690491736.590097</text:p>
          </table:table-cell>
          <table:table-cell table:formula="of:=[.U103]+[.P103]/299702547*1000000000" office:value-type="float" office:value="690491739.926739" calcext:value-type="float">
            <text:p>690491739.926739</text:p>
          </table:table-cell>
        </table:table-row>
        <table:table-row table:style-name="ro1">
          <table:table-cell table:number-columns-repeated="3"/>
          <table:table-cell table:formula="of:=[.D103]+1000000" office:value-type="float" office:value="503421530.052933" calcext:value-type="float">
            <text:p>503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67177317.494714" calcext:value-type="float">
            <text:p>767177317.494714</text:p>
          </table:table-cell>
          <table:table-cell table:formula="of:=[.F104]+[.$E104]/299702547*1000000000" office:value-type="float" office:value="767177320.831356" calcext:value-type="float">
            <text:p>767177320.831356</text:p>
          </table:table-cell>
          <table:table-cell table:formula="of:=RAND()*10^9" office:value-type="float" office:value="970075529.326" calcext:value-type="float">
            <text:p>970075529.326</text:p>
          </table:table-cell>
          <table:table-cell table:formula="of:=[.H104]+[.E104]/299702547*1000000000" office:value-type="float" office:value="970075532.662641" calcext:value-type="float">
            <text:p>970075532.662641</text:p>
          </table:table-cell>
          <table:table-cell table:formula="of:=RAND()*10^9" office:value-type="float" office:value="415673348.014659" calcext:value-type="float">
            <text:p>415673348.014659</text:p>
          </table:table-cell>
          <table:table-cell table:formula="of:=[.J104]+[.E104]/299702547*1000000000" office:value-type="float" office:value="415673351.351301" calcext:value-type="float">
            <text:p>415673351.351301</text:p>
          </table:table-cell>
          <table:table-cell table:number-columns-repeated="3"/>
          <table:table-cell table:formula="of:=[.O103]+1000000" office:value-type="float" office:value="233324732.184354" calcext:value-type="float">
            <text:p>233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78130192.86134" calcext:value-type="float">
            <text:p>378130192.86134</text:p>
          </table:table-cell>
          <table:table-cell table:formula="of:=[.Q104]+[.P104]/299702547*1000000000" office:value-type="float" office:value="378130196.197981" calcext:value-type="float">
            <text:p>378130196.197981</text:p>
          </table:table-cell>
          <table:table-cell table:formula="of:=RAND()*10^9" office:value-type="float" office:value="4530938.69976412" calcext:value-type="float">
            <text:p>4530938.69976412</text:p>
          </table:table-cell>
          <table:table-cell table:formula="of:=[.S104]+[.P104]/299702547*1000000000" office:value-type="float" office:value="4530942.03640576" calcext:value-type="float">
            <text:p>4530942.03640576</text:p>
          </table:table-cell>
          <table:table-cell table:formula="of:=RAND()*10^9" office:value-type="float" office:value="64078493.7078238" calcext:value-type="float">
            <text:p>64078493.7078238</text:p>
          </table:table-cell>
          <table:table-cell table:formula="of:=[.U104]+[.P104]/299702547*1000000000" office:value-type="float" office:value="64078497.0444654" calcext:value-type="float">
            <text:p>64078497.0444654</text:p>
          </table:table-cell>
        </table:table-row>
        <table:table-row table:style-name="ro1">
          <table:table-cell table:number-columns-repeated="3"/>
          <table:table-cell table:formula="of:=[.D104]+1000000" office:value-type="float" office:value="504421530.052933" calcext:value-type="float">
            <text:p>504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04727114.396736" calcext:value-type="float">
            <text:p>704727114.396736</text:p>
          </table:table-cell>
          <table:table-cell table:formula="of:=[.F105]+[.$E105]/299702547*1000000000" office:value-type="float" office:value="704727117.733377" calcext:value-type="float">
            <text:p>704727117.733377</text:p>
          </table:table-cell>
          <table:table-cell table:formula="of:=RAND()*10^9" office:value-type="float" office:value="139455938.77672" calcext:value-type="float">
            <text:p>139455938.77672</text:p>
          </table:table-cell>
          <table:table-cell table:formula="of:=[.H105]+[.E105]/299702547*1000000000" office:value-type="float" office:value="139455942.113362" calcext:value-type="float">
            <text:p>139455942.113362</text:p>
          </table:table-cell>
          <table:table-cell table:formula="of:=RAND()*10^9" office:value-type="float" office:value="511194525.599031" calcext:value-type="float">
            <text:p>511194525.599031</text:p>
          </table:table-cell>
          <table:table-cell table:formula="of:=[.J105]+[.E105]/299702547*1000000000" office:value-type="float" office:value="511194528.935673" calcext:value-type="float">
            <text:p>511194528.935673</text:p>
          </table:table-cell>
          <table:table-cell table:number-columns-repeated="3"/>
          <table:table-cell table:formula="of:=[.O104]+1000000" office:value-type="float" office:value="234324732.184354" calcext:value-type="float">
            <text:p>234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28492548.669612" calcext:value-type="float">
            <text:p>128492548.669612</text:p>
          </table:table-cell>
          <table:table-cell table:formula="of:=[.Q105]+[.P105]/299702547*1000000000" office:value-type="float" office:value="128492552.006253" calcext:value-type="float">
            <text:p>128492552.006253</text:p>
          </table:table-cell>
          <table:table-cell table:formula="of:=RAND()*10^9" office:value-type="float" office:value="515146441.775887" calcext:value-type="float">
            <text:p>515146441.775887</text:p>
          </table:table-cell>
          <table:table-cell table:formula="of:=[.S105]+[.P105]/299702547*1000000000" office:value-type="float" office:value="515146445.112529" calcext:value-type="float">
            <text:p>515146445.112529</text:p>
          </table:table-cell>
          <table:table-cell table:formula="of:=RAND()*10^9" office:value-type="float" office:value="392602809.093736" calcext:value-type="float">
            <text:p>392602809.093736</text:p>
          </table:table-cell>
          <table:table-cell table:formula="of:=[.U105]+[.P105]/299702547*1000000000" office:value-type="float" office:value="392602812.430378" calcext:value-type="float">
            <text:p>392602812.430378</text:p>
          </table:table-cell>
        </table:table-row>
        <table:table-row table:style-name="ro1">
          <table:table-cell table:number-columns-repeated="3"/>
          <table:table-cell table:formula="of:=[.D105]+1000000" office:value-type="float" office:value="505421530.052934" calcext:value-type="float">
            <text:p>505421530.05293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55408548.84491" calcext:value-type="float">
            <text:p>455408548.84491</text:p>
          </table:table-cell>
          <table:table-cell table:formula="of:=[.F106]+[.$E106]/299702547*1000000000" office:value-type="float" office:value="455408552.181551" calcext:value-type="float">
            <text:p>455408552.181551</text:p>
          </table:table-cell>
          <table:table-cell table:formula="of:=RAND()*10^9" office:value-type="float" office:value="583271147.89159" calcext:value-type="float">
            <text:p>583271147.89159</text:p>
          </table:table-cell>
          <table:table-cell table:formula="of:=[.H106]+[.E106]/299702547*1000000000" office:value-type="float" office:value="583271151.228232" calcext:value-type="float">
            <text:p>583271151.228232</text:p>
          </table:table-cell>
          <table:table-cell table:formula="of:=RAND()*10^9" office:value-type="float" office:value="647674359.760896" calcext:value-type="float">
            <text:p>647674359.760896</text:p>
          </table:table-cell>
          <table:table-cell table:formula="of:=[.J106]+[.E106]/299702547*1000000000" office:value-type="float" office:value="647674363.097538" calcext:value-type="float">
            <text:p>647674363.097538</text:p>
          </table:table-cell>
          <table:table-cell table:number-columns-repeated="3"/>
          <table:table-cell table:formula="of:=[.O105]+1000000" office:value-type="float" office:value="235324732.184354" calcext:value-type="float">
            <text:p>235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23501312.796487" calcext:value-type="float">
            <text:p>123501312.796487</text:p>
          </table:table-cell>
          <table:table-cell table:formula="of:=[.Q106]+[.P106]/299702547*1000000000" office:value-type="float" office:value="123501316.133128" calcext:value-type="float">
            <text:p>123501316.133128</text:p>
          </table:table-cell>
          <table:table-cell table:formula="of:=RAND()*10^9" office:value-type="float" office:value="220230762.237231" calcext:value-type="float">
            <text:p>220230762.237231</text:p>
          </table:table-cell>
          <table:table-cell table:formula="of:=[.S106]+[.P106]/299702547*1000000000" office:value-type="float" office:value="220230765.573873" calcext:value-type="float">
            <text:p>220230765.573873</text:p>
          </table:table-cell>
          <table:table-cell table:formula="of:=RAND()*10^9" office:value-type="float" office:value="829799242.333367" calcext:value-type="float">
            <text:p>829799242.333367</text:p>
          </table:table-cell>
          <table:table-cell table:formula="of:=[.U106]+[.P106]/299702547*1000000000" office:value-type="float" office:value="829799245.670009" calcext:value-type="float">
            <text:p>829799245.670009</text:p>
          </table:table-cell>
        </table:table-row>
        <table:table-row table:style-name="ro1">
          <table:table-cell table:number-columns-repeated="3"/>
          <table:table-cell table:formula="of:=[.D106]+1000000" office:value-type="float" office:value="506421530.052933" calcext:value-type="float">
            <text:p>506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34291394.297026" calcext:value-type="float">
            <text:p>734291394.297026</text:p>
          </table:table-cell>
          <table:table-cell table:formula="of:=[.F107]+[.$E107]/299702547*1000000000" office:value-type="float" office:value="734291397.633668" calcext:value-type="float">
            <text:p>734291397.633668</text:p>
          </table:table-cell>
          <table:table-cell table:formula="of:=RAND()*10^9" office:value-type="float" office:value="97700789.4679884" calcext:value-type="float">
            <text:p>97700789.4679884</text:p>
          </table:table-cell>
          <table:table-cell table:formula="of:=[.H107]+[.E107]/299702547*1000000000" office:value-type="float" office:value="97700792.8046301" calcext:value-type="float">
            <text:p>97700792.8046301</text:p>
          </table:table-cell>
          <table:table-cell table:formula="of:=RAND()*10^9" office:value-type="float" office:value="830739477.203876" calcext:value-type="float">
            <text:p>830739477.203876</text:p>
          </table:table-cell>
          <table:table-cell table:formula="of:=[.J107]+[.E107]/299702547*1000000000" office:value-type="float" office:value="830739480.540518" calcext:value-type="float">
            <text:p>830739480.540518</text:p>
          </table:table-cell>
          <table:table-cell table:number-columns-repeated="3"/>
          <table:table-cell table:formula="of:=[.O106]+1000000" office:value-type="float" office:value="236324732.184354" calcext:value-type="float">
            <text:p>236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54045724.041942" calcext:value-type="float">
            <text:p>154045724.041942</text:p>
          </table:table-cell>
          <table:table-cell table:formula="of:=[.Q107]+[.P107]/299702547*1000000000" office:value-type="float" office:value="154045727.378583" calcext:value-type="float">
            <text:p>154045727.378583</text:p>
          </table:table-cell>
          <table:table-cell table:formula="of:=RAND()*10^9" office:value-type="float" office:value="842885024.588833" calcext:value-type="float">
            <text:p>842885024.588833</text:p>
          </table:table-cell>
          <table:table-cell table:formula="of:=[.S107]+[.P107]/299702547*1000000000" office:value-type="float" office:value="842885027.925474" calcext:value-type="float">
            <text:p>842885027.925474</text:p>
          </table:table-cell>
          <table:table-cell table:formula="of:=RAND()*10^9" office:value-type="float" office:value="60092798.3820551" calcext:value-type="float">
            <text:p>60092798.3820551</text:p>
          </table:table-cell>
          <table:table-cell table:formula="of:=[.U107]+[.P107]/299702547*1000000000" office:value-type="float" office:value="60092801.7186967" calcext:value-type="float">
            <text:p>60092801.7186967</text:p>
          </table:table-cell>
        </table:table-row>
        <table:table-row table:style-name="ro1">
          <table:table-cell table:number-columns-repeated="3"/>
          <table:table-cell table:formula="of:=[.D107]+1000000" office:value-type="float" office:value="507421530.052933" calcext:value-type="float">
            <text:p>507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4264547.1888584" calcext:value-type="float">
            <text:p>24264547.1888584</text:p>
          </table:table-cell>
          <table:table-cell table:formula="of:=[.F108]+[.$E108]/299702547*1000000000" office:value-type="float" office:value="24264550.5255001" calcext:value-type="float">
            <text:p>24264550.5255001</text:p>
          </table:table-cell>
          <table:table-cell table:formula="of:=RAND()*10^9" office:value-type="float" office:value="435849556.11929" calcext:value-type="float">
            <text:p>435849556.11929</text:p>
          </table:table-cell>
          <table:table-cell table:formula="of:=[.H108]+[.E108]/299702547*1000000000" office:value-type="float" office:value="435849559.455932" calcext:value-type="float">
            <text:p>435849559.455932</text:p>
          </table:table-cell>
          <table:table-cell table:formula="of:=RAND()*10^9" office:value-type="float" office:value="119080856.119804" calcext:value-type="float">
            <text:p>119080856.119804</text:p>
          </table:table-cell>
          <table:table-cell table:formula="of:=[.J108]+[.E108]/299702547*1000000000" office:value-type="float" office:value="119080859.456446" calcext:value-type="float">
            <text:p>119080859.456446</text:p>
          </table:table-cell>
          <table:table-cell table:number-columns-repeated="3"/>
          <table:table-cell table:formula="of:=[.O107]+1000000" office:value-type="float" office:value="237324732.184354" calcext:value-type="float">
            <text:p>237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36995495.033193" calcext:value-type="float">
            <text:p>636995495.033193</text:p>
          </table:table-cell>
          <table:table-cell table:formula="of:=[.Q108]+[.P108]/299702547*1000000000" office:value-type="float" office:value="636995498.369835" calcext:value-type="float">
            <text:p>636995498.369835</text:p>
          </table:table-cell>
          <table:table-cell table:formula="of:=RAND()*10^9" office:value-type="float" office:value="835064554.393223" calcext:value-type="float">
            <text:p>835064554.393223</text:p>
          </table:table-cell>
          <table:table-cell table:formula="of:=[.S108]+[.P108]/299702547*1000000000" office:value-type="float" office:value="835064557.729864" calcext:value-type="float">
            <text:p>835064557.729864</text:p>
          </table:table-cell>
          <table:table-cell table:formula="of:=RAND()*10^9" office:value-type="float" office:value="11393391.9503641" calcext:value-type="float">
            <text:p>11393391.9503641</text:p>
          </table:table-cell>
          <table:table-cell table:formula="of:=[.U108]+[.P108]/299702547*1000000000" office:value-type="float" office:value="11393395.2870058" calcext:value-type="float">
            <text:p>11393395.2870058</text:p>
          </table:table-cell>
        </table:table-row>
        <table:table-row table:style-name="ro1">
          <table:table-cell table:number-columns-repeated="3"/>
          <table:table-cell table:formula="of:=[.D108]+1000000" office:value-type="float" office:value="508421530.052933" calcext:value-type="float">
            <text:p>508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65138731.768866" calcext:value-type="float">
            <text:p>365138731.768866</text:p>
          </table:table-cell>
          <table:table-cell table:formula="of:=[.F109]+[.$E109]/299702547*1000000000" office:value-type="float" office:value="365138735.105508" calcext:value-type="float">
            <text:p>365138735.105508</text:p>
          </table:table-cell>
          <table:table-cell table:formula="of:=RAND()*10^9" office:value-type="float" office:value="404650311.439944" calcext:value-type="float">
            <text:p>404650311.439944</text:p>
          </table:table-cell>
          <table:table-cell table:formula="of:=[.H109]+[.E109]/299702547*1000000000" office:value-type="float" office:value="404650314.776586" calcext:value-type="float">
            <text:p>404650314.776586</text:p>
          </table:table-cell>
          <table:table-cell table:formula="of:=RAND()*10^9" office:value-type="float" office:value="298863700.197558" calcext:value-type="float">
            <text:p>298863700.197558</text:p>
          </table:table-cell>
          <table:table-cell table:formula="of:=[.J109]+[.E109]/299702547*1000000000" office:value-type="float" office:value="298863703.5342" calcext:value-type="float">
            <text:p>298863703.5342</text:p>
          </table:table-cell>
          <table:table-cell table:number-columns-repeated="3"/>
          <table:table-cell table:formula="of:=[.O108]+1000000" office:value-type="float" office:value="238324732.184354" calcext:value-type="float">
            <text:p>238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05930598.194622" calcext:value-type="float">
            <text:p>105930598.194622</text:p>
          </table:table-cell>
          <table:table-cell table:formula="of:=[.Q109]+[.P109]/299702547*1000000000" office:value-type="float" office:value="105930601.531264" calcext:value-type="float">
            <text:p>105930601.531264</text:p>
          </table:table-cell>
          <table:table-cell table:formula="of:=RAND()*10^9" office:value-type="float" office:value="175588296.499094" calcext:value-type="float">
            <text:p>175588296.499094</text:p>
          </table:table-cell>
          <table:table-cell table:formula="of:=[.S109]+[.P109]/299702547*1000000000" office:value-type="float" office:value="175588299.835735" calcext:value-type="float">
            <text:p>175588299.835735</text:p>
          </table:table-cell>
          <table:table-cell table:formula="of:=RAND()*10^9" office:value-type="float" office:value="994346782.313727" calcext:value-type="float">
            <text:p>994346782.313727</text:p>
          </table:table-cell>
          <table:table-cell table:formula="of:=[.U109]+[.P109]/299702547*1000000000" office:value-type="float" office:value="994346785.650368" calcext:value-type="float">
            <text:p>994346785.650368</text:p>
          </table:table-cell>
        </table:table-row>
        <table:table-row table:style-name="ro1">
          <table:table-cell table:number-columns-repeated="3"/>
          <table:table-cell table:formula="of:=[.D109]+1000000" office:value-type="float" office:value="509421530.052934" calcext:value-type="float">
            <text:p>509421530.05293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60234885.113193" calcext:value-type="float">
            <text:p>360234885.113193</text:p>
          </table:table-cell>
          <table:table-cell table:formula="of:=[.F110]+[.$E110]/299702547*1000000000" office:value-type="float" office:value="360234888.449834" calcext:value-type="float">
            <text:p>360234888.449834</text:p>
          </table:table-cell>
          <table:table-cell table:formula="of:=RAND()*10^9" office:value-type="float" office:value="671713587.84214" calcext:value-type="float">
            <text:p>671713587.84214</text:p>
          </table:table-cell>
          <table:table-cell table:formula="of:=[.H110]+[.E110]/299702547*1000000000" office:value-type="float" office:value="671713591.178781" calcext:value-type="float">
            <text:p>671713591.178781</text:p>
          </table:table-cell>
          <table:table-cell table:formula="of:=RAND()*10^9" office:value-type="float" office:value="748565708.950436" calcext:value-type="float">
            <text:p>748565708.950436</text:p>
          </table:table-cell>
          <table:table-cell table:formula="of:=[.J110]+[.E110]/299702547*1000000000" office:value-type="float" office:value="748565712.287078" calcext:value-type="float">
            <text:p>748565712.287078</text:p>
          </table:table-cell>
          <table:table-cell table:number-columns-repeated="3"/>
          <table:table-cell table:formula="of:=[.O109]+1000000" office:value-type="float" office:value="239324732.184354" calcext:value-type="float">
            <text:p>239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45233194.111896" calcext:value-type="float">
            <text:p>745233194.111896</text:p>
          </table:table-cell>
          <table:table-cell table:formula="of:=[.Q110]+[.P110]/299702547*1000000000" office:value-type="float" office:value="745233197.448537" calcext:value-type="float">
            <text:p>745233197.448537</text:p>
          </table:table-cell>
          <table:table-cell table:formula="of:=RAND()*10^9" office:value-type="float" office:value="761733399.245617" calcext:value-type="float">
            <text:p>761733399.245617</text:p>
          </table:table-cell>
          <table:table-cell table:formula="of:=[.S110]+[.P110]/299702547*1000000000" office:value-type="float" office:value="761733402.582258" calcext:value-type="float">
            <text:p>761733402.582258</text:p>
          </table:table-cell>
          <table:table-cell table:formula="of:=RAND()*10^9" office:value-type="float" office:value="222982007.490356" calcext:value-type="float">
            <text:p>222982007.490356</text:p>
          </table:table-cell>
          <table:table-cell table:formula="of:=[.U110]+[.P110]/299702547*1000000000" office:value-type="float" office:value="222982010.826998" calcext:value-type="float">
            <text:p>222982010.826998</text:p>
          </table:table-cell>
        </table:table-row>
        <table:table-row table:style-name="ro1">
          <table:table-cell table:number-columns-repeated="3"/>
          <table:table-cell table:formula="of:=[.D110]+1000000" office:value-type="float" office:value="510421530.052934" calcext:value-type="float">
            <text:p>510421530.05293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85953791.690984" calcext:value-type="float">
            <text:p>485953791.690984</text:p>
          </table:table-cell>
          <table:table-cell table:formula="of:=[.F111]+[.$E111]/299702547*1000000000" office:value-type="float" office:value="485953795.027626" calcext:value-type="float">
            <text:p>485953795.027626</text:p>
          </table:table-cell>
          <table:table-cell table:formula="of:=RAND()*10^9" office:value-type="float" office:value="160999532.957102" calcext:value-type="float">
            <text:p>160999532.957102</text:p>
          </table:table-cell>
          <table:table-cell table:formula="of:=[.H111]+[.E111]/299702547*1000000000" office:value-type="float" office:value="160999536.293743" calcext:value-type="float">
            <text:p>160999536.293743</text:p>
          </table:table-cell>
          <table:table-cell table:formula="of:=RAND()*10^9" office:value-type="float" office:value="322967184.352046" calcext:value-type="float">
            <text:p>322967184.352046</text:p>
          </table:table-cell>
          <table:table-cell table:formula="of:=[.J111]+[.E111]/299702547*1000000000" office:value-type="float" office:value="322967187.688688" calcext:value-type="float">
            <text:p>322967187.688688</text:p>
          </table:table-cell>
          <table:table-cell table:number-columns-repeated="3"/>
          <table:table-cell table:formula="of:=[.O110]+1000000" office:value-type="float" office:value="240324732.184354" calcext:value-type="float">
            <text:p>240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07316808.024416" calcext:value-type="float">
            <text:p>907316808.024416</text:p>
          </table:table-cell>
          <table:table-cell table:formula="of:=[.Q111]+[.P111]/299702547*1000000000" office:value-type="float" office:value="907316811.361057" calcext:value-type="float">
            <text:p>907316811.361057</text:p>
          </table:table-cell>
          <table:table-cell table:formula="of:=RAND()*10^9" office:value-type="float" office:value="704065446.3845" calcext:value-type="float">
            <text:p>704065446.3845</text:p>
          </table:table-cell>
          <table:table-cell table:formula="of:=[.S111]+[.P111]/299702547*1000000000" office:value-type="float" office:value="704065449.721141" calcext:value-type="float">
            <text:p>704065449.721141</text:p>
          </table:table-cell>
          <table:table-cell table:formula="of:=RAND()*10^9" office:value-type="float" office:value="352577711.14128" calcext:value-type="float">
            <text:p>352577711.14128</text:p>
          </table:table-cell>
          <table:table-cell table:formula="of:=[.U111]+[.P111]/299702547*1000000000" office:value-type="float" office:value="352577714.477921" calcext:value-type="float">
            <text:p>352577714.477921</text:p>
          </table:table-cell>
        </table:table-row>
        <table:table-row table:style-name="ro1">
          <table:table-cell table:number-columns-repeated="3"/>
          <table:table-cell table:formula="of:=[.D111]+1000000" office:value-type="float" office:value="511421530.052933" calcext:value-type="float">
            <text:p>511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87018454.594718" calcext:value-type="float">
            <text:p>187018454.594718</text:p>
          </table:table-cell>
          <table:table-cell table:formula="of:=[.F112]+[.$E112]/299702547*1000000000" office:value-type="float" office:value="187018457.93136" calcext:value-type="float">
            <text:p>187018457.93136</text:p>
          </table:table-cell>
          <table:table-cell table:formula="of:=RAND()*10^9" office:value-type="float" office:value="781420822.927391" calcext:value-type="float">
            <text:p>781420822.927391</text:p>
          </table:table-cell>
          <table:table-cell table:formula="of:=[.H112]+[.E112]/299702547*1000000000" office:value-type="float" office:value="781420826.264032" calcext:value-type="float">
            <text:p>781420826.264032</text:p>
          </table:table-cell>
          <table:table-cell table:formula="of:=RAND()*10^9" office:value-type="float" office:value="462313737.576424" calcext:value-type="float">
            <text:p>462313737.576424</text:p>
          </table:table-cell>
          <table:table-cell table:formula="of:=[.J112]+[.E112]/299702547*1000000000" office:value-type="float" office:value="462313740.913065" calcext:value-type="float">
            <text:p>462313740.913065</text:p>
          </table:table-cell>
          <table:table-cell table:number-columns-repeated="3"/>
          <table:table-cell table:formula="of:=[.O111]+1000000" office:value-type="float" office:value="241324732.184354" calcext:value-type="float">
            <text:p>241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37132923.789184" calcext:value-type="float">
            <text:p>137132923.789184</text:p>
          </table:table-cell>
          <table:table-cell table:formula="of:=[.Q112]+[.P112]/299702547*1000000000" office:value-type="float" office:value="137132927.125826" calcext:value-type="float">
            <text:p>137132927.125826</text:p>
          </table:table-cell>
          <table:table-cell table:formula="of:=RAND()*10^9" office:value-type="float" office:value="533741903.531827" calcext:value-type="float">
            <text:p>533741903.531827</text:p>
          </table:table-cell>
          <table:table-cell table:formula="of:=[.S112]+[.P112]/299702547*1000000000" office:value-type="float" office:value="533741906.868469" calcext:value-type="float">
            <text:p>533741906.868469</text:p>
          </table:table-cell>
          <table:table-cell table:formula="of:=RAND()*10^9" office:value-type="float" office:value="165315504.664862" calcext:value-type="float">
            <text:p>165315504.664862</text:p>
          </table:table-cell>
          <table:table-cell table:formula="of:=[.U112]+[.P112]/299702547*1000000000" office:value-type="float" office:value="165315508.001503" calcext:value-type="float">
            <text:p>165315508.001503</text:p>
          </table:table-cell>
        </table:table-row>
        <table:table-row table:style-name="ro1">
          <table:table-cell table:number-columns-repeated="3"/>
          <table:table-cell table:formula="of:=[.D112]+1000000" office:value-type="float" office:value="512421530.052933" calcext:value-type="float">
            <text:p>512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00890140.110765" calcext:value-type="float">
            <text:p>400890140.110765</text:p>
          </table:table-cell>
          <table:table-cell table:formula="of:=[.F113]+[.$E113]/299702547*1000000000" office:value-type="float" office:value="400890143.447407" calcext:value-type="float">
            <text:p>400890143.447407</text:p>
          </table:table-cell>
          <table:table-cell table:formula="of:=RAND()*10^9" office:value-type="float" office:value="714458932.627376" calcext:value-type="float">
            <text:p>714458932.627376</text:p>
          </table:table-cell>
          <table:table-cell table:formula="of:=[.H113]+[.E113]/299702547*1000000000" office:value-type="float" office:value="714458935.964017" calcext:value-type="float">
            <text:p>714458935.964017</text:p>
          </table:table-cell>
          <table:table-cell table:formula="of:=RAND()*10^9" office:value-type="float" office:value="529773879.62656" calcext:value-type="float">
            <text:p>529773879.62656</text:p>
          </table:table-cell>
          <table:table-cell table:formula="of:=[.J113]+[.E113]/299702547*1000000000" office:value-type="float" office:value="529773882.963201" calcext:value-type="float">
            <text:p>529773882.963201</text:p>
          </table:table-cell>
          <table:table-cell table:number-columns-repeated="3"/>
          <table:table-cell table:formula="of:=[.O112]+1000000" office:value-type="float" office:value="242324732.184354" calcext:value-type="float">
            <text:p>242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92239706.451458" calcext:value-type="float">
            <text:p>692239706.451458</text:p>
          </table:table-cell>
          <table:table-cell table:formula="of:=[.Q113]+[.P113]/299702547*1000000000" office:value-type="float" office:value="692239709.7881" calcext:value-type="float">
            <text:p>692239709.7881</text:p>
          </table:table-cell>
          <table:table-cell table:formula="of:=RAND()*10^9" office:value-type="float" office:value="921765341.871439" calcext:value-type="float">
            <text:p>921765341.871439</text:p>
          </table:table-cell>
          <table:table-cell table:formula="of:=[.S113]+[.P113]/299702547*1000000000" office:value-type="float" office:value="921765345.20808" calcext:value-type="float">
            <text:p>921765345.20808</text:p>
          </table:table-cell>
          <table:table-cell table:formula="of:=RAND()*10^9" office:value-type="float" office:value="371047360.637584" calcext:value-type="float">
            <text:p>371047360.637584</text:p>
          </table:table-cell>
          <table:table-cell table:formula="of:=[.U113]+[.P113]/299702547*1000000000" office:value-type="float" office:value="371047363.974225" calcext:value-type="float">
            <text:p>371047363.974225</text:p>
          </table:table-cell>
        </table:table-row>
        <table:table-row table:style-name="ro1">
          <table:table-cell table:number-columns-repeated="3"/>
          <table:table-cell table:formula="of:=[.D113]+1000000" office:value-type="float" office:value="513421530.052934" calcext:value-type="float">
            <text:p>513421530.05293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69429892.339794" calcext:value-type="float">
            <text:p>169429892.339794</text:p>
          </table:table-cell>
          <table:table-cell table:formula="of:=[.F114]+[.$E114]/299702547*1000000000" office:value-type="float" office:value="169429895.676436" calcext:value-type="float">
            <text:p>169429895.676436</text:p>
          </table:table-cell>
          <table:table-cell table:formula="of:=RAND()*10^9" office:value-type="float" office:value="335812715.468837" calcext:value-type="float">
            <text:p>335812715.468837</text:p>
          </table:table-cell>
          <table:table-cell table:formula="of:=[.H114]+[.E114]/299702547*1000000000" office:value-type="float" office:value="335812718.805478" calcext:value-type="float">
            <text:p>335812718.805478</text:p>
          </table:table-cell>
          <table:table-cell table:formula="of:=RAND()*10^9" office:value-type="float" office:value="163383685.2003" calcext:value-type="float">
            <text:p>163383685.2003</text:p>
          </table:table-cell>
          <table:table-cell table:formula="of:=[.J114]+[.E114]/299702547*1000000000" office:value-type="float" office:value="163383688.536942" calcext:value-type="float">
            <text:p>163383688.536942</text:p>
          </table:table-cell>
          <table:table-cell table:number-columns-repeated="3"/>
          <table:table-cell table:formula="of:=[.O113]+1000000" office:value-type="float" office:value="243324732.184354" calcext:value-type="float">
            <text:p>243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74376174.04058" calcext:value-type="float">
            <text:p>374376174.04058</text:p>
          </table:table-cell>
          <table:table-cell table:formula="of:=[.Q114]+[.P114]/299702547*1000000000" office:value-type="float" office:value="374376177.377222" calcext:value-type="float">
            <text:p>374376177.377222</text:p>
          </table:table-cell>
          <table:table-cell table:formula="of:=RAND()*10^9" office:value-type="float" office:value="58364220.7579519" calcext:value-type="float">
            <text:p>58364220.7579519</text:p>
          </table:table-cell>
          <table:table-cell table:formula="of:=[.S114]+[.P114]/299702547*1000000000" office:value-type="float" office:value="58364224.0945935" calcext:value-type="float">
            <text:p>58364224.0945935</text:p>
          </table:table-cell>
          <table:table-cell table:formula="of:=RAND()*10^9" office:value-type="float" office:value="142824997.731826" calcext:value-type="float">
            <text:p>142824997.731826</text:p>
          </table:table-cell>
          <table:table-cell table:formula="of:=[.U114]+[.P114]/299702547*1000000000" office:value-type="float" office:value="142825001.068468" calcext:value-type="float">
            <text:p>142825001.068468</text:p>
          </table:table-cell>
        </table:table-row>
        <table:table-row table:style-name="ro1">
          <table:table-cell table:number-columns-repeated="3"/>
          <table:table-cell table:formula="of:=[.D114]+1000000" office:value-type="float" office:value="514421530.052934" calcext:value-type="float">
            <text:p>514421530.05293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16343293.612497" calcext:value-type="float">
            <text:p>416343293.612497</text:p>
          </table:table-cell>
          <table:table-cell table:formula="of:=[.F115]+[.$E115]/299702547*1000000000" office:value-type="float" office:value="416343296.949138" calcext:value-type="float">
            <text:p>416343296.949138</text:p>
          </table:table-cell>
          <table:table-cell table:formula="of:=RAND()*10^9" office:value-type="float" office:value="566735680.981366" calcext:value-type="float">
            <text:p>566735680.981366</text:p>
          </table:table-cell>
          <table:table-cell table:formula="of:=[.H115]+[.E115]/299702547*1000000000" office:value-type="float" office:value="566735684.318008" calcext:value-type="float">
            <text:p>566735684.318008</text:p>
          </table:table-cell>
          <table:table-cell table:formula="of:=RAND()*10^9" office:value-type="float" office:value="2287343.69548113" calcext:value-type="float">
            <text:p>2287343.69548113</text:p>
          </table:table-cell>
          <table:table-cell table:formula="of:=[.J115]+[.E115]/299702547*1000000000" office:value-type="float" office:value="2287347.03212277" calcext:value-type="float">
            <text:p>2287347.03212277</text:p>
          </table:table-cell>
          <table:table-cell table:number-columns-repeated="3"/>
          <table:table-cell table:formula="of:=[.O114]+1000000" office:value-type="float" office:value="244324732.184354" calcext:value-type="float">
            <text:p>244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0072316.4691389" calcext:value-type="float">
            <text:p>20072316.4691389</text:p>
          </table:table-cell>
          <table:table-cell table:formula="of:=[.Q115]+[.P115]/299702547*1000000000" office:value-type="float" office:value="20072319.8057805" calcext:value-type="float">
            <text:p>20072319.8057805</text:p>
          </table:table-cell>
          <table:table-cell table:formula="of:=RAND()*10^9" office:value-type="float" office:value="210934427.274663" calcext:value-type="float">
            <text:p>210934427.274663</text:p>
          </table:table-cell>
          <table:table-cell table:formula="of:=[.S115]+[.P115]/299702547*1000000000" office:value-type="float" office:value="210934430.611305" calcext:value-type="float">
            <text:p>210934430.611305</text:p>
          </table:table-cell>
          <table:table-cell table:formula="of:=RAND()*10^9" office:value-type="float" office:value="773061518.048201" calcext:value-type="float">
            <text:p>773061518.048201</text:p>
          </table:table-cell>
          <table:table-cell table:formula="of:=[.U115]+[.P115]/299702547*1000000000" office:value-type="float" office:value="773061521.384842" calcext:value-type="float">
            <text:p>773061521.384842</text:p>
          </table:table-cell>
        </table:table-row>
        <table:table-row table:style-name="ro1">
          <table:table-cell table:number-columns-repeated="3"/>
          <table:table-cell table:formula="of:=[.D115]+1000000" office:value-type="float" office:value="515421530.052933" calcext:value-type="float">
            <text:p>515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03653124.69269" calcext:value-type="float">
            <text:p>603653124.69269</text:p>
          </table:table-cell>
          <table:table-cell table:formula="of:=[.F116]+[.$E116]/299702547*1000000000" office:value-type="float" office:value="603653128.029332" calcext:value-type="float">
            <text:p>603653128.029332</text:p>
          </table:table-cell>
          <table:table-cell table:formula="of:=RAND()*10^9" office:value-type="float" office:value="514475832.915511" calcext:value-type="float">
            <text:p>514475832.915511</text:p>
          </table:table-cell>
          <table:table-cell table:formula="of:=[.H116]+[.E116]/299702547*1000000000" office:value-type="float" office:value="514475836.252153" calcext:value-type="float">
            <text:p>514475836.252153</text:p>
          </table:table-cell>
          <table:table-cell table:formula="of:=RAND()*10^9" office:value-type="float" office:value="282047969.392353" calcext:value-type="float">
            <text:p>282047969.392353</text:p>
          </table:table-cell>
          <table:table-cell table:formula="of:=[.J116]+[.E116]/299702547*1000000000" office:value-type="float" office:value="282047972.728994" calcext:value-type="float">
            <text:p>282047972.728994</text:p>
          </table:table-cell>
          <table:table-cell table:number-columns-repeated="3"/>
          <table:table-cell table:formula="of:=[.O115]+1000000" office:value-type="float" office:value="245324732.184354" calcext:value-type="float">
            <text:p>245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28203098.309453" calcext:value-type="float">
            <text:p>528203098.309453</text:p>
          </table:table-cell>
          <table:table-cell table:formula="of:=[.Q116]+[.P116]/299702547*1000000000" office:value-type="float" office:value="528203101.646095" calcext:value-type="float">
            <text:p>528203101.646095</text:p>
          </table:table-cell>
          <table:table-cell table:formula="of:=RAND()*10^9" office:value-type="float" office:value="454449402.603549" calcext:value-type="float">
            <text:p>454449402.603549</text:p>
          </table:table-cell>
          <table:table-cell table:formula="of:=[.S116]+[.P116]/299702547*1000000000" office:value-type="float" office:value="454449405.940191" calcext:value-type="float">
            <text:p>454449405.940191</text:p>
          </table:table-cell>
          <table:table-cell table:formula="of:=RAND()*10^9" office:value-type="float" office:value="957973160.563475" calcext:value-type="float">
            <text:p>957973160.563475</text:p>
          </table:table-cell>
          <table:table-cell table:formula="of:=[.U116]+[.P116]/299702547*1000000000" office:value-type="float" office:value="957973163.900116" calcext:value-type="float">
            <text:p>957973163.900116</text:p>
          </table:table-cell>
        </table:table-row>
        <table:table-row table:style-name="ro1">
          <table:table-cell table:number-columns-repeated="3"/>
          <table:table-cell table:formula="of:=[.D116]+1000000" office:value-type="float" office:value="516421530.052933" calcext:value-type="float">
            <text:p>516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28487458.81879" calcext:value-type="float">
            <text:p>528487458.81879</text:p>
          </table:table-cell>
          <table:table-cell table:formula="of:=[.F117]+[.$E117]/299702547*1000000000" office:value-type="float" office:value="528487462.155432" calcext:value-type="float">
            <text:p>528487462.155432</text:p>
          </table:table-cell>
          <table:table-cell table:formula="of:=RAND()*10^9" office:value-type="float" office:value="307463049.389072" calcext:value-type="float">
            <text:p>307463049.389072</text:p>
          </table:table-cell>
          <table:table-cell table:formula="of:=[.H117]+[.E117]/299702547*1000000000" office:value-type="float" office:value="307463052.725713" calcext:value-type="float">
            <text:p>307463052.725713</text:p>
          </table:table-cell>
          <table:table-cell table:formula="of:=RAND()*10^9" office:value-type="float" office:value="341805780.268323" calcext:value-type="float">
            <text:p>341805780.268323</text:p>
          </table:table-cell>
          <table:table-cell table:formula="of:=[.J117]+[.E117]/299702547*1000000000" office:value-type="float" office:value="341805783.604965" calcext:value-type="float">
            <text:p>341805783.604965</text:p>
          </table:table-cell>
          <table:table-cell table:number-columns-repeated="3"/>
          <table:table-cell table:formula="of:=[.O116]+1000000" office:value-type="float" office:value="246324732.184354" calcext:value-type="float">
            <text:p>246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71702942.656394" calcext:value-type="float">
            <text:p>871702942.656394</text:p>
          </table:table-cell>
          <table:table-cell table:formula="of:=[.Q117]+[.P117]/299702547*1000000000" office:value-type="float" office:value="871702945.993035" calcext:value-type="float">
            <text:p>871702945.993035</text:p>
          </table:table-cell>
          <table:table-cell table:formula="of:=RAND()*10^9" office:value-type="float" office:value="237204249.439186" calcext:value-type="float">
            <text:p>237204249.439186</text:p>
          </table:table-cell>
          <table:table-cell table:formula="of:=[.S117]+[.P117]/299702547*1000000000" office:value-type="float" office:value="237204252.775828" calcext:value-type="float">
            <text:p>237204252.775828</text:p>
          </table:table-cell>
          <table:table-cell table:formula="of:=RAND()*10^9" office:value-type="float" office:value="800046155.635927" calcext:value-type="float">
            <text:p>800046155.635927</text:p>
          </table:table-cell>
          <table:table-cell table:formula="of:=[.U117]+[.P117]/299702547*1000000000" office:value-type="float" office:value="800046158.972569" calcext:value-type="float">
            <text:p>800046158.972569</text:p>
          </table:table-cell>
        </table:table-row>
        <table:table-row table:style-name="ro1">
          <table:table-cell table:number-columns-repeated="3"/>
          <table:table-cell table:formula="of:=[.D117]+1000000" office:value-type="float" office:value="517421530.052934" calcext:value-type="float">
            <text:p>517421530.05293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19969291.358845" calcext:value-type="float">
            <text:p>119969291.358845</text:p>
          </table:table-cell>
          <table:table-cell table:formula="of:=[.F118]+[.$E118]/299702547*1000000000" office:value-type="float" office:value="119969294.695487" calcext:value-type="float">
            <text:p>119969294.695487</text:p>
          </table:table-cell>
          <table:table-cell table:formula="of:=RAND()*10^9" office:value-type="float" office:value="532699418.051394" calcext:value-type="float">
            <text:p>532699418.051394</text:p>
          </table:table-cell>
          <table:table-cell table:formula="of:=[.H118]+[.E118]/299702547*1000000000" office:value-type="float" office:value="532699421.388036" calcext:value-type="float">
            <text:p>532699421.388036</text:p>
          </table:table-cell>
          <table:table-cell table:formula="of:=RAND()*10^9" office:value-type="float" office:value="213812480.041506" calcext:value-type="float">
            <text:p>213812480.041506</text:p>
          </table:table-cell>
          <table:table-cell table:formula="of:=[.J118]+[.E118]/299702547*1000000000" office:value-type="float" office:value="213812483.378148" calcext:value-type="float">
            <text:p>213812483.378148</text:p>
          </table:table-cell>
          <table:table-cell table:number-columns-repeated="3"/>
          <table:table-cell table:formula="of:=[.O117]+1000000" office:value-type="float" office:value="247324732.184354" calcext:value-type="float">
            <text:p>247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53789713.521962" calcext:value-type="float">
            <text:p>553789713.521962</text:p>
          </table:table-cell>
          <table:table-cell table:formula="of:=[.Q118]+[.P118]/299702547*1000000000" office:value-type="float" office:value="553789716.858604" calcext:value-type="float">
            <text:p>553789716.858604</text:p>
          </table:table-cell>
          <table:table-cell table:formula="of:=RAND()*10^9" office:value-type="float" office:value="426923532.946519" calcext:value-type="float">
            <text:p>426923532.946519</text:p>
          </table:table-cell>
          <table:table-cell table:formula="of:=[.S118]+[.P118]/299702547*1000000000" office:value-type="float" office:value="426923536.283161" calcext:value-type="float">
            <text:p>426923536.283161</text:p>
          </table:table-cell>
          <table:table-cell table:formula="of:=RAND()*10^9" office:value-type="float" office:value="117653595.626956" calcext:value-type="float">
            <text:p>117653595.626956</text:p>
          </table:table-cell>
          <table:table-cell table:formula="of:=[.U118]+[.P118]/299702547*1000000000" office:value-type="float" office:value="117653598.963598" calcext:value-type="float">
            <text:p>117653598.963598</text:p>
          </table:table-cell>
        </table:table-row>
        <table:table-row table:style-name="ro1">
          <table:table-cell table:number-columns-repeated="3"/>
          <table:table-cell table:formula="of:=[.D118]+1000000" office:value-type="float" office:value="518421530.052934" calcext:value-type="float">
            <text:p>518421530.05293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11567780.531838" calcext:value-type="float">
            <text:p>111567780.531838</text:p>
          </table:table-cell>
          <table:table-cell table:formula="of:=[.F119]+[.$E119]/299702547*1000000000" office:value-type="float" office:value="111567783.86848" calcext:value-type="float">
            <text:p>111567783.86848</text:p>
          </table:table-cell>
          <table:table-cell table:formula="of:=RAND()*10^9" office:value-type="float" office:value="399222156.919866" calcext:value-type="float">
            <text:p>399222156.919866</text:p>
          </table:table-cell>
          <table:table-cell table:formula="of:=[.H119]+[.E119]/299702547*1000000000" office:value-type="float" office:value="399222160.256508" calcext:value-type="float">
            <text:p>399222160.256508</text:p>
          </table:table-cell>
          <table:table-cell table:formula="of:=RAND()*10^9" office:value-type="float" office:value="228830220.618994" calcext:value-type="float">
            <text:p>228830220.618994</text:p>
          </table:table-cell>
          <table:table-cell table:formula="of:=[.J119]+[.E119]/299702547*1000000000" office:value-type="float" office:value="228830223.955636" calcext:value-type="float">
            <text:p>228830223.955636</text:p>
          </table:table-cell>
          <table:table-cell table:number-columns-repeated="3"/>
          <table:table-cell table:formula="of:=[.O118]+1000000" office:value-type="float" office:value="248324732.184354" calcext:value-type="float">
            <text:p>248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75308962.240972" calcext:value-type="float">
            <text:p>375308962.240972</text:p>
          </table:table-cell>
          <table:table-cell table:formula="of:=[.Q119]+[.P119]/299702547*1000000000" office:value-type="float" office:value="375308965.577613" calcext:value-type="float">
            <text:p>375308965.577613</text:p>
          </table:table-cell>
          <table:table-cell table:formula="of:=RAND()*10^9" office:value-type="float" office:value="127736101.57724" calcext:value-type="float">
            <text:p>127736101.57724</text:p>
          </table:table-cell>
          <table:table-cell table:formula="of:=[.S119]+[.P119]/299702547*1000000000" office:value-type="float" office:value="127736104.913882" calcext:value-type="float">
            <text:p>127736104.913882</text:p>
          </table:table-cell>
          <table:table-cell table:formula="of:=RAND()*10^9" office:value-type="float" office:value="128083738.412268" calcext:value-type="float">
            <text:p>128083738.412268</text:p>
          </table:table-cell>
          <table:table-cell table:formula="of:=[.U119]+[.P119]/299702547*1000000000" office:value-type="float" office:value="128083741.748909" calcext:value-type="float">
            <text:p>128083741.748909</text:p>
          </table:table-cell>
        </table:table-row>
        <table:table-row table:style-name="ro1">
          <table:table-cell table:number-columns-repeated="3"/>
          <table:table-cell table:formula="of:=[.D119]+1000000" office:value-type="float" office:value="519421530.052933" calcext:value-type="float">
            <text:p>519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34550487.751351" calcext:value-type="float">
            <text:p>234550487.751351</text:p>
          </table:table-cell>
          <table:table-cell table:formula="of:=[.F120]+[.$E120]/299702547*1000000000" office:value-type="float" office:value="234550491.087993" calcext:value-type="float">
            <text:p>234550491.087993</text:p>
          </table:table-cell>
          <table:table-cell table:formula="of:=RAND()*10^9" office:value-type="float" office:value="737156966.493239" calcext:value-type="float">
            <text:p>737156966.493239</text:p>
          </table:table-cell>
          <table:table-cell table:formula="of:=[.H120]+[.E120]/299702547*1000000000" office:value-type="float" office:value="737156969.82988" calcext:value-type="float">
            <text:p>737156969.82988</text:p>
          </table:table-cell>
          <table:table-cell table:formula="of:=RAND()*10^9" office:value-type="float" office:value="977759056.341113" calcext:value-type="float">
            <text:p>977759056.341113</text:p>
          </table:table-cell>
          <table:table-cell table:formula="of:=[.J120]+[.E120]/299702547*1000000000" office:value-type="float" office:value="977759059.677755" calcext:value-type="float">
            <text:p>977759059.677755</text:p>
          </table:table-cell>
          <table:table-cell table:number-columns-repeated="3"/>
          <table:table-cell table:formula="of:=[.O119]+1000000" office:value-type="float" office:value="249324732.184354" calcext:value-type="float">
            <text:p>249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82016437.844612" calcext:value-type="float">
            <text:p>582016437.844612</text:p>
          </table:table-cell>
          <table:table-cell table:formula="of:=[.Q120]+[.P120]/299702547*1000000000" office:value-type="float" office:value="582016441.181254" calcext:value-type="float">
            <text:p>582016441.181254</text:p>
          </table:table-cell>
          <table:table-cell table:formula="of:=RAND()*10^9" office:value-type="float" office:value="206884178.41404" calcext:value-type="float">
            <text:p>206884178.41404</text:p>
          </table:table-cell>
          <table:table-cell table:formula="of:=[.S120]+[.P120]/299702547*1000000000" office:value-type="float" office:value="206884181.750682" calcext:value-type="float">
            <text:p>206884181.750682</text:p>
          </table:table-cell>
          <table:table-cell table:formula="of:=RAND()*10^9" office:value-type="float" office:value="417586939.856109" calcext:value-type="float">
            <text:p>417586939.856109</text:p>
          </table:table-cell>
          <table:table-cell table:formula="of:=[.U120]+[.P120]/299702547*1000000000" office:value-type="float" office:value="417586943.192751" calcext:value-type="float">
            <text:p>417586943.192751</text:p>
          </table:table-cell>
        </table:table-row>
        <table:table-row table:style-name="ro1">
          <table:table-cell table:number-columns-repeated="3"/>
          <table:table-cell table:formula="of:=[.D120]+1000000" office:value-type="float" office:value="520421530.052933" calcext:value-type="float">
            <text:p>520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40013933.98493" calcext:value-type="float">
            <text:p>540013933.98493</text:p>
          </table:table-cell>
          <table:table-cell table:formula="of:=[.F121]+[.$E121]/299702547*1000000000" office:value-type="float" office:value="540013937.321571" calcext:value-type="float">
            <text:p>540013937.321571</text:p>
          </table:table-cell>
          <table:table-cell table:formula="of:=RAND()*10^9" office:value-type="float" office:value="370405038.5121" calcext:value-type="float">
            <text:p>370405038.5121</text:p>
          </table:table-cell>
          <table:table-cell table:formula="of:=[.H121]+[.E121]/299702547*1000000000" office:value-type="float" office:value="370405041.848742" calcext:value-type="float">
            <text:p>370405041.848742</text:p>
          </table:table-cell>
          <table:table-cell table:formula="of:=RAND()*10^9" office:value-type="float" office:value="529912852.923845" calcext:value-type="float">
            <text:p>529912852.923845</text:p>
          </table:table-cell>
          <table:table-cell table:formula="of:=[.J121]+[.E121]/299702547*1000000000" office:value-type="float" office:value="529912856.260486" calcext:value-type="float">
            <text:p>529912856.260486</text:p>
          </table:table-cell>
          <table:table-cell table:number-columns-repeated="3"/>
          <table:table-cell table:formula="of:=[.O120]+1000000" office:value-type="float" office:value="250324732.184354" calcext:value-type="float">
            <text:p>250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83206280.308585" calcext:value-type="float">
            <text:p>783206280.308585</text:p>
          </table:table-cell>
          <table:table-cell table:formula="of:=[.Q121]+[.P121]/299702547*1000000000" office:value-type="float" office:value="783206283.645227" calcext:value-type="float">
            <text:p>783206283.645227</text:p>
          </table:table-cell>
          <table:table-cell table:formula="of:=RAND()*10^9" office:value-type="float" office:value="621052647.926337" calcext:value-type="float">
            <text:p>621052647.926337</text:p>
          </table:table-cell>
          <table:table-cell table:formula="of:=[.S121]+[.P121]/299702547*1000000000" office:value-type="float" office:value="621052651.262979" calcext:value-type="float">
            <text:p>621052651.262979</text:p>
          </table:table-cell>
          <table:table-cell table:formula="of:=RAND()*10^9" office:value-type="float" office:value="815632603.593224" calcext:value-type="float">
            <text:p>815632603.593224</text:p>
          </table:table-cell>
          <table:table-cell table:formula="of:=[.U121]+[.P121]/299702547*1000000000" office:value-type="float" office:value="815632606.929865" calcext:value-type="float">
            <text:p>815632606.929865</text:p>
          </table:table-cell>
        </table:table-row>
        <table:table-row table:style-name="ro1">
          <table:table-cell table:number-columns-repeated="3"/>
          <table:table-cell table:formula="of:=[.D121]+1000000" office:value-type="float" office:value="521421530.052933" calcext:value-type="float">
            <text:p>521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29473216.244656" calcext:value-type="float">
            <text:p>829473216.244656</text:p>
          </table:table-cell>
          <table:table-cell table:formula="of:=[.F122]+[.$E122]/299702547*1000000000" office:value-type="float" office:value="829473219.581298" calcext:value-type="float">
            <text:p>829473219.581298</text:p>
          </table:table-cell>
          <table:table-cell table:formula="of:=RAND()*10^9" office:value-type="float" office:value="634230049.748027" calcext:value-type="float">
            <text:p>634230049.748027</text:p>
          </table:table-cell>
          <table:table-cell table:formula="of:=[.H122]+[.E122]/299702547*1000000000" office:value-type="float" office:value="634230053.084669" calcext:value-type="float">
            <text:p>634230053.084669</text:p>
          </table:table-cell>
          <table:table-cell table:formula="of:=RAND()*10^9" office:value-type="float" office:value="811829234.618298" calcext:value-type="float">
            <text:p>811829234.618298</text:p>
          </table:table-cell>
          <table:table-cell table:formula="of:=[.J122]+[.E122]/299702547*1000000000" office:value-type="float" office:value="811829237.95494" calcext:value-type="float">
            <text:p>811829237.95494</text:p>
          </table:table-cell>
          <table:table-cell table:number-columns-repeated="3"/>
          <table:table-cell table:formula="of:=[.O121]+1000000" office:value-type="float" office:value="251324732.184354" calcext:value-type="float">
            <text:p>251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99408232.239028" calcext:value-type="float">
            <text:p>199408232.239028</text:p>
          </table:table-cell>
          <table:table-cell table:formula="of:=[.Q122]+[.P122]/299702547*1000000000" office:value-type="float" office:value="199408235.575669" calcext:value-type="float">
            <text:p>199408235.575669</text:p>
          </table:table-cell>
          <table:table-cell table:formula="of:=RAND()*10^9" office:value-type="float" office:value="467992078.350081" calcext:value-type="float">
            <text:p>467992078.350081</text:p>
          </table:table-cell>
          <table:table-cell table:formula="of:=[.S122]+[.P122]/299702547*1000000000" office:value-type="float" office:value="467992081.686723" calcext:value-type="float">
            <text:p>467992081.686723</text:p>
          </table:table-cell>
          <table:table-cell table:formula="of:=RAND()*10^9" office:value-type="float" office:value="38283762.2270006" calcext:value-type="float">
            <text:p>38283762.2270006</text:p>
          </table:table-cell>
          <table:table-cell table:formula="of:=[.U122]+[.P122]/299702547*1000000000" office:value-type="float" office:value="38283765.5636422" calcext:value-type="float">
            <text:p>38283765.5636422</text:p>
          </table:table-cell>
        </table:table-row>
        <table:table-row table:style-name="ro1">
          <table:table-cell table:number-columns-repeated="3"/>
          <table:table-cell table:formula="of:=[.D122]+1000000" office:value-type="float" office:value="522421530.052934" calcext:value-type="float">
            <text:p>522421530.05293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79516238.924612" calcext:value-type="float">
            <text:p>479516238.924612</text:p>
          </table:table-cell>
          <table:table-cell table:formula="of:=[.F123]+[.$E123]/299702547*1000000000" office:value-type="float" office:value="479516242.261253" calcext:value-type="float">
            <text:p>479516242.261253</text:p>
          </table:table-cell>
          <table:table-cell table:formula="of:=RAND()*10^9" office:value-type="float" office:value="675297758.864426" calcext:value-type="float">
            <text:p>675297758.864426</text:p>
          </table:table-cell>
          <table:table-cell table:formula="of:=[.H123]+[.E123]/299702547*1000000000" office:value-type="float" office:value="675297762.201067" calcext:value-type="float">
            <text:p>675297762.201067</text:p>
          </table:table-cell>
          <table:table-cell table:formula="of:=RAND()*10^9" office:value-type="float" office:value="549311525.261034" calcext:value-type="float">
            <text:p>549311525.261034</text:p>
          </table:table-cell>
          <table:table-cell table:formula="of:=[.J123]+[.E123]/299702547*1000000000" office:value-type="float" office:value="549311528.597676" calcext:value-type="float">
            <text:p>549311528.597676</text:p>
          </table:table-cell>
          <table:table-cell table:number-columns-repeated="3"/>
          <table:table-cell table:formula="of:=[.O122]+1000000" office:value-type="float" office:value="252324732.184354" calcext:value-type="float">
            <text:p>252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82123166.052653" calcext:value-type="float">
            <text:p>382123166.052653</text:p>
          </table:table-cell>
          <table:table-cell table:formula="of:=[.Q123]+[.P123]/299702547*1000000000" office:value-type="float" office:value="382123169.389295" calcext:value-type="float">
            <text:p>382123169.389295</text:p>
          </table:table-cell>
          <table:table-cell table:formula="of:=RAND()*10^9" office:value-type="float" office:value="422897707.626602" calcext:value-type="float">
            <text:p>422897707.626602</text:p>
          </table:table-cell>
          <table:table-cell table:formula="of:=[.S123]+[.P123]/299702547*1000000000" office:value-type="float" office:value="422897710.963244" calcext:value-type="float">
            <text:p>422897710.963244</text:p>
          </table:table-cell>
          <table:table-cell table:formula="of:=RAND()*10^9" office:value-type="float" office:value="820318677.724438" calcext:value-type="float">
            <text:p>820318677.724438</text:p>
          </table:table-cell>
          <table:table-cell table:formula="of:=[.U123]+[.P123]/299702547*1000000000" office:value-type="float" office:value="820318681.06108" calcext:value-type="float">
            <text:p>820318681.06108</text:p>
          </table:table-cell>
        </table:table-row>
        <table:table-row table:style-name="ro1">
          <table:table-cell table:number-columns-repeated="3"/>
          <table:table-cell table:formula="of:=[.D123]+1000000" office:value-type="float" office:value="523421530.052933" calcext:value-type="float">
            <text:p>523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36487866.751718" calcext:value-type="float">
            <text:p>836487866.751718</text:p>
          </table:table-cell>
          <table:table-cell table:formula="of:=[.F124]+[.$E124]/299702547*1000000000" office:value-type="float" office:value="836487870.08836" calcext:value-type="float">
            <text:p>836487870.08836</text:p>
          </table:table-cell>
          <table:table-cell table:formula="of:=RAND()*10^9" office:value-type="float" office:value="800800430.273102" calcext:value-type="float">
            <text:p>800800430.273102</text:p>
          </table:table-cell>
          <table:table-cell table:formula="of:=[.H124]+[.E124]/299702547*1000000000" office:value-type="float" office:value="800800433.609743" calcext:value-type="float">
            <text:p>800800433.609743</text:p>
          </table:table-cell>
          <table:table-cell table:formula="of:=RAND()*10^9" office:value-type="float" office:value="64528148.5168618" calcext:value-type="float">
            <text:p>64528148.5168618</text:p>
          </table:table-cell>
          <table:table-cell table:formula="of:=[.J124]+[.E124]/299702547*1000000000" office:value-type="float" office:value="64528151.8535034" calcext:value-type="float">
            <text:p>64528151.8535034</text:p>
          </table:table-cell>
          <table:table-cell table:number-columns-repeated="3"/>
          <table:table-cell table:formula="of:=[.O123]+1000000" office:value-type="float" office:value="253324732.184354" calcext:value-type="float">
            <text:p>253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66499748.250266" calcext:value-type="float">
            <text:p>166499748.250266</text:p>
          </table:table-cell>
          <table:table-cell table:formula="of:=[.Q124]+[.P124]/299702547*1000000000" office:value-type="float" office:value="166499751.586907" calcext:value-type="float">
            <text:p>166499751.586907</text:p>
          </table:table-cell>
          <table:table-cell table:formula="of:=RAND()*10^9" office:value-type="float" office:value="592291057.497097" calcext:value-type="float">
            <text:p>592291057.497097</text:p>
          </table:table-cell>
          <table:table-cell table:formula="of:=[.S124]+[.P124]/299702547*1000000000" office:value-type="float" office:value="592291060.833739" calcext:value-type="float">
            <text:p>592291060.833739</text:p>
          </table:table-cell>
          <table:table-cell table:formula="of:=RAND()*10^9" office:value-type="float" office:value="90270808.4062592" calcext:value-type="float">
            <text:p>90270808.4062592</text:p>
          </table:table-cell>
          <table:table-cell table:formula="of:=[.U124]+[.P124]/299702547*1000000000" office:value-type="float" office:value="90270811.7429009" calcext:value-type="float">
            <text:p>90270811.7429009</text:p>
          </table:table-cell>
        </table:table-row>
        <table:table-row table:style-name="ro1">
          <table:table-cell table:number-columns-repeated="3"/>
          <table:table-cell table:formula="of:=[.D124]+1000000" office:value-type="float" office:value="524421530.052933" calcext:value-type="float">
            <text:p>524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72741118.080487" calcext:value-type="float">
            <text:p>772741118.080487</text:p>
          </table:table-cell>
          <table:table-cell table:formula="of:=[.F125]+[.$E125]/299702547*1000000000" office:value-type="float" office:value="772741121.417129" calcext:value-type="float">
            <text:p>772741121.417129</text:p>
          </table:table-cell>
          <table:table-cell table:formula="of:=RAND()*10^9" office:value-type="float" office:value="547160722.631686" calcext:value-type="float">
            <text:p>547160722.631686</text:p>
          </table:table-cell>
          <table:table-cell table:formula="of:=[.H125]+[.E125]/299702547*1000000000" office:value-type="float" office:value="547160725.968328" calcext:value-type="float">
            <text:p>547160725.968328</text:p>
          </table:table-cell>
          <table:table-cell table:formula="of:=RAND()*10^9" office:value-type="float" office:value="110805132.347401" calcext:value-type="float">
            <text:p>110805132.347401</text:p>
          </table:table-cell>
          <table:table-cell table:formula="of:=[.J125]+[.E125]/299702547*1000000000" office:value-type="float" office:value="110805135.684043" calcext:value-type="float">
            <text:p>110805135.684043</text:p>
          </table:table-cell>
          <table:table-cell table:number-columns-repeated="3"/>
          <table:table-cell table:formula="of:=[.O124]+1000000" office:value-type="float" office:value="254324732.184354" calcext:value-type="float">
            <text:p>254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7268431.6057464" calcext:value-type="float">
            <text:p>47268431.6057464</text:p>
          </table:table-cell>
          <table:table-cell table:formula="of:=[.Q125]+[.P125]/299702547*1000000000" office:value-type="float" office:value="47268434.942388" calcext:value-type="float">
            <text:p>47268434.942388</text:p>
          </table:table-cell>
          <table:table-cell table:formula="of:=RAND()*10^9" office:value-type="float" office:value="236562654.880022" calcext:value-type="float">
            <text:p>236562654.880022</text:p>
          </table:table-cell>
          <table:table-cell table:formula="of:=[.S125]+[.P125]/299702547*1000000000" office:value-type="float" office:value="236562658.216663" calcext:value-type="float">
            <text:p>236562658.216663</text:p>
          </table:table-cell>
          <table:table-cell table:formula="of:=RAND()*10^9" office:value-type="float" office:value="170754711.531412" calcext:value-type="float">
            <text:p>170754711.531412</text:p>
          </table:table-cell>
          <table:table-cell table:formula="of:=[.U125]+[.P125]/299702547*1000000000" office:value-type="float" office:value="170754714.868054" calcext:value-type="float">
            <text:p>170754714.868054</text:p>
          </table:table-cell>
        </table:table-row>
        <table:table-row table:style-name="ro1">
          <table:table-cell table:number-columns-repeated="3"/>
          <table:table-cell table:formula="of:=[.D125]+1000000" office:value-type="float" office:value="525421530.052933" calcext:value-type="float">
            <text:p>525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57712361.300247" calcext:value-type="float">
            <text:p>557712361.300247</text:p>
          </table:table-cell>
          <table:table-cell table:formula="of:=[.F126]+[.$E126]/299702547*1000000000" office:value-type="float" office:value="557712364.636888" calcext:value-type="float">
            <text:p>557712364.636888</text:p>
          </table:table-cell>
          <table:table-cell table:formula="of:=RAND()*10^9" office:value-type="float" office:value="675459013.500795" calcext:value-type="float">
            <text:p>675459013.500795</text:p>
          </table:table-cell>
          <table:table-cell table:formula="of:=[.H126]+[.E126]/299702547*1000000000" office:value-type="float" office:value="675459016.837437" calcext:value-type="float">
            <text:p>675459016.837437</text:p>
          </table:table-cell>
          <table:table-cell table:formula="of:=RAND()*10^9" office:value-type="float" office:value="541427630.429065" calcext:value-type="float">
            <text:p>541427630.429065</text:p>
          </table:table-cell>
          <table:table-cell table:formula="of:=[.J126]+[.E126]/299702547*1000000000" office:value-type="float" office:value="541427633.765707" calcext:value-type="float">
            <text:p>541427633.765707</text:p>
          </table:table-cell>
          <table:table-cell table:number-columns-repeated="3"/>
          <table:table-cell table:formula="of:=[.O125]+1000000" office:value-type="float" office:value="255324732.184354" calcext:value-type="float">
            <text:p>255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99125261.266946" calcext:value-type="float">
            <text:p>899125261.266946</text:p>
          </table:table-cell>
          <table:table-cell table:formula="of:=[.Q126]+[.P126]/299702547*1000000000" office:value-type="float" office:value="899125264.603587" calcext:value-type="float">
            <text:p>899125264.603587</text:p>
          </table:table-cell>
          <table:table-cell table:formula="of:=RAND()*10^9" office:value-type="float" office:value="241791362.784608" calcext:value-type="float">
            <text:p>241791362.784608</text:p>
          </table:table-cell>
          <table:table-cell table:formula="of:=[.S126]+[.P126]/299702547*1000000000" office:value-type="float" office:value="241791366.12125" calcext:value-type="float">
            <text:p>241791366.12125</text:p>
          </table:table-cell>
          <table:table-cell table:formula="of:=RAND()*10^9" office:value-type="float" office:value="458564551.827023" calcext:value-type="float">
            <text:p>458564551.827023</text:p>
          </table:table-cell>
          <table:table-cell table:formula="of:=[.U126]+[.P126]/299702547*1000000000" office:value-type="float" office:value="458564555.163665" calcext:value-type="float">
            <text:p>458564555.163665</text:p>
          </table:table-cell>
        </table:table-row>
        <table:table-row table:style-name="ro1">
          <table:table-cell table:number-columns-repeated="3"/>
          <table:table-cell table:formula="of:=[.D126]+1000000" office:value-type="float" office:value="526421530.052934" calcext:value-type="float">
            <text:p>526421530.05293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21481977.092262" calcext:value-type="float">
            <text:p>421481977.092262</text:p>
          </table:table-cell>
          <table:table-cell table:formula="of:=[.F127]+[.$E127]/299702547*1000000000" office:value-type="float" office:value="421481980.428904" calcext:value-type="float">
            <text:p>421481980.428904</text:p>
          </table:table-cell>
          <table:table-cell table:formula="of:=RAND()*10^9" office:value-type="float" office:value="902647568.672208" calcext:value-type="float">
            <text:p>902647568.672208</text:p>
          </table:table-cell>
          <table:table-cell table:formula="of:=[.H127]+[.E127]/299702547*1000000000" office:value-type="float" office:value="902647572.00885" calcext:value-type="float">
            <text:p>902647572.00885</text:p>
          </table:table-cell>
          <table:table-cell table:formula="of:=RAND()*10^9" office:value-type="float" office:value="493940004.366878" calcext:value-type="float">
            <text:p>493940004.366878</text:p>
          </table:table-cell>
          <table:table-cell table:formula="of:=[.J127]+[.E127]/299702547*1000000000" office:value-type="float" office:value="493940007.70352" calcext:value-type="float">
            <text:p>493940007.70352</text:p>
          </table:table-cell>
          <table:table-cell table:number-columns-repeated="3"/>
          <table:table-cell table:formula="of:=[.O126]+1000000" office:value-type="float" office:value="256324732.184354" calcext:value-type="float">
            <text:p>256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27044775.458919" calcext:value-type="float">
            <text:p>527044775.458919</text:p>
          </table:table-cell>
          <table:table-cell table:formula="of:=[.Q127]+[.P127]/299702547*1000000000" office:value-type="float" office:value="527044778.79556" calcext:value-type="float">
            <text:p>527044778.79556</text:p>
          </table:table-cell>
          <table:table-cell table:formula="of:=RAND()*10^9" office:value-type="float" office:value="317624406.503752" calcext:value-type="float">
            <text:p>317624406.503752</text:p>
          </table:table-cell>
          <table:table-cell table:formula="of:=[.S127]+[.P127]/299702547*1000000000" office:value-type="float" office:value="317624409.840394" calcext:value-type="float">
            <text:p>317624409.840394</text:p>
          </table:table-cell>
          <table:table-cell table:formula="of:=RAND()*10^9" office:value-type="float" office:value="261859350.501115" calcext:value-type="float">
            <text:p>261859350.501115</text:p>
          </table:table-cell>
          <table:table-cell table:formula="of:=[.U127]+[.P127]/299702547*1000000000" office:value-type="float" office:value="261859353.837757" calcext:value-type="float">
            <text:p>261859353.837757</text:p>
          </table:table-cell>
        </table:table-row>
        <table:table-row table:style-name="ro1">
          <table:table-cell table:number-columns-repeated="3"/>
          <table:table-cell table:formula="of:=[.D127]+1000000" office:value-type="float" office:value="527421530.052933" calcext:value-type="float">
            <text:p>527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65180075.411641" calcext:value-type="float">
            <text:p>665180075.411641</text:p>
          </table:table-cell>
          <table:table-cell table:formula="of:=[.F128]+[.$E128]/299702547*1000000000" office:value-type="float" office:value="665180078.748283" calcext:value-type="float">
            <text:p>665180078.748283</text:p>
          </table:table-cell>
          <table:table-cell table:formula="of:=RAND()*10^9" office:value-type="float" office:value="688917758.157216" calcext:value-type="float">
            <text:p>688917758.157216</text:p>
          </table:table-cell>
          <table:table-cell table:formula="of:=[.H128]+[.E128]/299702547*1000000000" office:value-type="float" office:value="688917761.493858" calcext:value-type="float">
            <text:p>688917761.493858</text:p>
          </table:table-cell>
          <table:table-cell table:formula="of:=RAND()*10^9" office:value-type="float" office:value="279798106.967933" calcext:value-type="float">
            <text:p>279798106.967933</text:p>
          </table:table-cell>
          <table:table-cell table:formula="of:=[.J128]+[.E128]/299702547*1000000000" office:value-type="float" office:value="279798110.304575" calcext:value-type="float">
            <text:p>279798110.304575</text:p>
          </table:table-cell>
          <table:table-cell table:number-columns-repeated="3"/>
          <table:table-cell table:formula="of:=[.O127]+1000000" office:value-type="float" office:value="257324732.184354" calcext:value-type="float">
            <text:p>257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87755440.664178" calcext:value-type="float">
            <text:p>887755440.664178</text:p>
          </table:table-cell>
          <table:table-cell table:formula="of:=[.Q128]+[.P128]/299702547*1000000000" office:value-type="float" office:value="887755444.00082" calcext:value-type="float">
            <text:p>887755444.00082</text:p>
          </table:table-cell>
          <table:table-cell table:formula="of:=RAND()*10^9" office:value-type="float" office:value="523453665.35398" calcext:value-type="float">
            <text:p>523453665.35398</text:p>
          </table:table-cell>
          <table:table-cell table:formula="of:=[.S128]+[.P128]/299702547*1000000000" office:value-type="float" office:value="523453668.690622" calcext:value-type="float">
            <text:p>523453668.690622</text:p>
          </table:table-cell>
          <table:table-cell table:formula="of:=RAND()*10^9" office:value-type="float" office:value="73447722.5425237" calcext:value-type="float">
            <text:p>73447722.5425237</text:p>
          </table:table-cell>
          <table:table-cell table:formula="of:=[.U128]+[.P128]/299702547*1000000000" office:value-type="float" office:value="73447725.8791653" calcext:value-type="float">
            <text:p>73447725.8791653</text:p>
          </table:table-cell>
        </table:table-row>
        <table:table-row table:style-name="ro1">
          <table:table-cell table:number-columns-repeated="3"/>
          <table:table-cell table:formula="of:=[.D128]+1000000" office:value-type="float" office:value="528421530.052933" calcext:value-type="float">
            <text:p>528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50417431.420521" calcext:value-type="float">
            <text:p>650417431.420521</text:p>
          </table:table-cell>
          <table:table-cell table:formula="of:=[.F129]+[.$E129]/299702547*1000000000" office:value-type="float" office:value="650417434.757162" calcext:value-type="float">
            <text:p>650417434.757162</text:p>
          </table:table-cell>
          <table:table-cell table:formula="of:=RAND()*10^9" office:value-type="float" office:value="5542819.82996808" calcext:value-type="float">
            <text:p>5542819.82996808</text:p>
          </table:table-cell>
          <table:table-cell table:formula="of:=[.H129]+[.E129]/299702547*1000000000" office:value-type="float" office:value="5542823.16660972" calcext:value-type="float">
            <text:p>5542823.16660972</text:p>
          </table:table-cell>
          <table:table-cell table:formula="of:=RAND()*10^9" office:value-type="float" office:value="730355199.868662" calcext:value-type="float">
            <text:p>730355199.868662</text:p>
          </table:table-cell>
          <table:table-cell table:formula="of:=[.J129]+[.E129]/299702547*1000000000" office:value-type="float" office:value="730355203.205304" calcext:value-type="float">
            <text:p>730355203.205304</text:p>
          </table:table-cell>
          <table:table-cell table:number-columns-repeated="3"/>
          <table:table-cell table:formula="of:=[.O128]+1000000" office:value-type="float" office:value="258324732.184354" calcext:value-type="float">
            <text:p>258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15530994.288048" calcext:value-type="float">
            <text:p>215530994.288048</text:p>
          </table:table-cell>
          <table:table-cell table:formula="of:=[.Q129]+[.P129]/299702547*1000000000" office:value-type="float" office:value="215530997.624689" calcext:value-type="float">
            <text:p>215530997.624689</text:p>
          </table:table-cell>
          <table:table-cell table:formula="of:=RAND()*10^9" office:value-type="float" office:value="698040092.151003" calcext:value-type="float">
            <text:p>698040092.151003</text:p>
          </table:table-cell>
          <table:table-cell table:formula="of:=[.S129]+[.P129]/299702547*1000000000" office:value-type="float" office:value="698040095.487645" calcext:value-type="float">
            <text:p>698040095.487645</text:p>
          </table:table-cell>
          <table:table-cell table:formula="of:=RAND()*10^9" office:value-type="float" office:value="127407949.275045" calcext:value-type="float">
            <text:p>127407949.275045</text:p>
          </table:table-cell>
          <table:table-cell table:formula="of:=[.U129]+[.P129]/299702547*1000000000" office:value-type="float" office:value="127407952.611687" calcext:value-type="float">
            <text:p>127407952.611687</text:p>
          </table:table-cell>
        </table:table-row>
        <table:table-row table:style-name="ro1">
          <table:table-cell table:number-columns-repeated="3"/>
          <table:table-cell table:formula="of:=[.D129]+1000000" office:value-type="float" office:value="529421530.052933" calcext:value-type="float">
            <text:p>529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16182181.003971" calcext:value-type="float">
            <text:p>316182181.003971</text:p>
          </table:table-cell>
          <table:table-cell table:formula="of:=[.F130]+[.$E130]/299702547*1000000000" office:value-type="float" office:value="316182184.340613" calcext:value-type="float">
            <text:p>316182184.340613</text:p>
          </table:table-cell>
          <table:table-cell table:formula="of:=RAND()*10^9" office:value-type="float" office:value="979257221.996187" calcext:value-type="float">
            <text:p>979257221.996187</text:p>
          </table:table-cell>
          <table:table-cell table:formula="of:=[.H130]+[.E130]/299702547*1000000000" office:value-type="float" office:value="979257225.332829" calcext:value-type="float">
            <text:p>979257225.332829</text:p>
          </table:table-cell>
          <table:table-cell table:formula="of:=RAND()*10^9" office:value-type="float" office:value="503643610.685842" calcext:value-type="float">
            <text:p>503643610.685842</text:p>
          </table:table-cell>
          <table:table-cell table:formula="of:=[.J130]+[.E130]/299702547*1000000000" office:value-type="float" office:value="503643614.022484" calcext:value-type="float">
            <text:p>503643614.022484</text:p>
          </table:table-cell>
          <table:table-cell table:number-columns-repeated="3"/>
          <table:table-cell table:formula="of:=[.O129]+1000000" office:value-type="float" office:value="259324732.184354" calcext:value-type="float">
            <text:p>259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61693240.889905" calcext:value-type="float">
            <text:p>961693240.889905</text:p>
          </table:table-cell>
          <table:table-cell table:formula="of:=[.Q130]+[.P130]/299702547*1000000000" office:value-type="float" office:value="961693244.226547" calcext:value-type="float">
            <text:p>961693244.226547</text:p>
          </table:table-cell>
          <table:table-cell table:formula="of:=RAND()*10^9" office:value-type="float" office:value="605883126.607354" calcext:value-type="float">
            <text:p>605883126.607354</text:p>
          </table:table-cell>
          <table:table-cell table:formula="of:=[.S130]+[.P130]/299702547*1000000000" office:value-type="float" office:value="605883129.943996" calcext:value-type="float">
            <text:p>605883129.943996</text:p>
          </table:table-cell>
          <table:table-cell table:formula="of:=RAND()*10^9" office:value-type="float" office:value="419463031.811771" calcext:value-type="float">
            <text:p>419463031.811771</text:p>
          </table:table-cell>
          <table:table-cell table:formula="of:=[.U130]+[.P130]/299702547*1000000000" office:value-type="float" office:value="419463035.148413" calcext:value-type="float">
            <text:p>419463035.148413</text:p>
          </table:table-cell>
        </table:table-row>
        <table:table-row table:style-name="ro1">
          <table:table-cell table:number-columns-repeated="3"/>
          <table:table-cell table:formula="of:=[.D130]+1000000" office:value-type="float" office:value="530421530.052934" calcext:value-type="float">
            <text:p>530421530.05293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34438192.350492" calcext:value-type="float">
            <text:p>534438192.350492</text:p>
          </table:table-cell>
          <table:table-cell table:formula="of:=[.F131]+[.$E131]/299702547*1000000000" office:value-type="float" office:value="534438195.687133" calcext:value-type="float">
            <text:p>534438195.687133</text:p>
          </table:table-cell>
          <table:table-cell table:formula="of:=RAND()*10^9" office:value-type="float" office:value="241540344.559704" calcext:value-type="float">
            <text:p>241540344.559704</text:p>
          </table:table-cell>
          <table:table-cell table:formula="of:=[.H131]+[.E131]/299702547*1000000000" office:value-type="float" office:value="241540347.896345" calcext:value-type="float">
            <text:p>241540347.896345</text:p>
          </table:table-cell>
          <table:table-cell table:formula="of:=RAND()*10^9" office:value-type="float" office:value="749691911.210116" calcext:value-type="float">
            <text:p>749691911.210116</text:p>
          </table:table-cell>
          <table:table-cell table:formula="of:=[.J131]+[.E131]/299702547*1000000000" office:value-type="float" office:value="749691914.546758" calcext:value-type="float">
            <text:p>749691914.546758</text:p>
          </table:table-cell>
          <table:table-cell table:number-columns-repeated="3"/>
          <table:table-cell table:formula="of:=[.O130]+1000000" office:value-type="float" office:value="260324732.184354" calcext:value-type="float">
            <text:p>260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16097144.109821" calcext:value-type="float">
            <text:p>916097144.109821</text:p>
          </table:table-cell>
          <table:table-cell table:formula="of:=[.Q131]+[.P131]/299702547*1000000000" office:value-type="float" office:value="916097147.446463" calcext:value-type="float">
            <text:p>916097147.446463</text:p>
          </table:table-cell>
          <table:table-cell table:formula="of:=RAND()*10^9" office:value-type="float" office:value="548312057.014139" calcext:value-type="float">
            <text:p>548312057.014139</text:p>
          </table:table-cell>
          <table:table-cell table:formula="of:=[.S131]+[.P131]/299702547*1000000000" office:value-type="float" office:value="548312060.35078" calcext:value-type="float">
            <text:p>548312060.35078</text:p>
          </table:table-cell>
          <table:table-cell table:formula="of:=RAND()*10^9" office:value-type="float" office:value="387320583.423983" calcext:value-type="float">
            <text:p>387320583.423983</text:p>
          </table:table-cell>
          <table:table-cell table:formula="of:=[.U131]+[.P131]/299702547*1000000000" office:value-type="float" office:value="387320586.760625" calcext:value-type="float">
            <text:p>387320586.760625</text:p>
          </table:table-cell>
        </table:table-row>
        <table:table-row table:style-name="ro1">
          <table:table-cell table:number-columns-repeated="3"/>
          <table:table-cell table:formula="of:=[.D131]+1000000" office:value-type="float" office:value="531421530.052933" calcext:value-type="float">
            <text:p>531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12121568.813806" calcext:value-type="float">
            <text:p>812121568.813806</text:p>
          </table:table-cell>
          <table:table-cell table:formula="of:=[.F132]+[.$E132]/299702547*1000000000" office:value-type="float" office:value="812121572.150448" calcext:value-type="float">
            <text:p>812121572.150448</text:p>
          </table:table-cell>
          <table:table-cell table:formula="of:=RAND()*10^9" office:value-type="float" office:value="244875498.823373" calcext:value-type="float">
            <text:p>244875498.823373</text:p>
          </table:table-cell>
          <table:table-cell table:formula="of:=[.H132]+[.E132]/299702547*1000000000" office:value-type="float" office:value="244875502.160015" calcext:value-type="float">
            <text:p>244875502.160015</text:p>
          </table:table-cell>
          <table:table-cell table:formula="of:=RAND()*10^9" office:value-type="float" office:value="345907422.414338" calcext:value-type="float">
            <text:p>345907422.414338</text:p>
          </table:table-cell>
          <table:table-cell table:formula="of:=[.J132]+[.E132]/299702547*1000000000" office:value-type="float" office:value="345907425.75098" calcext:value-type="float">
            <text:p>345907425.75098</text:p>
          </table:table-cell>
          <table:table-cell table:number-columns-repeated="3"/>
          <table:table-cell table:formula="of:=[.O131]+1000000" office:value-type="float" office:value="261324732.184354" calcext:value-type="float">
            <text:p>261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21735688.93344" calcext:value-type="float">
            <text:p>621735688.93344</text:p>
          </table:table-cell>
          <table:table-cell table:formula="of:=[.Q132]+[.P132]/299702547*1000000000" office:value-type="float" office:value="621735692.270082" calcext:value-type="float">
            <text:p>621735692.270082</text:p>
          </table:table-cell>
          <table:table-cell table:formula="of:=RAND()*10^9" office:value-type="float" office:value="79093556.4619015" calcext:value-type="float">
            <text:p>79093556.4619015</text:p>
          </table:table-cell>
          <table:table-cell table:formula="of:=[.S132]+[.P132]/299702547*1000000000" office:value-type="float" office:value="79093559.7985431" calcext:value-type="float">
            <text:p>79093559.7985431</text:p>
          </table:table-cell>
          <table:table-cell table:formula="of:=RAND()*10^9" office:value-type="float" office:value="181850419.966622" calcext:value-type="float">
            <text:p>181850419.966622</text:p>
          </table:table-cell>
          <table:table-cell table:formula="of:=[.U132]+[.P132]/299702547*1000000000" office:value-type="float" office:value="181850423.303264" calcext:value-type="float">
            <text:p>181850423.303264</text:p>
          </table:table-cell>
        </table:table-row>
        <table:table-row table:style-name="ro1">
          <table:table-cell table:number-columns-repeated="3"/>
          <table:table-cell table:formula="of:=[.D132]+1000000" office:value-type="float" office:value="532421530.052933" calcext:value-type="float">
            <text:p>532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6314723.8912544" calcext:value-type="float">
            <text:p>26314723.8912544</text:p>
          </table:table-cell>
          <table:table-cell table:formula="of:=[.F133]+[.$E133]/299702547*1000000000" office:value-type="float" office:value="26314727.227896" calcext:value-type="float">
            <text:p>26314727.227896</text:p>
          </table:table-cell>
          <table:table-cell table:formula="of:=RAND()*10^9" office:value-type="float" office:value="988271363.078771" calcext:value-type="float">
            <text:p>988271363.078771</text:p>
          </table:table-cell>
          <table:table-cell table:formula="of:=[.H133]+[.E133]/299702547*1000000000" office:value-type="float" office:value="988271366.415413" calcext:value-type="float">
            <text:p>988271366.415413</text:p>
          </table:table-cell>
          <table:table-cell table:formula="of:=RAND()*10^9" office:value-type="float" office:value="591971872.785722" calcext:value-type="float">
            <text:p>591971872.785722</text:p>
          </table:table-cell>
          <table:table-cell table:formula="of:=[.J133]+[.E133]/299702547*1000000000" office:value-type="float" office:value="591971876.122364" calcext:value-type="float">
            <text:p>591971876.122364</text:p>
          </table:table-cell>
          <table:table-cell table:number-columns-repeated="3"/>
          <table:table-cell table:formula="of:=[.O132]+1000000" office:value-type="float" office:value="262324732.184354" calcext:value-type="float">
            <text:p>262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66298446.551144" calcext:value-type="float">
            <text:p>566298446.551144</text:p>
          </table:table-cell>
          <table:table-cell table:formula="of:=[.Q133]+[.P133]/299702547*1000000000" office:value-type="float" office:value="566298449.887785" calcext:value-type="float">
            <text:p>566298449.887785</text:p>
          </table:table-cell>
          <table:table-cell table:formula="of:=RAND()*10^9" office:value-type="float" office:value="532616885.028106" calcext:value-type="float">
            <text:p>532616885.028106</text:p>
          </table:table-cell>
          <table:table-cell table:formula="of:=[.S133]+[.P133]/299702547*1000000000" office:value-type="float" office:value="532616888.364748" calcext:value-type="float">
            <text:p>532616888.364748</text:p>
          </table:table-cell>
          <table:table-cell table:formula="of:=RAND()*10^9" office:value-type="float" office:value="3163349.30658742" calcext:value-type="float">
            <text:p>3163349.30658742</text:p>
          </table:table-cell>
          <table:table-cell table:formula="of:=[.U133]+[.P133]/299702547*1000000000" office:value-type="float" office:value="3163352.64322907" calcext:value-type="float">
            <text:p>3163352.64322907</text:p>
          </table:table-cell>
        </table:table-row>
        <table:table-row table:style-name="ro1">
          <table:table-cell table:number-columns-repeated="3"/>
          <table:table-cell table:formula="of:=[.D133]+1000000" office:value-type="float" office:value="533421530.052933" calcext:value-type="float">
            <text:p>533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43215120.810584" calcext:value-type="float">
            <text:p>543215120.810584</text:p>
          </table:table-cell>
          <table:table-cell table:formula="of:=[.F134]+[.$E134]/299702547*1000000000" office:value-type="float" office:value="543215124.147226" calcext:value-type="float">
            <text:p>543215124.147226</text:p>
          </table:table-cell>
          <table:table-cell table:formula="of:=RAND()*10^9" office:value-type="float" office:value="146733007.382222" calcext:value-type="float">
            <text:p>146733007.382222</text:p>
          </table:table-cell>
          <table:table-cell table:formula="of:=[.H134]+[.E134]/299702547*1000000000" office:value-type="float" office:value="146733010.718864" calcext:value-type="float">
            <text:p>146733010.718864</text:p>
          </table:table-cell>
          <table:table-cell table:formula="of:=RAND()*10^9" office:value-type="float" office:value="130404485.622719" calcext:value-type="float">
            <text:p>130404485.622719</text:p>
          </table:table-cell>
          <table:table-cell table:formula="of:=[.J134]+[.E134]/299702547*1000000000" office:value-type="float" office:value="130404488.959361" calcext:value-type="float">
            <text:p>130404488.959361</text:p>
          </table:table-cell>
          <table:table-cell table:number-columns-repeated="3"/>
          <table:table-cell table:formula="of:=[.O133]+1000000" office:value-type="float" office:value="263324732.184354" calcext:value-type="float">
            <text:p>263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42714608.135215" calcext:value-type="float">
            <text:p>542714608.135215</text:p>
          </table:table-cell>
          <table:table-cell table:formula="of:=[.Q134]+[.P134]/299702547*1000000000" office:value-type="float" office:value="542714611.471857" calcext:value-type="float">
            <text:p>542714611.471857</text:p>
          </table:table-cell>
          <table:table-cell table:formula="of:=RAND()*10^9" office:value-type="float" office:value="27996141.5529325" calcext:value-type="float">
            <text:p>27996141.5529325</text:p>
          </table:table-cell>
          <table:table-cell table:formula="of:=[.S134]+[.P134]/299702547*1000000000" office:value-type="float" office:value="27996144.8895741" calcext:value-type="float">
            <text:p>27996144.8895741</text:p>
          </table:table-cell>
          <table:table-cell table:formula="of:=RAND()*10^9" office:value-type="float" office:value="411956004.827869" calcext:value-type="float">
            <text:p>411956004.827869</text:p>
          </table:table-cell>
          <table:table-cell table:formula="of:=[.U134]+[.P134]/299702547*1000000000" office:value-type="float" office:value="411956008.164511" calcext:value-type="float">
            <text:p>411956008.164511</text:p>
          </table:table-cell>
        </table:table-row>
        <table:table-row table:style-name="ro1">
          <table:table-cell table:number-columns-repeated="3"/>
          <table:table-cell table:formula="of:=[.D134]+1000000" office:value-type="float" office:value="534421530.052934" calcext:value-type="float">
            <text:p>534421530.05293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86505235.419518" calcext:value-type="float">
            <text:p>986505235.419518</text:p>
          </table:table-cell>
          <table:table-cell table:formula="of:=[.F135]+[.$E135]/299702547*1000000000" office:value-type="float" office:value="986505238.75616" calcext:value-type="float">
            <text:p>986505238.75616</text:p>
          </table:table-cell>
          <table:table-cell table:formula="of:=RAND()*10^9" office:value-type="float" office:value="903504799.055898" calcext:value-type="float">
            <text:p>903504799.055898</text:p>
          </table:table-cell>
          <table:table-cell table:formula="of:=[.H135]+[.E135]/299702547*1000000000" office:value-type="float" office:value="903504802.39254" calcext:value-type="float">
            <text:p>903504802.39254</text:p>
          </table:table-cell>
          <table:table-cell table:formula="of:=RAND()*10^9" office:value-type="float" office:value="930910515.409305" calcext:value-type="float">
            <text:p>930910515.409305</text:p>
          </table:table-cell>
          <table:table-cell table:formula="of:=[.J135]+[.E135]/299702547*1000000000" office:value-type="float" office:value="930910518.745947" calcext:value-type="float">
            <text:p>930910518.745947</text:p>
          </table:table-cell>
          <table:table-cell table:number-columns-repeated="3"/>
          <table:table-cell table:formula="of:=[.O134]+1000000" office:value-type="float" office:value="264324732.184354" calcext:value-type="float">
            <text:p>264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85347772.282274" calcext:value-type="float">
            <text:p>985347772.282274</text:p>
          </table:table-cell>
          <table:table-cell table:formula="of:=[.Q135]+[.P135]/299702547*1000000000" office:value-type="float" office:value="985347775.618916" calcext:value-type="float">
            <text:p>985347775.618916</text:p>
          </table:table-cell>
          <table:table-cell table:formula="of:=RAND()*10^9" office:value-type="float" office:value="108880537.776414" calcext:value-type="float">
            <text:p>108880537.776414</text:p>
          </table:table-cell>
          <table:table-cell table:formula="of:=[.S135]+[.P135]/299702547*1000000000" office:value-type="float" office:value="108880541.113056" calcext:value-type="float">
            <text:p>108880541.113056</text:p>
          </table:table-cell>
          <table:table-cell table:formula="of:=RAND()*10^9" office:value-type="float" office:value="470293879.973327" calcext:value-type="float">
            <text:p>470293879.973327</text:p>
          </table:table-cell>
          <table:table-cell table:formula="of:=[.U135]+[.P135]/299702547*1000000000" office:value-type="float" office:value="470293883.309969" calcext:value-type="float">
            <text:p>470293883.309969</text:p>
          </table:table-cell>
        </table:table-row>
        <table:table-row table:style-name="ro1">
          <table:table-cell table:number-columns-repeated="3"/>
          <table:table-cell table:formula="of:=[.D135]+1000000" office:value-type="float" office:value="535421530.052934" calcext:value-type="float">
            <text:p>535421530.05293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93528129.541839" calcext:value-type="float">
            <text:p>193528129.541839</text:p>
          </table:table-cell>
          <table:table-cell table:formula="of:=[.F136]+[.$E136]/299702547*1000000000" office:value-type="float" office:value="193528132.878481" calcext:value-type="float">
            <text:p>193528132.878481</text:p>
          </table:table-cell>
          <table:table-cell table:formula="of:=RAND()*10^9" office:value-type="float" office:value="20521757.214228" calcext:value-type="float">
            <text:p>20521757.214228</text:p>
          </table:table-cell>
          <table:table-cell table:formula="of:=[.H136]+[.E136]/299702547*1000000000" office:value-type="float" office:value="20521760.5508697" calcext:value-type="float">
            <text:p>20521760.5508697</text:p>
          </table:table-cell>
          <table:table-cell table:formula="of:=RAND()*10^9" office:value-type="float" office:value="87856415.7466371" calcext:value-type="float">
            <text:p>87856415.7466371</text:p>
          </table:table-cell>
          <table:table-cell table:formula="of:=[.J136]+[.E136]/299702547*1000000000" office:value-type="float" office:value="87856419.0832788" calcext:value-type="float">
            <text:p>87856419.0832788</text:p>
          </table:table-cell>
          <table:table-cell table:number-columns-repeated="3"/>
          <table:table-cell table:formula="of:=[.O135]+1000000" office:value-type="float" office:value="265324732.184354" calcext:value-type="float">
            <text:p>265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26251912.650576" calcext:value-type="float">
            <text:p>726251912.650576</text:p>
          </table:table-cell>
          <table:table-cell table:formula="of:=[.Q136]+[.P136]/299702547*1000000000" office:value-type="float" office:value="726251915.987218" calcext:value-type="float">
            <text:p>726251915.987218</text:p>
          </table:table-cell>
          <table:table-cell table:formula="of:=RAND()*10^9" office:value-type="float" office:value="791978843.849172" calcext:value-type="float">
            <text:p>791978843.849172</text:p>
          </table:table-cell>
          <table:table-cell table:formula="of:=[.S136]+[.P136]/299702547*1000000000" office:value-type="float" office:value="791978847.185814" calcext:value-type="float">
            <text:p>791978847.185814</text:p>
          </table:table-cell>
          <table:table-cell table:formula="of:=RAND()*10^9" office:value-type="float" office:value="584738818.427035" calcext:value-type="float">
            <text:p>584738818.427035</text:p>
          </table:table-cell>
          <table:table-cell table:formula="of:=[.U136]+[.P136]/299702547*1000000000" office:value-type="float" office:value="584738821.763676" calcext:value-type="float">
            <text:p>584738821.763676</text:p>
          </table:table-cell>
        </table:table-row>
        <table:table-row table:style-name="ro1">
          <table:table-cell table:number-columns-repeated="3"/>
          <table:table-cell table:formula="of:=[.D136]+1000000" office:value-type="float" office:value="536421530.052933" calcext:value-type="float">
            <text:p>536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05732594.094633" calcext:value-type="float">
            <text:p>105732594.094633</text:p>
          </table:table-cell>
          <table:table-cell table:formula="of:=[.F137]+[.$E137]/299702547*1000000000" office:value-type="float" office:value="105732597.431275" calcext:value-type="float">
            <text:p>105732597.431275</text:p>
          </table:table-cell>
          <table:table-cell table:formula="of:=RAND()*10^9" office:value-type="float" office:value="370444473.863347" calcext:value-type="float">
            <text:p>370444473.863347</text:p>
          </table:table-cell>
          <table:table-cell table:formula="of:=[.H137]+[.E137]/299702547*1000000000" office:value-type="float" office:value="370444477.199988" calcext:value-type="float">
            <text:p>370444477.199988</text:p>
          </table:table-cell>
          <table:table-cell table:formula="of:=RAND()*10^9" office:value-type="float" office:value="183114495.489519" calcext:value-type="float">
            <text:p>183114495.489519</text:p>
          </table:table-cell>
          <table:table-cell table:formula="of:=[.J137]+[.E137]/299702547*1000000000" office:value-type="float" office:value="183114498.826161" calcext:value-type="float">
            <text:p>183114498.826161</text:p>
          </table:table-cell>
          <table:table-cell table:number-columns-repeated="3"/>
          <table:table-cell table:formula="of:=[.O136]+1000000" office:value-type="float" office:value="266324732.184354" calcext:value-type="float">
            <text:p>266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31838758.201559" calcext:value-type="float">
            <text:p>331838758.201559</text:p>
          </table:table-cell>
          <table:table-cell table:formula="of:=[.Q137]+[.P137]/299702547*1000000000" office:value-type="float" office:value="331838761.538201" calcext:value-type="float">
            <text:p>331838761.538201</text:p>
          </table:table-cell>
          <table:table-cell table:formula="of:=RAND()*10^9" office:value-type="float" office:value="872953938.693484" calcext:value-type="float">
            <text:p>872953938.693484</text:p>
          </table:table-cell>
          <table:table-cell table:formula="of:=[.S137]+[.P137]/299702547*1000000000" office:value-type="float" office:value="872953942.030125" calcext:value-type="float">
            <text:p>872953942.030125</text:p>
          </table:table-cell>
          <table:table-cell table:formula="of:=RAND()*10^9" office:value-type="float" office:value="687996884.570511" calcext:value-type="float">
            <text:p>687996884.570511</text:p>
          </table:table-cell>
          <table:table-cell table:formula="of:=[.U137]+[.P137]/299702547*1000000000" office:value-type="float" office:value="687996887.907152" calcext:value-type="float">
            <text:p>687996887.907152</text:p>
          </table:table-cell>
        </table:table-row>
        <table:table-row table:style-name="ro1">
          <table:table-cell table:number-columns-repeated="3"/>
          <table:table-cell table:formula="of:=[.D137]+1000000" office:value-type="float" office:value="537421530.052933" calcext:value-type="float">
            <text:p>537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56636214.086977" calcext:value-type="float">
            <text:p>456636214.086977</text:p>
          </table:table-cell>
          <table:table-cell table:formula="of:=[.F138]+[.$E138]/299702547*1000000000" office:value-type="float" office:value="456636217.423619" calcext:value-type="float">
            <text:p>456636217.423619</text:p>
          </table:table-cell>
          <table:table-cell table:formula="of:=RAND()*10^9" office:value-type="float" office:value="246183585.131181" calcext:value-type="float">
            <text:p>246183585.131181</text:p>
          </table:table-cell>
          <table:table-cell table:formula="of:=[.H138]+[.E138]/299702547*1000000000" office:value-type="float" office:value="246183588.467823" calcext:value-type="float">
            <text:p>246183588.467823</text:p>
          </table:table-cell>
          <table:table-cell table:formula="of:=RAND()*10^9" office:value-type="float" office:value="36985344.5638647" calcext:value-type="float">
            <text:p>36985344.5638647</text:p>
          </table:table-cell>
          <table:table-cell table:formula="of:=[.J138]+[.E138]/299702547*1000000000" office:value-type="float" office:value="36985347.9005064" calcext:value-type="float">
            <text:p>36985347.9005064</text:p>
          </table:table-cell>
          <table:table-cell table:number-columns-repeated="3"/>
          <table:table-cell table:formula="of:=[.O137]+1000000" office:value-type="float" office:value="267324732.184354" calcext:value-type="float">
            <text:p>267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23335521.505366" calcext:value-type="float">
            <text:p>423335521.505366</text:p>
          </table:table-cell>
          <table:table-cell table:formula="of:=[.Q138]+[.P138]/299702547*1000000000" office:value-type="float" office:value="423335524.842008" calcext:value-type="float">
            <text:p>423335524.842008</text:p>
          </table:table-cell>
          <table:table-cell table:formula="of:=RAND()*10^9" office:value-type="float" office:value="474320118.651602" calcext:value-type="float">
            <text:p>474320118.651602</text:p>
          </table:table-cell>
          <table:table-cell table:formula="of:=[.S138]+[.P138]/299702547*1000000000" office:value-type="float" office:value="474320121.988244" calcext:value-type="float">
            <text:p>474320121.988244</text:p>
          </table:table-cell>
          <table:table-cell table:formula="of:=RAND()*10^9" office:value-type="float" office:value="70440519.8524882" calcext:value-type="float">
            <text:p>70440519.8524882</text:p>
          </table:table-cell>
          <table:table-cell table:formula="of:=[.U138]+[.P138]/299702547*1000000000" office:value-type="float" office:value="70440523.1891298" calcext:value-type="float">
            <text:p>70440523.1891298</text:p>
          </table:table-cell>
        </table:table-row>
        <table:table-row table:style-name="ro1">
          <table:table-cell table:number-columns-repeated="3"/>
          <table:table-cell table:formula="of:=[.D138]+1000000" office:value-type="float" office:value="538421530.052934" calcext:value-type="float">
            <text:p>538421530.05293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76634145.364662" calcext:value-type="float">
            <text:p>176634145.364662</text:p>
          </table:table-cell>
          <table:table-cell table:formula="of:=[.F139]+[.$E139]/299702547*1000000000" office:value-type="float" office:value="176634148.701303" calcext:value-type="float">
            <text:p>176634148.701303</text:p>
          </table:table-cell>
          <table:table-cell table:formula="of:=RAND()*10^9" office:value-type="float" office:value="166438146.196438" calcext:value-type="float">
            <text:p>166438146.196438</text:p>
          </table:table-cell>
          <table:table-cell table:formula="of:=[.H139]+[.E139]/299702547*1000000000" office:value-type="float" office:value="166438149.53308" calcext:value-type="float">
            <text:p>166438149.53308</text:p>
          </table:table-cell>
          <table:table-cell table:formula="of:=RAND()*10^9" office:value-type="float" office:value="538382868.753141" calcext:value-type="float">
            <text:p>538382868.753141</text:p>
          </table:table-cell>
          <table:table-cell table:formula="of:=[.J139]+[.E139]/299702547*1000000000" office:value-type="float" office:value="538382872.089783" calcext:value-type="float">
            <text:p>538382872.089783</text:p>
          </table:table-cell>
          <table:table-cell table:number-columns-repeated="3"/>
          <table:table-cell table:formula="of:=[.O138]+1000000" office:value-type="float" office:value="268324732.184354" calcext:value-type="float">
            <text:p>268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73147734.885649" calcext:value-type="float">
            <text:p>873147734.885649</text:p>
          </table:table-cell>
          <table:table-cell table:formula="of:=[.Q139]+[.P139]/299702547*1000000000" office:value-type="float" office:value="873147738.22229" calcext:value-type="float">
            <text:p>873147738.22229</text:p>
          </table:table-cell>
          <table:table-cell table:formula="of:=RAND()*10^9" office:value-type="float" office:value="252474163.674304" calcext:value-type="float">
            <text:p>252474163.674304</text:p>
          </table:table-cell>
          <table:table-cell table:formula="of:=[.S139]+[.P139]/299702547*1000000000" office:value-type="float" office:value="252474167.010945" calcext:value-type="float">
            <text:p>252474167.010945</text:p>
          </table:table-cell>
          <table:table-cell table:formula="of:=RAND()*10^9" office:value-type="float" office:value="736047030.249887" calcext:value-type="float">
            <text:p>736047030.249887</text:p>
          </table:table-cell>
          <table:table-cell table:formula="of:=[.U139]+[.P139]/299702547*1000000000" office:value-type="float" office:value="736047033.586529" calcext:value-type="float">
            <text:p>736047033.586529</text:p>
          </table:table-cell>
        </table:table-row>
        <table:table-row table:style-name="ro1">
          <table:table-cell table:number-columns-repeated="3"/>
          <table:table-cell table:formula="of:=[.D139]+1000000" office:value-type="float" office:value="539421530.052934" calcext:value-type="float">
            <text:p>539421530.05293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81368060.396333" calcext:value-type="float">
            <text:p>481368060.396333</text:p>
          </table:table-cell>
          <table:table-cell table:formula="of:=[.F140]+[.$E140]/299702547*1000000000" office:value-type="float" office:value="481368063.732974" calcext:value-type="float">
            <text:p>481368063.732974</text:p>
          </table:table-cell>
          <table:table-cell table:formula="of:=RAND()*10^9" office:value-type="float" office:value="317479361.889501" calcext:value-type="float">
            <text:p>317479361.889501</text:p>
          </table:table-cell>
          <table:table-cell table:formula="of:=[.H140]+[.E140]/299702547*1000000000" office:value-type="float" office:value="317479365.226143" calcext:value-type="float">
            <text:p>317479365.226143</text:p>
          </table:table-cell>
          <table:table-cell table:formula="of:=RAND()*10^9" office:value-type="float" office:value="653801239.938839" calcext:value-type="float">
            <text:p>653801239.938839</text:p>
          </table:table-cell>
          <table:table-cell table:formula="of:=[.J140]+[.E140]/299702547*1000000000" office:value-type="float" office:value="653801243.27548" calcext:value-type="float">
            <text:p>653801243.27548</text:p>
          </table:table-cell>
          <table:table-cell table:number-columns-repeated="3"/>
          <table:table-cell table:formula="of:=[.O139]+1000000" office:value-type="float" office:value="269324732.184354" calcext:value-type="float">
            <text:p>269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26704595.040146" calcext:value-type="float">
            <text:p>226704595.040146</text:p>
          </table:table-cell>
          <table:table-cell table:formula="of:=[.Q140]+[.P140]/299702547*1000000000" office:value-type="float" office:value="226704598.376788" calcext:value-type="float">
            <text:p>226704598.376788</text:p>
          </table:table-cell>
          <table:table-cell table:formula="of:=RAND()*10^9" office:value-type="float" office:value="523603688.944065" calcext:value-type="float">
            <text:p>523603688.944065</text:p>
          </table:table-cell>
          <table:table-cell table:formula="of:=[.S140]+[.P140]/299702547*1000000000" office:value-type="float" office:value="523603692.280707" calcext:value-type="float">
            <text:p>523603692.280707</text:p>
          </table:table-cell>
          <table:table-cell table:formula="of:=RAND()*10^9" office:value-type="float" office:value="211885350.346097" calcext:value-type="float">
            <text:p>211885350.346097</text:p>
          </table:table-cell>
          <table:table-cell table:formula="of:=[.U140]+[.P140]/299702547*1000000000" office:value-type="float" office:value="211885353.682739" calcext:value-type="float">
            <text:p>211885353.682739</text:p>
          </table:table-cell>
        </table:table-row>
        <table:table-row table:style-name="ro1">
          <table:table-cell table:number-columns-repeated="3"/>
          <table:table-cell table:formula="of:=[.D140]+1000000" office:value-type="float" office:value="540421530.052933" calcext:value-type="float">
            <text:p>540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8545283.0936928" calcext:value-type="float">
            <text:p>58545283.0936928</text:p>
          </table:table-cell>
          <table:table-cell table:formula="of:=[.F141]+[.$E141]/299702547*1000000000" office:value-type="float" office:value="58545286.4303344" calcext:value-type="float">
            <text:p>58545286.4303344</text:p>
          </table:table-cell>
          <table:table-cell table:formula="of:=RAND()*10^9" office:value-type="float" office:value="665109529.688889" calcext:value-type="float">
            <text:p>665109529.688889</text:p>
          </table:table-cell>
          <table:table-cell table:formula="of:=[.H141]+[.E141]/299702547*1000000000" office:value-type="float" office:value="665109533.025531" calcext:value-type="float">
            <text:p>665109533.025531</text:p>
          </table:table-cell>
          <table:table-cell table:formula="of:=RAND()*10^9" office:value-type="float" office:value="197183653.103938" calcext:value-type="float">
            <text:p>197183653.103938</text:p>
          </table:table-cell>
          <table:table-cell table:formula="of:=[.J141]+[.E141]/299702547*1000000000" office:value-type="float" office:value="197183656.440579" calcext:value-type="float">
            <text:p>197183656.440579</text:p>
          </table:table-cell>
          <table:table-cell table:number-columns-repeated="3"/>
          <table:table-cell table:formula="of:=[.O140]+1000000" office:value-type="float" office:value="270324732.184354" calcext:value-type="float">
            <text:p>270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79341033.746898" calcext:value-type="float">
            <text:p>879341033.746898</text:p>
          </table:table-cell>
          <table:table-cell table:formula="of:=[.Q141]+[.P141]/299702547*1000000000" office:value-type="float" office:value="879341037.08354" calcext:value-type="float">
            <text:p>879341037.08354</text:p>
          </table:table-cell>
          <table:table-cell table:formula="of:=RAND()*10^9" office:value-type="float" office:value="980359862.500569" calcext:value-type="float">
            <text:p>980359862.500569</text:p>
          </table:table-cell>
          <table:table-cell table:formula="of:=[.S141]+[.P141]/299702547*1000000000" office:value-type="float" office:value="980359865.837211" calcext:value-type="float">
            <text:p>980359865.837211</text:p>
          </table:table-cell>
          <table:table-cell table:formula="of:=RAND()*10^9" office:value-type="float" office:value="98717808.5960184" calcext:value-type="float">
            <text:p>98717808.5960184</text:p>
          </table:table-cell>
          <table:table-cell table:formula="of:=[.U141]+[.P141]/299702547*1000000000" office:value-type="float" office:value="98717811.93266" calcext:value-type="float">
            <text:p>98717811.93266</text:p>
          </table:table-cell>
        </table:table-row>
        <table:table-row table:style-name="ro1">
          <table:table-cell table:number-columns-repeated="3"/>
          <table:table-cell table:formula="of:=[.D141]+1000000" office:value-type="float" office:value="541421530.052933" calcext:value-type="float">
            <text:p>541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07287321.054421" calcext:value-type="float">
            <text:p>507287321.054421</text:p>
          </table:table-cell>
          <table:table-cell table:formula="of:=[.F142]+[.$E142]/299702547*1000000000" office:value-type="float" office:value="507287324.391063" calcext:value-type="float">
            <text:p>507287324.391063</text:p>
          </table:table-cell>
          <table:table-cell table:formula="of:=RAND()*10^9" office:value-type="float" office:value="862880192.158671" calcext:value-type="float">
            <text:p>862880192.158671</text:p>
          </table:table-cell>
          <table:table-cell table:formula="of:=[.H142]+[.E142]/299702547*1000000000" office:value-type="float" office:value="862880195.495312" calcext:value-type="float">
            <text:p>862880195.495312</text:p>
          </table:table-cell>
          <table:table-cell table:formula="of:=RAND()*10^9" office:value-type="float" office:value="120769032.637276" calcext:value-type="float">
            <text:p>120769032.637276</text:p>
          </table:table-cell>
          <table:table-cell table:formula="of:=[.J142]+[.E142]/299702547*1000000000" office:value-type="float" office:value="120769035.973917" calcext:value-type="float">
            <text:p>120769035.973917</text:p>
          </table:table-cell>
          <table:table-cell table:number-columns-repeated="3"/>
          <table:table-cell table:formula="of:=[.O141]+1000000" office:value-type="float" office:value="271324732.184354" calcext:value-type="float">
            <text:p>271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62647782.488723" calcext:value-type="float">
            <text:p>462647782.488723</text:p>
          </table:table-cell>
          <table:table-cell table:formula="of:=[.Q142]+[.P142]/299702547*1000000000" office:value-type="float" office:value="462647785.825364" calcext:value-type="float">
            <text:p>462647785.825364</text:p>
          </table:table-cell>
          <table:table-cell table:formula="of:=RAND()*10^9" office:value-type="float" office:value="224554862.260017" calcext:value-type="float">
            <text:p>224554862.260017</text:p>
          </table:table-cell>
          <table:table-cell table:formula="of:=[.S142]+[.P142]/299702547*1000000000" office:value-type="float" office:value="224554865.596658" calcext:value-type="float">
            <text:p>224554865.596658</text:p>
          </table:table-cell>
          <table:table-cell table:formula="of:=RAND()*10^9" office:value-type="float" office:value="495048085.429508" calcext:value-type="float">
            <text:p>495048085.429508</text:p>
          </table:table-cell>
          <table:table-cell table:formula="of:=[.U142]+[.P142]/299702547*1000000000" office:value-type="float" office:value="495048088.76615" calcext:value-type="float">
            <text:p>495048088.76615</text:p>
          </table:table-cell>
        </table:table-row>
        <table:table-row table:style-name="ro1">
          <table:table-cell table:number-columns-repeated="3"/>
          <table:table-cell table:formula="of:=[.D142]+1000000" office:value-type="float" office:value="542421530.052934" calcext:value-type="float">
            <text:p>542421530.05293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13897455.462634" calcext:value-type="float">
            <text:p>613897455.462634</text:p>
          </table:table-cell>
          <table:table-cell table:formula="of:=[.F143]+[.$E143]/299702547*1000000000" office:value-type="float" office:value="613897458.799275" calcext:value-type="float">
            <text:p>613897458.799275</text:p>
          </table:table-cell>
          <table:table-cell table:formula="of:=RAND()*10^9" office:value-type="float" office:value="350803807.347616" calcext:value-type="float">
            <text:p>350803807.347616</text:p>
          </table:table-cell>
          <table:table-cell table:formula="of:=[.H143]+[.E143]/299702547*1000000000" office:value-type="float" office:value="350803810.684257" calcext:value-type="float">
            <text:p>350803810.684257</text:p>
          </table:table-cell>
          <table:table-cell table:formula="of:=RAND()*10^9" office:value-type="float" office:value="900431202.698551" calcext:value-type="float">
            <text:p>900431202.698551</text:p>
          </table:table-cell>
          <table:table-cell table:formula="of:=[.J143]+[.E143]/299702547*1000000000" office:value-type="float" office:value="900431206.035192" calcext:value-type="float">
            <text:p>900431206.035192</text:p>
          </table:table-cell>
          <table:table-cell table:number-columns-repeated="3"/>
          <table:table-cell table:formula="of:=[.O142]+1000000" office:value-type="float" office:value="272324732.184354" calcext:value-type="float">
            <text:p>272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93985600.875216" calcext:value-type="float">
            <text:p>793985600.875216</text:p>
          </table:table-cell>
          <table:table-cell table:formula="of:=[.Q143]+[.P143]/299702547*1000000000" office:value-type="float" office:value="793985604.211857" calcext:value-type="float">
            <text:p>793985604.211857</text:p>
          </table:table-cell>
          <table:table-cell table:formula="of:=RAND()*10^9" office:value-type="float" office:value="594585719.765241" calcext:value-type="float">
            <text:p>594585719.765241</text:p>
          </table:table-cell>
          <table:table-cell table:formula="of:=[.S143]+[.P143]/299702547*1000000000" office:value-type="float" office:value="594585723.101883" calcext:value-type="float">
            <text:p>594585723.101883</text:p>
          </table:table-cell>
          <table:table-cell table:formula="of:=RAND()*10^9" office:value-type="float" office:value="251185766.513999" calcext:value-type="float">
            <text:p>251185766.513999</text:p>
          </table:table-cell>
          <table:table-cell table:formula="of:=[.U143]+[.P143]/299702547*1000000000" office:value-type="float" office:value="251185769.850641" calcext:value-type="float">
            <text:p>251185769.850641</text:p>
          </table:table-cell>
        </table:table-row>
        <table:table-row table:style-name="ro1">
          <table:table-cell table:number-columns-repeated="3"/>
          <table:table-cell table:formula="of:=[.D143]+1000000" office:value-type="float" office:value="543421530.052934" calcext:value-type="float">
            <text:p>543421530.05293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76136737.040164" calcext:value-type="float">
            <text:p>876136737.040164</text:p>
          </table:table-cell>
          <table:table-cell table:formula="of:=[.F144]+[.$E144]/299702547*1000000000" office:value-type="float" office:value="876136740.376806" calcext:value-type="float">
            <text:p>876136740.376806</text:p>
          </table:table-cell>
          <table:table-cell table:formula="of:=RAND()*10^9" office:value-type="float" office:value="203905912.614093" calcext:value-type="float">
            <text:p>203905912.614093</text:p>
          </table:table-cell>
          <table:table-cell table:formula="of:=[.H144]+[.E144]/299702547*1000000000" office:value-type="float" office:value="203905915.950734" calcext:value-type="float">
            <text:p>203905915.950734</text:p>
          </table:table-cell>
          <table:table-cell table:formula="of:=RAND()*10^9" office:value-type="float" office:value="181137430.783343" calcext:value-type="float">
            <text:p>181137430.783343</text:p>
          </table:table-cell>
          <table:table-cell table:formula="of:=[.J144]+[.E144]/299702547*1000000000" office:value-type="float" office:value="181137434.119984" calcext:value-type="float">
            <text:p>181137434.119984</text:p>
          </table:table-cell>
          <table:table-cell table:number-columns-repeated="3"/>
          <table:table-cell table:formula="of:=[.O143]+1000000" office:value-type="float" office:value="273324732.184354" calcext:value-type="float">
            <text:p>273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98271252.970455" calcext:value-type="float">
            <text:p>298271252.970455</text:p>
          </table:table-cell>
          <table:table-cell table:formula="of:=[.Q144]+[.P144]/299702547*1000000000" office:value-type="float" office:value="298271256.307097" calcext:value-type="float">
            <text:p>298271256.307097</text:p>
          </table:table-cell>
          <table:table-cell table:formula="of:=RAND()*10^9" office:value-type="float" office:value="196898302.070989" calcext:value-type="float">
            <text:p>196898302.070989</text:p>
          </table:table-cell>
          <table:table-cell table:formula="of:=[.S144]+[.P144]/299702547*1000000000" office:value-type="float" office:value="196898305.40763" calcext:value-type="float">
            <text:p>196898305.40763</text:p>
          </table:table-cell>
          <table:table-cell table:formula="of:=RAND()*10^9" office:value-type="float" office:value="600770132.564515" calcext:value-type="float">
            <text:p>600770132.564515</text:p>
          </table:table-cell>
          <table:table-cell table:formula="of:=[.U144]+[.P144]/299702547*1000000000" office:value-type="float" office:value="600770135.901157" calcext:value-type="float">
            <text:p>600770135.901157</text:p>
          </table:table-cell>
        </table:table-row>
        <table:table-row table:style-name="ro1">
          <table:table-cell table:number-columns-repeated="3"/>
          <table:table-cell table:formula="of:=[.D144]+1000000" office:value-type="float" office:value="544421530.052933" calcext:value-type="float">
            <text:p>544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40570775.184933" calcext:value-type="float">
            <text:p>840570775.184933</text:p>
          </table:table-cell>
          <table:table-cell table:formula="of:=[.F145]+[.$E145]/299702547*1000000000" office:value-type="float" office:value="840570778.521575" calcext:value-type="float">
            <text:p>840570778.521575</text:p>
          </table:table-cell>
          <table:table-cell table:formula="of:=RAND()*10^9" office:value-type="float" office:value="340012539.816283" calcext:value-type="float">
            <text:p>340012539.816283</text:p>
          </table:table-cell>
          <table:table-cell table:formula="of:=[.H145]+[.E145]/299702547*1000000000" office:value-type="float" office:value="340012543.152924" calcext:value-type="float">
            <text:p>340012543.152924</text:p>
          </table:table-cell>
          <table:table-cell table:formula="of:=RAND()*10^9" office:value-type="float" office:value="289799197.97631" calcext:value-type="float">
            <text:p>289799197.97631</text:p>
          </table:table-cell>
          <table:table-cell table:formula="of:=[.J145]+[.E145]/299702547*1000000000" office:value-type="float" office:value="289799201.312951" calcext:value-type="float">
            <text:p>289799201.312951</text:p>
          </table:table-cell>
          <table:table-cell table:number-columns-repeated="3"/>
          <table:table-cell table:formula="of:=[.O144]+1000000" office:value-type="float" office:value="274324732.184354" calcext:value-type="float">
            <text:p>274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87605681.647629" calcext:value-type="float">
            <text:p>887605681.647629</text:p>
          </table:table-cell>
          <table:table-cell table:formula="of:=[.Q145]+[.P145]/299702547*1000000000" office:value-type="float" office:value="887605684.984271" calcext:value-type="float">
            <text:p>887605684.984271</text:p>
          </table:table-cell>
          <table:table-cell table:formula="of:=RAND()*10^9" office:value-type="float" office:value="791860267.541453" calcext:value-type="float">
            <text:p>791860267.541453</text:p>
          </table:table-cell>
          <table:table-cell table:formula="of:=[.S145]+[.P145]/299702547*1000000000" office:value-type="float" office:value="791860270.878095" calcext:value-type="float">
            <text:p>791860270.878095</text:p>
          </table:table-cell>
          <table:table-cell table:formula="of:=RAND()*10^9" office:value-type="float" office:value="493510712.115108" calcext:value-type="float">
            <text:p>493510712.115108</text:p>
          </table:table-cell>
          <table:table-cell table:formula="of:=[.U145]+[.P145]/299702547*1000000000" office:value-type="float" office:value="493510715.45175" calcext:value-type="float">
            <text:p>493510715.45175</text:p>
          </table:table-cell>
        </table:table-row>
        <table:table-row table:style-name="ro1">
          <table:table-cell table:number-columns-repeated="3"/>
          <table:table-cell table:formula="of:=[.D145]+1000000" office:value-type="float" office:value="545421530.052933" calcext:value-type="float">
            <text:p>545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65169539.343706" calcext:value-type="float">
            <text:p>965169539.343706</text:p>
          </table:table-cell>
          <table:table-cell table:formula="of:=[.F146]+[.$E146]/299702547*1000000000" office:value-type="float" office:value="965169542.680348" calcext:value-type="float">
            <text:p>965169542.680348</text:p>
          </table:table-cell>
          <table:table-cell table:formula="of:=RAND()*10^9" office:value-type="float" office:value="380742102.06643" calcext:value-type="float">
            <text:p>380742102.06643</text:p>
          </table:table-cell>
          <table:table-cell table:formula="of:=[.H146]+[.E146]/299702547*1000000000" office:value-type="float" office:value="380742105.403071" calcext:value-type="float">
            <text:p>380742105.403071</text:p>
          </table:table-cell>
          <table:table-cell table:formula="of:=RAND()*10^9" office:value-type="float" office:value="980013347.776357" calcext:value-type="float">
            <text:p>980013347.776357</text:p>
          </table:table-cell>
          <table:table-cell table:formula="of:=[.J146]+[.E146]/299702547*1000000000" office:value-type="float" office:value="980013351.112999" calcext:value-type="float">
            <text:p>980013351.112999</text:p>
          </table:table-cell>
          <table:table-cell table:number-columns-repeated="3"/>
          <table:table-cell table:formula="of:=[.O145]+1000000" office:value-type="float" office:value="275324732.184354" calcext:value-type="float">
            <text:p>275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72821326.413008" calcext:value-type="float">
            <text:p>772821326.413008</text:p>
          </table:table-cell>
          <table:table-cell table:formula="of:=[.Q146]+[.P146]/299702547*1000000000" office:value-type="float" office:value="772821329.74965" calcext:value-type="float">
            <text:p>772821329.74965</text:p>
          </table:table-cell>
          <table:table-cell table:formula="of:=RAND()*10^9" office:value-type="float" office:value="190903624.467436" calcext:value-type="float">
            <text:p>190903624.467436</text:p>
          </table:table-cell>
          <table:table-cell table:formula="of:=[.S146]+[.P146]/299702547*1000000000" office:value-type="float" office:value="190903627.804078" calcext:value-type="float">
            <text:p>190903627.804078</text:p>
          </table:table-cell>
          <table:table-cell table:formula="of:=RAND()*10^9" office:value-type="float" office:value="182958235.675752" calcext:value-type="float">
            <text:p>182958235.675752</text:p>
          </table:table-cell>
          <table:table-cell table:formula="of:=[.U146]+[.P146]/299702547*1000000000" office:value-type="float" office:value="182958239.012393" calcext:value-type="float">
            <text:p>182958239.012393</text:p>
          </table:table-cell>
        </table:table-row>
        <table:table-row table:style-name="ro1">
          <table:table-cell table:number-columns-repeated="3"/>
          <table:table-cell table:formula="of:=[.D146]+1000000" office:value-type="float" office:value="546421530.052933" calcext:value-type="float">
            <text:p>546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67938019.725167" calcext:value-type="float">
            <text:p>667938019.725167</text:p>
          </table:table-cell>
          <table:table-cell table:formula="of:=[.F147]+[.$E147]/299702547*1000000000" office:value-type="float" office:value="667938023.061809" calcext:value-type="float">
            <text:p>667938023.061809</text:p>
          </table:table-cell>
          <table:table-cell table:formula="of:=RAND()*10^9" office:value-type="float" office:value="335546900.920085" calcext:value-type="float">
            <text:p>335546900.920085</text:p>
          </table:table-cell>
          <table:table-cell table:formula="of:=[.H147]+[.E147]/299702547*1000000000" office:value-type="float" office:value="335546904.256727" calcext:value-type="float">
            <text:p>335546904.256727</text:p>
          </table:table-cell>
          <table:table-cell table:formula="of:=RAND()*10^9" office:value-type="float" office:value="371806310.925988" calcext:value-type="float">
            <text:p>371806310.925988</text:p>
          </table:table-cell>
          <table:table-cell table:formula="of:=[.J147]+[.E147]/299702547*1000000000" office:value-type="float" office:value="371806314.26263" calcext:value-type="float">
            <text:p>371806314.26263</text:p>
          </table:table-cell>
          <table:table-cell table:number-columns-repeated="3"/>
          <table:table-cell table:formula="of:=[.O146]+1000000" office:value-type="float" office:value="276324732.184354" calcext:value-type="float">
            <text:p>276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58230544.512663" calcext:value-type="float">
            <text:p>858230544.512663</text:p>
          </table:table-cell>
          <table:table-cell table:formula="of:=[.Q147]+[.P147]/299702547*1000000000" office:value-type="float" office:value="858230547.849305" calcext:value-type="float">
            <text:p>858230547.849305</text:p>
          </table:table-cell>
          <table:table-cell table:formula="of:=RAND()*10^9" office:value-type="float" office:value="160333651.141962" calcext:value-type="float">
            <text:p>160333651.141962</text:p>
          </table:table-cell>
          <table:table-cell table:formula="of:=[.S147]+[.P147]/299702547*1000000000" office:value-type="float" office:value="160333654.478604" calcext:value-type="float">
            <text:p>160333654.478604</text:p>
          </table:table-cell>
          <table:table-cell table:formula="of:=RAND()*10^9" office:value-type="float" office:value="343491619.408707" calcext:value-type="float">
            <text:p>343491619.408707</text:p>
          </table:table-cell>
          <table:table-cell table:formula="of:=[.U147]+[.P147]/299702547*1000000000" office:value-type="float" office:value="343491622.745348" calcext:value-type="float">
            <text:p>343491622.745348</text:p>
          </table:table-cell>
        </table:table-row>
        <table:table-row table:style-name="ro1">
          <table:table-cell table:number-columns-repeated="3"/>
          <table:table-cell table:formula="of:=[.D147]+1000000" office:value-type="float" office:value="547421530.052934" calcext:value-type="float">
            <text:p>547421530.05293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48214051.468708" calcext:value-type="float">
            <text:p>248214051.468708</text:p>
          </table:table-cell>
          <table:table-cell table:formula="of:=[.F148]+[.$E148]/299702547*1000000000" office:value-type="float" office:value="248214054.805349" calcext:value-type="float">
            <text:p>248214054.805349</text:p>
          </table:table-cell>
          <table:table-cell table:formula="of:=RAND()*10^9" office:value-type="float" office:value="802470443.269561" calcext:value-type="float">
            <text:p>802470443.269561</text:p>
          </table:table-cell>
          <table:table-cell table:formula="of:=[.H148]+[.E148]/299702547*1000000000" office:value-type="float" office:value="802470446.606203" calcext:value-type="float">
            <text:p>802470446.606203</text:p>
          </table:table-cell>
          <table:table-cell table:formula="of:=RAND()*10^9" office:value-type="float" office:value="69700502.1041426" calcext:value-type="float">
            <text:p>69700502.1041426</text:p>
          </table:table-cell>
          <table:table-cell table:formula="of:=[.J148]+[.E148]/299702547*1000000000" office:value-type="float" office:value="69700505.4407842" calcext:value-type="float">
            <text:p>69700505.4407842</text:p>
          </table:table-cell>
          <table:table-cell table:number-columns-repeated="3"/>
          <table:table-cell table:formula="of:=[.O147]+1000000" office:value-type="float" office:value="277324732.184354" calcext:value-type="float">
            <text:p>277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08411611.098565" calcext:value-type="float">
            <text:p>408411611.098565</text:p>
          </table:table-cell>
          <table:table-cell table:formula="of:=[.Q148]+[.P148]/299702547*1000000000" office:value-type="float" office:value="408411614.435207" calcext:value-type="float">
            <text:p>408411614.435207</text:p>
          </table:table-cell>
          <table:table-cell table:formula="of:=RAND()*10^9" office:value-type="float" office:value="799569257.43465" calcext:value-type="float">
            <text:p>799569257.43465</text:p>
          </table:table-cell>
          <table:table-cell table:formula="of:=[.S148]+[.P148]/299702547*1000000000" office:value-type="float" office:value="799569260.771292" calcext:value-type="float">
            <text:p>799569260.771292</text:p>
          </table:table-cell>
          <table:table-cell table:formula="of:=RAND()*10^9" office:value-type="float" office:value="936726627.862091" calcext:value-type="float">
            <text:p>936726627.862091</text:p>
          </table:table-cell>
          <table:table-cell table:formula="of:=[.U148]+[.P148]/299702547*1000000000" office:value-type="float" office:value="936726631.198733" calcext:value-type="float">
            <text:p>936726631.198733</text:p>
          </table:table-cell>
        </table:table-row>
        <table:table-row table:style-name="ro1">
          <table:table-cell table:number-columns-repeated="3"/>
          <table:table-cell table:formula="of:=[.D148]+1000000" office:value-type="float" office:value="548421530.052933" calcext:value-type="float">
            <text:p>548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67812387.914968" calcext:value-type="float">
            <text:p>667812387.914968</text:p>
          </table:table-cell>
          <table:table-cell table:formula="of:=[.F149]+[.$E149]/299702547*1000000000" office:value-type="float" office:value="667812391.25161" calcext:value-type="float">
            <text:p>667812391.25161</text:p>
          </table:table-cell>
          <table:table-cell table:formula="of:=RAND()*10^9" office:value-type="float" office:value="606256831.283125" calcext:value-type="float">
            <text:p>606256831.283125</text:p>
          </table:table-cell>
          <table:table-cell table:formula="of:=[.H149]+[.E149]/299702547*1000000000" office:value-type="float" office:value="606256834.619766" calcext:value-type="float">
            <text:p>606256834.619766</text:p>
          </table:table-cell>
          <table:table-cell table:formula="of:=RAND()*10^9" office:value-type="float" office:value="803098884.166867" calcext:value-type="float">
            <text:p>803098884.166867</text:p>
          </table:table-cell>
          <table:table-cell table:formula="of:=[.J149]+[.E149]/299702547*1000000000" office:value-type="float" office:value="803098887.503509" calcext:value-type="float">
            <text:p>803098887.503509</text:p>
          </table:table-cell>
          <table:table-cell table:number-columns-repeated="3"/>
          <table:table-cell table:formula="of:=[.O148]+1000000" office:value-type="float" office:value="278324732.184354" calcext:value-type="float">
            <text:p>278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73566040.495244" calcext:value-type="float">
            <text:p>973566040.495244</text:p>
          </table:table-cell>
          <table:table-cell table:formula="of:=[.Q149]+[.P149]/299702547*1000000000" office:value-type="float" office:value="973566043.831885" calcext:value-type="float">
            <text:p>973566043.831885</text:p>
          </table:table-cell>
          <table:table-cell table:formula="of:=RAND()*10^9" office:value-type="float" office:value="904235386.456691" calcext:value-type="float">
            <text:p>904235386.456691</text:p>
          </table:table-cell>
          <table:table-cell table:formula="of:=[.S149]+[.P149]/299702547*1000000000" office:value-type="float" office:value="904235389.793332" calcext:value-type="float">
            <text:p>904235389.793332</text:p>
          </table:table-cell>
          <table:table-cell table:formula="of:=RAND()*10^9" office:value-type="float" office:value="845142684.160111" calcext:value-type="float">
            <text:p>845142684.160111</text:p>
          </table:table-cell>
          <table:table-cell table:formula="of:=[.U149]+[.P149]/299702547*1000000000" office:value-type="float" office:value="845142687.496753" calcext:value-type="float">
            <text:p>845142687.496753</text:p>
          </table:table-cell>
        </table:table-row>
        <table:table-row table:style-name="ro1">
          <table:table-cell table:number-columns-repeated="3"/>
          <table:table-cell table:formula="of:=[.D149]+1000000" office:value-type="float" office:value="549421530.052933" calcext:value-type="float">
            <text:p>549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16887439.476696" calcext:value-type="float">
            <text:p>216887439.476696</text:p>
          </table:table-cell>
          <table:table-cell table:formula="of:=[.F150]+[.$E150]/299702547*1000000000" office:value-type="float" office:value="216887442.813338" calcext:value-type="float">
            <text:p>216887442.813338</text:p>
          </table:table-cell>
          <table:table-cell table:formula="of:=RAND()*10^9" office:value-type="float" office:value="500171582.870621" calcext:value-type="float">
            <text:p>500171582.870621</text:p>
          </table:table-cell>
          <table:table-cell table:formula="of:=[.H150]+[.E150]/299702547*1000000000" office:value-type="float" office:value="500171586.207263" calcext:value-type="float">
            <text:p>500171586.207263</text:p>
          </table:table-cell>
          <table:table-cell table:formula="of:=RAND()*10^9" office:value-type="float" office:value="856459737.176548" calcext:value-type="float">
            <text:p>856459737.176548</text:p>
          </table:table-cell>
          <table:table-cell table:formula="of:=[.J150]+[.E150]/299702547*1000000000" office:value-type="float" office:value="856459740.51319" calcext:value-type="float">
            <text:p>856459740.51319</text:p>
          </table:table-cell>
          <table:table-cell table:number-columns-repeated="3"/>
          <table:table-cell table:formula="of:=[.O149]+1000000" office:value-type="float" office:value="279324732.184354" calcext:value-type="float">
            <text:p>279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40753606.338069" calcext:value-type="float">
            <text:p>440753606.338069</text:p>
          </table:table-cell>
          <table:table-cell table:formula="of:=[.Q150]+[.P150]/299702547*1000000000" office:value-type="float" office:value="440753609.674711" calcext:value-type="float">
            <text:p>440753609.674711</text:p>
          </table:table-cell>
          <table:table-cell table:formula="of:=RAND()*10^9" office:value-type="float" office:value="709789926.910859" calcext:value-type="float">
            <text:p>709789926.910859</text:p>
          </table:table-cell>
          <table:table-cell table:formula="of:=[.S150]+[.P150]/299702547*1000000000" office:value-type="float" office:value="709789930.247501" calcext:value-type="float">
            <text:p>709789930.247501</text:p>
          </table:table-cell>
          <table:table-cell table:formula="of:=RAND()*10^9" office:value-type="float" office:value="680829971.687203" calcext:value-type="float">
            <text:p>680829971.687203</text:p>
          </table:table-cell>
          <table:table-cell table:formula="of:=[.U150]+[.P150]/299702547*1000000000" office:value-type="float" office:value="680829975.023845" calcext:value-type="float">
            <text:p>680829975.023845</text:p>
          </table:table-cell>
        </table:table-row>
        <table:table-row table:style-name="ro1">
          <table:table-cell table:number-columns-repeated="3"/>
          <table:table-cell table:formula="of:=[.D150]+1000000" office:value-type="float" office:value="550421530.052933" calcext:value-type="float">
            <text:p>550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99898922.361442" calcext:value-type="float">
            <text:p>199898922.361442</text:p>
          </table:table-cell>
          <table:table-cell table:formula="of:=[.F151]+[.$E151]/299702547*1000000000" office:value-type="float" office:value="199898925.698084" calcext:value-type="float">
            <text:p>199898925.698084</text:p>
          </table:table-cell>
          <table:table-cell table:formula="of:=RAND()*10^9" office:value-type="float" office:value="388350515.680541" calcext:value-type="float">
            <text:p>388350515.680541</text:p>
          </table:table-cell>
          <table:table-cell table:formula="of:=[.H151]+[.E151]/299702547*1000000000" office:value-type="float" office:value="388350519.017183" calcext:value-type="float">
            <text:p>388350519.017183</text:p>
          </table:table-cell>
          <table:table-cell table:formula="of:=RAND()*10^9" office:value-type="float" office:value="42144143.9708108" calcext:value-type="float">
            <text:p>42144143.9708108</text:p>
          </table:table-cell>
          <table:table-cell table:formula="of:=[.J151]+[.E151]/299702547*1000000000" office:value-type="float" office:value="42144147.3074525" calcext:value-type="float">
            <text:p>42144147.3074525</text:p>
          </table:table-cell>
          <table:table-cell table:number-columns-repeated="3"/>
          <table:table-cell table:formula="of:=[.O150]+1000000" office:value-type="float" office:value="280324732.184354" calcext:value-type="float">
            <text:p>280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939668467.697832" calcext:value-type="float">
            <text:p>939668467.697832</text:p>
          </table:table-cell>
          <table:table-cell table:formula="of:=[.Q151]+[.P151]/299702547*1000000000" office:value-type="float" office:value="939668471.034474" calcext:value-type="float">
            <text:p>939668471.034474</text:p>
          </table:table-cell>
          <table:table-cell table:formula="of:=RAND()*10^9" office:value-type="float" office:value="378676011.083291" calcext:value-type="float">
            <text:p>378676011.083291</text:p>
          </table:table-cell>
          <table:table-cell table:formula="of:=[.S151]+[.P151]/299702547*1000000000" office:value-type="float" office:value="378676014.419932" calcext:value-type="float">
            <text:p>378676014.419932</text:p>
          </table:table-cell>
          <table:table-cell table:formula="of:=RAND()*10^9" office:value-type="float" office:value="257041771.135505" calcext:value-type="float">
            <text:p>257041771.135505</text:p>
          </table:table-cell>
          <table:table-cell table:formula="of:=[.U151]+[.P151]/299702547*1000000000" office:value-type="float" office:value="257041774.472147" calcext:value-type="float">
            <text:p>257041774.472147</text:p>
          </table:table-cell>
        </table:table-row>
        <table:table-row table:style-name="ro1">
          <table:table-cell table:number-columns-repeated="3"/>
          <table:table-cell table:formula="of:=[.D151]+1000000" office:value-type="float" office:value="551421530.052934" calcext:value-type="float">
            <text:p>551421530.05293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86039433.379706" calcext:value-type="float">
            <text:p>586039433.379706</text:p>
          </table:table-cell>
          <table:table-cell table:formula="of:=[.F152]+[.$E152]/299702547*1000000000" office:value-type="float" office:value="586039436.716348" calcext:value-type="float">
            <text:p>586039436.716348</text:p>
          </table:table-cell>
          <table:table-cell table:formula="of:=RAND()*10^9" office:value-type="float" office:value="460454258.5352" calcext:value-type="float">
            <text:p>460454258.5352</text:p>
          </table:table-cell>
          <table:table-cell table:formula="of:=[.H152]+[.E152]/299702547*1000000000" office:value-type="float" office:value="460454261.871842" calcext:value-type="float">
            <text:p>460454261.871842</text:p>
          </table:table-cell>
          <table:table-cell table:formula="of:=RAND()*10^9" office:value-type="float" office:value="487922684.690649" calcext:value-type="float">
            <text:p>487922684.690649</text:p>
          </table:table-cell>
          <table:table-cell table:formula="of:=[.J152]+[.E152]/299702547*1000000000" office:value-type="float" office:value="487922688.02729" calcext:value-type="float">
            <text:p>487922688.02729</text:p>
          </table:table-cell>
          <table:table-cell table:number-columns-repeated="3"/>
          <table:table-cell table:formula="of:=[.O151]+1000000" office:value-type="float" office:value="281324732.184354" calcext:value-type="float">
            <text:p>281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83663313.282266" calcext:value-type="float">
            <text:p>583663313.282266</text:p>
          </table:table-cell>
          <table:table-cell table:formula="of:=[.Q152]+[.P152]/299702547*1000000000" office:value-type="float" office:value="583663316.618908" calcext:value-type="float">
            <text:p>583663316.618908</text:p>
          </table:table-cell>
          <table:table-cell table:formula="of:=RAND()*10^9" office:value-type="float" office:value="100150055.618296" calcext:value-type="float">
            <text:p>100150055.618296</text:p>
          </table:table-cell>
          <table:table-cell table:formula="of:=[.S152]+[.P152]/299702547*1000000000" office:value-type="float" office:value="100150058.954938" calcext:value-type="float">
            <text:p>100150058.954938</text:p>
          </table:table-cell>
          <table:table-cell table:formula="of:=RAND()*10^9" office:value-type="float" office:value="740093120.238358" calcext:value-type="float">
            <text:p>740093120.238358</text:p>
          </table:table-cell>
          <table:table-cell table:formula="of:=[.U152]+[.P152]/299702547*1000000000" office:value-type="float" office:value="740093123.575" calcext:value-type="float">
            <text:p>740093123.575</text:p>
          </table:table-cell>
        </table:table-row>
        <table:table-row table:style-name="ro1">
          <table:table-cell table:number-columns-repeated="3"/>
          <table:table-cell table:formula="of:=[.D152]+1000000" office:value-type="float" office:value="552421530.052933" calcext:value-type="float">
            <text:p>552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49706081.737648" calcext:value-type="float">
            <text:p>449706081.737648</text:p>
          </table:table-cell>
          <table:table-cell table:formula="of:=[.F153]+[.$E153]/299702547*1000000000" office:value-type="float" office:value="449706085.07429" calcext:value-type="float">
            <text:p>449706085.07429</text:p>
          </table:table-cell>
          <table:table-cell table:formula="of:=RAND()*10^9" office:value-type="float" office:value="472583306.551995" calcext:value-type="float">
            <text:p>472583306.551995</text:p>
          </table:table-cell>
          <table:table-cell table:formula="of:=[.H153]+[.E153]/299702547*1000000000" office:value-type="float" office:value="472583309.888637" calcext:value-type="float">
            <text:p>472583309.888637</text:p>
          </table:table-cell>
          <table:table-cell table:formula="of:=RAND()*10^9" office:value-type="float" office:value="218913723.597023" calcext:value-type="float">
            <text:p>218913723.597023</text:p>
          </table:table-cell>
          <table:table-cell table:formula="of:=[.J153]+[.E153]/299702547*1000000000" office:value-type="float" office:value="218913726.933665" calcext:value-type="float">
            <text:p>218913726.933665</text:p>
          </table:table-cell>
          <table:table-cell table:number-columns-repeated="3"/>
          <table:table-cell table:formula="of:=[.O152]+1000000" office:value-type="float" office:value="282324732.184354" calcext:value-type="float">
            <text:p>282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38215357.450063" calcext:value-type="float">
            <text:p>138215357.450063</text:p>
          </table:table-cell>
          <table:table-cell table:formula="of:=[.Q153]+[.P153]/299702547*1000000000" office:value-type="float" office:value="138215360.786705" calcext:value-type="float">
            <text:p>138215360.786705</text:p>
          </table:table-cell>
          <table:table-cell table:formula="of:=RAND()*10^9" office:value-type="float" office:value="193893411.562207" calcext:value-type="float">
            <text:p>193893411.562207</text:p>
          </table:table-cell>
          <table:table-cell table:formula="of:=[.S153]+[.P153]/299702547*1000000000" office:value-type="float" office:value="193893414.898848" calcext:value-type="float">
            <text:p>193893414.898848</text:p>
          </table:table-cell>
          <table:table-cell table:formula="of:=RAND()*10^9" office:value-type="float" office:value="356756982.279214" calcext:value-type="float">
            <text:p>356756982.279214</text:p>
          </table:table-cell>
          <table:table-cell table:formula="of:=[.U153]+[.P153]/299702547*1000000000" office:value-type="float" office:value="356756985.615856" calcext:value-type="float">
            <text:p>356756985.615856</text:p>
          </table:table-cell>
        </table:table-row>
        <table:table-row table:style-name="ro1">
          <table:table-cell table:number-columns-repeated="3"/>
          <table:table-cell table:formula="of:=[.D153]+1000000" office:value-type="float" office:value="553421530.052933" calcext:value-type="float">
            <text:p>553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10962199.282802" calcext:value-type="float">
            <text:p>410962199.282802</text:p>
          </table:table-cell>
          <table:table-cell table:formula="of:=[.F154]+[.$E154]/299702547*1000000000" office:value-type="float" office:value="410962202.619443" calcext:value-type="float">
            <text:p>410962202.619443</text:p>
          </table:table-cell>
          <table:table-cell table:formula="of:=RAND()*10^9" office:value-type="float" office:value="509145945.371086" calcext:value-type="float">
            <text:p>509145945.371086</text:p>
          </table:table-cell>
          <table:table-cell table:formula="of:=[.H154]+[.E154]/299702547*1000000000" office:value-type="float" office:value="509145948.707728" calcext:value-type="float">
            <text:p>509145948.707728</text:p>
          </table:table-cell>
          <table:table-cell table:formula="of:=RAND()*10^9" office:value-type="float" office:value="460598934.859919" calcext:value-type="float">
            <text:p>460598934.859919</text:p>
          </table:table-cell>
          <table:table-cell table:formula="of:=[.J154]+[.E154]/299702547*1000000000" office:value-type="float" office:value="460598938.196561" calcext:value-type="float">
            <text:p>460598938.196561</text:p>
          </table:table-cell>
          <table:table-cell table:number-columns-repeated="3"/>
          <table:table-cell table:formula="of:=[.O153]+1000000" office:value-type="float" office:value="283324732.184354" calcext:value-type="float">
            <text:p>283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405982419.794083" calcext:value-type="float">
            <text:p>405982419.794083</text:p>
          </table:table-cell>
          <table:table-cell table:formula="of:=[.Q154]+[.P154]/299702547*1000000000" office:value-type="float" office:value="405982423.130725" calcext:value-type="float">
            <text:p>405982423.130725</text:p>
          </table:table-cell>
          <table:table-cell table:formula="of:=RAND()*10^9" office:value-type="float" office:value="923009075.980472" calcext:value-type="float">
            <text:p>923009075.980472</text:p>
          </table:table-cell>
          <table:table-cell table:formula="of:=[.S154]+[.P154]/299702547*1000000000" office:value-type="float" office:value="923009079.317113" calcext:value-type="float">
            <text:p>923009079.317113</text:p>
          </table:table-cell>
          <table:table-cell table:formula="of:=RAND()*10^9" office:value-type="float" office:value="42742523.073855" calcext:value-type="float">
            <text:p>42742523.073855</text:p>
          </table:table-cell>
          <table:table-cell table:formula="of:=[.U154]+[.P154]/299702547*1000000000" office:value-type="float" office:value="42742526.4104967" calcext:value-type="float">
            <text:p>42742526.4104967</text:p>
          </table:table-cell>
        </table:table-row>
        <table:table-row table:style-name="ro1">
          <table:table-cell table:number-columns-repeated="3"/>
          <table:table-cell table:formula="of:=[.D154]+1000000" office:value-type="float" office:value="554421530.052933" calcext:value-type="float">
            <text:p>554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75663098.561782" calcext:value-type="float">
            <text:p>75663098.561782</text:p>
          </table:table-cell>
          <table:table-cell table:formula="of:=[.F155]+[.$E155]/299702547*1000000000" office:value-type="float" office:value="75663101.8984237" calcext:value-type="float">
            <text:p>75663101.8984237</text:p>
          </table:table-cell>
          <table:table-cell table:formula="of:=RAND()*10^9" office:value-type="float" office:value="94926262.9485066" calcext:value-type="float">
            <text:p>94926262.9485066</text:p>
          </table:table-cell>
          <table:table-cell table:formula="of:=[.H155]+[.E155]/299702547*1000000000" office:value-type="float" office:value="94926266.2851482" calcext:value-type="float">
            <text:p>94926266.2851482</text:p>
          </table:table-cell>
          <table:table-cell table:formula="of:=RAND()*10^9" office:value-type="float" office:value="850492503.661366" calcext:value-type="float">
            <text:p>850492503.661366</text:p>
          </table:table-cell>
          <table:table-cell table:formula="of:=[.J155]+[.E155]/299702547*1000000000" office:value-type="float" office:value="850492506.998008" calcext:value-type="float">
            <text:p>850492506.998008</text:p>
          </table:table-cell>
          <table:table-cell table:number-columns-repeated="3"/>
          <table:table-cell table:formula="of:=[.O154]+1000000" office:value-type="float" office:value="284324732.184354" calcext:value-type="float">
            <text:p>284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90899223.610092" calcext:value-type="float">
            <text:p>390899223.610092</text:p>
          </table:table-cell>
          <table:table-cell table:formula="of:=[.Q155]+[.P155]/299702547*1000000000" office:value-type="float" office:value="390899226.946734" calcext:value-type="float">
            <text:p>390899226.946734</text:p>
          </table:table-cell>
          <table:table-cell table:formula="of:=RAND()*10^9" office:value-type="float" office:value="734498462.146614" calcext:value-type="float">
            <text:p>734498462.146614</text:p>
          </table:table-cell>
          <table:table-cell table:formula="of:=[.S155]+[.P155]/299702547*1000000000" office:value-type="float" office:value="734498465.483256" calcext:value-type="float">
            <text:p>734498465.483256</text:p>
          </table:table-cell>
          <table:table-cell table:formula="of:=RAND()*10^9" office:value-type="float" office:value="764080381.84773" calcext:value-type="float">
            <text:p>764080381.84773</text:p>
          </table:table-cell>
          <table:table-cell table:formula="of:=[.U155]+[.P155]/299702547*1000000000" office:value-type="float" office:value="764080385.184371" calcext:value-type="float">
            <text:p>764080385.184371</text:p>
          </table:table-cell>
        </table:table-row>
        <table:table-row table:style-name="ro1">
          <table:table-cell table:number-columns-repeated="3"/>
          <table:table-cell table:formula="of:=[.D155]+1000000" office:value-type="float" office:value="555421530.052934" calcext:value-type="float">
            <text:p>555421530.05293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73030087.51129" calcext:value-type="float">
            <text:p>573030087.51129</text:p>
          </table:table-cell>
          <table:table-cell table:formula="of:=[.F156]+[.$E156]/299702547*1000000000" office:value-type="float" office:value="573030090.847932" calcext:value-type="float">
            <text:p>573030090.847932</text:p>
          </table:table-cell>
          <table:table-cell table:formula="of:=RAND()*10^9" office:value-type="float" office:value="287682137.97363" calcext:value-type="float">
            <text:p>287682137.97363</text:p>
          </table:table-cell>
          <table:table-cell table:formula="of:=[.H156]+[.E156]/299702547*1000000000" office:value-type="float" office:value="287682141.310272" calcext:value-type="float">
            <text:p>287682141.310272</text:p>
          </table:table-cell>
          <table:table-cell table:formula="of:=RAND()*10^9" office:value-type="float" office:value="364780128.308205" calcext:value-type="float">
            <text:p>364780128.308205</text:p>
          </table:table-cell>
          <table:table-cell table:formula="of:=[.J156]+[.E156]/299702547*1000000000" office:value-type="float" office:value="364780131.644846" calcext:value-type="float">
            <text:p>364780131.644846</text:p>
          </table:table-cell>
          <table:table-cell table:number-columns-repeated="3"/>
          <table:table-cell table:formula="of:=[.O155]+1000000" office:value-type="float" office:value="285324732.184354" calcext:value-type="float">
            <text:p>285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10366053.407448" calcext:value-type="float">
            <text:p>110366053.407448</text:p>
          </table:table-cell>
          <table:table-cell table:formula="of:=[.Q156]+[.P156]/299702547*1000000000" office:value-type="float" office:value="110366056.74409" calcext:value-type="float">
            <text:p>110366056.74409</text:p>
          </table:table-cell>
          <table:table-cell table:formula="of:=RAND()*10^9" office:value-type="float" office:value="282906794.600157" calcext:value-type="float">
            <text:p>282906794.600157</text:p>
          </table:table-cell>
          <table:table-cell table:formula="of:=[.S156]+[.P156]/299702547*1000000000" office:value-type="float" office:value="282906797.936799" calcext:value-type="float">
            <text:p>282906797.936799</text:p>
          </table:table-cell>
          <table:table-cell table:formula="of:=RAND()*10^9" office:value-type="float" office:value="27282269.7001689" calcext:value-type="float">
            <text:p>27282269.7001689</text:p>
          </table:table-cell>
          <table:table-cell table:formula="of:=[.U156]+[.P156]/299702547*1000000000" office:value-type="float" office:value="27282273.0368105" calcext:value-type="float">
            <text:p>27282273.0368105</text:p>
          </table:table-cell>
        </table:table-row>
        <table:table-row table:style-name="ro1">
          <table:table-cell table:number-columns-repeated="3"/>
          <table:table-cell table:formula="of:=[.D156]+1000000" office:value-type="float" office:value="556421530.052933" calcext:value-type="float">
            <text:p>556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80669012.686869" calcext:value-type="float">
            <text:p>380669012.686869</text:p>
          </table:table-cell>
          <table:table-cell table:formula="of:=[.F157]+[.$E157]/299702547*1000000000" office:value-type="float" office:value="380669016.02351" calcext:value-type="float">
            <text:p>380669016.02351</text:p>
          </table:table-cell>
          <table:table-cell table:formula="of:=RAND()*10^9" office:value-type="float" office:value="855142858.551969" calcext:value-type="float">
            <text:p>855142858.551969</text:p>
          </table:table-cell>
          <table:table-cell table:formula="of:=[.H157]+[.E157]/299702547*1000000000" office:value-type="float" office:value="855142861.888611" calcext:value-type="float">
            <text:p>855142861.888611</text:p>
          </table:table-cell>
          <table:table-cell table:formula="of:=RAND()*10^9" office:value-type="float" office:value="468674581.535111" calcext:value-type="float">
            <text:p>468674581.535111</text:p>
          </table:table-cell>
          <table:table-cell table:formula="of:=[.J157]+[.E157]/299702547*1000000000" office:value-type="float" office:value="468674584.871753" calcext:value-type="float">
            <text:p>468674584.871753</text:p>
          </table:table-cell>
          <table:table-cell table:number-columns-repeated="3"/>
          <table:table-cell table:formula="of:=[.O156]+1000000" office:value-type="float" office:value="286324732.184354" calcext:value-type="float">
            <text:p>286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821869590.358636" calcext:value-type="float">
            <text:p>821869590.358636</text:p>
          </table:table-cell>
          <table:table-cell table:formula="of:=[.Q157]+[.P157]/299702547*1000000000" office:value-type="float" office:value="821869593.695278" calcext:value-type="float">
            <text:p>821869593.695278</text:p>
          </table:table-cell>
          <table:table-cell table:formula="of:=RAND()*10^9" office:value-type="float" office:value="676916702.319009" calcext:value-type="float">
            <text:p>676916702.319009</text:p>
          </table:table-cell>
          <table:table-cell table:formula="of:=[.S157]+[.P157]/299702547*1000000000" office:value-type="float" office:value="676916705.65565" calcext:value-type="float">
            <text:p>676916705.65565</text:p>
          </table:table-cell>
          <table:table-cell table:formula="of:=RAND()*10^9" office:value-type="float" office:value="876038208.482808" calcext:value-type="float">
            <text:p>876038208.482808</text:p>
          </table:table-cell>
          <table:table-cell table:formula="of:=[.U157]+[.P157]/299702547*1000000000" office:value-type="float" office:value="876038211.819449" calcext:value-type="float">
            <text:p>876038211.819449</text:p>
          </table:table-cell>
        </table:table-row>
        <table:table-row table:style-name="ro1">
          <table:table-cell table:number-columns-repeated="3"/>
          <table:table-cell table:formula="of:=[.D157]+1000000" office:value-type="float" office:value="557421530.052933" calcext:value-type="float">
            <text:p>557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96291338.664349" calcext:value-type="float">
            <text:p>196291338.664349</text:p>
          </table:table-cell>
          <table:table-cell table:formula="of:=[.F158]+[.$E158]/299702547*1000000000" office:value-type="float" office:value="196291342.000991" calcext:value-type="float">
            <text:p>196291342.000991</text:p>
          </table:table-cell>
          <table:table-cell table:formula="of:=RAND()*10^9" office:value-type="float" office:value="331904511.896687" calcext:value-type="float">
            <text:p>331904511.896687</text:p>
          </table:table-cell>
          <table:table-cell table:formula="of:=[.H158]+[.E158]/299702547*1000000000" office:value-type="float" office:value="331904515.233329" calcext:value-type="float">
            <text:p>331904515.233329</text:p>
          </table:table-cell>
          <table:table-cell table:formula="of:=RAND()*10^9" office:value-type="float" office:value="107049332.790189" calcext:value-type="float">
            <text:p>107049332.790189</text:p>
          </table:table-cell>
          <table:table-cell table:formula="of:=[.J158]+[.E158]/299702547*1000000000" office:value-type="float" office:value="107049336.126831" calcext:value-type="float">
            <text:p>107049336.126831</text:p>
          </table:table-cell>
          <table:table-cell table:number-columns-repeated="3"/>
          <table:table-cell table:formula="of:=[.O157]+1000000" office:value-type="float" office:value="287324732.184354" calcext:value-type="float">
            <text:p>287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97426264.659842" calcext:value-type="float">
            <text:p>597426264.659842</text:p>
          </table:table-cell>
          <table:table-cell table:formula="of:=[.Q158]+[.P158]/299702547*1000000000" office:value-type="float" office:value="597426267.996483" calcext:value-type="float">
            <text:p>597426267.996483</text:p>
          </table:table-cell>
          <table:table-cell table:formula="of:=RAND()*10^9" office:value-type="float" office:value="294645939.409332" calcext:value-type="float">
            <text:p>294645939.409332</text:p>
          </table:table-cell>
          <table:table-cell table:formula="of:=[.S158]+[.P158]/299702547*1000000000" office:value-type="float" office:value="294645942.745973" calcext:value-type="float">
            <text:p>294645942.745973</text:p>
          </table:table-cell>
          <table:table-cell table:formula="of:=RAND()*10^9" office:value-type="float" office:value="950404134.753379" calcext:value-type="float">
            <text:p>950404134.753379</text:p>
          </table:table-cell>
          <table:table-cell table:formula="of:=[.U158]+[.P158]/299702547*1000000000" office:value-type="float" office:value="950404138.090021" calcext:value-type="float">
            <text:p>950404138.090021</text:p>
          </table:table-cell>
        </table:table-row>
        <table:table-row table:style-name="ro1">
          <table:table-cell table:number-columns-repeated="3"/>
          <table:table-cell table:formula="of:=[.D158]+1000000" office:value-type="float" office:value="558421530.052933" calcext:value-type="float">
            <text:p>558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153589762.445827" calcext:value-type="float">
            <text:p>153589762.445827</text:p>
          </table:table-cell>
          <table:table-cell table:formula="of:=[.F159]+[.$E159]/299702547*1000000000" office:value-type="float" office:value="153589765.782468" calcext:value-type="float">
            <text:p>153589765.782468</text:p>
          </table:table-cell>
          <table:table-cell table:formula="of:=RAND()*10^9" office:value-type="float" office:value="521946202.946426" calcext:value-type="float">
            <text:p>521946202.946426</text:p>
          </table:table-cell>
          <table:table-cell table:formula="of:=[.H159]+[.E159]/299702547*1000000000" office:value-type="float" office:value="521946206.283067" calcext:value-type="float">
            <text:p>521946206.283067</text:p>
          </table:table-cell>
          <table:table-cell table:formula="of:=RAND()*10^9" office:value-type="float" office:value="704653106.972007" calcext:value-type="float">
            <text:p>704653106.972007</text:p>
          </table:table-cell>
          <table:table-cell table:formula="of:=[.J159]+[.E159]/299702547*1000000000" office:value-type="float" office:value="704653110.308648" calcext:value-type="float">
            <text:p>704653110.308648</text:p>
          </table:table-cell>
          <table:table-cell table:number-columns-repeated="3"/>
          <table:table-cell table:formula="of:=[.O158]+1000000" office:value-type="float" office:value="288324732.184354" calcext:value-type="float">
            <text:p>288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58809278.290614" calcext:value-type="float">
            <text:p>558809278.290614</text:p>
          </table:table-cell>
          <table:table-cell table:formula="of:=[.Q159]+[.P159]/299702547*1000000000" office:value-type="float" office:value="558809281.627256" calcext:value-type="float">
            <text:p>558809281.627256</text:p>
          </table:table-cell>
          <table:table-cell table:formula="of:=RAND()*10^9" office:value-type="float" office:value="536292732.490949" calcext:value-type="float">
            <text:p>536292732.490949</text:p>
          </table:table-cell>
          <table:table-cell table:formula="of:=[.S159]+[.P159]/299702547*1000000000" office:value-type="float" office:value="536292735.827591" calcext:value-type="float">
            <text:p>536292735.827591</text:p>
          </table:table-cell>
          <table:table-cell table:formula="of:=RAND()*10^9" office:value-type="float" office:value="375024022.60797" calcext:value-type="float">
            <text:p>375024022.60797</text:p>
          </table:table-cell>
          <table:table-cell table:formula="of:=[.U159]+[.P159]/299702547*1000000000" office:value-type="float" office:value="375024025.944612" calcext:value-type="float">
            <text:p>375024025.944612</text:p>
          </table:table-cell>
        </table:table-row>
        <table:table-row table:style-name="ro1">
          <table:table-cell table:number-columns-repeated="3"/>
          <table:table-cell table:formula="of:=[.D159]+1000000" office:value-type="float" office:value="559421530.052934" calcext:value-type="float">
            <text:p>559421530.05293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24901267.7785461" calcext:value-type="float">
            <text:p>24901267.7785461</text:p>
          </table:table-cell>
          <table:table-cell table:formula="of:=[.F160]+[.$E160]/299702547*1000000000" office:value-type="float" office:value="24901271.1151877" calcext:value-type="float">
            <text:p>24901271.1151877</text:p>
          </table:table-cell>
          <table:table-cell table:formula="of:=RAND()*10^9" office:value-type="float" office:value="556607505.956467" calcext:value-type="float">
            <text:p>556607505.956467</text:p>
          </table:table-cell>
          <table:table-cell table:formula="of:=[.H160]+[.E160]/299702547*1000000000" office:value-type="float" office:value="556607509.293109" calcext:value-type="float">
            <text:p>556607509.293109</text:p>
          </table:table-cell>
          <table:table-cell table:formula="of:=RAND()*10^9" office:value-type="float" office:value="92911243.4432237" calcext:value-type="float">
            <text:p>92911243.4432237</text:p>
          </table:table-cell>
          <table:table-cell table:formula="of:=[.J160]+[.E160]/299702547*1000000000" office:value-type="float" office:value="92911246.7798653" calcext:value-type="float">
            <text:p>92911246.7798653</text:p>
          </table:table-cell>
          <table:table-cell table:number-columns-repeated="3"/>
          <table:table-cell table:formula="of:=[.O159]+1000000" office:value-type="float" office:value="289324732.184354" calcext:value-type="float">
            <text:p>289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75072113.355264" calcext:value-type="float">
            <text:p>675072113.355264</text:p>
          </table:table-cell>
          <table:table-cell table:formula="of:=[.Q160]+[.P160]/299702547*1000000000" office:value-type="float" office:value="675072116.691905" calcext:value-type="float">
            <text:p>675072116.691905</text:p>
          </table:table-cell>
          <table:table-cell table:formula="of:=RAND()*10^9" office:value-type="float" office:value="174032.172185349" calcext:value-type="float">
            <text:p>174032.172185349</text:p>
          </table:table-cell>
          <table:table-cell table:formula="of:=[.S160]+[.P160]/299702547*1000000000" office:value-type="float" office:value="174035.508826996" calcext:value-type="float">
            <text:p>174035.508826996</text:p>
          </table:table-cell>
          <table:table-cell table:formula="of:=RAND()*10^9" office:value-type="float" office:value="593858702.160104" calcext:value-type="float">
            <text:p>593858702.160104</text:p>
          </table:table-cell>
          <table:table-cell table:formula="of:=[.U160]+[.P160]/299702547*1000000000" office:value-type="float" office:value="593858705.496745" calcext:value-type="float">
            <text:p>593858705.496745</text:p>
          </table:table-cell>
        </table:table-row>
        <table:table-row table:style-name="ro1">
          <table:table-cell table:number-columns-repeated="3"/>
          <table:table-cell table:formula="of:=[.D160]+1000000" office:value-type="float" office:value="560421530.052934" calcext:value-type="float">
            <text:p>560421530.05293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590169690.970259" calcext:value-type="float">
            <text:p>590169690.970259</text:p>
          </table:table-cell>
          <table:table-cell table:formula="of:=[.F161]+[.$E161]/299702547*1000000000" office:value-type="float" office:value="590169694.306901" calcext:value-type="float">
            <text:p>590169694.306901</text:p>
          </table:table-cell>
          <table:table-cell table:formula="of:=RAND()*10^9" office:value-type="float" office:value="407816226.57746" calcext:value-type="float">
            <text:p>407816226.57746</text:p>
          </table:table-cell>
          <table:table-cell table:formula="of:=[.H161]+[.E161]/299702547*1000000000" office:value-type="float" office:value="407816229.914102" calcext:value-type="float">
            <text:p>407816229.914102</text:p>
          </table:table-cell>
          <table:table-cell table:formula="of:=RAND()*10^9" office:value-type="float" office:value="618257585.607183" calcext:value-type="float">
            <text:p>618257585.607183</text:p>
          </table:table-cell>
          <table:table-cell table:formula="of:=[.J161]+[.E161]/299702547*1000000000" office:value-type="float" office:value="618257588.943824" calcext:value-type="float">
            <text:p>618257588.943824</text:p>
          </table:table-cell>
          <table:table-cell table:number-columns-repeated="3"/>
          <table:table-cell table:formula="of:=[.O160]+1000000" office:value-type="float" office:value="290324732.184354" calcext:value-type="float">
            <text:p>290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8300015.8716446" calcext:value-type="float">
            <text:p>38300015.8716446</text:p>
          </table:table-cell>
          <table:table-cell table:formula="of:=[.Q161]+[.P161]/299702547*1000000000" office:value-type="float" office:value="38300019.2082862" calcext:value-type="float">
            <text:p>38300019.2082862</text:p>
          </table:table-cell>
          <table:table-cell table:formula="of:=RAND()*10^9" office:value-type="float" office:value="249471944.100514" calcext:value-type="float">
            <text:p>249471944.100514</text:p>
          </table:table-cell>
          <table:table-cell table:formula="of:=[.S161]+[.P161]/299702547*1000000000" office:value-type="float" office:value="249471947.437156" calcext:value-type="float">
            <text:p>249471947.437156</text:p>
          </table:table-cell>
          <table:table-cell table:formula="of:=RAND()*10^9" office:value-type="float" office:value="514509881.361629" calcext:value-type="float">
            <text:p>514509881.361629</text:p>
          </table:table-cell>
          <table:table-cell table:formula="of:=[.U161]+[.P161]/299702547*1000000000" office:value-type="float" office:value="514509884.698271" calcext:value-type="float">
            <text:p>514509884.698271</text:p>
          </table:table-cell>
        </table:table-row>
        <table:table-row table:style-name="ro1">
          <table:table-cell table:number-columns-repeated="3"/>
          <table:table-cell table:formula="of:=[.D161]+1000000" office:value-type="float" office:value="561421530.052933" calcext:value-type="float">
            <text:p>561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75747388.383332" calcext:value-type="float">
            <text:p>675747388.383332</text:p>
          </table:table-cell>
          <table:table-cell table:formula="of:=[.F162]+[.$E162]/299702547*1000000000" office:value-type="float" office:value="675747391.719974" calcext:value-type="float">
            <text:p>675747391.719974</text:p>
          </table:table-cell>
          <table:table-cell table:formula="of:=RAND()*10^9" office:value-type="float" office:value="894763172.12048" calcext:value-type="float">
            <text:p>894763172.12048</text:p>
          </table:table-cell>
          <table:table-cell table:formula="of:=[.H162]+[.E162]/299702547*1000000000" office:value-type="float" office:value="894763175.457121" calcext:value-type="float">
            <text:p>894763175.457121</text:p>
          </table:table-cell>
          <table:table-cell table:formula="of:=RAND()*10^9" office:value-type="float" office:value="379550191.60928" calcext:value-type="float">
            <text:p>379550191.60928</text:p>
          </table:table-cell>
          <table:table-cell table:formula="of:=[.J162]+[.E162]/299702547*1000000000" office:value-type="float" office:value="379550194.945921" calcext:value-type="float">
            <text:p>379550194.945921</text:p>
          </table:table-cell>
          <table:table-cell table:number-columns-repeated="3"/>
          <table:table-cell table:formula="of:=[.O161]+1000000" office:value-type="float" office:value="291324732.184354" calcext:value-type="float">
            <text:p>291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63892195.289011" calcext:value-type="float">
            <text:p>363892195.289011</text:p>
          </table:table-cell>
          <table:table-cell table:formula="of:=[.Q162]+[.P162]/299702547*1000000000" office:value-type="float" office:value="363892198.625652" calcext:value-type="float">
            <text:p>363892198.625652</text:p>
          </table:table-cell>
          <table:table-cell table:formula="of:=RAND()*10^9" office:value-type="float" office:value="690647859.659094" calcext:value-type="float">
            <text:p>690647859.659094</text:p>
          </table:table-cell>
          <table:table-cell table:formula="of:=[.S162]+[.P162]/299702547*1000000000" office:value-type="float" office:value="690647862.995735" calcext:value-type="float">
            <text:p>690647862.995735</text:p>
          </table:table-cell>
          <table:table-cell table:formula="of:=RAND()*10^9" office:value-type="float" office:value="372922157.154646" calcext:value-type="float">
            <text:p>372922157.154646</text:p>
          </table:table-cell>
          <table:table-cell table:formula="of:=[.U162]+[.P162]/299702547*1000000000" office:value-type="float" office:value="372922160.491287" calcext:value-type="float">
            <text:p>372922160.491287</text:p>
          </table:table-cell>
        </table:table-row>
        <table:table-row table:style-name="ro1">
          <table:table-cell table:number-columns-repeated="3"/>
          <table:table-cell table:formula="of:=[.D162]+1000000" office:value-type="float" office:value="562421530.052933" calcext:value-type="float">
            <text:p>562421530.052933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687050987.268336" calcext:value-type="float">
            <text:p>687050987.268336</text:p>
          </table:table-cell>
          <table:table-cell table:formula="of:=[.F163]+[.$E163]/299702547*1000000000" office:value-type="float" office:value="687050990.604977" calcext:value-type="float">
            <text:p>687050990.604977</text:p>
          </table:table-cell>
          <table:table-cell table:formula="of:=RAND()*10^9" office:value-type="float" office:value="687587992.691562" calcext:value-type="float">
            <text:p>687587992.691562</text:p>
          </table:table-cell>
          <table:table-cell table:formula="of:=[.H163]+[.E163]/299702547*1000000000" office:value-type="float" office:value="687587996.028204" calcext:value-type="float">
            <text:p>687587996.028204</text:p>
          </table:table-cell>
          <table:table-cell table:formula="of:=RAND()*10^9" office:value-type="float" office:value="363653185.646858" calcext:value-type="float">
            <text:p>363653185.646858</text:p>
          </table:table-cell>
          <table:table-cell table:formula="of:=[.J163]+[.E163]/299702547*1000000000" office:value-type="float" office:value="363653188.9835" calcext:value-type="float">
            <text:p>363653188.9835</text:p>
          </table:table-cell>
          <table:table-cell table:number-columns-repeated="3"/>
          <table:table-cell table:formula="of:=[.O162]+1000000" office:value-type="float" office:value="292324732.184354" calcext:value-type="float">
            <text:p>292324732.184354</text:p>
          </table:table-cell>
          <table:table-cell office:value-type="float" office:value="1" calcext:value-type="float">
            <text:p>1</text:p>
          </table:table-cell>
          <table:table-cell table:formula="of:=RAND()*10^9" office:value-type="float" office:value="362071196.262941" calcext:value-type="float">
            <text:p>362071196.262941</text:p>
          </table:table-cell>
          <table:table-cell table:formula="of:=[.Q163]+[.P163]/299702547*1000000000" office:value-type="float" office:value="362071199.599582" calcext:value-type="float">
            <text:p>362071199.599582</text:p>
          </table:table-cell>
          <table:table-cell table:formula="of:=RAND()*10^9" office:value-type="float" office:value="415265418.368358" calcext:value-type="float">
            <text:p>415265418.368358</text:p>
          </table:table-cell>
          <table:table-cell table:formula="of:=[.S163]+[.P163]/299702547*1000000000" office:value-type="float" office:value="415265421.704999" calcext:value-type="float">
            <text:p>415265421.704999</text:p>
          </table:table-cell>
          <table:table-cell table:formula="of:=RAND()*10^9" office:value-type="float" office:value="978029579.568715" calcext:value-type="float">
            <text:p>978029579.568715</text:p>
          </table:table-cell>
          <table:table-cell table:formula="of:=[.U163]+[.P163]/299702547*1000000000" office:value-type="float" office:value="978029582.905356" calcext:value-type="float">
            <text:p>978029582.9053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00-00-00</text:date>, <text:time style:data-style-name="N2" text:time-value="21:58:04.084171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7T11:29:53.177608649</meta:creation-date>
    <dc:date>2022-02-17T21:58:25.202172010</dc:date>
    <meta:editing-duration>PT25M11S</meta:editing-duration>
    <meta:editing-cycles>8</meta:editing-cycles>
    <meta:generator>LibreOffice/6.0.7.3$Linux_X86_64 LibreOffice_project/00m0$Build-3</meta:generator>
    <meta:document-statistic meta:table-count="1" meta:cell-count="2613" meta:object-count="0"/>
  </office:meta>
</office:document-meta>
</file>